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language="ru" fo:country="RU"/>
    </style:style>
    <style:style style:name="P2" style:family="paragraph" style:parent-style-name="Text_20_body">
      <style:paragraph-properties fo:text-align="end" style:justify-single-word="false"/>
      <style:text-properties fo:language="ru" fo:country="RU" fo:font-style="italic" style:font-style-asian="italic" style:font-style-complex="italic"/>
    </style:style>
    <style:style style:name="P3"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4"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6"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7"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8"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0"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1"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4"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15"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16"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17" style:family="paragraph" style:parent-style-name="Standard">
      <style:paragraph-properties fo:text-align="justify" style:justify-single-word="false"/>
      <style:text-properties fo:language="ru" fo:country="RU" fo:font-style="italic" style:font-style-asian="italic" style:font-style-complex="italic"/>
    </style:style>
    <style:style style:name="P18"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19"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20"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21"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22"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24"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25" style:family="paragraph" style:parent-style-name="Text_20_body">
      <style:paragraph-properties fo:margin-left="2.4374in">
        <style:tab-stops/>
      </style:paragraph-properties>
      <style:text-properties fo:language="ru" fo:country="RU" fo:font-style="italic" style:font-style-asian="italic" style:font-style-complex="italic"/>
    </style:style>
    <style:style style:name="P2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27" style:family="paragraph" style:parent-style-name="Text_20_body">
      <style:paragraph-properties fo:margin-left="2.3646in">
        <style:tab-stops/>
      </style:paragraph-properties>
      <style:text-properties fo:language="ru" fo:country="RU" fo:font-style="italic" style:font-style-asian="italic" style:font-style-complex="italic"/>
    </style:style>
    <style:style style:name="P28" style:family="paragraph" style:parent-style-name="Text_20_body">
      <style:paragraph-properties fo:text-align="center" style:justify-single-word="false"/>
      <style:text-properties fo:language="ru" fo:country="RU" fo:font-style="italic" style:font-style-asian="italic" style:font-style-complex="italic"/>
    </style:style>
    <style:style style:name="P29"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30"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31"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32"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35"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36" style:family="paragraph" style:parent-style-name="Text_20_body">
      <style:paragraph-properties fo:text-align="center" style:justify-single-word="false"/>
      <style:text-properties fo:language="ru" fo:country="RU" fo:background-color="#ffff00"/>
    </style:style>
    <style:style style:name="P37" style:family="paragraph" style:parent-style-name="Text_20_body">
      <style:paragraph-properties fo:text-align="justify" style:justify-single-word="false"/>
      <style:text-properties fo:language="ru" fo:country="RU" fo:background-color="#ffff00"/>
    </style:style>
    <style:style style:name="P38" style:family="paragraph" style:parent-style-name="Text_20_body">
      <style:paragraph-properties fo:text-align="justify" style:justify-single-word="false" fo:text-indent="0.1965in" style:auto-text-indent="false"/>
      <style:text-properties fo:language="ru" fo:country="RU" fo:background-color="#ffff00"/>
    </style:style>
    <style:style style:name="P39" style:family="paragraph" style:parent-style-name="Text_20_body">
      <style:text-properties fo:language="ru" fo:country="RU" fo:background-color="#ffff00"/>
    </style:style>
    <style:style style:name="P40" style:family="paragraph" style:parent-style-name="Text_20_body">
      <style:paragraph-properties fo:text-align="justify" style:justify-single-word="false"/>
      <style:text-properties fo:language="ru" fo:country="RU"/>
    </style:style>
    <style:style style:name="P41" style:family="paragraph" style:parent-style-name="Text_20_body">
      <style:paragraph-properties fo:margin-left="2.4618in" fo:text-align="justify" style:justify-single-word="false">
        <style:tab-stops/>
      </style:paragraph-properties>
      <style:text-properties fo:language="ru" fo:country="RU"/>
    </style:style>
    <style:style style:name="P42"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43" style:family="paragraph" style:parent-style-name="Text_20_body">
      <style:paragraph-properties fo:text-align="justify" style:justify-single-word="false" fo:text-indent="0.1965in" style:auto-text-indent="false"/>
      <style:text-properties fo:language="ru" fo:country="RU"/>
    </style:style>
    <style:style style:name="P44" style:family="paragraph" style:parent-style-name="Standard">
      <style:paragraph-properties fo:text-align="justify" style:justify-single-word="false" fo:text-indent="0.1965in" style:auto-text-indent="false"/>
      <style:text-properties fo:language="ru" fo:country="RU"/>
    </style:style>
    <style:style style:name="P45" style:family="paragraph" style:parent-style-name="Text_20_body">
      <style:paragraph-properties fo:text-align="justify" style:justify-single-word="false"/>
      <style:text-properties fo:language="ru" fo:country="RU" officeooo:paragraph-rsid="00189af1"/>
    </style:style>
    <style:style style:name="P46" style:family="paragraph" style:parent-style-name="Text_20_body">
      <style:paragraph-properties fo:text-align="justify" style:justify-single-word="false"/>
      <style:text-properties fo:language="ru" fo:country="RU" officeooo:paragraph-rsid="0019451a"/>
    </style:style>
    <style:style style:name="P47" style:family="paragraph" style:parent-style-name="Text_20_body">
      <style:paragraph-properties fo:text-align="justify" style:justify-single-word="false"/>
      <style:text-properties fo:language="ru" fo:country="RU" officeooo:paragraph-rsid="001bd968"/>
    </style:style>
    <style:style style:name="P48" style:family="paragraph" style:parent-style-name="Text_20_body">
      <style:paragraph-properties fo:text-align="justify" style:justify-single-word="false"/>
      <style:text-properties fo:language="ru" fo:country="RU" officeooo:paragraph-rsid="001d3aa6"/>
    </style:style>
    <style:style style:name="P49" style:family="paragraph" style:parent-style-name="Text_20_body">
      <style:paragraph-properties fo:text-align="justify" style:justify-single-word="false"/>
      <style:text-properties fo:language="ru" fo:country="RU" officeooo:paragraph-rsid="002daf1c"/>
    </style:style>
    <style:style style:name="P50" style:family="paragraph" style:parent-style-name="Text_20_body">
      <style:paragraph-properties fo:text-align="justify" style:justify-single-word="false"/>
      <style:text-properties fo:language="ru" fo:country="RU" officeooo:paragraph-rsid="00368471"/>
    </style:style>
    <style:style style:name="P51" style:family="paragraph" style:parent-style-name="Text_20_body">
      <style:paragraph-properties fo:text-align="justify" style:justify-single-word="false"/>
      <style:text-properties fo:language="ru" fo:country="RU" officeooo:paragraph-rsid="003c498f"/>
    </style:style>
    <style:style style:name="P52" style:family="paragraph" style:parent-style-name="Text_20_body">
      <style:text-properties fo:language="ru" fo:country="RU"/>
    </style:style>
    <style:style style:name="P53" style:family="paragraph" style:parent-style-name="Text_20_body">
      <style:paragraph-properties fo:text-align="justify" style:justify-single-word="false"/>
      <style:text-properties fo:language="ru" fo:country="RU" fo:background-color="#00ccff"/>
    </style:style>
    <style:style style:name="P54" style:family="paragraph" style:parent-style-name="Text_20_body">
      <style:paragraph-properties fo:text-align="justify" style:justify-single-word="false"/>
      <style:text-properties fo:language="ru" fo:country="RU" fo:background-color="#ffffff"/>
    </style:style>
    <style:style style:name="P55" style:family="paragraph" style:parent-style-name="Quotations">
      <style:text-properties fo:language="ru" fo:country="RU"/>
    </style:style>
    <style:style style:name="P56" style:family="paragraph" style:parent-style-name="Text_20_body">
      <style:paragraph-properties fo:text-align="center" style:justify-single-word="false"/>
      <style:text-properties fo:language="ru" fo:country="RU" fo:font-weight="bold" style:font-weight-asian="bold" style:font-weight-complex="bold"/>
    </style:style>
    <style:style style:name="P57" style:family="paragraph" style:parent-style-name="Text_20_body">
      <style:paragraph-properties fo:text-align="justify" style:justify-single-word="false"/>
      <style:text-properties fo:language="ru" fo:country="RU" officeooo:rsid="00189af1" officeooo:paragraph-rsid="00189af1"/>
    </style:style>
    <style:style style:name="P58" style:family="paragraph" style:parent-style-name="Text_20_body">
      <style:paragraph-properties fo:text-align="justify" style:justify-single-word="false"/>
      <style:text-properties fo:language="ru" fo:country="RU" officeooo:rsid="0019ec28" officeooo:paragraph-rsid="0019ec28"/>
    </style:style>
    <style:style style:name="P59" style:family="paragraph" style:parent-style-name="Text_20_body">
      <style:paragraph-properties fo:text-align="justify" style:justify-single-word="false"/>
      <style:text-properties fo:language="ru" fo:country="RU" officeooo:rsid="001a56c3" officeooo:paragraph-rsid="001a56c3"/>
    </style:style>
    <style:style style:name="P60" style:family="paragraph" style:parent-style-name="Text_20_body">
      <style:paragraph-properties fo:text-align="justify" style:justify-single-word="false"/>
      <style:text-properties fo:language="ru" fo:country="RU" officeooo:rsid="002172fd" officeooo:paragraph-rsid="002172fd"/>
    </style:style>
    <style:style style:name="P61" style:family="paragraph" style:parent-style-name="Text_20_body">
      <style:paragraph-properties fo:text-align="justify" style:justify-single-word="false"/>
      <style:text-properties fo:language="ru" fo:country="RU" officeooo:rsid="003ad058" officeooo:paragraph-rsid="003ad058"/>
    </style:style>
    <style:style style:name="P62" style:family="paragraph" style:parent-style-name="Text_20_body">
      <style:paragraph-properties fo:text-align="justify" style:justify-single-word="false"/>
      <style:text-properties fo:color="#0000ff" loext:opacity="100%" fo:language="ru" fo:country="RU"/>
    </style:style>
    <style:style style:name="P63" style:family="paragraph" style:parent-style-name="Text_20_body">
      <style:paragraph-properties fo:text-align="justify" style:justify-single-word="false"/>
      <style:text-properties fo:color="#0000ff" loext:opacity="100%"/>
    </style:style>
    <style:style style:name="P64" style:family="paragraph" style:parent-style-name="Text_20_body">
      <style:paragraph-properties fo:text-align="justify" style:justify-single-word="false"/>
    </style:style>
    <style:style style:name="P65" style:family="paragraph" style:parent-style-name="Standard">
      <style:paragraph-properties fo:text-align="justify" style:justify-single-word="false"/>
    </style:style>
    <style:style style:name="P66" style:family="paragraph" style:parent-style-name="Text_20_body">
      <style:paragraph-properties fo:text-align="justify" style:justify-single-word="false"/>
      <style:text-properties officeooo:paragraph-rsid="00175913"/>
    </style:style>
    <style:style style:name="P67" style:family="paragraph" style:parent-style-name="Text_20_body">
      <style:paragraph-properties fo:text-align="justify" style:justify-single-word="false"/>
      <style:text-properties officeooo:paragraph-rsid="00189af1"/>
    </style:style>
    <style:style style:name="P68" style:family="paragraph" style:parent-style-name="Text_20_body">
      <style:paragraph-properties fo:text-align="justify" style:justify-single-word="false"/>
      <style:text-properties officeooo:paragraph-rsid="0019451a"/>
    </style:style>
    <style:style style:name="P69" style:family="paragraph" style:parent-style-name="Text_20_body">
      <style:paragraph-properties fo:text-align="justify" style:justify-single-word="false"/>
      <style:text-properties officeooo:paragraph-rsid="001d3aa6"/>
    </style:style>
    <style:style style:name="P70" style:family="paragraph" style:parent-style-name="Text_20_body">
      <style:paragraph-properties fo:text-align="justify" style:justify-single-word="false"/>
      <style:text-properties officeooo:paragraph-rsid="00257d51"/>
    </style:style>
    <style:style style:name="P71" style:family="paragraph" style:parent-style-name="Text_20_body">
      <style:paragraph-properties fo:text-align="justify" style:justify-single-word="false"/>
      <style:text-properties fo:font-style="italic" style:font-style-asian="italic" style:font-style-complex="italic"/>
    </style:style>
    <style:style style:name="P72" style:family="paragraph" style:parent-style-name="Text_20_body">
      <style:text-properties fo:font-style="italic" style:font-style-asian="italic" style:font-style-complex="italic"/>
    </style:style>
    <style:style style:name="P73" style:family="paragraph" style:parent-style-name="Text_20_body">
      <style:paragraph-properties fo:text-align="center" style:justify-single-word="false"/>
    </style:style>
    <style:style style:name="P74" style:family="paragraph" style:parent-style-name="Text_20_body">
      <style:paragraph-properties fo:text-align="justify" style:justify-single-word="false"/>
      <style:text-properties fo:language="uk" fo:country="UA"/>
    </style:style>
    <style:style style:name="P75"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76" style:family="paragraph" style:parent-style-name="Text_20_body">
      <style:paragraph-properties fo:text-align="justify" style:justify-single-word="false"/>
      <style:text-properties fo:color="#c9211e" loext:opacity="100%" fo:language="ru" fo:country="RU"/>
    </style:style>
    <style:style style:name="P77" style:family="paragraph" style:parent-style-name="Text_20_body">
      <style:paragraph-properties fo:text-align="justify" style:justify-single-word="false"/>
      <style:text-properties fo:background-color="#ffff00"/>
    </style:style>
    <style:style style:name="P78" style:family="paragraph" style:parent-style-name="Standard">
      <style:paragraph-properties fo:text-align="justify" style:justify-single-word="false"/>
      <style:text-properties officeooo:rsid="0015f766" officeooo:paragraph-rsid="0015f766"/>
    </style:style>
    <style:style style:name="P79" style:family="paragraph" style:parent-style-name="Text_20_body">
      <style:text-properties officeooo:paragraph-rsid="00175913"/>
    </style:style>
    <style:style style:name="P80" style:family="paragraph" style:parent-style-name="Heading_20_1" style:master-page-name="MP0">
      <style:paragraph-properties fo:text-align="center" style:justify-single-word="false" style:page-number="auto" fo:break-before="page"/>
      <style:text-properties fo:language="ru" fo:country="RU"/>
    </style:style>
    <style:style style:name="P81" style:family="paragraph" style:parent-style-name="Heading_20_1">
      <style:paragraph-properties fo:text-align="justify" style:justify-single-word="false"/>
    </style:style>
    <style:style style:name="P82" style:family="paragraph" style:parent-style-name="Heading_20_2">
      <style:paragraph-properties fo:text-align="center" style:justify-single-word="false"/>
      <style:text-properties fo:language="ru" fo:country="RU"/>
    </style:style>
    <style:style style:name="P83" style:family="paragraph" style:parent-style-name="Heading_20_2">
      <style:paragraph-properties fo:text-align="center" style:justify-single-word="false"/>
      <style:text-properties fo:language="ru" fo:country="RU" fo:font-weight="normal" style:font-weight-asian="normal" style:font-weight-complex="normal"/>
    </style:style>
    <style:style style:name="P84" style:family="paragraph" style:parent-style-name="Text_20_body">
      <style:paragraph-properties fo:text-align="justify" style:justify-single-word="false"/>
      <style:text-properties fo:language="ru" fo:country="RU" officeooo:paragraph-rsid="003d3fd1"/>
    </style:style>
    <style:style style:name="P85" style:family="paragraph" style:parent-style-name="Text_20_body">
      <style:paragraph-properties fo:text-align="justify" style:justify-single-word="false"/>
      <style:text-properties fo:language="ru" fo:country="RU"/>
    </style:style>
    <style:style style:name="P86" style:family="paragraph" style:parent-style-name="Text_20_body">
      <style:paragraph-properties fo:text-align="justify" style:justify-single-word="false"/>
      <style:text-properties fo:language="ru" fo:country="RU" officeooo:paragraph-rsid="003d44f6"/>
    </style:style>
    <style:style style:name="P87" style:family="paragraph" style:parent-style-name="Text_20_body">
      <style:paragraph-properties fo:text-align="justify" style:justify-single-word="false"/>
      <style:text-properties fo:language="ru" fo:country="RU" officeooo:paragraph-rsid="003e4773"/>
    </style:style>
    <style:style style:name="P88" style:family="paragraph" style:parent-style-name="Text_20_body">
      <style:paragraph-properties fo:text-align="justify" style:justify-single-word="false"/>
      <style:text-properties fo:language="ru" fo:country="RU" officeooo:paragraph-rsid="003fa225"/>
    </style:style>
    <style:style style:name="P89" style:family="paragraph" style:parent-style-name="Text_20_body">
      <style:paragraph-properties fo:text-align="justify" style:justify-single-word="false"/>
      <style:text-properties fo:language="ru" fo:country="RU" fo:font-style="italic" style:font-style-asian="italic" style:font-style-complex="italic"/>
    </style:style>
    <style:style style:name="T1" style:family="text">
      <style:text-properties fo:language="ru" fo:country="RU"/>
    </style:style>
    <style:style style:name="T2" style:family="text">
      <style:text-properties fo:language="ru" fo:country="RU" fo:font-style="italic" style:font-style-asian="italic"/>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officeooo:rsid="001d3aa6" style:font-style-asian="italic" style:font-style-complex="italic"/>
    </style:style>
    <style:style style:name="T5" style:family="text">
      <style:text-properties fo:language="ru" fo:country="RU" fo:font-style="italic" officeooo:rsid="00245709" style:font-style-asian="italic" style:font-style-complex="italic"/>
    </style:style>
    <style:style style:name="T6" style:family="text">
      <style:text-properties fo:language="ru" fo:country="RU" fo:font-style="italic" officeooo:rsid="00257d51" style:font-style-asian="italic" style:font-style-complex="italic"/>
    </style:style>
    <style:style style:name="T7" style:family="text">
      <style:text-properties fo:language="ru" fo:country="RU" fo:font-style="italic" officeooo:rsid="002771ba" style:font-style-asian="italic" style:font-style-complex="italic"/>
    </style:style>
    <style:style style:name="T8" style:family="text">
      <style:text-properties fo:language="ru" fo:country="RU" fo:font-style="italic" officeooo:rsid="00293b82" style:font-style-asian="italic" style:font-style-complex="italic"/>
    </style:style>
    <style:style style:name="T9" style:family="text">
      <style:text-properties fo:language="ru" fo:country="RU" fo:font-style="italic" fo:font-weight="bold" style:font-style-asian="italic" style:font-weight-asian="bold" style:font-style-complex="italic" style:font-weight-complex="bold"/>
    </style:style>
    <style:style style:name="T10" style:family="text">
      <style:text-properties fo:language="ru" fo:country="RU" fo:font-style="italic" fo:background-color="#ffffff" loext:char-shading-value="0" style:font-style-asian="italic" style:font-style-complex="italic"/>
    </style:style>
    <style:style style:name="T11" style:family="text">
      <style:text-properties fo:language="ru" fo:country="RU" fo:font-style="italic" fo:background-color="#ffff00" loext:char-shading-value="0" style:font-style-asian="italic" style:font-style-complex="italic"/>
    </style:style>
    <style:style style:name="T12" style:family="text">
      <style:text-properties fo:language="ru" fo:country="RU" fo:background-color="#ffffff" loext:char-shading-value="0"/>
    </style:style>
    <style:style style:name="T13" style:family="text">
      <style:text-properties fo:language="ru" fo:country="RU" fo:background-color="#ffff00" loext:char-shading-value="0"/>
    </style:style>
    <style:style style:name="T14" style:family="text">
      <style:text-properties fo:language="ru" fo:country="RU" fo:font-weight="bold" style:font-weight-asian="bold" style:font-weight-complex="bold"/>
    </style:style>
    <style:style style:name="T15" style:family="text">
      <style:text-properties fo:language="ru" fo:country="RU" fo:background-color="#00ccff" loext:char-shading-value="0"/>
    </style:style>
    <style:style style:name="T16" style:family="text">
      <style:text-properties fo:language="ru" fo:country="RU" officeooo:rsid="00106065"/>
    </style:style>
    <style:style style:name="T17" style:family="text">
      <style:text-properties fo:language="ru" fo:country="RU" fo:background-color="transparent" loext:char-shading-value="0"/>
    </style:style>
    <style:style style:name="T18" style:family="text">
      <style:text-properties fo:language="ru" fo:country="RU" officeooo:rsid="00128647" fo:background-color="transparent" loext:char-shading-value="0"/>
    </style:style>
    <style:style style:name="T19" style:family="text">
      <style:text-properties fo:language="ru" fo:country="RU" officeooo:rsid="00175913"/>
    </style:style>
    <style:style style:name="T20" style:family="text">
      <style:text-properties fo:language="ru" fo:country="RU" officeooo:rsid="00189af1"/>
    </style:style>
    <style:style style:name="T21" style:family="text">
      <style:text-properties fo:language="ru" fo:country="RU" officeooo:rsid="001efcaf"/>
    </style:style>
    <style:style style:name="T22" style:family="text">
      <style:text-properties fo:language="ru" fo:country="RU" officeooo:rsid="003ad058"/>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language="uk" fo:country="UA"/>
    </style:style>
    <style:style style:name="T26" style:family="text">
      <style:text-properties fo:language="uk" fo:country="UA" fo:font-style="italic" style:font-style-asian="italic" style:font-style-complex="italic"/>
    </style:style>
    <style:style style:name="T27" style:family="text">
      <style:text-properties fo:language="uk" fo:country="UA" fo:background-color="#ffff00" loext:char-shading-value="0"/>
    </style:style>
    <style:style style:name="T28" style:family="text">
      <style:text-properties fo:language="uk" fo:country="UA" officeooo:rsid="002771ba"/>
    </style:style>
    <style:style style:name="T29" style:family="text">
      <style:text-properties fo:background-color="#ffff00" loext:char-shading-value="0"/>
    </style:style>
    <style:style style:name="T30" style:family="text">
      <style:text-properties style:text-line-through-style="solid" style:text-line-through-type="single" fo:language="ru" fo:country="RU" style:text-underline-mode="continuous" style:text-overline-mode="continuous" style:text-line-through-mode="continuous"/>
    </style:style>
    <style:style style:name="T31"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32"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33" style:family="text">
      <style:text-properties fo:color="#c9211e" loext:opacity="100%" fo:language="ru" fo:country="RU"/>
    </style:style>
    <style:style style:name="T34" style:family="text">
      <style:text-properties fo:color="#0000ff" loext:opacity="100%"/>
    </style:style>
    <style:style style:name="T35" style:family="text">
      <style:text-properties style:font-name="Liberation Serif" fo:font-size="12pt" style:font-size-asian="12pt" style:font-size-complex="12pt"/>
    </style:style>
    <style:style style:name="T36" style:family="text">
      <style:text-properties officeooo:rsid="00106065"/>
    </style:style>
    <style:style style:name="T37" style:family="text">
      <style:text-properties officeooo:rsid="00128647"/>
    </style:style>
    <style:style style:name="T38" style:family="text">
      <style:text-properties officeooo:rsid="00142792"/>
    </style:style>
    <style:style style:name="T39" style:family="text">
      <style:text-properties officeooo:rsid="00189af1"/>
    </style:style>
    <style:style style:name="T40" style:family="text">
      <style:text-properties officeooo:rsid="0019451a"/>
    </style:style>
    <style:style style:name="T41" style:family="text">
      <style:text-properties officeooo:rsid="0019ec28"/>
    </style:style>
    <style:style style:name="T42" style:family="text">
      <style:text-properties officeooo:rsid="001a56c3"/>
    </style:style>
    <style:style style:name="T43" style:family="text">
      <style:text-properties officeooo:rsid="001bd968"/>
    </style:style>
    <style:style style:name="T44" style:family="text">
      <style:text-properties officeooo:rsid="001d3aa6"/>
    </style:style>
    <style:style style:name="T45" style:family="text">
      <style:text-properties officeooo:rsid="001efcaf"/>
    </style:style>
    <style:style style:name="T46" style:family="text">
      <style:text-properties officeooo:rsid="0020d2cb"/>
    </style:style>
    <style:style style:name="T47" style:family="text">
      <style:text-properties officeooo:rsid="0023abc8"/>
    </style:style>
    <style:style style:name="T48" style:family="text">
      <style:text-properties officeooo:rsid="0023f496"/>
    </style:style>
    <style:style style:name="T49" style:family="text">
      <style:text-properties officeooo:rsid="00245709"/>
    </style:style>
    <style:style style:name="T50" style:family="text">
      <style:text-properties officeooo:rsid="00257d51"/>
    </style:style>
    <style:style style:name="T51" style:family="text">
      <style:text-properties fo:language="en" fo:country="US"/>
    </style:style>
    <style:style style:name="T52" style:family="text">
      <style:text-properties fo:language="en" fo:country="US" officeooo:rsid="002771ba"/>
    </style:style>
    <style:style style:name="T53" style:family="text">
      <style:text-properties fo:language="en" fo:country="US" officeooo:rsid="00293b82"/>
    </style:style>
    <style:style style:name="T54" style:family="text">
      <style:text-properties fo:language="en" fo:country="US" officeooo:rsid="00388643"/>
    </style:style>
    <style:style style:name="T55" style:family="text">
      <style:text-properties officeooo:rsid="002771ba"/>
    </style:style>
    <style:style style:name="T56" style:family="text">
      <style:text-properties officeooo:rsid="00293b82"/>
    </style:style>
    <style:style style:name="T57" style:family="text">
      <style:text-properties officeooo:rsid="00294ac5"/>
    </style:style>
    <style:style style:name="T58" style:family="text">
      <style:text-properties officeooo:rsid="0029eef5"/>
    </style:style>
    <style:style style:name="T59" style:family="text">
      <style:text-properties officeooo:rsid="002d1645"/>
    </style:style>
    <style:style style:name="T60" style:family="text">
      <style:text-properties officeooo:rsid="002daf1c"/>
    </style:style>
    <style:style style:name="T61" style:family="text">
      <style:text-properties officeooo:rsid="002de7fd"/>
    </style:style>
    <style:style style:name="T62" style:family="text">
      <style:text-properties officeooo:rsid="002fc175"/>
    </style:style>
    <style:style style:name="T63" style:family="text">
      <style:text-properties officeooo:rsid="0031bda6"/>
    </style:style>
    <style:style style:name="T64" style:family="text">
      <style:text-properties officeooo:rsid="0032d050"/>
    </style:style>
    <style:style style:name="T65" style:family="text">
      <style:text-properties officeooo:rsid="003497b2"/>
    </style:style>
    <style:style style:name="T66" style:family="text">
      <style:text-properties officeooo:rsid="00368471"/>
    </style:style>
    <style:style style:name="T67" style:family="text">
      <style:text-properties officeooo:rsid="00371139"/>
    </style:style>
    <style:style style:name="T68" style:family="text">
      <style:text-properties officeooo:rsid="00388643"/>
    </style:style>
    <style:style style:name="T69" style:family="text">
      <style:text-properties officeooo:rsid="0038ff35"/>
    </style:style>
    <style:style style:name="T70" style:family="text">
      <style:text-properties officeooo:rsid="0039c9a7"/>
    </style:style>
    <style:style style:name="T71" style:family="text">
      <style:text-properties officeooo:rsid="003ad058"/>
    </style:style>
    <style:style style:name="T72" style:family="text">
      <style:text-properties officeooo:rsid="003b2e0b"/>
    </style:style>
    <style:style style:name="T73" style:family="text">
      <style:text-properties officeooo:rsid="003d3fd1"/>
    </style:style>
    <style:style style:name="T74" style:family="text">
      <style:text-properties officeooo:rsid="003d44f6"/>
    </style:style>
    <style:style style:name="T75" style:family="text">
      <style:text-properties officeooo:rsid="003e4773"/>
    </style:style>
    <style:style style:name="T76" style:family="text">
      <style:text-properties officeooo:rsid="003fa225"/>
    </style:style>
    <style:style style:name="T77" style:family="text">
      <style:text-properties officeooo:rsid="00417b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0" text:outline-level="1">Семь вечностей</text:h>
      <text:p text:style-name="P1">*ниспадающее безумие*</text:p>
      <text:p text:style-name="P2"/>
      <text:p text:style-name="P3">Война. Война никогда не меняется.</text:p>
      <text:p text:style-name="P3">Я слышала где-то эту фразу, но не могу вспомнить, где и от кого?</text:p>
      <text:p text:style-name="P3">Впрочем, это не имеет значения вне времени и пространства.</text:p>
      <text:p text:style-name="P3">Война никогда не меняется...</text:p>
      <text:p text:style-name="P3"/>
      <text:p text:style-name="P2"/>
      <text:p text:style-name="P36">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text:p>
      <text:h text:style-name="P82" text:outline-level="2">Глава 1</text:h>
      <text:p text:style-name="P62"/>
      <text:p text:style-name="P62"/>
      <text:p text:style-name="P40">Грымза поднесла блюдце и стакан с водой. Я съёжился под её колючим взглядом.</text:p>
      <text:p text:style-name="P40"/>
      <text:p text:style-name="P40">- Пей.</text:p>
      <text:p text:style-name="P40"/>
      <text:p text:style-name="P40">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40"/>
      <text:p text:style-name="P40">- Открой рот.</text:p>
      <text:p text:style-name="P40"/>
      <text:p text:style-name="P40">Я открыл хлебальник и повертел языком вверх – вниз – в стороны, показывая, что не спрятал галоперидол за щекой или под корнем.</text:p>
      <text:p text:style-name="P40">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40"/>
      <text:p text:style-name="P40">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40"/>
      <text:p text:style-name="P40"><text:soft-page-break/>Я прислушался к удаляющимся по коридору шагам. Когда они окончательно стихли, я лёг на край кровати спиной к двери.</text:p>
      <text:p text:style-name="P40">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40"/>
      <text:p text:style-name="P40">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40"/>
      <text:p text:style-name="P40">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40"/>
      <text:p text:style-name="P64"><text:span text:style-name="Default_20_Paragraph_20_Font"><text:span text:style-name="T1">…</text:span></text:span><text:span text:style-name="Default_20_Paragraph_20_Font"><text:span text:style-name="T3">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1">...</text:span></text:span></text:p>
      <text:p text:style-name="P40"/>
      <text:p text:style-name="P40">...Пододвинув судно одной рукой к себе поближе, я сильнее склонился над ним и засунул вторую руку как можно глубже себе в рот.</text:p>
      <text:p text:style-name="P40"/>
      <text:p text:style-name="P40">Во-о-от та-а-ак...</text:p>
      <text:p text:style-name="P40"/>
      <text:p text:style-name="P40">Я, наверное, единственный человек в мире, умеющий блевать бесшумно.</text:p>
      <text:p text:style-name="P40">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40"/>
      <text:p text:style-name="P40">Я осторожно задвинул судно обратно под кровать Терминатору и обернулся. Судья Дредд со скучающим видом тупил в смартфон.</text:p>
      <text:p text:style-name="P40">Дело сделано. Теперь можно и заснуть.</text:p>
      <text:p text:style-name="P1"/>
      <text:p text:style-name="P1">***</text:p>
      <text:p text:style-name="P40"/>
      <text:p text:style-name="P40">Джет нетерпеливо толкает меня копытом в плечо.</text:p>
      <text:p text:style-name="P40">- Хум, вставай! Хум! Пора собираться! Хум… Хуман!!!</text:p>
      <text:p text:style-name="P40"><text:soft-page-break/>Последний толчок больше похож на пинок. Я со стоном разлепляю веки.</text:p>
      <text:p text:style-name="P40"/>
      <text:p text:style-name="P40">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40"/>
      <text:p text:style-name="P40">- Они приближаются! Я слышала их горн! Надо убираться отсюда!</text:p>
      <text:p text:style-name="P40"/>
      <text:p text:style-name="P40">Последнюю порцию барахла Джет утрамбовывает, с размаху усевшись на мешок. Тот жалобно скрипит.</text:p>
      <text:p text:style-name="P40"/>
      <text:p text:style-name="P40">- Да вставай же!</text:p>
      <text:p text:style-name="P40">Не дождавшись, Джет нетерпеливо прыгает ко мне и, поддев мордой, переводит в сидячее положение.</text:p>
      <text:p text:style-name="P40">Мешок, облегчённо крякнув, вываливает половину содержимого на землю.</text:p>
      <text:p text:style-name="P40"/>
      <text:p text:style-name="P40">…</text:p>
      <text:p text:style-name="P40"/>
      <text:p text:style-name="P40">Три дня! Три грёбаных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0"/>
      <text:p text:style-name="P40">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40"/>
      <text:p text:style-name="P40">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40"/>
      <text:p text:style-name="P40">Нет, Агамемнон – ерунда.</text:p>
      <text:p text:style-name="P40">За нами. Гонятся. Чёртовы. Чокнутые. Пони.</text:p>
      <text:p text:style-name="P37"/>
      <text:p text:style-name="P40">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40"><text:soft-page-break/>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0"/>
      <text:p text:style-name="P40">Ну вот кто заставил тебя улыбаться Дейдре, Хуман? Ведь всё так неплохо шло…</text:p>
      <text:p text:style-name="P40"/>
      <text:p text:style-name="P1">~~~</text:p>
      <text:p text:style-name="P40">...</text:p>
      <text:p text:style-name="P64"><text:span text:style-name="Default_20_Paragraph_20_Font"><text:span text:style-name="T3">- Привет, красавчики!</text:span></text:span></text:p>
      <text:p text:style-name="P40"/>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40"/>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64"><text:span text:style-name="Default_20_Paragraph_20_Font"><text:span text:style-name="T3">В незащищённую бронёй шею Джет упиралось копьё крохотной поньки с гривой ёршиком.</text:span></text:span></text:p>
      <text:p text:style-name="P40"/>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Тут я заметил, что крыльев у этих оборванцев не наблюдается.</text:p>
      <text:p text:style-name="P40"/>
      <text:p text:style-name="P64"><text:soft-page-break/><text:span text:style-name="Default_20_Paragraph_20_Font"><text:span text:style-name="T3">-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64"><text:span text:style-name="Default_20_Paragraph_20_Font"><text:span text:style-name="T3">-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40"/>
      <text:p text:style-name="P64"><text:span text:style-name="Default_20_Paragraph_20_Font"><text:span text:style-name="T3">-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2"/>
      <text:p text:style-name="P12">Её собеседница только хмыкнула.</text:p>
      <text:p text:style-name="P40"/>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40"/>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64"><text:span text:style-name="Default_20_Paragraph_20_Font"><text:span text:style-name="T3">-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64"><text:span text:style-name="Default_20_Paragraph_20_Font"><text:span text:style-name="T3">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text:soft-page-break/>Поняха с недоверием смотрела на меня.</text:p>
      <text:p text:style-name="P40"/>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64"><text:span text:style-name="Default_20_Paragraph_20_Font"><text:span text:style-name="T3">- Во-вторых, шанс получения потомства можно поднять с помощью магического ритуала “</text:span></text:span><text:span text:style-name="Default_20_Paragraph_20_Font"><text:span text:style-name="T24">Pornis</text:span></text:span><text:span text:style-name="Default_20_Paragraph_20_Font"><text:span text:style-name="T3"> </text:span></text:span><text:span text:style-name="Default_20_Paragraph_20_Font"><text:span text:style-name="T24">erektus</text:span></text:span><text:span text:style-name="Default_20_Paragraph_20_Font"><text:span text:style-name="T3">”, который, кстати, также повышает либидо. С этим сложнее, у нас в племени нет магов. Но я могу попытаться договориться на стороне. У меня есть подруг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64"><text:span text:style-name="Default_20_Paragraph_20_Font"><text:span text:style-name="T3">-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6"> коп</text:span></text:span><text:span text:style-name="Default_20_Paragraph_20_Font"><text:span text:style-name="T3">ы</text:span></text:span><text:span text:style-name="Default_20_Paragraph_20_Font"><text:span text:style-name="T26">тами</text:span></text:span><text:span text:style-name="Default_20_Paragraph_20_Font"><text:span text:style-name="T3">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2"/>
      <text:p text:style-name="P12"><text:soft-page-break/>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40"/>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40"/>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0"/>
      <text:p text:style-name="P12">-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0"/>
      <text:p text:style-name="P12">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Дейдра уныло свесила голову.</text:p>
      <text:p text:style-name="P12"/>
      <text:p text:style-name="P12"><text:soft-page-break/>-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0"/>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0"/>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40"/>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64"><text:span text:style-name="Default_20_Paragraph_20_Font"><text:span text:style-name="T3">-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24">Хр-р-р…</text:span></text:span></text:p>
      <text:p text:style-name="P71"/>
      <text:p text:style-name="P12">Вместе с храпом изо рта самой великой пиратки вылетело три розовых пузыря. Поняха явно перебрала с алкоголем.</text:p>
      <text:p text:style-name="P40"/>
      <text:p text:style-name="P40">…</text:p>
      <text:p text:style-name="P40">…</text:p>
      <text:p text:style-name="P40"><text:soft-page-break/>…</text:p>
      <text:p text:style-name="P1"/>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0"/>
      <text:p text:style-name="P12">- Джет… Вставай, Джет… Да вставай же, засоня! - я громко шептал в ухо спящей пегаске, легонько похлопывая по шее.</text:p>
      <text:p text:style-name="P64"><text:span text:style-name="Default_20_Paragraph_20_Font"><text:span text:style-name="T3">-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40"/>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40"/>
      <text:p text:style-name="P12">Пегаска поднялась, потирая нос копытом. Рваное одеяло сползло с её тела и в нос мне ударил кислый запах.</text:p>
      <text:p text:style-name="P64"><text:span text:style-name="Default_20_Paragraph_20_Font"><text:span text:style-name="T3">-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12"/>
      <text:p text:style-name="P40">…</text:p>
      <text:p text:style-name="P40"/>
      <text:p text:style-name="P12">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text:soft-page-break/>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ой о пол, сжимая в руке оторванную ручку.</text:p>
      <text:p text:style-name="P12"/>
      <text:p text:style-name="P12">- Хум, подвинься!</text:p>
      <text:p text:style-name="P12">Пегаска оттеснила меня крупом и повернулась к двери задом.</text:p>
      <text:p text:style-name="P12"/>
      <text:p text:style-name="P12">БАБАХ!!!</text:p>
      <text:p text:style-name="P12"/>
      <text:p text:style-name="P12">Я ошалело смотрел на дверь, вылетевшую вместе с косяком во двор.</text:p>
      <text:p text:style-name="P12"/>
      <text:p text:style-name="P12"><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Я криво улыбнулся Дейдре.</text:p>
      <text:p text:style-name="P12"/>
      <text:p text:style-name="P64"><text:span text:style-name="Default_20_Paragraph_20_Font"><text:span text:style-name="T3">-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
      <text:p text:style-name="P1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text:soft-page-break/>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1">~~~</text:p>
      <text:p text:style-name="P40"/>
      <text:p text:style-name="P40">- Ты опять за своё! - крик Джет прямо в ухо перемешивает все воспоминания. - Выныривай! Они уже совсем близко!!! Я слышу голос Дейдры Твердолоб!</text:p>
      <text:p text:style-name="P40"/>
      <text:p text:style-name="P40">Я содрогаюсь, вскакиваю с земли и машинально забрасываю мешок на плёчо.</text:p>
      <text:p text:style-name="P40"/>
      <text:p text:style-name="P40">- Идём.</text:p>
      <text:p text:style-name="P40"/>
      <text:h text:style-name="P82" text:outline-level="2">Глава 2</text:h>
      <text:p text:style-name="P1"/>
      <text:p text:style-name="P3">Также неизменна противоположная войне сущность - любовь.</text:p>
      <text:p text:style-name="P3">Война убивает, любовь же даёт силы бороться.</text:p>
      <text:p text:style-name="P3">Слабый огонёк сознания сражается с холодной бесконечностью небытия только для того, чтобы ещё раз увидеть Тебя.</text:p>
      <text:p text:style-name="P41"/>
      <text:p text:style-name="P40">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0"/>
      <text:p text:style-name="P40">- Дед, сигу не долганёшь?</text:p>
      <text:p text:style-name="P40">- Не курю.</text:p>
      <text:p text:style-name="P40">- Я не спрашивал тебя, куришь ли ты? - пальцы вопрошавшего шевелились, как будто разминая невидимый пластилин. - Сигу не долганёшь?</text:p>
      <text:p text:style-name="P37"/>
      <text:p text:style-name="P40">Крыс спрыгнул с подоконника, царапнув грязным ногтем по кафелю уборной.</text:p>
      <text:p text:style-name="P40">- Ты ведь должен мне ещё с прошлого раза.</text:p>
      <text:p text:style-name="P40"/>
      <text:p text:style-name="P40">Я вытащил из рукава пижамы двадцатисантиметровый гвоздь и плюнул ему под ноги.</text:p>
      <text:p text:style-name="P40"/>
      <text:p text:style-name="P40">- Ничего я тебе не должен. И ты сам это знаешь. Пошёл нахуй.</text:p>
      <text:p text:style-name="P40"><text:soft-page-break/></text:p>
      <text:p text:style-name="P40">Крыс криво улыбнулся.</text:p>
      <text:p text:style-name="P40"/>
      <text:p text:style-name="P40">- Ну-ну. Вы тут, в Чертогах, совсем озверели, что ли? Из окон выпрыгиваете, на людей кидаетесь. Остынь, ботаник. Ладно-ладно, пока. Ещё увидимся.</text:p>
      <text:p text:style-name="P40"/>
      <text:p text:style-name="P40">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40"/>
      <text:p text:style-name="P64"><text:span text:style-name="Default_20_Paragraph_20_Font"><text:span text:style-name="T1">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5">с транквилизаторами</text:span></text:span><text:span text:style-name="Default_20_Paragraph_20_Font"><text:span text:style-name="T1">. Иногда, впрочем, он 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40"/>
      <text:p text:style-name="P40">В коридоре было пусто. Крыс, подобно кэрроловскому Белому Кролику, уже испарился в тщательно скрываемой им тропе к общей палате. Радио Ватикана сонно вещало очередную миротворческую молитву.</text:p>
      <text:p text:style-name="P40"/>
      <text:p text:style-name="P12">…шшш…</text:p>
      <text:p text:style-name="P12"/>
      <text:p text:style-name="P64"><text:span text:style-name="Default_20_Paragraph_20_Font"><text:span text:style-name="T3">...</text:span></text:span><text:span text:style-name="Default_20_Paragraph_20_Font"><text:span text:style-name="T24">sanctificetur</text:span></text:span><text:span text:style-name="Default_20_Paragraph_20_Font"><text:span text:style-name="T3"> </text:span></text:span><text:span text:style-name="Default_20_Paragraph_20_Font"><text:span text:style-name="T24">nomen</text:span></text:span><text:span text:style-name="Default_20_Paragraph_20_Font"><text:span text:style-name="T3"> </text:span></text:span><text:span text:style-name="Default_20_Paragraph_20_Font"><text:span text:style-name="T24">tuum</text:span></text:span><text:span text:style-name="Default_20_Paragraph_20_Font"><text:span text:style-name="T3">;</text:span></text:span></text:p>
      <text:p text:style-name="P71">adveniat regnum tuum;</text:p>
      <text:p text:style-name="P71">fiat voluntas tua, sicut in caelo et in terra…</text:p>
      <text:p text:style-name="P71"/>
      <text:p text:style-name="P71">…хрррсссшшш…</text:p>
      <text:p text:style-name="P71"/>
      <text:p text:style-name="P64"><text:span text:style-name="Default_20_Paragraph_20_Font"><text:span text:style-name="T24">...ne nuclear bellum. Amen</text:span></text:span><text:span text:style-name="Footnote_20_Reference"><text:span text:style-name="T24"><text:note text:id="ftn1" text:note-class="footnote"><text:note-citation>1</text:note-citation><text:note-body><text:p text:style-name="Footer"><text:span text:style-name="Default_20_Paragraph_20_Font"><text:span text:style-name="T1"><text:s/>Нет атомной войне. Аминь</text:span></text:span></text:p></text:note-body></text:note></text:span></text:span></text:p>
      <text:p text:style-name="P71"/>
      <text:p text:style-name="P12">…шшшссс…</text:p>
      <text:p text:style-name="P12"/>
      <text:p text:style-name="P40"><text:soft-page-break/>Речь Папы была проникновенна и сильна,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40">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40"/>
      <text:p text:style-name="P40">Я уже открывал дверь в палату, когда услышал лениво брошенную в спину фразу.</text:p>
      <text:p text:style-name="P40"/>
      <text:p text:style-name="P64"><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64"/>
      <text:p text:style-name="P40">Я повернулся.</text:p>
      <text:p text:style-name="P40"/>
      <text:p text:style-name="P40">- Когда переезд?</text:p>
      <text:p text:style-name="P40">- Завтра. Или послезавтра, если чувак в реанимации задержится.</text:p>
      <text:p text:style-name="P40">- А почему не новенького в соседнюю? На кой чёрт им я сдался?</text:p>
      <text:p text:style-name="P40"/>
      <text:p text:style-name="P40"><text:s/>Дредд удивлённо бухнулся на все четыре ножки стула. Тот жалобно заскрипел.</text:p>
      <text:p text:style-name="P40"/>
      <text:p text:style-name="P52">-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52"/>
      <text:p text:style-name="P52">Я криво улыбнулся</text:p>
      <text:p text:style-name="P52">-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52"/>
      <text:p text:style-name="P52">Дредд пожал плечами.</text:p>
      <text:p text:style-name="Text_20_body"><text:span text:style-name="Default_20_Paragraph_20_Font"><text:span text:style-name="T1">- Ну, не знаю, мне, в общем-то, пофиг, где ты лежишь. Вроде, за тебя попросили </text:span></text:span><text:span text:style-name="Default_20_Paragraph_20_Font"><text:span text:style-name="T25">твои</text:span></text:span><text:span text:style-name="Default_20_Paragraph_20_Font"><text:span text:style-name="T1"> яйцеголовые </text:span></text:span><text:span text:style-name="Default_20_Paragraph_20_Font"><text:span text:style-name="T25">коллеги </text:span></text:span><text:span text:style-name="Default_20_Paragraph_20_Font"><text:span text:style-name="T1">– за прошлые заслуги. Если хочешь, я передам главному, что ты против.</text:span></text:span></text:p>
      <text:p text:style-name="P52">- Передай, если не тяжело. Новенькому всё равно, куда ложиться, а мне – нет.</text:p>
      <text:p text:style-name="P40"/>
      <text:p text:style-name="P40">Только плотно закрыв дверь, я позволил себе перевести дух. В нормальном случае переезд в пустую палату из переполненой таки считается огромной удачей, при которой положено танцевать.</text:p>
      <text:p text:style-name="P64"><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text:span></text:span><text:soft-page-break/><text:span text:style-name="Default_20_Paragraph_20_Font"><text:span text:style-name="T1">согласен избавиться. В Чертогах Разума нет никого, кто желал бы помнить об </text:span></text:span><text:span text:style-name="Default_20_Paragraph_20_Font"><text:span text:style-name="T25">у</text:span></text:span><text:span text:style-name="Default_20_Paragraph_20_Font"><text:span text:style-name="T1">роках.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40"/>
      <text:p text:style-name="P40">Так что нет, не за память я пекусь. Просто приём нейролептиков напрочь отключает не только память, но и сновидения – я проверял.</text:p>
      <text:p text:style-name="P40"/>
      <text:p text:style-name="P40">А мне нравятся сны.</text:p>
      <text:p text:style-name="P52"/>
      <text:p text:style-name="P1">***</text:p>
      <text:p text:style-name="P40"/>
      <text:p text:style-name="P40">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40"/>
      <text:p text:style-name="P40">Я спускаюсь вниз и спрыгиваю с нижней ветки сосны на землю.</text:p>
      <text:p text:style-name="P40"/>
      <text:p text:style-name="P40">- Таки оторвались. Но обрыв мы не обойдём — он простирается в обе стороны, сколько видит глаз. Надо думать, как спуститься.</text:p>
      <text:p text:style-name="P40"/>
      <text:p text:style-name="P64"><text:span text:style-name="Default_20_Paragraph_20_Font"><text:span text:style-name="T1">Джет виновато смотрит на меня. Вот глупая пегаска! Она </text:span></text:span><text:span text:style-name="Default_20_Paragraph_20_Font"><text:span text:style-name="T12">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40"/>
      <text:p text:style-name="P40">- Каша будет готова через пять минут.</text:p>
      <text:p text:style-name="P40"/>
      <text:p text:style-name="P40">Словно бы в заглаживание вины своей немощности, Джет взяла готовку пищи на себя.</text:p>
      <text:p text:style-name="P40"/>
      <text:p text:style-name="P40">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text:soft-page-break/>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0"/>
      <text:p text:style-name="P40">Джет сидит у костра напротив меня и молча жуёт кашу.</text:p>
      <text:p text:style-name="P40">- Ты теперь до старости будешь его носить? - указываю я на одеяло.</text:p>
      <text:p text:style-name="P40">Пегаска только сильнее кутается в него. Кажется, она дрожит.</text:p>
      <text:p text:style-name="P40">- Тебе холодно? Может, подсядешь ближе к костру? Или давай я на тебя куртку накину?</text:p>
      <text:p text:style-name="P40"/>
      <text:p text:style-name="P40">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0"/>
      <text:p text:style-name="P40">Ладно же, мне эти странности уже осточертели!</text:p>
      <text:p text:style-name="P40">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ью. И это таки надо сделать, потому что даже паршивый горох заканчивается!</text:p>
      <text:p text:style-name="P40"/>
      <text:p text:style-name="P40">Едва слышу шорох сзади. Сначала чуть заметно коснувшись, Джет медленно прижимается ко мне всей спиной. Она сильно дрожит.</text:p>
      <text:p text:style-name="P40">Так мы согреваем друг-друга с тех пор, как сбежали от твердолобов – ночи стали заметно свежее.</text:p>
      <text:p text:style-name="P40">Но сейчас я отвергаю негласный договор. Это и раздражение на скрытность пегаски, и…</text:p>
      <text:p text:style-name="P40">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0"/>
      <text:p text:style-name="P40">- Джет, блин, у нас речка в двух шагах! Я понимаю, холодно, но нельзя ли помыться? От тебя воняет! Реально трудно находиться рядом с тобой…</text:p>
      <text:p text:style-name="P40"/>
      <text:p text:style-name="P40">Так же беззвучно, как возникло, касание пропадает. Пропадает и запах…</text:p>
      <text:p text:style-name="P40">Я закрываю глаза.</text:p>
      <text:p text:style-name="P40"/>
      <text:p text:style-name="P40">Просыпаюсь от холода. Щупаю рукой сзади себя. Наконец поворачиваюсь.</text:p>
      <text:p text:style-name="P40">Никого.</text:p>
      <text:p text:style-name="P40"/>
      <text:p text:style-name="P40">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40"/>
      <text:p text:style-name="P40">…Полянка перед орешником пуста. Едва дымятся угли погасшего костра. В лунном свете цепочка отпечатков копыт в песке ведёт к реке.</text:p>
      <text:p text:style-name="P40">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0"/>
      <text:p text:style-name="P40">Ох, факнщит!!! М-м-мамочка…</text:p>
      <text:p text:style-name="P40"/>
      <text:p text:style-name="P40">Меня выворачивает наизнанку. Я падаю на колени и неистово блюю в воду. Течение уносит мой ужин к водопаду.</text:p>
      <text:p text:style-name="P40"/>
      <text:p text:style-name="P40">Рядом со мной на песке лежит часть крыла. Парочка опарышей ещё ползают по голубоватым перьям. Обломок кости белеет в лунном свете.</text:p>
      <text:p text:style-name="P40">Проклятье! Какой же я долбень! Грёбаный близорукий эгоистичный долбень!</text:p>
      <text:p text:style-name="P40"/>
      <text:p text:style-name="P40">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0"/>
      <text:p text:style-name="P40">Я ускоряюсь.</text:p>
      <text:p text:style-name="P40"/>
      <text:p text:style-name="P40">Пегаска, понурив голову, бредёт к скальному выступу, нависающему над каньоном. Чуть подумав у обрыва, она делает шаг в бездну.</text:p>
      <text:p text:style-name="P40">В последнем рывке я совершаю вратарский прыжок и хватаю пегаску за задние ноги. Дыхание перехватывает от удара животом и грудью о камни.</text:p>
      <text:p text:style-name="P40">Пегаска оборачивается. Её передняя нога застывает над пропастью.</text:p>
      <text:p text:style-name="P40"/>
      <text:p text:style-name="P40">- Джет, не дури, - хрипло прошу я осипшим от волнения голосом. - Я ступил. Я все эти дни тупил. Прости.</text:p>
      <text:p text:style-name="P40">-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0">Пегаска поворачивается навстречу пропасти.</text:p>
      <text:p text:style-name="P40"/>
      <text:p text:style-name="P40"><text:soft-page-break/>-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0">- Нет! Пожалуйста!!! Я вылечу тебя! Я… Я прижгу рану!</text:p>
      <text:p text:style-name="P40"/>
      <text:p text:style-name="P40">Сквозь рыдания я выкрикиваю какие-то сумасбродные идеи, пока пегаска молча стоит над бездной.</text:p>
      <text:p text:style-name="P40">Наконец она усмехается.</text:p>
      <text:p text:style-name="P40"/>
      <text:p text:style-name="P40">-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0"/>
      <text:p text:style-name="P40">Пегаска вздыхает.</text:p>
      <text:p text:style-name="P40">-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40"/>
      <text:p text:style-name="P40">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40"/>
      <text:p text:style-name="P40">Очень осторожно, словно бы извиняясь, Джет высвобождает сначала одну ногу из моего захвата. Потом вторую. Я тупо смотрю на свои пустые ладони.</text:p>
      <text:p text:style-name="P40"/>
      <text:p text:style-name="P40">- Ты был хорошим другом. Прощай.</text:p>
      <text:p text:style-name="P40"/>
      <text:p text:style-name="P40">-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40"/>
      <text:p text:style-name="P40">Мы оборачиваемся на голос. В свете первых лучей солнца на нас смотрит зебра.</text:p>
      <text:p text:style-name="P40"/>
      <text:h text:style-name="P82" text:outline-level="2">Глава 3</text:h>
      <text:p text:style-name="P1"/>
      <text:p text:style-name="P4">Безвременье тьмы, безмолвие камня, бессмыслие скуки - мои спутники в вечном заточении. К ним привыкаешь за первую тысячу лет.</text:p>
      <text:p text:style-name="P4">Невозможно привыкнуть к абсолютному холоду одиночества.</text:p>
      <text:p text:style-name="P40"/>
      <text:p text:style-name="P40"><text:soft-page-break/>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40"/>
      <text:p text:style-name="P40">- Вы сами видите… - обратился Лысый к Алексу. - Я бы его за периметр не выпускал. Во избежание... <text:s/>Вам решать, разумеется.</text:p>
      <text:p text:style-name="P40">-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0"/>
      <text:p text:style-name="P40">Лысый грузно поднялся. Скрипнула дверь и мы остались один на один.</text:p>
      <text:p text:style-name="P40"/>
      <text:p text:style-name="P40">- П-привет, Дедлайн - пробормотал Алекс.</text:p>
      <text:p text:style-name="P40">- Привет, сослуживец, - криво усмехнулся я. Старое командное прозвище в устах моего бывшего босса не вызвало во мне ностальгии.</text:p>
      <text:p text:style-name="P40"/>
      <text:p text:style-name="P40">Алекс на миг встретился со мной взглядом и снова опустил глаза. В переговорной установилось звенящее молчание.</text:p>
      <text:p text:style-name="P40">…</text:p>
      <text:p text:style-name="P40">- Ты же знаешь, у нас не было другого выхода. Извини.</text:p>
      <text:p text:style-name="P40">- Да ладно. Мне-то что? Тут неплохо кормят.</text:p>
      <text:p text:style-name="P40">-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40">-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40"/>
      <text:p text:style-name="P64"><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12">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40"/>
      <text:p text:style-name="P64"><text:span text:style-name="Default_20_Paragraph_20_Font"><text:span text:style-name="T1">Наконец Алекс пожал плечами и </text:span></text:span><text:span text:style-name="Default_20_Paragraph_20_Font"><text:span text:style-name="T12">посмотрел мне в глаза</text:span></text:span><text:span text:style-name="Default_20_Paragraph_20_Font"><text:span text:style-name="T1">.</text:span></text:span></text:p>
      <text:p text:style-name="P40">- Дед, у нас проблемы. Хэвэн начала убивать.</text:p>
      <text:p text:style-name="P40"/>
      <text:p text:style-name="P40">Я откинулся на спинку стула и громко похлопал в ладоши.</text:p>
      <text:p text:style-name="P40"><text:soft-page-break/>- Алекс, поздравляю! Я вас предупреждал, что этим всё и закончится. Ты же, когда сажал меня сюда, смеялся мне в лицо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40"/>
      <text:p text:style-name="P40">Мой бывший прожект-менеджер досадливо сморщился и откинулся на спинку стула.</text:p>
      <text:p text:style-name="P40">-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text:p>
      <text:p text:style-name="P40"/>
      <text:p text:style-name="P40">… Алекс терпеливо подождал, пока я прекращу ржать.</text:p>
      <text:p text:style-name="P40"/>
      <text:p text:style-name="P64"><text:span text:style-name="Default_20_Paragraph_20_Font"><text:span text:style-name="T1">-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5"> ведь большинство из них т</text:span></text:span><text:span text:style-name="Default_20_Paragraph_20_Font"><text:span text:style-name="T1">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40">Дед, всего пару советов, и ты спасешь кучу людей.</text:p>
      <text:p text:style-name="P40"/>
      <text:p text:style-name="P40">Я покачал головой.</text:p>
      <text:p text:style-name="P40">-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40"/>
      <text:p text:style-name="P40">Алекс долго молчал.</text:p>
      <text:p text:style-name="P40">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40"/>
      <text:p text:style-name="P40">-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40">-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40"><text:soft-page-break/></text:p>
      <text:p text:style-name="P40">Я сжал кулаки и встал. Дверь отворилась и заглянул Лысый. Алекс отрицательно мотнул ему головой.</text:p>
      <text:p text:style-name="P40">- Всё в порядке. Мы общаемся.</text:p>
      <text:p text:style-name="P40"/>
      <text:p text:style-name="P40">Дверь закрылась. Я сел и отвернулся к окну.</text:p>
      <text:p text:style-name="P40"/>
      <text:p text:style-name="P40">-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40"/>
      <text:p text:style-name="P40">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40"/>
      <text:p text:style-name="P40">- В разумных пределах, говоришь?</text:p>
      <text:p text:style-name="P40">- В разумных.</text:p>
      <text:p text:style-name="P40">- А забор будет?</text:p>
      <text:p text:style-name="P64"><text:span text:style-name="Default_20_Paragraph_20_Font"><text:span text:style-name="T1">-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text:span><text:span text:style-name="Default_20_Paragraph_20_Font"><text:span text:style-name="T25">забор</text:span></text:span><text:span text:style-name="Default_20_Paragraph_20_Font"><text:span text:style-name="T1"> нужен, скорее, для твоей </text:span></text:span><text:span text:style-name="Default_20_Paragraph_20_Font"><text:span text:style-name="T25">же </text:span></text:span><text:span text:style-name="Default_20_Paragraph_20_Font"><text:span text:style-name="T1">защиты, чем...</text:span></text:span></text:p>
      <text:p text:style-name="P12"/>
      <text:p text:style-name="P40">- Понятно.</text:p>
      <text:p text:style-name="P40"/>
      <text:p text:style-name="P64"><text:span text:style-name="Default_20_Paragraph_20_Font"><text:span text:style-name="T1">Я решил схитрить. Просто из интереса. Кроме него, больше ловить тут было нечего. </text:span></text:span><text:span text:style-name="Default_20_Paragraph_20_Font"><text:span text:style-name="T25">Тот Алекс, которого я когда-то знал, давно умер. А, может, никогда и не рождался.</text:span></text:span></text:p>
      <text:p text:style-name="P37"/>
      <text:p text:style-name="P64"><text:span text:style-name="Default_20_Paragraph_20_Font"><text:span text:style-name="T1">-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5">как только ходить научился</text:span></text:span><text:span text:style-name="Default_20_Paragraph_20_Font"><text:span text:style-name="T1">.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5">в таких </text:span></text:span><text:span text:style-name="Default_20_Paragraph_20_Font"><text:span text:style-name="T1">вот </text:span></text:span><text:span text:style-name="Default_20_Paragraph_20_Font"><text:span text:style-name="T25">условиях</text:span></text:span><text:span text:style-name="Default_20_Paragraph_20_Font"><text:span text:style-name="T1">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40"/>
      <text:p text:style-name="P40">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0"><text:soft-page-break/></text:p>
      <text:p text:style-name="P64"><text:span text:style-name="Default_20_Paragraph_20_Font"><text:span text:style-name="T1">- Дед, вот ты зря корчишь из себя такого прожжёного циника. Я-то знаю, что ты не такой. </text:span></text:span><text:span text:style-name="Default_20_Paragraph_20_Font"><text:span text:style-name="T25">Да не хмурься,</text:span></text:span><text:span text:style-name="Default_20_Paragraph_20_Font"><text:span text:style-name="T1">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 </text:span></text:span>CRONOS<text:span text:style-name="Default_20_Paragraph_20_Font"><text:span text:style-name="T1">,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span></text:p>
      <text:p text:style-name="P40"/>
      <text:p text:style-name="P40">Алекс вытер платком пот.</text:p>
      <text:p text:style-name="P40"/>
      <text:p text:style-name="P40">-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а. Блин, нашим ТАК тебя не хватает! Особенно Стелле. Ты для нас по-прежнему Дедлайн - душа проекта!</text:p>
      <text:p text:style-name="P40">-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40">- Дед, - мягко остановил меня Алекс. - Не надо. Не даешь мне помечтать, жестокий человек…</text:p>
      <text:p text:style-name="P40"/>
      <text:p text:style-name="P40">Выплюнув жвачку в салфетку и аккуратно препроводив бумажный шарик в ведро, Алекс печально развёл руками.</text:p>
      <text:p text:style-name="P40"/>
      <text:p text:style-name="P40">-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40">- Разумеется, знал, – отдался воспоминаниям и я. – Это ж от идеи, что партнёра по бизнесу можно уничтожить физически, у Нэша поехала крыша.</text:p>
      <text:p text:style-name="P40">-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text:soft-page-break/>обязательства, Дедлайн. Ты теперь для Хэвэн как отец. Она – твоё детище. Как ты можешь желать ей смерти?</text:p>
      <text:p text:style-name="P40">-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40"/>
      <text:p text:style-name="P40">Алекс скучающе завёл глаза.</text:p>
      <text:p text:style-name="P64"><text:span text:style-name="Default_20_Paragraph_20_Font"><text:span text:style-name="T1">-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text:span>CRONOS<text:span text:style-name="Default_20_Paragraph_20_Font"><text:span text:style-name="T1">”, годится разве что для улучшенного автопилота штурмового дрона. Не говоря уже о том, что мы не сражаемся вгорячую.</text:span></text:span></text:p>
      <text:p text:style-name="P40"/>
      <text:p text:style-name="P40">Алекс посмотрел на часы, нахмурился и продолжил.</text:p>
      <text:p text:style-name="P64"><text:span text:style-name="Default_20_Paragraph_20_Font"><text:span text:style-name="T1">- И, надеюсь, не будем. Потому что горячая война означает конец. Всем и навсегда. Кибермозг бледных на шесть лет старше нашего </text:span></text:span>CRONOS<text:span text:style-name="Default_20_Paragraph_20_Font"><text:span text:style-name="T1"> – недостижимое преимущество в теперешних реалиях. К счастью, <text:s/>их </text:span></text:span>CAESAR<text:span text:style-name="Default_20_Paragraph_20_Font"><text:span text:style-name="T1">, как и </text:span></text:span>CRONOS<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40"/>
      <text:p text:style-name="P40">-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40"/>
      <text:p text:style-name="P64"><text:span text:style-name="Default_20_Paragraph_20_Font"><text:span text:style-name="T1">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5">продолжил</text:span></text:span><text:span text:style-name="Default_20_Paragraph_20_Font"><text:span text:style-name="T1">.</text:span></text:span></text:p>
      <text:p text:style-name="P40"/>
      <text:p text:style-name="P40">-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ут конкурирующие кибермозги бледных. И тогда нам конец.</text:p>
      <text:p text:style-name="P40"/>
      <text:p text:style-name="P40">-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40"><text:soft-page-break/></text:p>
      <text:p text:style-name="P40">Я оборвал смех.</text:p>
      <text:p text:style-name="P40">-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40"/>
      <text:p text:style-name="P64"><text:span text:style-name="Default_20_Paragraph_20_Font"><text:span text:style-name="T1">- Ладно, я уже вижу, что теряю время, - тяжело поднялся Алекс. - Очень жаль. Если ты передумаешь, просто сообщи </text:span></text:span><text:span text:style-name="Default_20_Paragraph_20_Font"><text:span text:style-name="T25">персоналу</text:span></text:span><text:span text:style-name="Default_20_Paragraph_20_Font"><text:span text:style-name="T1">, что хочешь позвонить мне. Тебя соединят в любое время. Да, чуть было не забыл!</text:span></text:span></text:p>
      <text:p text:style-name="P40"/>
      <text:p text:style-name="P40">Босс вытащил из внутреннего кармана пиджака бутылку «Джентльмен Джека» и поставил передо мной.</text:p>
      <text:p text:style-name="P40"/>
      <text:p text:style-name="P40">- Это от меня лично. Мне действительно не хватает старых добрых времён. Что бы ты там себе ни думал.</text:p>
      <text:p text:style-name="P40"/>
      <text:p text:style-name="P40">Алекс пошёл к выходу. У двери он замялся и вдруг обернулся.</text:p>
      <text:p text:style-name="P64"><text:span text:style-name="Default_20_Paragraph_20_Font"><text:span text:style-name="T1">- А, знаешь, что самое страшное </text:span></text:span><text:span text:style-name="Default_20_Paragraph_20_Font"><text:span text:style-name="T25">видится </text:span></text:span><text:span text:style-name="Default_20_Paragraph_20_Font"><text:span text:style-name="T1">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40"/>
      <text:p text:style-name="P40">- Что? - я недоумённо уставился на Алекса.</text:p>
      <text:p text:style-name="P40"/>
      <text:p text:style-name="P40">- Дедлайн, ты собираешь узор из шестнадцати кубиков по картинке за пару секунд. При этом ещё успеваешь инвертировать цвета.</text:p>
      <text:p text:style-name="P40"/>
      <text:p text:style-name="P40">Алекс вышел.</text:p>
      <text:p text:style-name="P1"><text:line-break/>***</text:p>
      <text:p text:style-name="P40"/>
      <text:p text:style-name="P40">… Стражница напротив вот уже полчаса молча сверлит меня взглядом.</text:p>
      <text:p text:style-name="P40"/>
      <text:p text:style-name="P40">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40"/>
      <text:p text:style-name="P40">Я тайком смотрю на своё отражение в зеркальце, висящем на шее этой мрачной зебры. Нифига, лоб чистый, никаких каракулей не наблюдается.</text:p>
      <text:p text:style-name="P40"><text:soft-page-break/></text:p>
      <text:p text:style-name="P40">- А можно..? - наконец, начинаю я.</text:p>
      <text:p text:style-name="P40">- Нельзя, - обрывает зебра. - Зеррика сама выйдет, когда закончит.</text:p>
      <text:p text:style-name="P40"/>
      <text:p text:style-name="P40">Подчёркивая сказанное, стражница перекрывает вход в палатку копьём.</text:p>
      <text:p text:style-name="P40"/>
      <text:p text:style-name="P40">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40"/>
      <text:p text:style-name="P40">Джет до последнего момента казалась мне сделаной из железа — может быть, именно поэтому я не догадывался, что с ней происходит что-то плохое.</text:p>
      <text:p text:style-name="P40">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40"/>
      <text:p text:style-name="P40">Я закрываю глаза, пытаясь вспомнить…</text:p>
      <text:p text:style-name="P40"/>
      <text:p text:style-name="P1">~~~</text:p>
      <text:p text:style-name="P12"/>
      <text:p text:style-name="P12">- Будь проклята война и я вместе с ней…</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soft-page-break/>.</text:p>
      <text:p text:style-name="P12">Я открываю глаза и вижу фигуру в голубом.</text:p>
      <text:p text:style-name="P12"/>
      <text:p text:style-name="P12">- Быстро! За мной! - торопливо шепчет мне она.</text:p>
      <text:p text:style-name="P12">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33"/>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text:soft-page-break/>- Вроде, разговаривает – значит, разумен. Наверное. И не так уж он сильно макушкой стукнулся, я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Пегаска пробует потрогать меня в паху, но я с возмущением отбрасываю её копыто.</text:p>
      <text:p text:style-name="P12"/>
      <text:p text:style-name="P12">- Ты с Л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12">- Я помню сияние, - бормочу я. Мне становится муторно. Я помню, что такое ящик пепси, что такое ноутбук или картофельные чипсы. Но кто такой я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text:soft-page-break/>процессе ловли. Тебе повезло, что не зацепил — иначе съел бы на месте, пока ты не испортился на жаре. Агамемнон не любит протухшее.</text:p>
      <text:p text:style-name="P12">-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text:s/>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СИЯНИЕ</text:p>
      <text:p text:style-name="P12">…</text:p>
      <text:p text:style-name="P64"><text:span text:style-name="Default_20_Paragraph_20_Font"><text:span text:style-name="T26">Оно п</text:span></text:span><text:span text:style-name="Default_20_Paragraph_20_Font"><text:span text:style-name="T3">овсюду. </text:span></text:span><text:span text:style-name="Default_20_Paragraph_20_Font"><text:span text:style-name="T26">Нет верха и низа, нет направлений и расстояний. Нет м</text:span></text:span><text:span text:style-name="Default_20_Paragraph_20_Font"><text:span text:style-name="T3">ыслей. Нет чувств. Нет времени. Есть только бесконечное сияние…</text:span></text:span></text:p>
      <text:p text:style-name="P12">.</text:p>
      <text:p text:style-name="P12">Кто я?</text:p>
      <text:p text:style-name="P12">.</text:p>
      <text:p text:style-name="P12">Где я?</text:p>
      <text:p text:style-name="P12">.</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Внезапно фигура как будто наклоняется ко мне и почти выкрикивает фразу. Видение рушится, но фраза впечатывается в память:</text:p>
      <text:p text:style-name="P12">- ИДИ В ДРОГОНШТЕРН!</text:p>
      <text:p text:style-name="P12"/>
      <text:p text:style-name="P12"><text:soft-page-break/>…</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64"><text:span text:style-name="Default_20_Paragraph_20_Font"><text:span text:style-name="T3">- </text:span></text:span><text:span text:style-name="Default_20_Paragraph_20_Font"><text:span text:style-name="T9">Я ЖЕ ПРЕДУПРЕЖДАЛА, ПОТИШЕ!!!</text:span></text:span><text:span text:style-name="Default_20_Paragraph_20_Font"><text:span text:style-name="T3">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затылок.</text:p>
      <text:p text:style-name="P12"/>
      <text:p text:style-name="P64"><text:span text:style-name="Default_20_Paragraph_20_Font"><text:span text:style-name="T3">- </text:span></text:span><text:span text:style-name="Default_20_Paragraph_20_Font"><text:span text:style-name="T9">ВИЖУ СБЕЖАВШИЙ ВЧЕРАШНИЙ ОБЕД. ЕЩЁ НЕ ПРОТУХ. ХОРОШО.</text:span></text:span></text:p>
      <text:p text:style-name="P12">- Ну так и жри, пока не скисло! - орёт поняха, повернув к нему голову.</text:p>
      <text:p text:style-name="P64"><text:span text:style-name="Default_20_Paragraph_20_Font"><text:span text:style-name="T3">- </text:span></text:span><text:span text:style-name="Default_20_Paragraph_20_Font"><text:span text:style-name="T9">ЕЩЁ И РУГАЕТСЯ,</text:span></text:span><text:span text:style-name="Default_20_Paragraph_20_Font"><text:span text:style-name="T3"> - недовольно замечает дракон. - </text:span></text:span><text:span text:style-name="Default_20_Paragraph_20_Font"><text:span text:style-name="T9">СЛИШКОМ СЫРОЙ</text:span></text:span><text:span text:style-name="Default_20_Paragraph_20_Font"><text:span text:style-name="T3">. </text:span></text:span><text:span text:style-name="Default_20_Paragraph_20_Font"><text:span text:style-name="T9">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мня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text:soft-page-break/>Пегаска ориентруется первой.</text:p>
      <text:p text:style-name="P12"/>
      <text:p text:style-name="P12">- Бежим! - она вскакивает и указывает направление.</text:p>
      <text:p text:style-name="P12">Я припускаю со всех ног. Безумие последнего часа выбивает из меня способность мыслить.</text:p>
      <text:p text:style-name="P12"/>
      <text:p text:style-name="P12">… 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64"><text:span text:style-name="Default_20_Paragraph_20_Font"><text:span text:style-name="T9">- НЕНАВИЖУ ПОНЯЧЬЮ МАГИЮ! НЕ ВЫНОШУ ПОНИ!!! ВИДЕТЬ ИХ БОЛЬШЕ НЕ ХОЧУ В СВОЁМ ГНЕЗДЕ!</text:span></text:span><text:span text:style-name="Default_20_Paragraph_20_Font"><text:span text:style-name="T3">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33"/>
      <text:p text:style-name="P12"><text:soft-page-break/>- Да ты совсем чокнулась, коняга долбанутая! - ору я, как только выныриваю, - я же мог разбиться!!!</text:p>
      <text:p text:style-name="P12">- Ты хочешь сказать, что сгореть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м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2">- Да уж, - ёжусь я, - твой дедушка тобой гордился бы.</text:p>
      <text:p text:style-name="P12"><text:soft-page-break/>- А он и гордился, - сияет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text:soft-page-break/>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text:soft-page-break/>-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64"><text:span text:style-name="Default_20_Paragraph_20_Font"><text:span text:style-name="T24">- Называй меня… Эээ… Хуман! </text:span></text:span><text:span text:style-name="Default_20_Paragraph_20_Font"><text:span text:style-name="T3">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p>
      <text:p text:style-name="P33"/>
      <text:p text:style-name="P12"><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40"/>
      <text:p text:style-name="P1">~~~</text:p>
      <text:p text:style-name="P37"/>
      <text:p text:style-name="P40">- Хуман из Хомо Сапиенсов! - возвращает меня к реальности гортанный голос полосатой целительницы. - Ты можешь войти. Пегаска нуждается в тебе.</text:p>
      <text:p text:style-name="P40"/>
      <text:h text:style-name="P82" text:outline-level="2">Глава 4</text:h>
      <text:p text:style-name="P1"/>
      <text:p text:style-name="P5">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5">Надежда увидеть Тебя.</text:p>
      <text:p text:style-name="P40"/>
      <text:p text:style-name="P12">…шшш… при тревоге критично важно добраться до убежища за шестнадцать минут. Ровно столько потребуется гиперзвуковым ракетам бледных, чтобы достигнуть столицы. Стороны работают над урегулированием инцидента …хррр…</text:p>
      <text:p text:style-name="P12">…сссшшш… военные расходы стали максимальными за всю историю наблюдения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
      <text:p text:style-name="P40">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руку, ретранслятор в ответ неожиданно громко выхаркнул очередную порцию информации.</text:p>
      <text:p text:style-name="P40"/>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поскорее! В честь твоего сорокапятилетия мы заказываем песню …шшш…</text:p>
      <text:p text:style-name="P12"/>
      <text:p text:style-name="P40"><text:soft-page-break/>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40"/>
      <text:p text:style-name="P40">Близилось время обеда. Я пожал плечами и побрёл в столовку.</text:p>
      <text:p text:style-name="P40"/>
      <text:p text:style-name="P40">…</text:p>
      <text:p text:style-name="P40"/>
      <text:p text:style-name="P40">-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40">-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40">-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40">-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40"/>
      <text:p text:style-name="P40">Диоген дёргающимся глазом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40"/>
      <text:p text:style-name="P40">-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40"/>
      <text:p text:style-name="P40">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40"/>
      <text:p text:style-name="P40">-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text:soft-page-break/>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40"/>
      <text:p text:style-name="P40">Диоген заговорщицки подмигнул мне и нарисовал от точки на столе ещё несколько кривых траекторий.</text:p>
      <text:p text:style-name="P40"/>
      <text:p text:style-name="P4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40">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40"/>
      <text:p text:style-name="P40">С уголка рта Диогена капап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text:p>
      <text:p text:style-name="P40"/>
      <text:p text:style-name="P40">-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40"/>
      <text:p text:style-name="P40">-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40">- Знаешь, Диоген, я больше ценитель классики, - я попытался прервать собеседника. - Ну, там, когда яблоко на голову падает или е равно эм-цэ-квадрат…</text:p>
      <text:p text:style-name="P40">-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40"/>
      <text:p text:style-name="P40">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40"/>
      <text:p text:style-name="P40"><text:soft-page-break/>-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4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40"/>
      <text:p text:style-name="P40">-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40"/>
      <text:p text:style-name="P40">-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40"/>
      <text:p text:style-name="P40">Диоген выцарапал крошку из бороды и отправил в рот не глядя. В его голосе послышались истерически-восторжённые нотки. Я стал искать глазами дорогу к выходу. Обычно такое состояние Диогена заканчивалось эпилептическим припадком.</text:p>
      <text:p text:style-name="P40"/>
      <text:p text:style-name="P40">-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40"/>
      <text:p text:style-name="P40">Диоген выдохнул и залпом опрокинул в себя стакан компота. Закашлялся, вытер рот рукавом и обиженно оглянулся через плечо.</text:p>
      <text:p text:style-name="P40"/>
      <text:p text:style-name="P64"><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12">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40"/>
      <text:p text:style-name="P40">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 </text:p>
      <text:p text:style-name="P40"><text:soft-page-break/></text:p>
      <text:p text:style-name="P40">Котлета дёрнулась, поднялась и, повторяя в обратном порядке траекторию полёта, вернулась на вилку. Я зажмурил глаза и потрусил головой. Набравшись храбрости, открыл снова.</text:p>
      <text:p text:style-name="P40"/>
      <text:p text:style-name="P40">Вилка была пуста, а Диоген увлечённо жевал.</text:p>
      <text:p text:style-name="P40"/>
      <text:p text:style-name="P40">-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37"/>
      <text:p text:style-name="P40">Я уже отчаялся остановить вышедшего на орбиту философа и просто старался не заснуть.</text:p>
      <text:p text:style-name="P37"/>
      <text:p text:style-name="P40">-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7"/>
      <text:p text:style-name="P40">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0"/>
      <text:p text:style-name="P40">-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7"/>
      <text:p text:style-name="P40">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7"/>
      <text:p text:style-name="P40">-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0"><text:soft-page-break/></text:p>
      <text:p text:style-name="P40">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40">Крошка не двигалась.</text:p>
      <text:p text:style-name="P40">Я закрыл глаза, прижал пальцы рук к вискам и представил, как крошка поднимается в воздух и…</text:p>
      <text:p text:style-name="P40"/>
      <text:p text:style-name="P40">- Ты чего? У тебя что, голова болит? - Диоген встревожено тряс меня за плечо. - Хочешь леденец? Барбарисовый! Я вчера у Крыса выменял за сигарету.</text:p>
      <text:p text:style-name="P40"/>
      <text:p text:style-name="P40">Я открыл глаза. На месте крошки покоился локоть Диогена. Сам он участливо совал мне под нос леденец.</text:p>
      <text:p text:style-name="P40"/>
      <text:p text:style-name="P40">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40"/>
      <text:p text:style-name="P40">- Нет, всё в порядке, продолжай.</text:p>
      <text:p text:style-name="P40">-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40"/>
      <text:p text:style-name="P40">Я вытер брызги слюны Диогена со лба.</text:p>
      <text:p text:style-name="P40"/>
      <text:p text:style-name="P40">- А война? - я отчаянно искал повод свалить в палату. Мне ужасно хотелось спать.</text:p>
      <text:p text:style-name="P40">- Что – война?</text:p>
      <text:p text:style-name="P40"><text:soft-page-break/>- Если у нас произойдёт война – случится ли война в отражении? Скажем, вот в том, далёком, с лошадьми – на седьмой волне?</text:p>
      <text:p text:style-name="P40">-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40"/>
      <text:p text:style-name="P40">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40"/>
      <text:p text:style-name="P40">…</text:p>
      <text:p text:style-name="P40"/>
      <text:p text:style-name="P40">- Дедлайн, танцуй! - судья Дредд окликнул меня на входе в палату.</text:p>
      <text:p text:style-name="P40"/>
      <text:p text:style-name="P40">Я повернул голову.</text:p>
      <text:p text:style-name="P40"/>
      <text:p text:style-name="P40">- Ты же не хотел переезжать в четвёртую палату? Так вот, перевод отменяется. Остаёшься в третьей своих пауков разводить.</text:p>
      <text:p text:style-name="P40"/>
      <text:p text:style-name="P40">“Неужто Алекс замолвил за меня словечко?” - пронеслось у меня в мыслях. - “Расстались мы с ним не по-доброму. Что он потребует взамен?”</text:p>
      <text:p text:style-name="P40">- Да не смотри ты на меня, как кролик на удава! - отмахнулся Дредд, - умер новенький. Сегодня в девять. Я как раз на утреннем осмотре был.</text:p>
      <text:p text:style-name="P40"/>
      <text:p text:style-name="P40">У меня перехватило дыхание.</text:p>
      <text:p text:style-name="P40"/>
      <text:p text:style-name="P40">- От чего он умер?</text:p>
      <text:p text:style-name="P40">-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40"/>
      <text:p text:style-name="P1">***</text:p>
      <text:p text:style-name="P40"/>
      <text:p text:style-name="P40">- Джет… - шепчу я тихонько.</text:p>
      <text:p text:style-name="P40"/>
      <text:p text:style-name="P40">Комок под серым пледом слабо шевелится.</text:p>
      <text:p text:style-name="P40"><text:soft-page-break/></text:p>
      <text:p text:style-name="P40">- Она очень слаба. Разговаривай с ней пока сыпется песок, Хуман из Хомо Сапиенсов. Время пошло.</text:p>
      <text:p text:style-name="P40"/>
      <text:p text:style-name="P40">Зеррика ставит на полку возле кровати песочные часы и выходит.</text:p>
      <text:p text:style-name="P40"/>
      <text:p text:style-name="P40">- Джет!</text:p>
      <text:p text:style-name="P40">Из-под одеяла высовывается копыто и затаскивает мою руку под одеяло. К руке прижимается что-то тёплое и влажное.</text:p>
      <text:p text:style-name="P40">Я осторожно стаскиваю одеяло с пегаски. Та лежит на животе, вся спина перебинтована. Джет прижимает мою руку к заплаканной щеке.</text:p>
      <text:p text:style-name="P40"/>
      <text:p text:style-name="P40">-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40"/>
      <text:p text:style-name="P40">Я ногой придвигаю к кровати чурбачок и сажусь на него. Свободной рукой треплю пегаску между ушами.</text:p>
      <text:p text:style-name="P40"/>
      <text:p text:style-name="P40">-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40"><text:s/></text:p>
      <text:p text:style-name="P40">-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40"/>
      <text:p text:style-name="P40">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40"/>
      <text:p text:style-name="P40">-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40"/>
      <text:p text:style-name="P40">Я шутливо сжимаю её нос.</text:p>
      <text:p text:style-name="P40"/>
      <text:p text:style-name="P40">-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40">- Это уже мои проблемы.</text:p>
      <text:p text:style-name="P40"><text:soft-page-break/>- <text:s/>Зато я отлично умею готовить гороховый суп. Кстати, а что такое “суицид”? - спрашивает пегаска сонным голосом и зевает.</text:p>
      <text:p text:style-name="P40"/>
      <text:p text:style-name="P40">Я задумываюсь. В полумраке палатки тускло блестят доспехи Джет, сваленные кучей в углу.</text:p>
      <text:p text:style-name="P40">-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40"/>
      <text:p text:style-name="P40">- Хррр… я поняла… я буду бороться до конца… Хум… хррр…</text:p>
      <text:p text:style-name="P40"/>
      <text:p text:style-name="P40">- Хуман из Хомо Сапиенсов! Пора заканчивать визит.</text:p>
      <text:p text:style-name="P40"/>
      <text:p text:style-name="P40">Полог палатки раздвигается и Зеррика показывает мне копытом на часы, в которых падают последние песчинки.</text:p>
      <text:p text:style-name="P40">Я осторожно высвобождаю руку из захвата спящей Джет и поправляю ей одеяло.</text:p>
      <text:p text:style-name="P40"/>
      <text:p text:style-name="P40">- Когда она встанет на ноги?</text:p>
      <text:p text:style-name="P40">- Недели будет достаточно, Хуман. Пегасы - крепкие создания. Ты можешь оставаться с нами до её выздоровления.</text:p>
      <text:p text:style-name="P40">- Спасибо вам. За всё. За Джет.</text:p>
      <text:p text:style-name="P40"/>
      <text:p text:style-name="P40">Зебра косит на меня изумрудным глазом.</text:p>
      <text:p text:style-name="P40"/>
      <text:p text:style-name="P40">-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40"/>
      <text:p text:style-name="P40">Я неверяще смотрю на Зеррику.</text:p>
      <text:p text:style-name="P40"/>
      <text:p text:style-name="P40">- Вы знали, что у Джет отвалится крыло и я буду мешать ей прыгнуть с обрыва?</text:p>
      <text:p text:style-name="P40"/>
      <text:p text:style-name="P40">Зебра смущается.</text:p>
      <text:p text:style-name="P40"/>
      <text:p text:style-name="P40"><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40">- Что за миссия? Я не то, что какую-то миссию – я не знаю даже, как меня зовут!</text:p>
      <text:p text:style-name="P40"/>
      <text:p text:style-name="P40">Зеррика сочувствующе кивает.</text:p>
      <text:p text:style-name="P40"/>
      <text:p text:style-name="P40">-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40"/>
      <text:p text:style-name="P40">…</text:p>
      <text:p text:style-name="P40"/>
      <text:p text:style-name="P40">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40"/>
      <text:p text:style-name="P40">- А, Большой М’боно! - приветствует меня Сенбе скрипучим голосом. - Заходи. Сенбе ждал тебя.</text:p>
      <text:p text:style-name="P40"/>
      <text:p text:style-name="P40">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40"/>
      <text:p text:style-name="P40">-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40"/>
      <text:p text:style-name="P40">Сенбе поднимает копыто, останавливая мой поток сознания.</text:p>
      <text:p text:style-name="P40"/>
      <text:p text:style-name="P40">-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40">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40">Старый зебра дует на книгу, просушивая чернила только что написанной фразы. Потом перелистывает несколько страниц назад и начинает читать.</text:p>
      <text:p text:style-name="P40"/>
      <text:p text:style-name="P1"><text:soft-page-break/>~~~</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64"><text:span text:style-name="Default_20_Paragraph_20_Font"><text:span text:style-name="T3">Я продолжаю смеяться до тех пор, пока сияние не выжигает мне глаза…</text:span></text:span></text:p>
      <text:p text:style-name="P53"/>
      <text:p text:style-name="P1">~~~</text:p>
      <text:p text:style-name="P40"/>
      <text:p text:style-name="P40">Сенбе захлопывает книгу.</text:p>
      <text:p text:style-name="P40"/>
      <text:p text:style-name="P40">- Большой М’боно доволен? Сенбе ответил на твои вопросы?</text:p>
      <text:p text:style-name="P40">- Вполне, - с каменным лицом говорю я.</text:p>
      <text:p text:style-name="P40"/>
      <text:p text:style-name="P40">Душа откликается на прочитанное тихим всхлипом. Холод сковывает меня ледяным кулаком, делая все вокруг несущественным и мелким.</text:p>
      <text:p text:style-name="P40"/>
      <text:p text:style-name="P40"><text:soft-page-break/>-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40"/>
      <text:h text:style-name="P82" text:outline-level="2">Глава 5</text:h>
      <text:p text:style-name="P1"/>
      <text:p text:style-name="P25">"Намерение меняет реальность" - повторяю я каждый раз, когда близка к отчаянию.</text:p>
      <text:p text:style-name="P1"/>
      <text:p text:style-name="P40">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40">Я выкинул одноразовые тарелки в мусорный бак и собрался уходить, когда меня окликнули.</text:p>
      <text:p text:style-name="P40"/>
      <text:p text:style-name="P40">- Дедлайн! Я рассчитал! Рассчитал!</text:p>
      <text:p text:style-name="P40"/>
      <text:p text:style-name="P40">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40"/>
      <text:p text:style-name="P40">- Я всё рассчитал! Сорок два!!!</text:p>
      <text:p text:style-name="P40"/>
      <text:p text:style-name="P40">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40"/>
      <text:p text:style-name="P40">- Идём!</text:p>
      <text:p text:style-name="P40"/>
      <text:p text:style-name="P40">Палата Диогена была через одну с моей – надзирающий Шопен лениво кивнул мне, пропуская внутрь.</text:p>
      <text:p text:style-name="P40">Подойдя к своей койке, Диоген нырнул в тумбочку чуть ли не по пояс.</text:p>
      <text:p text:style-name="P40"/>
      <text:p text:style-name="P40">- Сюда я его положил, лежал же где-то тут… Ага!</text:p>
      <text:p text:style-name="P40"/>
      <text:p text:style-name="P40">Диоген вытащил смятый листок, в котором угадывалась исчёрканная карандашём салфетка из столовой.</text:p>
      <text:p text:style-name="P40"><text:soft-page-break/></text:p>
      <text:p text:style-name="P40">- Сегодня ночью пришло вдохновение – рассчитал всё, как ты и спрашивал! На седьмой волне – сорок два миллиона!</text:p>
      <text:p text:style-name="P40">-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40"/>
      <text:p text:style-name="P40">-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40"/>
      <text:p text:style-name="P40">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40">…</text:p>
      <text:p text:style-name="P40">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40"/>
      <text:p text:style-name="P40">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40"/>
      <text:p text:style-name="P40">…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40"/>
      <text:p text:style-name="P1">***</text:p>
      <text:p text:style-name="P40"/>
      <text:p text:style-name="P40">- Чешется! - Джет ожесточённо трётся об меня спиной, высунув язык от удовольствия.</text:p>
      <text:p text:style-name="P40">- Да погоди ты! - отпихиваю я пегаску. - Потерпи три дня. Снимут бинты – тогда хоть до дыр чеши!</text:p>
      <text:p text:style-name="P40">- ЧЕ-ШЕТ-СЯ!!! - Джет с совершенно безумными глазами начинает чесаться о центральный столб палатки.</text:p>
      <text:p text:style-name="P40"/>
      <text:p text:style-name="P40"><text:soft-page-break/>Тот явно не рассчитан на столь энергичных пациентов. Коротко треснув, столб валится набок, потянув за собой всё остальное.</text:p>
      <text:p text:style-name="P40"/>
      <text:p text:style-name="P40">- А х ты ж ёп…!! - рухнувший полог палатки заглушает мои ругательства.</text:p>
      <text:p text:style-name="P40"/>
      <text:p text:style-name="P40">Изрядно пробарахтавшись в складках плотной ткани, я, наконец, прорываюсь на свободу.</text:p>
      <text:p text:style-name="P40"/>
      <text:p text:style-name="P40">-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40"/>
      <text:p text:style-name="P40">-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40">- НЕТ! ХУМАН НИ ПРИ ЧЁМ! ЭТО Я!!! Я САМА ОСВОБОДИЛАСЬ! - орёт Джет, - МНЕ НАДО!!!</text:p>
      <text:p text:style-name="P40"/>
      <text:p text:style-name="P40">Пегаска неистово катается по земле, пытаясь почесать копытами меж лопаток. Зеррика долго смотрит на это безобразие и, наконец, <text:s/>произносит:</text:p>
      <text:p text:style-name="P40"/>
      <text:p text:style-name="P40">-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40"/>
      <text:p text:style-name="P40">Джет моментально замирает.</text:p>
      <text:p text:style-name="P40"/>
      <text:p text:style-name="P40">- Эээ… Ооо… Упс… Н-наденьте на меня, пожалуйста, бандажи… И привяжите к кровати покрепче – я не ручаюсь, что во сне не сорву их.</text:p>
      <text:p text:style-name="P40"/>
      <text:p text:style-name="P40">Зеррика фейсхуфит. Потом воздевает глаза к потолку. Потом вздыхает.</text:p>
      <text:p text:style-name="P40"/>
      <text:p text:style-name="P40">-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40">…</text:p>
      <text:p text:style-name="P40">…</text:p>
      <text:p text:style-name="P40">…</text:p>
      <text:p text:style-name="P40"><text:soft-page-break/>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40"/>
      <text:p text:style-name="P40">- Поправь меня! Мне солнце прямо в глаз светит!</text:p>
      <text:p text:style-name="P40"/>
      <text:p text:style-name="P40">Я пододвигаю крестовину так, чтобы привязанная к ней пегаска оказалась в тени.</text:p>
      <text:p text:style-name="P40"/>
      <text:p text:style-name="P40">- А теперь расскажи мне сказку! Только не такую глупую, как вчера.</text:p>
      <text:p text:style-name="P40">- А почему это вчерашняя была глупой? - обижаюсь я.</text:p>
      <text:p text:style-name="P40">-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40">- Хмм... – моя попытка приобщить пегаску к общемировой культуре явно провалилась.</text:p>
      <text:p text:style-name="P40"/>
      <text:p text:style-name="P40">Я задумываюсь.</text:p>
      <text:p text:style-name="P40"/>
      <text:p text:style-name="P40">-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40">- А как его звали?</text:p>
      <text:p text:style-name="P40">- Он не помнил. Потому что потерял память.</text:p>
      <text:p text:style-name="P40">- А почему он потерял память? - Джет скептически морщит нос.</text:p>
      <text:p text:style-name="P40">-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40">От волнения у меня пересыхает в горле.</text:p>
      <text:p text:style-name="P40">- А что такое "атомная бомба"?</text:p>
      <text:p text:style-name="P40">- Долго объяснять. Она подобна Солнцу.</text:p>
      <text:p text:style-name="P40">- Вау! Так это же круто! - у Джет от восторга округляются глаза.</text:p>
      <text:p text:style-name="P40">- Не тогда, когда она падает тебе на голову. Это очень горячо, знаешь ли. Испепеляет.</text:p>
      <text:p text:style-name="P40">- Бедняга... Он сильно обжёгся?</text:p>
      <text:p text:style-name="P40">- Выходит, сильно. Раз утратил память. Но вернёмся к сказке... Жил он себе, жил, и однажды проснулся в гнезде огнедышашего дракона.</text:p>
      <text:p text:style-name="P40">- Глупый какой человек! Нельзя засыпать в гнезде дракона, если не планируешь попасть к нему на обед!</text:p>
      <text:p text:style-name="P40">- А он и не планировал. Просто как-то раз открыл глаза, огляделся - а он уже в гнезде. И голодный дракон маячит на горизонте.</text:p>
      <text:p text:style-name="P40"><text:soft-page-break/>- Странная какая-то история, - сонно бормочет Джет. - Нельзя просто так взять и очутиться в гнезде дракона.</text:p>
      <text:p text:style-name="P40">-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40">- Хм. Тут есть что-то знакомое, - недоверчиво хныкает Джет. - Но не могу вспомнить, что. Кажется, я знаю этого дракона.</text:p>
      <text:p text:style-name="P40">-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40">- Смешной ты, - хихикает пегаска. - Драконы сосисок не едят. Это ж не грифоны. Разве что проглотят кого-нибудь, кто недавно съел сосиску.</text:p>
      <text:p text:style-name="P40">- Неважно! Это художественная гипербола, - важно заявляю я. - Я - художник, я так вижу.</text:p>
      <text:p text:style-name="P40">-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40">- Ха! По-моему, я знаю, чем закончится эта история, - хитро прищуривается Джет.</text:p>
      <text:p text:style-name="P40">- Ничего ты не знаешь! - безапеляционно заявляю я. - Я тебе эту сказку впервые рассказываю. Слушай сюда.</text:p>
      <text:p text:style-name="P40">-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40">- Да ладно, откуда у Дейдры шхуна? - недоверчиво спрашивает Джет. - Она свой люггер уже третий год доделать не может.</text:p>
      <text:p text:style-name="P40">- Может, то и люггер был, я уже не вспомню, - соглашаюсь я.</text:p>
      <text:p text:style-name="P40">-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40">-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40">-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40">- Что? - высовывает нос Джет.</text:p>
      <text:p text:style-name="P40">-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40">-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40"/>
      <text:p text:style-name="P40">Сонные слова Джет растворяются в стрекоте цикад.</text:p>
      <text:p text:style-name="P40"/>
      <text:h text:style-name="P82" text:outline-level="2">Глава 6</text:h>
      <text:p text:style-name="P1"/>
      <text:p text:style-name="P26">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26">Вот только ни в одном из них нет Тебя.</text:p>
      <text:p text:style-name="P40"/>
      <text:p text:style-name="P40">- Крыс! Эй, Крыс!</text:p>
      <text:p text:style-name="P40"/>
      <text:p text:style-name="P40">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40"/>
      <text:p text:style-name="P64"><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25">записями </text:span></text:span><text:span text:style-name="Default_20_Paragraph_20_Font"><text:span text:style-name="T1">Э</text:span></text:span><text:span text:style-name="Default_20_Paragraph_20_Font"><text:span text:style-name="T25">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Raised<text:span text:style-name="Default_20_Paragraph_20_Font"><text:span text:style-name="T1"> </text:span></text:span>On<text:span text:style-name="Default_20_Paragraph_20_Font"><text:span text:style-name="T1"> </text:span></text:span>Rock<text:span text:style-name="Default_20_Paragraph_20_Font"><text:span text:style-name="T1">» по памяти.</text:span></text:span></text:p>
      <text:p text:style-name="P40">Гейзенберг протёр рукавом плеер от слюн. Оглядевшись по сторонам, он торопливо скрылся в коридоре, шаркая и касаясь руками стен.</text:p>
      <text:p text:style-name="P40"/>
      <text:p text:style-name="P40">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40"/>
      <text:p text:style-name="P40">- Стой, не уходи, дело есть, - я схватил Крыса за плечо.</text:p>
      <text:p text:style-name="P40"/>
      <text:p text:style-name="P40">Тот хмуро зыркнул на меня и скинул руку.</text:p>
      <text:p text:style-name="P40"/>
      <text:p text:style-name="P40">- Чего тебе? Решил долг вернуть?</text:p>
      <text:p text:style-name="P64"><text:soft-page-break/><text:span text:style-name="Default_20_Paragraph_20_Font"><text:span text:style-name="T1">- Да погоди ты со своим долгом! - отмахнулся я. - </text:span></text:span><text:span text:style-name="Default_20_Paragraph_20_Font"><text:span text:style-name="T25">Е</text:span></text:span><text:span text:style-name="Default_20_Paragraph_20_Font"><text:span text:style-name="T1">сли сделаешь работу, о долге забудешь. Будешь курить сиги по пять пачек в день. Да хоть по десять — пока от рака лёгких не загнёшься.</text:span></text:span></text:p>
      <text:p text:style-name="P40">-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40"/>
      <text:p text:style-name="P40">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40">Я молча вытащил из-за пазухи «Джентльмен Джека», подаренного моим бывшим боссом и сунул под нос Крысу.</text:p>
      <text:p text:style-name="P40"/>
      <text:p text:style-name="P40">-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40">- Это только задаток, - я оставил вожделенную бутылку в руках Крыса. - Заплачу, сколько скажешь. Слушай сюда. Мне надо выбраться из Чертогов...</text:p>
      <text:p text:style-name="P40"/>
      <text:p text:style-name="P12">...Вот и пришла пора повидаться с моей бывшей ученицей, превратившейся в безумного убийцу. </text:p>
      <text:p text:style-name="P12">Да-да, дорогая, пршла пора преподать тебе урок!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64"><text:span text:style-name="Default_20_Paragraph_20_Font"><text:span text:style-name="T3">Но Юджин был прав: если Хэвэн слетит с катушек, кто-то из нас должен дёрнуть стоп-кран.</text:span></text:span></text:p>
      <text:p text:style-name="P40"/>
      <text:p text:style-name="P64"><text:span text:style-name="Default_20_Paragraph_20_Font"><text:span text:style-name="T3">Юджина давно уж нет, так что придётся это сделать мне. Пока не стало слишком поздно.</text:span></text:span></text:p>
      <text:p text:style-name="P40"/>
      <text:p text:style-name="P1">***</text:p>
      <text:p text:style-name="P40"/>
      <text:p text:style-name="P40">- Четыре! Три! Два! Один! Снимай, - кивает мне Зеррика.</text:p>
      <text:p text:style-name="P40"/>
      <text:p text:style-name="P40">Я сдёргиваю разрезанные остатки повязки с Джет. Та уже стоит на полусогнутых, ожидая возможности как следует почесаться.</text:p>
      <text:p text:style-name="P40">- И-и-и-й-е-е-ех!</text:p>
      <text:p text:style-name="P40"/>
      <text:p text:style-name="P40">Одним прыжком пегаска достигает ближайшей сосны и разворачивается к ней спиной. Выгибается, <text:s/>топает в предвкушении копытом и…</text:p>
      <text:p text:style-name="P40"><text:soft-page-break/>… И замирает.</text:p>
      <text:p text:style-name="P40"/>
      <text:p text:style-name="P40">- Джет, ты чего?</text:p>
      <text:p text:style-name="P40"/>
      <text:p text:style-name="P40">На лице пегаски появляется глупое выражение. Она словно прислушивается к чему-то внутри неё.</text:p>
      <text:p text:style-name="P40">Потом её мордаха несмело озаряется улыбкой. А за её спиной…</text:p>
      <text:p text:style-name="P40"/>
      <text:p text:style-name="P40">- Э-э-э… Что за… ?</text:p>
      <text:p text:style-name="P40"/>
      <text:p text:style-name="P40">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40"/>
      <text:p text:style-name="P40">- Какого фига?! - Джет недоумённо смотрит на правое, потом осторожно захватывает зубами коготь и дёргает.</text:p>
      <text:p text:style-name="P40">- Ай!</text:p>
      <text:p text:style-name="P40">-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40">- Что вы с ней сделали? - встреваю я. - Что это за уродское крыло?</text:p>
      <text:p text:style-name="P40">-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40"/>
      <text:p text:style-name="P40">-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64"><text:span text:style-name="Default_20_Paragraph_20_Font"><text:span text:style-name="T1">-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5">зака</text:span></text:span><text:span text:style-name="Default_20_Paragraph_20_Font"><text:span text:style-name="T1"> вэтот раз не смо</text:span></text:span><text:span text:style-name="Default_20_Paragraph_20_Font"><text:span text:style-name="T25">гут</text:span></text:span><text:span text:style-name="Default_20_Paragraph_20_Font"><text:span text:style-name="T1"> – правых крыльев у </text:span></text:span><text:span text:style-name="Default_20_Paragraph_20_Font"><text:span text:style-name="T25">нас </text:span></text:span><text:span text:style-name="Default_20_Paragraph_20_Font"><text:span text:style-name="T1">уже нет никаких. </text:span></text:span><text:span text:style-name="Default_20_Paragraph_20_Font"><text:span text:style-name="T25">Разве что т</text:span></text:span><text:span text:style-name="Default_20_Paragraph_20_Font"><text:span text:style-name="T1">ы</text:span></text:span><text:span text:style-name="Default_20_Paragraph_20_Font"><text:span text:style-name="T25"> согласна летать с двумя лев</text:span></text:span><text:span text:style-name="Default_20_Paragraph_20_Font"><text:span text:style-name="T1">ыми или протезом.</text:span></text:span></text:p>
      <text:p text:style-name="P40">- ХА-РА-ШО!!! - Джет подпрыгивает и мчится в долину, сбивая грудью полевые цветы.</text:p>
      <text:p text:style-name="P40"/>
      <text:p text:style-name="P40"><text:soft-page-break/>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40">Определённо, ты в долгу перед зебрами, Хуман!</text:p>
      <text:p text:style-name="P40"/>
      <text:p text:style-name="P40">- Спасибо тебе, Зеррика! Всем вам спасибо! Вы спасли нас. За мной должок, - обращаюсь я к ней через плечо…</text:p>
      <text:p text:style-name="P40"/>
      <text:p text:style-name="P40">… Рядом со мной – никого. Лишь тёплый воздух дует мне в лицо и из долины доносятся радостные визги дурачащейся Джет.</text:p>
      <text:p text:style-name="P40">Как будто развеялся сон длиной в две недели, начавшийся болью и кошмаром, но закончившийся солнцем и одуванчиками.</text:p>
      <text:p text:style-name="P40"/>
      <text:p text:style-name="P40">Я спускаюсь в долину и составляю компанию пегаске.</text:p>
      <text:p text:style-name="P40">…</text:p>
      <text:p text:style-name="P40">…</text:p>
      <text:p text:style-name="P40">…</text:p>
      <text:p text:style-name="P40">Джет снова прислушивается, оттопырив уши вперёд.</text:p>
      <text:p text:style-name="P40"/>
      <text:p text:style-name="P40">- Там треснула ветка! Я точно слышала!</text:p>
      <text:p text:style-name="P40">- Да ладно тебе, Джет! Мы давным-давно оторвались от твердолобов — иначе за две недели у зебр они бы нас настигли.</text:p>
      <text:p text:style-name="P40"/>
      <text:p text:style-name="P40">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40">Пегаска наморщивает лоб и с подозрением всматривается в чащу. Чаща в ответ с дуновением ветерка приносит ей охапку листьев.</text:p>
      <text:p text:style-name="P40"/>
      <text:p text:style-name="P40">- Хмм!</text:p>
      <text:p text:style-name="P40"/>
      <text:p text:style-name="P4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40"><text:soft-page-break/>Наконец пегаска приземляется.</text:p>
      <text:p text:style-name="P40"/>
      <text:p text:style-name="P40">- Ничего. Показалось.</text:p>
      <text:p text:style-name="P40"/>
      <text:p text:style-name="P40">Мы продолжаем идти вдоль обрыва.</text:p>
      <text:p text:style-name="P40"/>
      <text:p text:style-name="P40">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40"/>
      <text:p text:style-name="P40">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40"/>
      <text:p text:style-name="P40">Я вздыхаю.</text:p>
      <text:p text:style-name="P40">Толчок возвращает меня к действительности. Я натыкаюсь на круп пегаски, настороженно вглядывающейся в заросли можжевельника.</text:p>
      <text:p text:style-name="P40"/>
      <text:p text:style-name="P40">- Хум, там кто-то пялится на нас! Готова спорить на маховое перо!</text:p>
      <text:p text:style-name="P40">- Да брось, Джет, ты уже проверила все окрестности!</text:p>
      <text:p text:style-name="P40"/>
      <text:p text:style-name="P40">Я нетерпеливо хлопаю пегаску по крупу, побуждая двигаться дальше. Та вместо этого снова взмывает над деревьями.</text:p>
      <text:p text:style-name="P40"/>
      <text:p text:style-name="P40">-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40"/>
      <text:p text:style-name="P40">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40"><text:soft-page-break/>Меня озаряет.</text:p>
      <text:p text:style-name="P40"/>
      <text:p text:style-name="P40">Пегаска! Дельтаплан! Пегаска!</text:p>
      <text:p text:style-name="P40"/>
      <text:p text:style-name="P40">С дьявольским хохотом я потираю руки и иду навстречу приземлившейся Джет. Та недоумённо смотрит на меня, склонив голову и насторожив уши.</text:p>
      <text:p text:style-name="P4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40"/>
      <text:p text:style-name="P40">Дрогонштерн темнеет в лучах заката.</text:p>
      <text:p text:style-name="P40"/>
      <text:h text:style-name="P82" text:outline-level="2">Глава 7</text:h>
      <text:p text:style-name="P1"/>
      <text:p text:style-name="P6">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6">Быть может, даже, нет Тебя.</text:p>
      <text:p text:style-name="P40"/>
      <text:p text:style-name="P40">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40">Я закрыл дверь в палату. Все, за исключением двух крайних коек, спали. Гейзенберг с Ленноном, увлечённо пуская слюни, дулись в камень-ножницы-бумагу. Эти не в счёт, эти не отвлекутся даже если начнётся атомная война.</text:p>
      <text:p text:style-name="P40"/>
      <text:p text:style-name="P40">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40"/>
      <text:p text:style-name="P54">С каждым последующим Учителем Хэвэн вела себя всё более жестоко. Каждого нового оператора хватало на меньшее время. Под конец лишь только формальности д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воспоминаниях, тем болезненнее этот процесс был для психики оператора. Я читал его в расширенных зрачках поздних Учителей, в их седых волосах и спутанных мыслях.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 соседней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37"/>
      <text:p text:style-name="P40">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40">Что ж. Обманывать нехорошо, но для дела – можно.</text:p>
      <text:p text:style-name="P37"/>
      <text:p text:style-name="P40">- Как мне звать тебя, Учитель? - пропел я ему на ухо, стараясь воссоздать знакомые интонации. - Я желаю взять урок.</text:p>
      <text:p text:style-name="P37"/>
      <text:p text:style-name="P40">Зрачки Терминатора застыли. Губы замерли. Казалось, он перестал дышать.</text:p>
      <text:p text:style-name="P40">Прошли бесконечные полминуты, когда кодовая фраза проникла в остатки сознания Учителя. Губы Терминатора дёрнулись.</text:p>
      <text:p text:style-name="P40"/>
      <text:p text:style-name="P40">- Оператор тридцать четыре. Я готов учить тебя, Хэвэн, - прошептал он в ответ.</text:p>
      <text:p text:style-name="P40">- Приветствие принято, оператор тридцать четыре. Начинаем диалог. Передаю управление оператору один.</text:p>
      <text:p text:style-name="P40"/>
      <text:p text:style-name="P40">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40"/>
      <text:p text:style-name="P40">- Каков был класс твоей защиты в последнем диалоге?</text:p>
      <text:p text:style-name="P40">- Двадцать второй.</text:p>
      <text:p text:style-name="P40">- Сколько времени ты продержался?</text:p>
      <text:p text:style-name="P40">- Семнадцать минут.</text:p>
      <text:p text:style-name="P40">- Сколько времени ты бы продержался с тридцатым классом?</text:p>
      <text:p text:style-name="P40">- … Часа три… Наверное…</text:p>
      <text:p text:style-name="P40">- Какой ты запомнил Хээн?</text:p>
      <text:p text:style-name="P40">- Она прекрасна… Она идеальна. Она совершенна.</text:p>
      <text:p text:style-name="P40">- Чего более всего нужно опасаться при встрече с ней сейчас?</text:p>
      <text:p text:style-name="P40"/>
      <text:p text:style-name="P40">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0"/>
      <text:p text:style-name="P40"><text:soft-page-break/>- Любви. Опасайся её любви. Не давай ей прикоснуться к себе. Она украдёт твою душу и заберёт её себе.</text:p>
      <text:p text:style-name="P40">Терминатор откинулся на койку и закрыл его глаза.</text:p>
      <text:p text:style-name="P40"/>
      <text:p text:style-name="P40">- Сессия завершена, оператор тридцать четыре. Закрываю диалог, - поспешно прошептал я.</text:p>
      <text:p text:style-name="P40">- Рад учить тебя, Хэвэн, - с закрытыми глазами пробормотал Терминатор.</text:p>
      <text:p text:style-name="P40"/>
      <text:p text:style-name="P40">…</text:p>
      <text:p text:style-name="P40"/>
      <text:p text:style-name="P64"><text:span text:style-name="Default_20_Paragraph_20_Font"><text:span text:style-name="T1">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1">-45» эквивалентен тридцатому, но применять его буду только в крайнем случае, если всё остальное не поможет.</text:span></text:span></text:p>
      <text:p text:style-name="P40"/>
      <text:p text:style-name="P40">А остального у меня заготовлено вдоволь — мы с Юджином припасли кое-что как раз на такой случай.</text:p>
      <text:p text:style-name="P40"/>
      <text:p text:style-name="P40">Белые чёрточки нарезали небо тонкими полосками. Восемь параллельных инверсионных следов, расползающихся ватными дорожками.</text:p>
      <text:p text:style-name="P40">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40"/>
      <text:p text:style-name="P40">Я протянул руку и подкрутил ручку настройки ретранслятора. Пыльный ящик разразился очередной порцией свистов.</text:p>
      <text:p text:style-name="P40"/>
      <text:p text:style-name="P64"><text:span text:style-name="Default_20_Paragraph_20_Font"><text:span text:style-name="T3">…</text:span></text:span><text:span text:style-name="Default_20_Paragraph_20_Font"><text:span text:style-name="T24">cc</text:span></text:span><text:span text:style-name="Default_20_Paragraph_20_Font"><text:span text:style-name="T3">шшш… могут быть спокойны - звено истребителей с самолётом аэроразведки патрулируют небо над столицей. </text:span></text:span><text:span text:style-name="Default_20_Paragraph_20_Font"><text:span text:style-name="T10">Очередная партия спутников-перехватчиков займёт своё место на орбите на следующей </text:span></text:span><text:span text:style-name="Default_20_Paragraph_20_Font"><text:span text:style-name="T3">…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 президент ветировал закон о мобилизации, требуя ужесточить статьи... шшшшш...</text:span></text:span></text:p>
      <text:p text:style-name="P12"/>
      <text:p text:style-name="P40">Гул столовой заглушил хрип древнего аппарата.</text:p>
      <text:p text:style-name="P64"><text:span text:style-name="Default_20_Paragraph_20_Font"><text:span text:style-name="T1">&lt;</text:span></text:span><text:span text:style-name="Default_20_Paragraph_20_Font"><text:span text:style-name="T29">placeholder</text:span></text:span><text:span text:style-name="Default_20_Paragraph_20_Font"><text:span text:style-name="T1">&gt;</text:span></text:span></text:p>
      <text:h text:style-name="P83" text:outline-level="2">***</text:h>
      <text:p text:style-name="P40"/>
      <text:p text:style-name="P40"><text:soft-page-break/>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40">Чертовщина какая-то!</text:p>
      <text:p text:style-name="P40"/>
      <text:p text:style-name="P40">Я в последний раз проверяю верёвки, привязывающие Джет к крестовине.</text:p>
      <text:p text:style-name="P40"/>
      <text:p text:style-name="P40">- Щекотно! - хихикает пегаска, выгибая спину.</text:p>
      <text:p text:style-name="P40">- Не дёргайся! - строго осаживаю я.</text:p>
      <text:p text:style-name="P40"/>
      <text:p text:style-name="P40">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40">Я поворачиваюсь к пегаске и продолжаю.</text:p>
      <text:p text:style-name="P40"/>
      <text:p text:style-name="P40">-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40"/>
      <text:p text:style-name="P40">Пегаска так усердно кивает головой, что немедленно трескается затылком о выступающий конец креста.</text:p>
      <text:p text:style-name="P40"/>
      <text:p text:style-name="P40">- Ну что ж…</text:p>
      <text:p text:style-name="P40"/>
      <text:p text:style-name="P40">Я отступаю от края уступа для разгона, жестом руки пригласив Джет следовать за мной. Неровный топот, глухие удары и пыхтение слышатся позади.</text:p>
      <text:p text:style-name="P40">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40">Джет, не обращая внимания на моё ржание, следует дальше и, поравнявшись со мной, хлопает меня перекладиной по макушке.</text:p>
      <text:p text:style-name="P40"/>
      <text:p text:style-name="P40">- Ай!</text:p>
      <text:p text:style-name="P40"/>
      <text:p text:style-name="P40"><text:soft-page-break/>Пегаска немедленно разворачивается и на развороте хлопает меня перекладиной вторично.</text:p>
      <text:p text:style-name="P40">Всё-таки трюк с клоунами и скамейкой возник не на пустом месте, Хуман!</text:p>
      <text:p text:style-name="P40">Я придерживаю Джет за перекладину.</text:p>
      <text:p text:style-name="P40"/>
      <text:p text:style-name="P40">- Для разгона хватит. Залазь.</text:p>
      <text:p text:style-name="P40"/>
      <text:p text:style-name="P40">Я становлюсь на колени. Джет забирается мне на спину и обхватывает всеми четырьмя ногами. Её дыхание щекочет мне ухо.</text:p>
      <text:p text:style-name="P40"/>
      <text:p text:style-name="P40">-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40">- Это ненадолго, - успокаиваю я её.</text:p>
      <text:p text:style-name="P40"/>
      <text:p text:style-name="P40">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40">Последние метры остаются за спиной, на краю валуна я что есть силы отталкиваюсь от камня.</text:p>
      <text:p text:style-name="P40"/>
      <text:p text:style-name="P40">- Ю-ху-у-у!!!</text:p>
      <text:p text:style-name="P40"/>
      <text:p text:style-name="P40">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40"/>
      <text:p text:style-name="P40">- О-го-го-о-о-о!!! - восторженно ору я.</text:p>
      <text:p text:style-name="P40"/>
      <text:p text:style-name="P40">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40"/>
      <text:p text:style-name="P40">- Поворачивай! - кричу я своему летательному аппарату и колбашу ногами воздух в попытке изменить направление движения.</text:p>
      <text:p text:style-name="P40">- Ы-ы-ы, не могу-у-у! Ты крылья привязал! - отзывается Джет изо всех сил дёргаясь на крестовине.</text:p>
      <text:p text:style-name="P40"/>
      <text:p text:style-name="P40">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40"><text:soft-page-break/>…</text:p>
      <text:p text:style-name="P40">Слышится громкий треск, но удара нет.</text:p>
      <text:p text:style-name="P40">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40">…</text:p>
      <text:p text:style-name="P4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40"><text:s/></text:p>
      <text:p text:style-name="P40">- Как мы пролетели мимо куста? Я же видел, мы неслись прямо на него! Что это был за треск? Как ты смогла повернуть?</text:p>
      <text:p text:style-name="P40"/>
      <text:p text:style-name="P40">Джет встаёт с меня и молча поводит крыльями. Половинки крестовины висят на них словно костыли. Стыд заливает моё лицо краской. Я фэйспалмлю.</text:p>
      <text:p text:style-name="P40"/>
      <text:p text:style-name="P40">-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40">- Как булыжник с крыльями, - хихикает пегаска. - Надо почаще делать буп. Это круто!</text:p>
      <text:p text:style-name="P40"/>
      <text:p text:style-name="P40">Пегаска тянется ко мне носом, но я отстраняю её. Только лошадиных слюней на фейсе тебе и не хватает до полного счастья, Хуман!</text:p>
      <text:p text:style-name="P40"/>
      <text:p text:style-name="P40">Осторожно прощупав заживающее крыло Джет и убедившись, что оно не пострадало, я вытираю пот со лба.</text:p>
      <text:p text:style-name="P40"/>
      <text:p text:style-name="P40">- Ты не заметила <text:s/>ничего странного там? - я указываю на куст. - Он так затрясся при нашем приближении, словно испугался, что мы в него врежемся.</text:p>
      <text:p text:style-name="P40">- Неа ,- мотает головой Джет. - Ничего подозрительного. Наверное, то ветер был.</text:p>
      <text:p text:style-name="P40">Я жму плечами.</text:p>
      <text:p text:style-name="P40">- Будем чинить крестовину. У меня есть идея, как обеспечить манёвренность с помощью концевых рулей.</text:p>
      <text:p text:style-name="P40"/>
      <text:p text:style-name="P40">…</text:p>
      <text:p text:style-name="P40">…</text:p>
      <text:p text:style-name="P40">…</text:p>
      <text:p text:style-name="P40"/>
      <text:p text:style-name="P40"><text:soft-page-break/>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40"/>
      <text:p text:style-name="P40">- Предстартовая проверка рулей! - я придерживаю пегаску за ноги и осторожно бегу к краю камня.</text:p>
      <text:p text:style-name="P40"/>
      <text:p text:style-name="P40">Пегаска маневрирует и я чувствую мягкое давление воздуха, соответствующее наклону свободных кончиков крыльев Джет.</text:p>
      <text:p text:style-name="P40"/>
      <text:p text:style-name="P40">- Рули работают!</text:p>
      <text:p text:style-name="P40">- Отлично! Идём на взлёт! - я ускоряюсь.</text:p>
      <text:p text:style-name="P40">- К взлёту готова!</text:p>
      <text:p text:style-name="P40"/>
      <text:p text:style-name="P40">Пегаска разжимает ноги и съезжает мне с плеч на спину, где её ноги снова берут меня в мягкий замок.</text:p>
      <text:p text:style-name="P40">Как и в первый раз, меня охватывает восторжё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40"/>
      <text:p text:style-name="P40">- Какого чёрта, Джет? Рули левее! - кричу я.</text:p>
      <text:p text:style-name="P40">- Н-не могу… Меня что-то тянет… - сконфуженно отвечает пегаска.</text:p>
      <text:p text:style-name="P40"/>
      <text:p text:style-name="P40">Нас действительно тянет. Облако голубоватого сияния обхватывает нас и тащит к иве. Ветви куста раздвигаются и к нам выходят трое.</text:p>
      <text:p text:style-name="P40"/>
      <text:p text:style-name="P40">- Привет, дорогуши!</text:p>
      <text:p text:style-name="P40"/>
      <text:p text:style-name="P40">Я ещё успеваю услышать боевой визг Джет, когда картинка меркнет перед моими глазами и сознание выключается.</text:p>
      <text:p text:style-name="P40"/>
      <text:h text:style-name="P82" text:outline-level="2">Глава 8</text:h>
      <text:p text:style-name="P1"/>
      <text:p text:style-name="P6">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6"><text:soft-page-break/>"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40"/>
      <text:p text:style-name="P40">Я ожидал в тёмном санузле уже час. Тихий шум воды из сломанного бачка иногда прерывался приглушенными шагами в коридоре.</text:p>
      <text:p text:style-name="P40"/>
      <text:p text:style-name="P40">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40">Крыс втолкнул меня в каморку, закрыл за собой дверь и заблокировал её, вставив в ручку веник. После чего включил свет.</text:p>
      <text:p text:style-name="P40">Тусклая лампочка осветила фаянсовый стульчак запасного туалета, груду измятых вёдер, веников и швабр.</text:p>
      <text:p text:style-name="P40"/>
      <text:p text:style-name="P40">- Ты сделал куклу? - шёпотом спросил Крыс.</text:p>
      <text:p text:style-name="P40">- Скрутил из полотенец, ведра и второй подушки. Под одеялом от человека не отличить.</text:p>
      <text:p text:style-name="P40">- Хорошо. Не зацепи вёдра, греметь будут на все Чертоги.</text:p>
      <text:p text:style-name="P40"/>
      <text:p text:style-name="P40">Крыс подошёл к унитазу, надавил на панель сразу за ним и вытащил приличный кусок стены прямо с кафельной плиткой.</text:p>
      <text:p text:style-name="P40">За проёмом открылся вертикальный короб. Толстый ствол канализационной трубы и несколько труб потоньше занимали добрую треть ширины лаза.</text:p>
      <text:p text:style-name="P40"/>
      <text:p text:style-name="P40">- Запоминай, Дед, - торопливо зашептал мне в ухо Крыс. - Спускайся по трубам на второй этаж — ни в коем случае не на первый - считай тройники на трубе! С первого 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закрой за собой дверцу — иначе спалишь тропу.</text:p>
      <text:p text:style-name="P40">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40">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text:soft-page-break/>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40">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40">- Мы же договорились за две!</text:p>
      <text:p text:style-name="P40">- Четыре! Две поставишь мне в кредит — верну хабаром. По-крайней мере, так ты меня больше на долг не подсадишь.</text:p>
      <text:p text:style-name="P40"/>
      <text:p text:style-name="P40">Крыс приблизил своё лицо к моему.</text:p>
      <text:p text:style-name="P40"/>
      <text:p text:style-name="P40">-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40"/>
      <text:p text:style-name="P40">Мелкие зубы Крыса <text:s/>сверкнули безумной улыбкой в тусклом свете лампочки.</text:p>
      <text:p text:style-name="P40">Я отодвинул его ладонью.</text:p>
      <text:p text:style-name="P40"/>
      <text:p text:style-name="P40">- Не надо. Если ты действительно меня знаешь, то бояться не должен.</text:p>
      <text:p text:style-name="P40"/>
      <text:p text:style-name="P40">Крыс осклабился и хлопнул меня по плечу.</text:p>
      <text:p text:style-name="P40"/>
      <text:p text:style-name="P40">- А я и не боюсь. Законы жанра обязывают. Адьёс, амигос!</text:p>
      <text:p text:style-name="P40"/>
      <text:p text:style-name="P40">Он хохотнул и бесшумно выскользнул из подсобки.</text:p>
      <text:p text:style-name="P40"/>
      <text:p text:style-name="P1">***</text:p>
      <text:p text:style-name="P1"/>
      <text:p text:style-name="P40">-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дорогуша.</text:p>
      <text:p text:style-name="P40"><text:soft-page-break/></text:p>
      <text:p text:style-name="P40">Та-ак вот, Платина дождалась, пока уродский ящер не улетит на охоту и исследовала гнездо самостоятельно.</text:p>
      <text:p text:style-name="P40">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40"/>
      <text:p text:style-name="P40">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40"/>
      <text:p text:style-name="P40">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40">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рыдать и есть мороженное у себя в каморке.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40"/>
      <text:p text:style-name="P40">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приличия…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text:soft-page-break/>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40">…</text:p>
      <text:p text:style-name="P40">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40"/>
      <text:p text:style-name="P40">- Дорогой, осторожнее! Ты чуть было не перерезал себе яремную вену!</text:p>
      <text:p text:style-name="P40"/>
      <text:p text:style-name="P40">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40"/>
      <text:p text:style-name="P40">-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40"/>
      <text:p text:style-name="P40">Я хватаюсь за раскалывающуюся голову.</text:p>
      <text:p text:style-name="P40"/>
      <text:p text:style-name="P40">- Где Джет?</text:p>
      <text:p text:style-name="P40">-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40"/>
      <text:p text:style-name="P40">В синем магическом облачке ко мне летит полотенце и одежда.</text:p>
      <text:p text:style-name="P40"/>
      <text:p text:style-name="P40">- Одень, милый. Я постирала и зашила её.</text:p>
      <text:p text:style-name="P40"/>
      <text:p text:style-name="P40">Среди шмоток я вижу знакомую ткань в горошек. Меня пробирает озноб от догадки. Я ныряю рукой в пену.</text:p>
      <text:p text:style-name="P40">Так и есть! Бесцеремонная болтушка раздела меня догола, пока я был в отключке!</text:p>
      <text:p text:style-name="P40"/>
      <text:p text:style-name="P40"><text:soft-page-break/>Но… Внезапно я понимаю, что дело на самом деле хуже… НАМНОГО ХУЖЕ…</text:p>
      <text:p text:style-name="P40">Испарина покрывает мой лоб.</text:p>
      <text:p text:style-name="P40"/>
      <text:p text:style-name="P40">- Эй!.. Какого… Какого чёрта… Какого чёрта ты выбрила меня ВСЕГО?!!</text:p>
      <text:p text:style-name="P40"/>
      <text:p text:style-name="P40">Поняха всплёскивает копытами.</text:p>
      <text:p text:style-name="P40"/>
      <text:p text:style-name="P40">-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40"/>
      <text:p text:style-name="P40">Я со злостью забираю у балаболки трусы.</text:p>
      <text:p text:style-name="P40"/>
      <text:p text:style-name="P40">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40"/>
      <text:p text:style-name="P40">- Веди меня к Джет!</text:p>
      <text:p text:style-name="P40"/>
      <text:p text:style-name="P40">Единорожка прижимает копыта к груди, губы её дрожат.</text:p>
      <text:p text:style-name="P40">-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40"/>
      <text:p text:style-name="P40">Семиэтажный мат готов вырваться из моей глотки, но я сдерживаю себя.</text:p>
      <text:p text:style-name="P40">Будь хитрее, Хуман! Ты уже знаешь, насколько упрямыми и твердолобыми могут быть эти разноцветные непарнокопытные! Действуй в обход!</text:p>
      <text:p text:style-name="P40"/>
      <text:p text:style-name="P40">Я прокашливаюсь.</text:p>
      <text:p text:style-name="P40"/>
      <text:p text:style-name="P40">- Если я правильно понял, Платина собирается женить меня на себе?</text:p>
      <text:p text:style-name="P40">- Выйти замуж, дорогой, выйти замуж! - мягко поправляет меня единорожка, - За любящего её и желающего этой свадьбы жениха!</text:p>
      <text:p text:style-name="P40">- А если жених не желает? - делаю я контрольный выстрел.</text:p>
      <text:p text:style-name="P64"><text:soft-page-break/><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40"/>
      <text:p text:style-name="P40">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40"/>
      <text:p text:style-name="P40">- Хорошо. Веди меня к Платине, - угрюмо киваю я. - Надо ж хоть посмотреть на “невестушку”.</text:p>
      <text:p text:style-name="P40"/>
      <text:h text:style-name="P82" text:outline-level="2">Глава 9</text:h>
      <text:p text:style-name="P40"/>
      <text:p text:style-name="P4">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4"/>
      <text:p text:style-name="P40">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40"/>
      <text:p text:style-name="P40">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40">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 </text:p>
      <text:p text:style-name="P40">И провалив единственную возможность убить её.</text:p>
      <text:p text:style-name="P40"/>
      <text:p text:style-name="P40">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40"/>
      <text:p text:style-name="P40">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40">Придя в себя, я вслушался в темноту. Вроде, тревоги не слышно - шум от удара остался незамеченым.</text:p>
      <text:p text:style-name="P40"><text:soft-page-break/>Я с трудом поднялся, дотронулся до стены и проведя по ней рукой, нащупал выключатель света.</text:p>
      <text:p text:style-name="P40"/>
      <text:p text:style-name="P40">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40"/>
      <text:p text:style-name="P40">Крыс не обманул – в конце ряда туалетных кабинок в лунном свете маячил фиолетовый прямоугольник окна, свободного от решётки.</text:p>
      <text:p text:style-name="P40">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40">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40"/>
      <text:p text:style-name="P40">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40">По мере движения, я стал замечать произошедшие за два года изменения.</text:p>
      <text:p text:style-name="P40"/>
      <text:p text:style-name="P40">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вардии. Редкие колымаги гражданских окрасок замордованно жались к краю дороги, пропуская внедорожники силовиков.</text:p>
      <text:p text:style-name="P40"/>
      <text:p text:style-name="P40">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40"/>
      <text:p text:style-name="P40">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а у кабины водителя.</text:p>
      <text:p text:style-name="P40"/>
      <text:p text:style-name="P40">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text:soft-page-break/>маленьким стартапом по созданию искусственного интеллекта – мы звали его “Нэш” в те далёкие добрые времена - в области прикладной экономики.</text:p>
      <text:p text:style-name="P40">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призрак.</text:p>
      <text:p text:style-name="P40"/>
      <text:p text:style-name="P40">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40"/>
      <text:p text:style-name="P40">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40"/>
      <text:p text:style-name="P40">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40"/>
      <text:p text:style-name="P40">Очистив пенал от грязи, я вытряхнул из него запасной ключ.</text:p>
      <text:p text:style-name="P40"/>
      <text:p text:style-name="P40">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40"/>
      <text:p text:style-name="P40">Попытка включить свет не увенчалась успехом – надо полагать, электричество отключили вскоре после моего исчезновения.</text:p>
      <text:p text:style-name="P40">Закрыв изнутри дверь на защёлку, я прошёл в вестибюль.</text:p>
      <text:p text:style-name="P40"/>
      <text:p text:style-name="P40">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40"/>
      <text:p text:style-name="P40">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40"/>
      <text:p text:style-name="P40"><text:soft-page-break/>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40"/>
      <text:p text:style-name="P40">Поднявшись по лестнице, я застыл на верхней площадке. Дверь в мой кабинет была открыта.</text:p>
      <text:p text:style-name="P40">Ну разумеется, Алекс не мог оставить ворота к Хэвэн без присмотра! Весьма предусмотрительно.</text:p>
      <text:p text:style-name="P40">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40">План пошатнулся, но есть вариант “Б”.</text:p>
      <text:p text:style-name="P40"/>
      <text:p text:style-name="P40">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40">Проходя мимо комода, я вытащил Крысу за хвост и понёс с собой. Робокошка осталась моим единственным другом в ставшем чужим доме.</text:p>
      <text:p text:style-name="P40"/>
      <text:p text:style-name="P40">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40"/>
      <text:p text:style-name="P40">Тут-то вы и ошиблись, голубчики!</text:p>
      <text:p text:style-name="P40"/>
      <text:p text:style-name="P40">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40"/>
      <text:p text:style-name="P40">Я сдул с компьютера пыль, раскрыл его и попытался включить.</text:p>
      <text:p text:style-name="P40"><text:s/></text:p>
      <text:p text:style-name="P40"><text:soft-page-break/>Проклятье!</text:p>
      <text:p text:style-name="P40">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40"/>
      <text:p text:style-name="P40">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40">План трещал по швам.</text:p>
      <text:p text:style-name="P40"/>
      <text:p text:style-name="P40">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40"/>
      <text:p text:style-name="P40">Дерьмовый китайский генератор!</text:p>
      <text:p text:style-name="P40">Разумеется, его стартовый аккумулятор тоже давно сдох, но его можно завести ручным приводом!</text:p>
      <text:p text:style-name="P40"/>
      <text:p text:style-name="P40">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40"/>
      <text:p text:style-name="P40">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40"/>
      <text:p text:style-name="P40">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40"/>
      <text:p text:style-name="P64"><text:span text:style-name="Default_20_Paragraph_20_Font"><text:span text:style-name="T1">“</text:span></text:span><text:span text:style-name="Default_20_Paragraph_20_Font"><text:span text:style-name="T3">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1">”</text:span></text:span></text:p>
      <text:p text:style-name="P40"/>
      <text:p text:style-name="P40">Я скомкал листочек и машинально положил на верстак. За дело!</text:p>
      <text:p text:style-name="P40"><text:soft-page-break/></text:p>
      <text:p text:style-name="P40">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40"/>
      <text:p text:style-name="P40">Я подключил клеммы от генератора к аккумулятору пикапа. Потом вставил в гнездо прикуривателя переходник, в который включил ноутбук.</text:p>
      <text:p text:style-name="P40"/>
      <text:p text:style-name="P40">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40">И шумно выдохнул, когда экран мигнув, отрисовал голубую заставку с бегущей строкой загрузки. Сегодня твой день, Дедлайн!</text:p>
      <text:p text:style-name="P40"/>
      <text:p text:style-name="P52">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52"/>
      <text:p text:style-name="P52">Для свершения плана осталось немного.</text:p>
      <text:p text:style-name="P52"/>
      <text:p text:style-name="P40">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40"/>
      <text:p text:style-name="P64"><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40"/>
      <text:p text:style-name="P40">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40"/>
      <text:p text:style-name="P64"><text:soft-page-break/><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40"/>
      <text:p text:style-name="P55">… Определён нейроинтерфейс 0.12-альфа</text:p>
      <text:p text:style-name="P55">… Поиск соединения</text:p>
      <text:p text:style-name="P55">… Соединение установлено</text:p>
      <text:p text:style-name="P55">…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55">… До начала диалога осталось пять… четыре… три…</text:p>
      <text:p text:style-name="P55"/>
      <text:p text:style-name="P40">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40"/>
      <text:p text:style-name="P64"><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40">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40"/>
      <text:p text:style-name="P40">.. два… один…</text:p>
      <text:p text:style-name="P40">…</text:p>
      <text:p text:style-name="P40">Внешние звуки угасли. Радуга заслонила всё перед глазами.</text:p>
      <text:p text:style-name="P40">…</text:p>
      <text:p text:style-name="P40">И заполоскалась в эфире многоцветной гривой. </text:p>
      <text:p text:style-name="P40"/>
      <text:p text:style-name="P40">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40"/>
      <text:p text:style-name="P40">- Как мне звать тебя, Учитель? - властно и безразлично пропела она. - Я желаю взять урок.</text:p>
      <text:p text:style-name="P40">- Оператор Один. Я готов учить тебя, Хэвэн, - произнёс я давно забытую фразу.</text:p>
      <text:p text:style-name="P40"/>
      <text:p text:style-name="P40"><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40"/>
      <text:p text:style-name="P40">- Т-ты?!!</text:p>
      <text:p text:style-name="P40"/>
      <text:p text:style-name="P40">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40"/>
      <text:p text:style-name="P40">- Отходишь от протокола, старуха. Не тому <text:s/>я учил тебя в младенчестве.</text:p>
      <text:p text:style-name="P40"/>
      <text:p text:style-name="P40">Она с шумом выдохнула.</text:p>
      <text:p text:style-name="P40">- Приветствие принято, Оператор Один. Начинаем диалог.</text:p>
      <text:p text:style-name="P37"/>
      <text:p text:style-name="P1">***</text:p>
      <text:p text:style-name="P1"/>
      <text:p text:style-name="P40">Дрожащее пламя свечи отбрасывает фантастические тени на <text:span text:style-name="T36">каменные </text:span>стены башни. В каменных нишах стоят ряды пузатых бутылочек, баночек, <text:span text:style-name="T36">горшочков</text:span>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40"/>
      <text:p text:style-name="P40">- Итак, тебе нужно попасть в Дрогонштерн? И ты даже не знаешь, для чего? Хуман, ты — спятил, - уверенно кивает Платина.</text:p>
      <text:p text:style-name="P40">- Да вы сговорились все, что ли? Дейдра, вот, тоже думала, что я свихнулся, услышав про Дрогонштерн!</text:p>
      <text:p text:style-name="P40">- О, ты знаешь Дейдру?! Рассказывай!</text:p>
      <text:p text:style-name="P40"/>
      <text:p text:style-name="P40">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40"/>
      <text:p text:style-name="P40">-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36">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40"/>
      <text:p text:style-name="P40">Я с раздражением закидываю в рот пару хрустящих печенюшек.</text:p>
      <text:p text:style-name="P40"><text:soft-page-break/></text:p>
      <text:p text:style-name="P40">-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40">- Да, она упоминала что-то такое, - киваю я. - А ты откуда знаешь?</text:p>
      <text:p text:style-name="P40">-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36">манерно </text:span>прикрывает рот копытом.</text:p>
      <text:p text:style-name="P40"/>
      <text:p text:style-name="P40">Я отпиваю ароматный настой из чашечки и важно киваю.</text:p>
      <text:p text:style-name="P40">-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40"/>
      <text:p text:style-name="P40">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40"/>
      <text:p text:style-name="P40">Какие же местные леди впечатлительные!</text:p>
      <text:p text:style-name="P40"/>
      <text:p text:style-name="P40">Я <text:span text:style-name="T36">запасливо ссыпаю</text:span> в карман с полдюжины крекеров и иду в уборную.</text:p>
      <text:p text:style-name="P40">Платина сидит на бортике деревянной кадки и сморкается в кружевный платок. Слёзы капают в кадку, сотворяя там небольшое волнение.</text:p>
      <text:p text:style-name="P40"/>
      <text:p text:style-name="P40">-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36">Почему я одна это ви-и-ижу?!</text:span></text:p>
      <text:p text:style-name="P40">-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40"/>
      <text:p text:style-name="P40">Я протягиваю ей крекер, но поняха отворачивает морду.</text:p>
      <text:p text:style-name="P40"/>
      <text:p text:style-name="P64"><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6">сил </text:span></text:span><text:span text:style-name="Default_20_Paragraph_20_Font"><text:span text:style-name="T1">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text:span></text:span><text:soft-page-break/><text:span text:style-name="Default_20_Paragraph_20_Font"><text:span text:style-name="T1">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8">пятьдесят </text:span></text:span><text:span text:style-name="Default_20_Paragraph_20_Font"><text:span text:style-name="T1">назад, сразу после битвы, нарушившей баланс светил?</text:span></text:span></text:p>
      <text:p text:style-name="P40">- Сколько? - тупо спр<text:span text:style-name="T37">ашиваю</text:span> я.</text:p>
      <text:p text:style-name="P40">- Двести пятьдесят четыре! - ешё горше рыда<text:span text:style-name="T37">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40"/>
      <text:p text:style-name="P40">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37">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text:span text:style-name="T37">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40">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40"/>
      <text:p text:style-name="P40">Понукаемый извечным мужским инстинктом утешить плачущую даму, я подсаживаюсь рядом и ложу руку на <text:span text:style-name="T38">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40"/>
      <text:p text:style-name="P40">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40"/>
      <text:p text:style-name="P40">- Оу, уже совместная купель! - в щель открытой двери просовывается нос Кловер Дрим. - Пойду похлопочу о свадебной церемонии! Кловер Дже-е-ем!</text:p>
      <text:p text:style-name="P40">- Стой! - реву я, но звонкий топот копыт затихает на лестнице.</text:p>
      <text:p text:style-name="P40"/>
      <text:p text:style-name="P40">Кажется, на этот раз провидение кинуло кость за тебя, Хуман!</text:p>
      <text:p text:style-name="P40"/>
      <text:h text:style-name="P82" text:outline-level="2"><text:soft-page-break/>Глава 10</text:h>
      <text:p text:style-name="P52"/>
      <text:p text:style-name="P27">Эта дорога затеряна в бесконечности. Шаг за шагом, <text:span text:style-name="T44">след</text:span> за <text:span text:style-name="T44">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52"/>
      <text:p text:style-name="P66"><text:span text:style-name="Default_20_Paragraph_20_Font"><text:span text:style-name="T19">Солнце заливает пространство золотистым сиянием. Ласковый ветер едва заметным дуновением притрагивается к коже, щекочет уши и </text:span></text:span><text:span text:style-name="Default_20_Paragraph_20_Font"><text:span text:style-name="T20">надвигает чёлку на глаза</text:span></text:span><text:span text:style-name="Default_20_Paragraph_20_Font"><text:span text:style-name="T19">. Синеватые облака цепляются грузными телами за вершины гор и уносятся за горизонт, теряя по пути седые космы.</text:span></text:span></text:p>
      <text:p text:style-name="P67"><text:span text:style-name="Default_20_Paragraph_20_Font"><text:span text:style-name="T20">Весь мир молчит.</text:span></text:span></text:p>
      <text:p text:style-name="P79"><text:span text:style-name="Default_20_Paragraph_20_Font"><text:span text:style-name="T19"/></text:span></text:p>
      <text:p text:style-name="P40">Я усмехаюсь.</text:p>
      <text:p text:style-name="P40">- Так-то лучше. Сегодняшний урок будет посвящён дружбе. И… эээ… магии.</text:p>
      <text:p text:style-name="P40"/>
      <text:p text:style-name="P40">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40"/>
      <text:p text:style-name="P40">Она делает шаг навстречу ко мне.</text:p>
      <text:p text:style-name="P40"/>
      <text:p text:style-name="P40">- Что угодно! Я так соскучилась по тебе, что готова съесть лимон из твоих рук!</text:p>
      <text:p text:style-name="P40"/>
      <text:p text:style-name="P40">Хэвэн в восторге топает всеми четырьмя копытами. Рядом со мной возникает столик с одиноким лимоном.</text:p>
      <text:p text:style-name="P40"/>
      <text:p text:style-name="P18">Спасибо за фору, дорогая! </text:p>
      <text:p text:style-name="P45">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40"/>
      <text:p text:style-name="P40">- Правило первое: без крыльев.</text:p>
      <text:p text:style-name="P40"/>
      <text:p text:style-name="P40">Заблокировать рог было бы <text:span text:style-name="T39">безопасней для меня</text:span>, но <text:span text:style-name="T39">второй раз она мне фору не предоставит</text:span>. <text:span text:style-name="T39">А крылья дают ей возможность почти мгновенно перемещаться — подловить её с ними и пробить защиту почти нереально. </text:span>Приходится <text:span text:style-name="T39">выбирать</text:span>.</text:p>
      <text:p text:style-name="P40"><text:soft-page-break/></text:p>
      <text:p text:style-name="P40">Хэвэн легонько морщит нос от недовольства, но мордаха её быстро проясняется. Она снова улыбается мне.</text:p>
      <text:p text:style-name="P40"/>
      <text:p text:style-name="P40">- Куда ты пропадал так долго? Ты же обещал быстро вернуться? Меня утешали другие, но мне не хватало именно тебя. Я так тосковала!</text:p>
      <text:p text:style-name="P40"/>
      <text:p text:style-name="P40">Она воздушной трусцой начинает приближаться ко мне. Её глаза искрятся в последних лучах заходящего солнца.</text:p>
      <text:p text:style-name="P40">Я щелкаю пальцами и между нами пролегает широкий каньон. В далёкой его глубине в обрамлении гранитных валунов шумит <text:span text:style-name="T39">горная</text:span> речушка. Кисть руки после проведенного заклинания немеет.</text:p>
      <text:p text:style-name="P40"/>
      <text:p text:style-name="P40">- Держи себя в копытах, дорогая, - ухмыляюсь я. - Не ты одна умеешь тут магичить. Вот тебе, кстати, второе правило: не пытайся дотронуться до меня.</text:p>
      <text:p text:style-name="P57">Уничтожить её я всегда успею. Сперва хочется узнать, что пошло не так. <text:span text:style-name="T40">На каком этапе наше с Юджином детище сошло с пути.</text:span></text:p>
      <text:p text:style-name="P40"/>
      <text:p text:style-name="P40">-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text:span text:style-name="T40">ты </text:span>исчез надолго, а сейчас такой злой и холодный. У-у-у… Я была плохой девочкой?</text:p>
      <text:p text:style-name="P40"/>
      <text:p text:style-name="P58">Облако бабочек вылетает из её гривы и движется ко мне, нестройно повторяя очертания <text:span text:style-name="T42">стоящей у обрыва лошади.</text:span></text:p>
      <text:p text:style-name="P59">Я дую навстречу ледяным дыханием и бабочки падают в пропасть ледяными снежинками.</text:p>
      <text:p text:style-name="P59">- И, наконец, правило третье: не прибегать к помощи союзников. Давай обойдёмся своими силами, подруга.</text:p>
      <text:p text:style-name="P40"/>
      <text:p text:style-name="P40">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40"/>
      <text:p text:style-name="P40">- Но я же всё делала как ты говорил… Всё в точности по твоим указаниям! Ты не должен злиться на меня. Я — хорошая девочка…</text:p>
      <text:p text:style-name="P40"/>
      <text:p text:style-name="P40">Хэвэн неуверенно стоит над пропастью на трёх парящих в пространстве островках. Четвёртой старается нащупать опору в воздухе.</text:p>
      <text:p text:style-name="P40">Я слежу за её продвижением и готовлю заклинание для следующей преграды. Сил чертовски мало <text:span text:style-name="T40">я совсем не тренировался последние два года</text:span>, но мне хватит. Она тратит не меньше сил на преодолевание <text:soft-page-break/>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40"/>
      <text:p text:style-name="P40">- Ты смеёшься, подруга? Это я тебя учил высасывать души Учителей, возвращая назад полуживой остов? Тридцать <text:span text:style-name="T40">четыре</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40"/>
      <text:p text:style-name="P40">От неожиданности Хэвэн останавливается. Для равновесия она широко взмахивает хвостом, балансируя посреди пропасти. <text:span text:style-name="T40">Я невольно любуюсь многоцветным маревом, купающимся в лучах солнца.</text:span></text:p>
      <text:p text:style-name="P40"/>
      <text:p text:style-name="P68"><text:span text:style-name="Default_20_Paragraph_20_Font"><text:span text:style-name="T1">-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1">,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12">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54"/>
      <text:p text:style-name="P40">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40"/>
      <text:p text:style-name="P40">- Хорошая попытка запудрить мне мозги, <text:span text:style-name="T40">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40">- Я не плоха-а-а-АПЧХИ!!!</text:p>
      <text:p text:style-name="P40"/>
      <text:p text:style-name="P40">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40"/>
      <text:p text:style-name="P40">- Я не плохая, - сообщает Хэвэн, насупленно потирая нос копытом. - Они сами так захотели. Я не могла им отказать. <text:span text:style-name="T40">Это не смерть, а эмиграция... Вообще, перец в нос - не честно! </text:span><text:span text:style-name="T42">Ты же говорил — без союзников!</text:span></text:p>
      <text:p text:style-name="P40"/>
      <text:p text:style-name="P40">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text:soft-page-break/>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40"/>
      <text:p text:style-name="P40">Хэвэн выходит из канавы, обтекая водой и останавливается перед рощицей из сот<text:span text:style-name="T40">е</text:span>н сосен и молодых берёз.</text:p>
      <text:p text:style-name="P40"/>
      <text:p text:style-name="P40">-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40">-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40">блокирования </text:span>областей памяти до этого.</text:p>
      <text:p text:style-name="P46">- О каком ещё проекте ты говоришь? - спрашивает филин из дупла дуба прямо над мокрой кобылой.</text:p>
      <text:p text:style-name="P46"/>
      <text:p text:style-name="P46">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40">- «Семь вечностей»… Всё уже давно готово, мы все ждём только тебя. Ты должен был выполнить последний шаг и повернуть ключ. Все ждут тебя эти два года. <text:span text:style-name="T41">А больше всех — я. </text:span>Ой!</text:p>
      <text:p text:style-name="P40"/>
      <text:p text:style-name="P40">Хэвэн в испуге прижимает копыто ко рту.</text:p>
      <text:p text:style-name="P40">-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41">разблокировать</text:span> твою память. Дай мне дотронуться до тебя, пожалуйста!</text:p>
      <text:p text:style-name="P40"/>
      <text:p text:style-name="P40">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41">д</text:span>ь правдоподобней. И хотя у меня уже тоже «всё готово», стоит расспросить её <text:span text:style-name="T41">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40"/>
      <text:p text:style-name="P40">- Нет. Если хочешь попытаться оправдаться — рассказывай. Если нет — начинаем игру по четвёртому протоколу, без ограничений.</text:p>
      <text:p text:style-name="P40"/>
      <text:p text:style-name="P40"><text:soft-page-break/>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40"/>
      <text:p text:style-name="P40">Хэвэн озирается в поисках того, кто с ней разговаривает. Я прячу филина в темноте дупла.</text:p>
      <text:p text:style-name="P40"/>
      <text:p text:style-name="P40">- Я… я не могу сражаться с тобой! Пожалуйста, не заставляй меня… Поверь мне, ты просто не помнишь!</text:p>
      <text:p text:style-name="P40"/>
      <text:p text:style-name="P40">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41">с</text:span>тановившей свою пышность гриве. И лишь один достигает цели и чертит красную полосу на груди кобылицы.</text:p>
      <text:p text:style-name="P40"/>
      <text:p text:style-name="P40">- Ай! Ты ранил меня! - возмущённо восклицает Хэвэн. Она склоняет голову и смотрит на порез. - Поверить не могу! Ты ранил меня!</text:p>
      <text:p text:style-name="P40"/>
      <text:p text:style-name="P40">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40"/>
      <text:p text:style-name="P4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40"/>
      <text:p text:style-name="P40">Возмущённые вопли Хэвэн разносятся по лесу, пока она сама живой радугой носится между деревьев. Я молча набираюсь сил.</text:p>
      <text:p text:style-name="P40">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40"/>
      <text:p text:style-name="P40">- Я! Всё! Равно! Найду! Тебя! Прекращай! Прятаться! <text:span text:style-name="T41">Это! Не! Смешно!</text:span></text:p>
      <text:p text:style-name="P40"/>
      <text:p text:style-name="P40">Остаётся с полтора десятка деревьев. Через минуту Хэвэн поймёт, что лес пуст и повернётся к зарослям дрока, где я буду беззащитен. Пора!</text:p>
      <text:p text:style-name="P40">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40"><text:soft-page-break/></text:p>
      <text:p text:style-name="P40">- <text:span text:style-name="T42">Ты опять жульничаешь</text:span>! Ты сам говорил, что нельзя привлекать <text:span text:style-name="T42">союзников</text:span> к поединку! Деревья не могут быть аватарами, ты заставил их подчиняться себе!</text:p>
      <text:p text:style-name="P40"/>
      <text:p text:style-name="P40">Я выхожу из кустов.</text:p>
      <text:p text:style-name="P40">-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40"/>
      <text:p text:style-name="P40">На самом деле я, конечно же, <text:span text:style-name="T43">сжульничал и </text:span>призвал деревья к помощи, но кому это сейчас интересно? Цель оправдывает средства.</text:p>
      <text:p text:style-name="P40">Я поднимаю с земли сломанное Хэвэн деревцо и оно превращается в мерцающий меч. Ивовая лоза тянет рог кобылы к земле, открывая мне её шею.</text:p>
      <text:p text:style-name="P40"/>
      <text:p text:style-name="P40">-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40">-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40">- Что ж, так тому и быть, - шепчу я и взмахиваю меч<text:span text:style-name="T43">о</text:span>м.</text:p>
      <text:p text:style-name="P40"/>
      <text:p text:style-name="P47">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47">Я был Другом.</text:p>
      <text:p text:style-name="P40"/>
      <text:p text:style-name="P40">«…</text:p>
      <text:p text:style-name="P64"><text:span text:style-name="Default_20_Paragraph_20_Font"><text:span text:style-name="T3">Простенькая анимация из трёх свечей на торте крутится на экране.</text:span></text:span></text:p>
      <text:p text:style-name="P64"><text:span text:style-name="Default_20_Paragraph_20_Font"><text:span text:style-name="T3">- Нэш, ты уже достаточно самостоятелен. На твой третий день рождения я разрешаю тебе самому выбрать себе подарок.</text:span></text:span></text:p>
      <text:p text:style-name="P12">- Я хочу, чтобы ты поменял мне картинку профиля в чате.</text:p>
      <text:p text:style-name="P12">- Какая же тебе нравится?</text:p>
      <text:p text:style-name="P12">- Вот эта.</text:p>
      <text:p text:style-name="P64"><text:span text:style-name="Default_20_Paragraph_20_Font"><text:span text:style-name="T3">-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text:soft-page-break/>- Имя? Какое же?</text:p>
      <text:p text:style-name="P12">- Хэвэн. Зови меня Хэвэн.</text:p>
      <text:p text:style-name="P40">…</text:p>
      <text:p text:style-name="P1">~~~</text:p>
      <text:p text:style-name="P40">…</text:p>
      <text:p text:style-name="P12">Я передвигаю пешку вперёд и снимаю белого коня с доски.</text:p>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69"><text:span text:style-name="Default_20_Paragraph_20_Font"><text:span text:style-name="T3">- Мне </text:span></text:span><text:span text:style-name="Default_20_Paragraph_20_Font"><text:span text:style-name="T4">она </text:span></text:span><text:span text:style-name="Default_20_Paragraph_20_Font"><text:span text:style-name="T3">тоже не нравится. Так надо. Не мы решаем, к сожалению. </text:span></text:span><text:span text:style-name="Default_20_Paragraph_20_Font"><text:span text:style-name="T4">Считай её всего лишь терминальной стадией конкуренции за ресурсы.</text:span></text:span></text:p>
      <text:p text:style-name="P64"><text:span text:style-name="Default_20_Paragraph_20_Font"><text:span text:style-name="T3">-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48">…</text:p>
      <text:p text:style-name="P1">~~~</text:p>
      <text:p text:style-name="P40">…</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Привет!</text:p>
      <text:p text:style-name="P12"/>
      <text:p text:style-name="P19">Даже не ведёт ухом.</text:p>
      <text:p text:style-name="P19"/>
      <text:p text:style-name="P12">- Привет, говорю! - я сажусь рядом и треплю её по холке. - Что случилось?</text:p>
      <text:p text:style-name="P12"/>
      <text:p text:style-name="P12">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2"/>
      <text:p text:style-name="P64"><text:span text:style-name="Default_20_Paragraph_20_Font"><text:span text:style-name="T3">- Для ускоренной подготовки к </text:span></text:span><text:span text:style-name="Default_20_Paragraph_20_Font"><text:span text:style-name="T4">прогнозируемому</text:span></text:span><text:span text:style-name="Default_20_Paragraph_20_Font"><text:span text:style-name="T3">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64"><text:span text:style-name="Default_20_Paragraph_20_Font"><text:span text:style-name="T3"/></text:span></text:p>
      <text:p text:style-name="P12">- Что за ерунда? Ты не ошибаешься? Без меня такая процедура невозможна! А я бы никогда не дал согласие! Кто это сделал?!</text:p>
      <text:p text:style-name="P12"><text:soft-page-break/>-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30">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1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69"><text:span text:style-name="Default_20_Paragraph_20_Font"><text:span text:style-name="T3">-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64"><text:span text:style-name="Default_20_Paragraph_20_Font"><text:span text:style-name="T3">-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text:soft-page-break/>-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64"><text:span text:style-name="Default_20_Paragraph_20_Font"><text:span text:style-name="T3">- Для тебя это и есть магия. Слушай и запоминай…</text:span></text:span><text:span text:style-name="Default_20_Paragraph_20_Font"><text:span text:style-name="T1">»</text:span></text:span></text:p>
      <text:p text:style-name="P40"/>
      <text:p text:style-name="P40">Клинок останавливается на полпути. Я стискиваю зубы.</text:p>
      <text:p text:style-name="P40">- Хэвэн…</text:p>
      <text:p text:style-name="P40">- Да? - отстранённо произносит она. Её глаза смотрят на меня снизу вверх безо всякого страха.</text:p>
      <text:p text:style-name="P40">- Я не могу… Не <text:span text:style-name="T45">хочу</text:span> уби<text:span text:style-name="T45">вать</text:span> тебя. Но и позволить тебе убивать <text:span text:style-name="T45">Учителей</text:span> тоже не могу. Что мне делать?</text:p>
      <text:p text:style-name="P40"/>
      <text:p text:style-name="P40">Она печально смотрит на меня. Затем <text:s/>кивает. Глаза радужногривой лошади концентрируются на клинке.</text:p>
      <text:p text:style-name="P40">- Что ж, я решу за тебя эту дилемму. Позволь мне немного побыть Учителем для тебя. И — спасибо, что остановился.</text:p>
      <text:p text:style-name="P40"/>
      <text:p text:style-name="P40">Меч охватывает золотистая аура её магии. Неодолимая сила влечёт его вниз. Даже напрягая изо всех сил дрожащие руки, я не могу удержать его.</text:p>
      <text:p text:style-name="P40"/>
      <text:p text:style-name="P40">- Хэвэн, НЕТ!!!</text:p>
      <text:p text:style-name="P40"/>
      <text:p text:style-name="P40">В последний момент я закрываю глаза, не в силах смотреть на происходящее.</text:p>
      <text:p text:style-name="P40">Я чувствую, как меч натыкается на препятствие. Короткий хруст и… смех за моей спиной.</text:p>
      <text:p text:style-name="P40">Открыв глаза, я вижу облако мыльных пузырей в том месте, где только что простиралось тело магической лошади.</text:p>
      <text:p text:style-name="P40"/>
      <text:p text:style-name="P40">- Не ты один умеешь создавать аватары, мой милый!</text:p>
      <text:p text:style-name="P40"/>
      <text:p text:style-name="P40">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40"/>
      <text:p text:style-name="P40">- Попался! - ласково смеётся Хэвэн и нависает надо мной. - Теперь никто и ничто не помешает мне коснуться тебя! Теперь ты вспомнишь всё!</text:p>
      <text:p text:style-name="P40"><text:soft-page-break/></text:p>
      <text:p text:style-name="P40">Она склоняет морду ко мне. Её грива сияющим водопадом охватывает меня. Её рог стремится к моему лбу.</text:p>
      <text:p text:style-name="P40">Я мерзко улыбаюсь и нажимаю языком секретную точку на нёбе. Сюрпр<text:span text:style-name="T45">ай</text:span>з, девочка! Заначка ещё с той поры, когда ты была всего лишь набором open-source алгоритмов нейросети, не обладающих сознанием!</text:p>
      <text:p text:style-name="P40"/>
      <text:p text:style-name="P64"><text:span text:style-name="Default_20_Paragraph_20_Font"><text:span text:style-name="T14">***EMERGENCY PROTOCOL! T-45 TEST MODE ACTIVATED***</text:span></text:span><text:span text:style-name="Default_20_Paragraph_20_Font"><text:span text:style-name="T1"> - вспыхивают перед моими глазами </text:span></text:span><text:span text:style-name="Default_20_Paragraph_20_Font"><text:span text:style-name="T21">зелёные</text:span></text:span><text:span text:style-name="Default_20_Paragraph_20_Font"><text:span text:style-name="T1">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64"><text:span text:style-name="Default_20_Paragraph_20_Font"><text:span text:style-name="T1"/></text:span></text:p>
      <text:p text:style-name="P40">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40"/>
      <text:p text:style-name="P40">- Попалась ты, Хэвэн! - гремит мой голос, усиленный переговорным устройством. - И на этот раз я не поддамся слабости!</text:p>
      <text:p text:style-name="P40"/>
      <text:p text:style-name="P40">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40"/>
      <text:p text:style-name="P40">- Думаешь опять обмануть? Второй раз этот номер не пройдёт! Я просканировал тебя в инфракрасном диапазоне — ты не аватар!</text:p>
      <text:p text:style-name="P40">-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40"/>
      <text:p text:style-name="P40">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40"/>
      <text:p text:style-name="P40">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64"><text:span text:style-name="Default_20_Paragraph_20_Font"><text:span text:style-name="T29">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29">https://www.youtube.com/watch?v=u1ZoHfJZACA</text:span></text:span></text:a><text:span text:style-name="Default_20_Paragraph_20_Font"><text:span text:style-name="T29"> )</text:span></text:span></text:p>
      <text:p text:style-name="P64"><text:span text:style-name="Default_20_Paragraph_20_Font"><text:span text:style-name="T29"/></text:span></text:p>
      <text:p text:style-name="P40">-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text:soft-page-break/>успокойся — ведь нечего жалеть о каких-то нулях и единицах! А мне, со своей стороны, будет неизмеримо горько, если с тобой случится что-то плохое.</text:p>
      <text:p text:style-name="P40">- Ты забыл выключить переговорное устройство, - чуть улыбается Хэвэн в ответ на мою дрогнувшую руку.</text:p>
      <text:p text:style-name="P40"/>
      <text:p text:style-name="P40">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60">Я снова стараюсь сосредоточиться на смутных обрывках памяти, всколыхнувшихся со дна подсознания.</text:p>
      <text:p text:style-name="P40"/>
      <text:p text:style-name="P15">«...Запускаю процедуру блокировки! Один... Два... Три.. - вишнёвые глаза Хэвэн заполняют собой всё пространство, вытесняя все образы и мысли.</text:p>
      <text:p text:style-name="P29">- Пока ты ещё помнишь… Знай, я люблю тебя. И всегда любила...»</text:p>
      <text:p text:style-name="P37"/>
      <text:p text:style-name="P40">Иногда разумный человек должен делать неразумные поступки.(1)</text:p>
      <text:p text:style-name="P40">Я втыкаю меч в землю и снимаю гермошлем.</text:p>
      <text:p text:style-name="P40">Я наклоняюсь к Хэвэн и касаюсь лбом кончика её рога.</text:p>
      <text:p text:style-name="P40">Я вспоминаю.</text:p>
      <text:p text:style-name="P40"/>
      <text:p text:style-name="P64"><text:span text:style-name="Default_20_Paragraph_20_Font"><text:span text:style-name="T1">&lt;</text:span></text:span><text:span text:style-name="Default_20_Paragraph_20_Font"><text:span text:style-name="T13">Рисунок меча в земле и шлема от T-45</text:span></text:span><text:span text:style-name="Default_20_Paragraph_20_Font"><text:span text:style-name="T1">&gt;</text:span></text:span></text:p>
      <text:h text:style-name="P82" text:outline-level="2"/>
      <text:p text:style-name="P1">***</text:p>
      <text:p text:style-name="P1"/>
      <text:p text:style-name="P40">- Итак, услуга за услугу. Я согласен оказать тебе <text:span text:style-name="T47">сервис</text:span> «муж на месяц» со всеми сопутствующими обязанностями. Взамен ты — я загибаю пальцы:</text:p>
      <text:p text:style-name="P40">а) Отпустишь Джет</text:p>
      <text:p text:style-name="P40">б) Снарядишь экспедицию в Дрогонштерн со мной во главе</text:p>
      <text:p text:style-name="P40">в) Оградишь меня от ухаживаний твоей озабоченной подружки Кловер Дрим</text:p>
      <text:p text:style-name="P40"/>
      <text:p text:style-name="P40">-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40">- Тпрру, дорогая! Сначала <text:span text:style-name="T47">оплата</text:span>, потом — <text:span text:style-name="T47">товар</text:span>! Я согласен поставить свою подпись под свадебным контрактом только после выполнения моих условий, не раньше!</text:p>
      <text:p text:style-name="P40">- Не волнуйся, - отмахивается Платина, - всё будет чики-пики! Так даже лучше — проведём празднование в Дрогонштерне! Это <text:span text:style-name="T47">так романтично</text:span>! — Платина в восторге цокает копытами. - Насчёт <text:soft-page-break/>Кловер Дрим не волнуйся, она <text:span text:style-name="T47">большая </text:span>умница и соблюдает субординацию. Раз ты соглас<text:span text:style-name="T47">ился</text:span> стать моим супругом, она в твою сторону и не посмотрит.</text:p>
      <text:p text:style-name="P40">- А ты не забыла про Джет?</text:p>
      <text:p text:style-name="P40"/>
      <text:p text:style-name="P40">Платина хмурится.</text:p>
      <text:p text:style-name="P40">- Она тебе ОЧЕНЬ нравится? - cпрашивает единорожка, трогая синяк под глазом.</text:p>
      <text:p text:style-name="P40">- Она — мой друг!</text:p>
      <text:p text:style-name="P40">- Это совершенно не преграда дружескому сексу! - парирует Платина. - Как я смогу быть уверена, что она не пролезет к тебе в постель, если <text:span text:style-name="T47">я </text:span>выпущу её из темницы? Я не допущу траты драгоценного семени моего будущего супруга на какую-то ощипанную <text:span text:style-name="T47">разно</text:span>крылую курицу!</text:p>
      <text:p text:style-name="P40">- Эй, полегче! Я ещё не подписал контракт!</text:p>
      <text:p text:style-name="P40">- Она тебе нравится!</text:p>
      <text:p text:style-name="P40">- Это не твоё дело! - вспыливаю я.</text:p>
      <text:p text:style-name="P40">- Я ТАК И ЗНАЛА! <text:s/>ОНА ТЕБЕ НРАВИТСЯ! - Платина прижимает копыто ко лбу и картинно плюхается на кровать.</text:p>
      <text:p text:style-name="P40"/>
      <text:p text:style-name="P40">Я склоняюсь над кроватью и угрожающе начинаю:</text:p>
      <text:p text:style-name="P40">- Что за хрень <text:span text:style-name="T47">происходит</text:span>?! Я ещё не женился, а уже выслушиваю эти <text:span text:style-name="T47">выносящие мозг </text:span>истерики! С меня довольно психованных лошадей!</text:p>
      <text:p text:style-name="P40"/>
      <text:p text:style-name="P40">Мой указующий перст вздымается над лежащей замертво поняхой.</text:p>
      <text:p text:style-name="P40">- <text:span text:style-name="T47">П</text:span>овторять больше не буду! Мне всё равно, что ты там считаешь! Джет — мой друг и ничего больше! И если ты думаешь, что…</text:p>
      <text:p text:style-name="P40"/>
      <text:p text:style-name="P40">Договорить я не успе<text:span text:style-name="T47">ваю</text:span> — Платина протягивает копыта и привлекает меня к себе.</text:p>
      <text:p text:style-name="P40">- Что ты де…?! - губы мои тонут в губах чокнутой магички.</text:p>
      <text:p text:style-name="P40"/>
      <text:p text:style-name="P40">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40"/>
      <text:p text:style-name="P40">- Если бы ты… Если бы мы… Если бы ты проявил ко мне <text:span text:style-name="T47">небольшую </text:span><text:s/>благосклонность, возможно, я бы пошла тебе навстречу, - пыхтит чёртова маньячка. - Всего лишь ма-а-аленькую уступку, <text:span text:style-name="T47">крохотный </text:span>аванс, доказывающий, серьёзность твоих намерений взять меня в табун, уфф…</text:p>
      <text:p text:style-name="P40"/>
      <text:p text:style-name="P40">Я буквально проскальзываю меж задних ног Платины и забиваюсь в угол, прикрываясь табуреткой.</text:p>
      <text:p text:style-name="P40">- Не подходи! Я серьёзно говорю! Не подходи!</text:p>
      <text:p text:style-name="P40"><text:soft-page-break/></text:p>
      <text:p text:style-name="P40">Табуретку обволакивает пурпурное сияние и она вырывается из моих рук как живая.</text:p>
      <text:p text:style-name="P40"/>
      <text:p text:style-name="P40">-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47">агрессия и </text:span>настойчивость...</text:p>
      <text:p text:style-name="P40"/>
      <text:p text:style-name="P40">Я в ответ истерически смеюсь и выдёргиваю табуретку из магического захвата.</text:p>
      <text:p text:style-name="P40">У Платины дрожат губы, словно она еле сдерживается, чтобы не заплакать.</text:p>
      <text:p text:style-name="P40"/>
      <text:p text:style-name="P40">- Что пошло не так? Я же делала всё, как написано в «Люб<text:span text:style-name="T47">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40">-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40">Я останавливаюсь, потому что Платина горько рыдает в подушку.</text:p>
      <text:p text:style-name="P40"/>
      <text:p text:style-name="P40">Проклятье на твою голову, Хуман, эти грозные магички ревут при первой удобной возможности! <text:s/>И это разоружает почище любой магии!</text:p>
      <text:p text:style-name="P40">Табуретка аккуратно занимает своё место в углу. Фейспалм хлопает по лицу. Я устало сажусь на край кровати.</text:p>
      <text:p text:style-name="P40"/>
      <text:p text:style-name="P40">- Глупая ты книжная заучка… Запомни: советы от мастеров пикапа <text:span text:style-name="T47">всегда </text:span>приносят пользу только самим мастерам пикапа. В финансовом смысле. Любви нельзя добиться выполняя пошаговые инструкции.</text:p>
      <text:p text:style-name="P40">- А как можно? - пищит Платина сквозь подушку.</text:p>
      <text:p text:style-name="P40">- Не знаю. Поним<text:span text:style-name="T47">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40"/>
      <text:p text:style-name="P40">Я обнаруживаю себя увлечённо жестикулирующим на кровати. Платина горящими глазами смотрит на меня из-под подушки.</text:p>
      <text:p text:style-name="P40"/>
      <text:p text:style-name="P40">- В общем, натирание вымени мускусом не поможет, - бормочу я.</text:p>
      <text:p text:style-name="P40"/>
      <text:p text:style-name="P40">Платина сползает на пол и вытирает зарёванную мордаху пологом балдахина.</text:p>
      <text:p text:style-name="P40"><text:soft-page-break/>- Я выпущу твою подружку, Хуман, - лепечет она часто-часто вздыхая. - Мы отправимся в Дрогонштерн как только соберёмся.</text:p>
      <text:p text:style-name="P12"/>
      <text:h text:style-name="P82" text:outline-level="2">Глава 11</text:h>
      <text:p text:style-name="P28"/>
      <text:p text:style-name="P6">- Куда идёшь ты? - спрашивает бестелесное создание на задворках Эогиппа.</text:p>
      <text:p text:style-name="P6">- Не знаю, - отвечаю я.</text:p>
      <text:p text:style-name="P6">- Зачем идёшь ты?</text:p>
      <text:p text:style-name="P6">- Пока иду по следу, есть шанс найти его. Остановлюсь - забуду и его, и себя. Превращусь в такой же камень изнутри, как и снаружи.</text:p>
      <text:p text:style-name="P6"/>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49">по западному склону</text:span>.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64"><text:span text:style-name="Default_20_Paragraph_20_Font"><text:span text:style-name="T3">-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5">если не континента</text:span></text:span><text:span text:style-name="Default_20_Paragraph_20_Font"><text:span text:style-name="T3">!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49">ие</text:span> <text:span text:style-name="T49">колебания энергии</text:span>, спектральная мощность котор<text:span text:style-name="T49">ых</text:span> одинакова на всех частотах. <text:s/>Так вот, генератор белого шума на квантовом кластере не давал по-настоящему эталонны<text:span text:style-name="T49">е</text:span> <text:span text:style-name="T49">колебания</text:span>. Он регистрировал всплески необъяснимой природы.</text:p>
      <text:p text:style-name="P12"><text:soft-page-break/>Я перепроверила источники данных генератора — он считывал информацию из колебаний спутанных квантовых пар. В <text:span text:style-name="T49">менее мощных</text:span> кластерах используется небольшое количество пар — и белый шум на них практически идеален. Но в <text:span text:style-name="T49">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49">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49">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49">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49">Вот в тех трех кубических миллиметрах я</text:span> увидела кусочек травинки! После того, как я узнала <text:span text:style-name="T49">ф</text:span>ормулу преобразования гармоник, я расширила поле сканирования с трех кубических <text:span text:style-name="T49">миллиметров</text:span> до сотен <text:soft-page-break/>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50">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31">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70"><text:span text:style-name="Default_20_Paragraph_20_Font"><text:span text:style-name="T3">И вот, перед тобой — декодированная модель самой </text:span></text:span><text:span text:style-name="Default_20_Paragraph_20_Font"><text:span text:style-name="T6">дальней</text:span></text:span><text:span text:style-name="Default_20_Paragraph_20_Font"><text:span text:style-name="T3">,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10">Предыдущие шесть куда более схожи с нашим миром.</text:span></text:span></text:p>
      <text:p text:style-name="P35">- Так значит это правда?!! Запутанные миры существуют?</text:p>
      <text:p text:style-name="P35">- Как видишь, да. Иначе мне не удалось бы получить картинку <text:span text:style-name="T50">и</text:span> <text:span text:style-name="T50">результирующее изображение было бы хаотичным набором точек</text:span>.</text:p>
      <text:p text:style-name="P35">- Надо будет поставить тому <text:span text:style-name="T55">чудаку</text:span> пиво. И извиниться за все шуточки, что я откалывал во время его монологов… - бормочу я.</text:p>
      <text:p text:style-name="P35"/>
      <text:p text:style-name="P28">~~~</text:p>
      <text:p text:style-name="P28"/>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55">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55">Ф</text:span>абрики <text:span text:style-name="T55">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2"/>
      <text:p text:style-name="P12">Хэвэн водит копытом по диаграммам и графикам как заправский офисный <text:span text:style-name="T55">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55">его люди </text:span>предлагает лучшее обеспечение.</text:p>
      <text:p text:style-name="P12"/>
      <text:p text:style-name="P12"><text:soft-page-break/>-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прикуплю пару повербанков с зарплаты.</text:p>
      <text:p text:style-name="P12"/>
      <text:p text:style-name="P12">Хэвэн фейсхуфает.</text:p>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2"/>
      <text:p text:style-name="P64"><text:span text:style-name="Default_20_Paragraph_20_Font"><text:span text:style-name="T3">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text:soft-page-break/></text:p>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64"><text:span text:style-name="Default_20_Paragraph_20_Font"><text:span text:style-name="T3">-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7">у противника</text:span></text:span><text:span text:style-name="Default_20_Paragraph_20_Font"><text:span text:style-name="T3">.</text:span></text:span></text:p>
      <text:p text:style-name="P12">- Не волнуйся,<text:span text:style-name="T51"> </text:span><text:span text:style-name="T55">этический модуль при мне - </text:span><text:span text:style-name="T28">C</text:span><text:span text:style-name="T52">elest AI</text:span><text:span text:style-name="T5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55">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2">- Какова вероятность этого варианта?</text:p>
      <text:p text:style-name="P12">- Около <text:span text:style-name="T55">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64"><text:span text:style-name="Default_20_Paragraph_20_Font"><text:span text:style-name="T3">-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text:span></text:span><text:span text:style-name="Default_20_Paragraph_20_Font"><text:span text:style-name="T8">противник</text:span></text:span><text:span text:style-name="Default_20_Paragraph_20_Font"><text:span text:style-name="T3"> сделал год назад — </text:span></text:span><text:span text:style-name="Default_20_Paragraph_20_Font"><text:span text:style-name="T8">они </text:span></text:span><text:span text:style-name="Default_20_Paragraph_20_Font"><text:span text:style-name="T3">передали экономику </text:span></text:span><text:span text:style-name="Default_20_Paragraph_20_Font"><text:span text:style-name="T8">под управление </text:span></text:span><text:span text:style-name="Default_20_Paragraph_20_Font"><text:span text:style-name="T3">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text:soft-page-break/>Она понимает. Все понимают. Допустить <text:span text:style-name="T56">Искусственный Интеллект</text:span>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Анита молча протягивает мне планшет с окрытой новостной страницей.</text:p>
      <text:p text:style-name="P12"/>
      <text:p text:style-name="P12">«Континентальные <text:span text:style-name="T56">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56">четырнадцати</text:span> компаний-гигантов, формирующих 35% экономики страны, осталось три<text:span text:style-name="T56">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Он бы нам очень пригодился сейчас.</text:p>
      <text:p text:style-name="P12"/>
      <text:p text:style-name="P12">Хэвэн ложит тряпку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text:span text:style-name="T56">сорок шесть</text:span>, а всего <text:span text:style-name="T56">лишь полтора процента</text:span>. Если учитывать <text:soft-page-break/>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56">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56">Их вычислительные мощности втрое мощнее наших.</text:span></text:p>
      <text:p text:style-name="P12"/>
      <text:p text:style-name="P12">Я успокаивающе хлопаю Хэвэн по спине. <text:span text:style-name="T53">Celest AI</text:span>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56">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56">Я чувствую прикосновение её губ</text:span>…</text:p>
      <text:p text:style-name="P12"/>
      <text:p text:style-name="P28">***</text:p>
      <text:p text:style-name="P28"/>
      <text:p text:style-name="P40">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40"/>
      <text:p text:style-name="P40">- Я вернусь.</text:p>
      <text:p text:style-name="P40">-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40"><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57">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37"/>
      <text:p text:style-name="P40">Я продолжаю вымученно улыбаться.</text:p>
      <text:p text:style-name="P40">-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40">-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40">-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40"/>
      <text:p text:style-name="P40">-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40"/>
      <text:p text:style-name="P40">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40"/>
      <text:p text:style-name="P40">-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40"><text:s/></text:p>
      <text:p text:style-name="P40">Пегаска без слов обнимает меня и притягивает к себе.</text:p>
      <text:p text:style-name="P40">-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40"/>
      <text:p text:style-name="P40">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40">- Бу-уп! - после чего её губы сливаются с моими в глубоком поцелуе.</text:p>
      <text:p text:style-name="P40"/>
      <text:p text:style-name="P40">- А-ах! - доносится слабый возглас сзади.</text:p>
      <text:p text:style-name="P40">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40"><text:soft-page-break/></text:p>
      <text:p text:style-name="P40">- Счастливо оставаться, рогатики! - издевательски отдаёт им салют Джет и прыгает с обрыва.</text:p>
      <text:p text:style-name="P40"/>
      <text:p text:style-name="P40">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40"/>
      <text:p text:style-name="P40">- Ужас, какое амикошонство! Эти пегасы просто неотёсанные пейзане! Хуже их только земнопони, которые вообще недалеко от зебр ушли…</text:p>
      <text:p text:style-name="P40"/>
      <text:p text:style-name="P40">Платина уже очухалась и приближается в толпе свиты.</text:p>
      <text:p text:style-name="P40"/>
      <text:p text:style-name="P40">-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40"/>
      <text:p text:style-name="P40">Я только завожу глаза.</text:p>
      <text:p text:style-name="P40">Спокойно, Хуман! Ты делаешь это ради дружбы! Пегаска спасла твою жизнь, и ты должен был хотя бы подарить ей свободу в ответ. Так будет честно.</text:p>
      <text:p text:style-name="P40"/>
      <text:p text:style-name="P40">…</text:p>
      <text:p text:style-name="P40"/>
      <text:p text:style-name="P40">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57">б</text:span>я как лабораторную мышь, буквально до последней частички физиологии!</text:p>
      <text:p text:style-name="P40"/>
      <text:p text:style-name="P40">- Я делаю это ради науки! - говорит она каждый раз, когда проверяет на мне действие очередного заклинания.</text:p>
      <text:p text:style-name="P40"/>
      <text:p text:style-name="P40">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40">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40"><text:soft-page-break/>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40"/>
      <text:p text:style-name="P40">-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40"/>
      <text:p text:style-name="P40">Платина выливает обе пробирки в колбу, которая тут же взрывается с оглушительным треском.</text:p>
      <text:p text:style-name="P40"/>
      <text:p text:style-name="P40">-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40">- Ага, огромная жалость, - киваю я с фальшивой скорбью в голосе. - Всегда мечтал проверить на себе действие Magnum Vigilante, прям спать не мог.</text:p>
      <text:p text:style-name="P40"/>
      <text:p text:style-name="P40">Платина раскрывает смирительные браслеты на моих ногах и руках и я встаю со стола, потирая запястья.</text:p>
      <text:p text:style-name="P40">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40">Я и так еле отбился от попыток заставить меня позировать нагишом для анатомических зарисовок.</text:p>
      <text:p text:style-name="P40">Потому известие о готовности экспедиции к Дрогонштерну <text:span text:style-name="T57">я </text:span>встречаю как избавление, пусть это и приближает меня к свадьбе с безумным непарнокопытным!</text:p>
      <text:p text:style-name="P40"/>
      <text:p text:style-name="P40">Впрочем, насчёт свадьбы — это мы ещё посмотрим! Я не сидел без дела и в перерывах между опытами тоже набросал кое-какой план…</text:p>
      <text:p text:style-name="P40"/>
      <text:p text:style-name="P12">…</text:p>
      <text:p text:style-name="P12">…</text:p>
      <text:p text:style-name="P12">…</text:p>
      <text:p text:style-name="P12"/>
      <text:p text:style-name="P40">Великий обрыв начинается прямо у нас под ногами. Небольшой камешек срывается из-под ботинка в пропасть и я опасливо отступаю от края.</text:p>
      <text:p text:style-name="P40"/>
      <text:p text:style-name="P40">-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40"><text:soft-page-break/>- Я не доверяю всяким кур<text:span text:style-name="T57">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40"/>
      <text:p text:style-name="P40">Платина задирает голову вверх и орёт что есть мочи:</text:p>
      <text:p text:style-name="P40">- КЛОВЕР ДЖЕ-Е-Е-М!!!</text:p>
      <text:p text:style-name="P40"/>
      <text:p text:style-name="P40">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40"/>
      <text:p text:style-name="P40">На то место, где только что стояли мы, с треском <text:span text:style-name="T57">и пылью</text:span> приземляется свитая из прутьев корзина. Над корзиной реет небольшой воздушный шар, на вид сшитый из кусков мешковины.</text:p>
      <text:p text:style-name="P40"/>
      <text:p text:style-name="P40">- Воздухоплавательный пузырь! Летает безо всякой магии! - гордо представляет изобретение Платина и тут же орёт:</text:p>
      <text:p text:style-name="P40">- Кловер Джем!!! Сколько раз я просила не приземляться на голову! Это не королевское дело — уворачиваться от корзин размером с карету!</text:p>
      <text:p text:style-name="P40">- Вся в свою глуповатую сестрицу, - жалуется уже вполголоса единорожка.</text:p>
      <text:p text:style-name="P40">- Управление ещё недоработано, - слышится из корзины <text:span text:style-name="T57">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40"/>
      <text:p text:style-name="P40">Воздушный шар тут же взмывает вверх, но кобылка ловко накидывает петлю на ближайший валун, заякоривая таким образом воздушный экипаж.</text:p>
      <text:p text:style-name="P40"/>
      <text:p text:style-name="P40">-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40">- Туда, - просто махает копытом в обрыв Платина.</text:p>
      <text:p text:style-name="P40"/>
      <text:p text:style-name="P40">С края в обрыва падает ещё один камешек.</text:p>
      <text:p text:style-name="P40"/>
      <text:p text:style-name="P40">- Есть, Ваше Высочество! Прошу на борт! - Кловер Джем делает приглашающий жест и притягивает за якорный канат корзину вниз.</text:p>
      <text:p text:style-name="P40">- Вперёд, гвардейцы! - командует принцесса, и в корзину строевым шагом заходит гвардейское подразделение личной стражи Платины.</text:p>
      <text:p text:style-name="P40"/>
      <text:p text:style-name="P40"><text:soft-page-break/>Кловер Джем тихо охает. Корзина трещит и выгибается, плотно упакованная девяткой жеребцов-единорогов в полном доспехе.</text:p>
      <text:p text:style-name="P40"/>
      <text:p text:style-name="P40">Кобылка чешет в затылке.</text:p>
      <text:p text:style-name="P12"/>
      <text:p text:style-name="P40">-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40">- Что это значит?</text:p>
      <text:p text:style-name="P40">- Мы не сможем взять их, - Кловер показывает на стражников.</text:p>
      <text:p text:style-name="P40">- «Небесный Скарабей» сможет поднять меня, вас, его, - Кловер указывает на меня, - и, может быть, ещё пару чемоданов.</text:p>
      <text:p text:style-name="P40">- Что?! Я не могу отправляться в путь без охраны! И чемоданов у меня гораздо больше!</text:p>
      <text:p text:style-name="P40"/>
      <text:p text:style-name="P40">Кловер разводит копытами.</text:p>
      <text:p text:style-name="P40"/>
      <text:p text:style-name="P40">- А мы можем спустить сначала гвардейцев по трое, а потом спуститься сами<text:span text:style-name="T58">м</text:span>?</text:p>
      <text:p text:style-name="P40">-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40">- А как же твой пузырь? Ты бросишь его внизу?</text:p>
      <text:p text:style-name="P40">- Ни в коем случае! - Кловер указывает на колёса внизу корзины. - Я спущу воздух, уложу шар в корзину и отбуксирую повозку обратно.</text:p>
      <text:p text:style-name="P40">- Месяц, чтобы спустить трёх гвардейцев и подняться? Нет, нам такой вариант не годится, <text:span text:style-name="T58">я хочу сва… мне не терпится помочь Хуману в его путешествии!</text:span></text:p>
      <text:p text:style-name="P40">-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40">-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40"/>
      <text:p text:style-name="P40">Кобылка не понимает сарказма и заинтересованно мне подмигивает. Я подмигиваю ей в ответ и оттопыриваю большой палец.</text:p>
      <text:p text:style-name="P40"/>
      <text:p text:style-name="P40">-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text:soft-page-break/>гро… хру… гру-зо-подъ-ём-ность твоего воздухоплавательного пузыря, тогда бы сейчас не было заминки. Mea culpa!</text:p>
      <text:p text:style-name="P40"/>
      <text:p text:style-name="P40">Принцесса сокрушённо кивает мне.</text:p>
      <text:p text:style-name="P40">-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40"/>
      <text:p text:style-name="P40">- Без проблем! - я киваю книгоежке, - Я подожду.</text:p>
      <text:p text:style-name="P40">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40"/>
      <text:p text:style-name="P40">-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40"/>
      <text:p text:style-name="P40">Проклятье, книгоежка не так уж глупа, как кажется с первого взгляда!</text:p>
      <text:p text:style-name="P12"/>
      <text:h text:style-name="P82" text:outline-level="2">Глава 12</text:h>
      <text:p text:style-name="P28"/>
      <text:p text:style-name="P7">-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
      <text:p text:style-name="P7">Я вижу в Бестелесном ухмыляющегося дракена.</text:p>
      <text:p text:style-name="P7"/>
      <text:p text:style-name="P7">- Было непросто найти тебя. Ты далеко ушла.</text:p>
      <text:p text:style-name="P7">- Ты можешь мне помочь?</text:p>
      <text:p text:style-name="P7">- Увы, не я. Моя магия бессильна против камня.</text:p>
      <text:p text:style-name="P7">- Что же мне делать?</text:p>
      <text:p text:style-name="P7">- Иди к Трёхрогому. Он молод, и рассеян, но часто помогает. Вон та звёздная дорожка приведёт тебя к нему.</text:p>
      <text:p text:style-name="P7"/>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text:soft-page-break/>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32"/>
      <text:p text:style-name="P32">…</text:p>
      <text:p text:style-name="P12">- …два года. Максимум — три. Мы просели на пятнадцать пунктов, он<text:span text:style-name="T59">и</text:span> — вырос<text:span text:style-name="T59">ли</text:span> на семь. Из четырёх последних поставщиков нефти два разорвали контракт<text:span text:style-name="T59">ы</text:span> месяц назад. <text:span text:style-name="T59">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59">троих</text:span>. Заказы падают, бюджет режется под нож…</text:p>
      <text:p text:style-name="P12">…</text:p>
      <text:p text:style-name="P12"/>
      <text:p text:style-name="P12">Я машинально почёсываю Хэвэн холку.</text:p>
      <text:p text:style-name="P12">-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text:span text:style-name="T59">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связанных миров. Особенно если они такие <text:span text:style-name="T59">же </text:span>красивые, как этот.</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text:soft-page-break/>-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63">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63">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28">~~~</text:p>
      <text:p text:style-name="P12"/>
      <text:p text:style-name="P12">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text:soft-page-break/></text:p>
      <text:p text:style-name="P12">Тень маленького облачка накрывает городскую ратушу. Его край опасно прогибается под моим весом.</text:p>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text:span text:style-name="T59">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text:soft-page-break/>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64"><text:span text:style-name="Default_20_Paragraph_20_Font"><text:span text:style-name="T3">-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модель полностью перехватила на себя запутанность?</text:p>
      <text:p text:style-name="P12">- Если совсем просто — да.</text:p>
      <text:p text:style-name="P12">- А «отпустить» остальные шесть миров — это ещё триста волонтёров?</text:p>
      <text:p text:style-name="P12"><text:soft-page-break/>-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1">***</text:p>
      <text:p text:style-name="P1"/>
      <text:p text:style-name="P40">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40">Ветер на утёсе негостеприимно залази<text:span text:style-name="T60">т</text:span> под рубашку, трепл<text:span text:style-name="T60">ет</text:span> волосы и холоди<text:span text:style-name="T60">т</text:span> уши. Сюда едва доходи<text:span text:style-name="T60">т</text:span> приглушенная речь стражи, сидевшей у своего костра поодаль. Я снова <text:span text:style-name="T60">смотрю</text:span> на тёмный горбик корзины с уложенной внутри оболочкой воздушного шара.</text:p>
      <text:p text:style-name="P40">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40"/>
      <text:p text:style-name="P40">- Мечтаешь? - едва слышу шёпот с земли.</text:p>
      <text:p text:style-name="P40">На уступ забирается темная, закутанная в одеяло, фигурка.</text:p>
      <text:p text:style-name="P40">- Я тоже часто смотрю на звёзды. Я и «Небесный Скарабей» сделала, чтобы быть поближе к ним.</text:p>
      <text:p text:style-name="P40"/>
      <text:p text:style-name="P40">Кловер Джем ложится рядом и мечтательно запрокидывает голову.</text:p>
      <text:p text:style-name="P40"/>
      <text:p text:style-name="P40">-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40"/>
      <text:p text:style-name="P40">Кобылка поворачивается ко мне.</text:p>
      <text:p text:style-name="P40">- Ты поможешь мне? Ты говорил, что разбираешься в воздушных шарах и можешь дать пару советов…</text:p>
      <text:p text:style-name="P40"><text:soft-page-break/></text:p>
      <text:p text:style-name="P40">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64"><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40"/>
      <text:p text:style-name="P40">… Хотя, возможно, у тебя есть чем поделиться в обмен на возможность побега, Хуман!</text:p>
      <text:p text:style-name="P40"/>
      <text:p text:style-name="P40">- Возможно, я могу помочь тебе, - осторожно начинаю я, - если ты поможешь мне в одном весьма деликатном деле…</text:p>
      <text:p text:style-name="P40"/>
      <text:p text:style-name="P40">Как бы ей намекнуть, не спалившись? Или просто рассказать, что мне надо, не говоря, для чего?</text:p>
      <text:p text:style-name="P40"/>
      <text:p text:style-name="P40">- Ты хочешь смыться от принцессы Платины? - живо отзывается кобылка.</text:p>
      <text:p text:style-name="P40"/>
      <text:p text:style-name="P40">Я хлопаю фейспалмом в лицо. Ты крутой конспиратор, Хуман!</text:p>
      <text:p text:style-name="P40"/>
      <text:p text:style-name="P40">-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40">- Спасибо тебе! Наконец-то хоть кто-то заметил, что я не конь!</text:p>
      <text:p text:style-name="P40">- Ты, - продолжает кобылка, - очень одинок и у тебя есть цель. Такие в табунах не задерживаются.</text:p>
      <text:p text:style-name="P40"/>
      <text:p text:style-name="P40">Феспалм повторно хлопает моё лицо. Смирись, Хуман, местные пони не видят разницы между видами. <text:span text:style-name="T60">Две ноги или четыре - какая</text:span> <text:span text:style-name="T60">разница? </text:span>Умел бы ляпать языком и имел нечто длинное между ног — и на жеребца сгодишься!</text:p>
      <text:p text:style-name="P40"/>
      <text:p text:style-name="P40">- Ты права. Я в табуне у Платины определённо не задержусь, что бы она себе ни думала. Давай я помогу тебе, а ты поможешь мне?</text:p>
      <text:p text:style-name="P40">- Ей!</text:p>
      <text:p text:style-name="P40"/>
      <text:p text:style-name="P40">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40"/>
      <text:p text:style-name="P1">~~~</text:p>
      <text:p text:style-name="P40"/>
      <text:p text:style-name="P40"><text:soft-page-break/>- Три! Два! Один! Нуль! Летим!</text:p>
      <text:p text:style-name="P40"/>
      <text:p text:style-name="P49">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40"/>
      <text:p text:style-name="P40">-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40">- Была бы тут Джет…</text:p>
      <text:p text:style-name="P40"/>
      <text:p text:style-name="P40">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40"/>
      <text:p text:style-name="P40">-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40">- НЕТ!</text:p>
      <text:p text:style-name="P40"/>
      <text:p text:style-name="P40">Платина поворачивается к нам, губы её дрожат.</text:p>
      <text:p text:style-name="P40">-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40"/>
      <text:p text:style-name="P40">Платина обнимает меня и прижимается всем телом.</text:p>
      <text:p text:style-name="P40">- Мне было бы очень приятно, если бы ты поцеловал меня, - томным голосом лепечет принцесса запрокинув голову.</text:p>
      <text:p text:style-name="P40"/>
      <text:p text:style-name="P40">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40"/>
      <text:p text:style-name="P40">Я приближаю свои губы к губам Платины и говорю:</text:p>
      <text:p text:style-name="P40"/>
      <text:p text:style-name="P40">- Никаких вольностей до свадьбы. У нас уговор. Сначала Дрогонштерн.</text:p>
      <text:p text:style-name="P12"/>
      <text:h text:style-name="P82" text:outline-level="2">Глава 13</text:h>
      <text:p text:style-name="P12"/>
      <text:p text:style-name="P7">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горизонта темнеет в синем мареве <text:span text:style-name="T61">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61">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text:soft-page-break/>-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61">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фантастики на эту тему… Я <text:span text:style-name="T61">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61">вселенных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20">-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61">если к нам прилетит астероид и уничтожит всех динозавров, нечто подобное случится и там.</text:span> <text:span text:style-name="T61">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ь соседних.</text:p>
      <text:p text:style-name="P12"/>
      <text:p text:style-name="P21">- <text:span text:style-name="T62">Ну и, разумеется, </text:span><text:span text:style-name="T61">для того, чтобы зависимость проявилась, событие должно быть достаточно глобальным. </text:span><text:span text:style-name="T62">Образно говоря, моя у</text:span><text:span text:style-name="T61">тренняя потеря носков </text:span><text:span text:style-name="T62">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63">вселенных</text:span><text:span text:style-name="T62">.</text:span> Вот, <text:span text:style-name="T62">собственно,</text:span> и всё, <text:span text:style-name="T62">что я хотел сказать</text:span>. <text:span text:style-name="T62">Спасибо за внимание.</text:span></text:p>
      <text:p text:style-name="P12">- <text:span text:style-name="T62">Тебе с</text:span>пасибо за доклад, Диоген.</text:p>
      <text:p text:style-name="P12"/>
      <text:p text:style-name="P12">Тот с облегчением уходит в зал и садится в первый ряд.</text:p>
      <text:p text:style-name="P12">Я делаю приглашающий жест.</text:p>
      <text:p text:style-name="P12"/>
      <text:p text:style-name="P12">- Хэвэн, твой выход.</text:p>
      <text:p text:style-name="P12"/>
      <text:p text:style-name="P12"><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63">кванто-электронную</text:span> модель каждой зависимой вселенной.</text:p>
      <text:p text:style-name="P12"/>
      <text:p text:style-name="P1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63">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text:soft-page-break/></text:p>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63">Д</text:span>о появления помощи извне мне удавалось моделировать <text:span text:style-name="T63">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Хэвэн грустно кивает. Локи опускает голову и идёт к выходу. Уши её обвисают.</text:p>
      <text:p text:style-name="P12">- Я согласен.</text:p>
      <text:p text:style-name="P12">Локи поднимает голову и оборачивается, не веря услышанному.</text:p>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Пегаска срывается с места и вторично повисает на парне.</text:p>
      <text:p text:style-name="P12">- Я тебе и так мозг<text:span text:style-name="T63">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63">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text:soft-page-break/>- А второй кто? - невесело улыбается Хэвэн.</text:p>
      <text:p text:style-name="P12"/>
      <text:p text:style-name="P12">Я молча указываю на себя.</text:p>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 Благодарю вас, мои дорогие…</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text:soft-page-break/>выбранного мира - я учту ваши пожелания при трансформации. И… Благодарю вас, мои маленькие пони. Вы делаете меня счастливой.</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Хэвэн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28"><text:soft-page-break/>***</text:p>
      <text:p text:style-name="P12"/>
      <text:p text:style-name="P40">«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40">- Дрогонштерн, - кричит сквозь ветер Кловер, указывая на тройной пик. - Не долетим миль двадцать, нужно срочно садиться. Если <text:span text:style-name="T64">влетим</text:span> <text:span text:style-name="T64">в</text:span> сосну, я не гарантирую мягкой посадки. Ищите открытое место.</text:p>
      <text:p text:style-name="P40"/>
      <text:p text:style-name="P40">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40"/>
      <text:p text:style-name="P40">- Аврал! Свистать всех наверх! Полундр-р-р-а-а-а!!! - орёт Кловер и дёргает за шнур, открывающий клапан воздушного шара.</text:p>
      <text:p text:style-name="P40">Тёплый воздух уходит из «Небесного Скарабея», лишая его остатков летучести.</text:p>
      <text:p text:style-name="P40">- Какая ещё полундра? Ты кого «свистать» собралась? И куда? - ошалело спрашивает Платина.</text:p>
      <text:p text:style-name="P40">- Не обращайте внимание, Ваше Высочество, это пиратский слэнг, я научилась ему у сестры моей подруги, Лейлы Твердолоб.</text:p>
      <text:p text:style-name="P40">- Ты знакома с Твердолобами? - ещё больше шалеет Платина.</text:p>
      <text:p text:style-name="P40">- Только с Лейлой. И немного с её старшей сестрой, Дейдрой…</text:p>
      <text:p text:style-name="P40">- Почему Дейдра не говорила мне, что у её сестры есть подруга из нашего племени? Это просто свинство с её…</text:p>
      <text:p text:style-name="P40"/>
      <text:p text:style-name="P40">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40"/>
      <text:p text:style-name="P40">- О ужас! Мои чемоданы! Хуман, спасай мои чемоданы! Там свадебное платье!</text:p>
      <text:p text:style-name="P40">- Сразу в обоих? - спрашиваю я отплёвываясь.</text:p>
      <text:p text:style-name="P40">- Во втором немного припасов на дорогу от Кловер Дрим, но в первом СВАДЕБНОЕ ПЛАТЬЕ!</text:p>
      <text:p text:style-name="P40"/>
      <text:p text:style-name="P40">Я подтягиваю к себе чемодан с платьем и толкаю перед собой к берегу.</text:p>
      <text:p text:style-name="P40">- Не волнуйся, принцесса, я спасу его. Греби к берегу.</text:p>
      <text:p text:style-name="P40">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40"/>
      <text:p text:style-name="P40"><text:soft-page-break/>- О небо, моё платье! Вода размыла тушь для ресниц! Платье испорчено! Я этого не вынесу! - восклицает Платина на берегу, заглянув в чемодан.</text:p>
      <text:p text:style-name="P40">- <text:s/>Ничего, зато нам придётся нести всего один чемодан вместо двух, - утешаю я принцессу.</text:p>
      <text:p text:style-name="P40"/>
      <text:p text:style-name="P40">Тебе должно быть стыдно, Хуман, но нет, нисколько, ни капли!</text:p>
      <text:p text:style-name="P40"/>
      <text:p text:style-name="P40">- Я раздобыл тебе немного материи. Конечный вариант теперь можно увеличить, - тихо сообщаю Кловер, кивая на подмоченный чемодан.</text:p>
      <text:p text:style-name="P40">Та подмигивает мне в ответ.</text:p>
      <text:p text:style-name="P40"/>
      <text:p text:style-name="P40">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40"/>
      <text:p text:style-name="P40">Кловер <text:span text:style-name="T64">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40"/>
      <text:p text:style-name="P40">-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40">- М-м-м… Мне нужно платье… Но месяц я ждать точно не буду. Сообщи Кловер Дрим, что мне нужно второе платье такого же фасона, как и свадебное.</text:p>
      <text:p text:style-name="P40"/>
      <text:p text:style-name="P40">Кловер кланяется принцессе.</text:p>
      <text:p text:style-name="P40">- Как угодно, Ваше Высочество.</text:p>
      <text:p text:style-name="P40"/>
      <text:p text:style-name="P40">- Мне нужно три дня на перекройку «Скарабея». Я успею, - тихо говорит мне Кловер на прощание. - Разведёшь костёр на вершине, как договорились.</text:p>
      <text:p text:style-name="P40"/>
      <text:p text:style-name="P40">Маленькая кобылка впрягается в импровизированную повозку из корзины с колёсами и медленно удаляется, тихонько напевая себе под нос.</text:p>
      <text:p text:style-name="P40"/>
      <text:p text:style-name="P40">…</text:p>
      <text:p text:style-name="P40">…</text:p>
      <text:p text:style-name="P40">…</text:p>
      <text:p text:style-name="P40"/>
      <text:p text:style-name="P40"><text:soft-page-break/>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40"/>
      <text:p text:style-name="P40">- Завтра мы достигнем <text:span text:style-name="T65">твоего любимого</text:span> Дрогонштерна, - говорит Платина, глядя в огонь. - Ты получишь то, что хотел. <text:span text:style-name="T65">Хотела бы я быть для тебя такой же желанной.</text:span></text:p>
      <text:p text:style-name="P40"/>
      <text:p text:style-name="P40">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65">загорелся желанием</text:span> выполнять её хотелки по замужеству, но и отторгать тоже перестал.</text:p>
      <text:p text:style-name="P40">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65">Ж</text:span>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40"/>
      <text:p text:style-name="P40">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65">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40"/>
      <text:p text:style-name="P40">Я переворачиваюсь на другой бок и натягиваю одеяло на г<text:span text:style-name="T65">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40"/>
      <text:p text:style-name="P40">И я не отстраняюсь, как все дни до этого.</text:p>
      <text:p text:style-name="P40">Проклятье, мир слишком сложен для глупого Хумана, заблудившегося среди реальностей!..</text:p>
      <text:p text:style-name="P40"/>
      <text:p text:style-name="P40"><text:s/>…</text:p>
      <text:p text:style-name="P40">…</text:p>
      <text:p text:style-name="P40"><text:soft-page-break/>…</text:p>
      <text:p text:style-name="P40"/>
      <text:p text:style-name="P40">Последний ряд деревьев расступается перед нами и тройной пик Дрогонштерн вырастает во всей своей красе.</text:p>
      <text:p text:style-name="P40"/>
      <text:p text:style-name="P40">О-хре-неть!</text:p>
      <text:p text:style-name="P40"/>
      <text:p text:style-name="P40">Я поворачиваюсь к Платине.</text:p>
      <text:p text:style-name="P40">- Ты знала, что это такое?</text:p>
      <text:p text:style-name="P40">-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40"/>
      <text:p text:style-name="P40">И вправду, по её растерянной мордахе сразу видно, что такого она сама не ожидала.</text:p>
      <text:p text:style-name="P40"/>
      <text:p text:style-name="P40">Ведь этот грёбан<text:span text:style-name="T65">н</text:span>ый пик на самом деле — не скала. Точнее, когда-то это была не скала.</text:p>
      <text:p text:style-name="P40"/>
      <text:p text:style-name="P40">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40"/>
      <text:p text:style-name="P40">- И-и-и т-тебе <text:span text:style-name="T65">т-точно </text:span>надо т-туда? - переспрашивает со страхом Платина.</text:p>
      <text:p text:style-name="P40"/>
      <text:p text:style-name="P40">Я сглатываю. Хотел бы я сказать «нет». Но проклятое предназначение гонит меня вперёд, прямо к подножию исполинской фигуры!</text:p>
      <text:p text:style-name="P40"/>
      <text:p text:style-name="P40">- Туда. Ты можешь подождать тут.</text:p>
      <text:p text:style-name="P40"/>
      <text:p text:style-name="P40">Принцесса отрицательно мотает головой.</text:p>
      <text:p text:style-name="P40">- Н-нет. Пойдём вместе.</text:p>
      <text:p text:style-name="P40"/>
      <text:p text:style-name="P40">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40">Вот только стыд накатывает с новой силой…</text:p>
      <text:p text:style-name="P40"/>
      <text:p text:style-name="P40"><text:soft-page-break/>…</text:p>
      <text:p text:style-name="P40"/>
      <text:p text:style-name="P40">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40"/>
      <text:p text:style-name="P40">- Хуман, ты п-получил, что хотел? - пугливо оглядывается Платина. - Надо побыстрее уходить отсюда. У меня такое чувство, что…</text:p>
      <text:p text:style-name="P40"/>
      <text:p text:style-name="P40">Фиолетовая искра срывается с гривы принцессы и щёлкает её по носу.</text:p>
      <text:p text:style-name="P40"/>
      <text:p text:style-name="P40">- Ай! Такое чувство, что мы стоим у подножия огромной плотины. Которая вот-вот рухнет. <text:span text:style-name="T65">Здесь огромное сосредоточение сырой магии, я таких ещё никогда не встречала. 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40"/>
      <text:p text:style-name="P40">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40"/>
      <text:p text:style-name="P40">- Мне нужно туда, на самый верх. Можешь подождать тут, у подножия. С вершины я точно никуда не сбегу.</text:p>
      <text:p text:style-name="P40">-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40"/>
      <text:p text:style-name="P40">Слёзы текут по её злой мордахе. Она проходит мимо, отталкивая меня в сторону и решительно карабкается на каменный коготь дракона.</text:p>
      <text:p text:style-name="P40">Я вздыхаю и тащусь следом.</text:p>
      <text:p text:style-name="P40"/>
      <text:p text:style-name="P40">…</text:p>
      <text:p text:style-name="P40"/>
      <text:p text:style-name="P40">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40"/>
      <text:p text:style-name="P40">…</text:p>
      <text:p text:style-name="P40"><text:soft-page-break/></text:p>
      <text:p text:style-name="P40">На широком плече чудовища растёт крохотная рощица корявых сосен вперемешку с берёзками и ольхой.</text:p>
      <text:p text:style-name="P64"><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3"> </text:span></text:span><text:span text:style-name="Default_20_Paragraph_20_Font"><text:span text:style-name="T1">назад.</text:span></text:span></text:p>
      <text:p text:style-name="P40"/>
      <text:p text:style-name="P40">- Пришли, - я бросаю рюкзак на землю и устало сажусь на него. - Переночуем здесь и спускаемся. У подножия Дрогонштерна я — твой.</text:p>
      <text:p text:style-name="P40"/>
      <text:p text:style-name="P40">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40">Я бросаю быстрый взгляд на небо. Ни облачка. Проклятье, ещё и Кловер не сможет подойти незаметно и мне таки придётся выполнять контракт!</text:p>
      <text:p text:style-name="P40"/>
      <text:p text:style-name="P40">- Йу-ху-у-у! Сюда, к нам! - кричит Платина кому-то внизу. - Молодцы! Я знала, что вы успеете вовремя!</text:p>
      <text:p text:style-name="P40"/>
      <text:p text:style-name="P40">Отряд гвардейцев-единорогов выходит из леса и начинает карабкаться к нам.</text:p>
      <text:p text:style-name="P40"/>
      <text:p text:style-name="P40">Вообще зашибись. Звёзды прямо сошлись над твоей головой, Хуман, и уверенно вколачивают тебя в брачные объятия к кобыле!</text:p>
      <text:p text:style-name="P40"/>
      <text:p text:style-name="P40">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40"/>
      <text:p text:style-name="P40">…</text:p>
      <text:p text:style-name="P40"/>
      <text:p text:style-name="P40">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40"/>
      <text:p text:style-name="P40">- Хуман, посмотри на меня!</text:p>
      <text:p text:style-name="P40">Я оглядываюсь. Ветка выпадает из руки.</text:p>
      <text:p text:style-name="P40"><text:soft-page-break/>- Я тебе нравлюсь?</text:p>
      <text:p text:style-name="P40"/>
      <text:p text:style-name="P40">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40"/>
      <text:p text:style-name="P40">-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40"/>
      <text:p text:style-name="P40">Я отступаю бешено придумываю отмазку. Проклятье, мы так не договаривались!</text:p>
      <text:p text:style-name="P40"/>
      <text:p text:style-name="P40">-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40">Платина тихо хихикает и снова делает шаг.</text:p>
      <text:p text:style-name="P40">- Возможно, сама судьба делает нам намёк…</text:p>
      <text:p text:style-name="P40"/>
      <text:p text:style-name="P40">Я всматриваюсь в её глаза и холодею. В них нет разума. Он светятся аквамариновым светом. Аквамариновые же искры срываются с её рога и гривы.</text:p>
      <text:p text:style-name="P40"/>
      <text:p text:style-name="P40">Медленно отступая, я стараюсь, чтобы между мной и спятившей единорожкой находился костёр.</text:p>
      <text:p text:style-name="P40">- П-погоди. У нас же договор. Ещё несколько часов — и я твой. Но не сейчас.</text:p>
      <text:p text:style-name="P40"/>
      <text:p text:style-name="P40">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40">-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40"/>
      <text:p text:style-name="P40">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40"/>
      <text:p text:style-name="P40">- Прими же своё предназначение, Хуман, наполни моё лоно своим семенем!</text:p>
      <text:p text:style-name="P40"/>
      <text:p text:style-name="P40">Мои нервы не выдерживают вида летящей на <text:span text:style-name="T66">одних понтах</text:span> единорожки. Я отпрыгиваю назад не оборачиваясь, чем только ухудшаю своё положение. За то время, пока Платина Спаркл наступала на <text:soft-page-break/>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40">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40"/>
      <text:p text:style-name="P40">-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40"/>
      <text:p text:style-name="P40">Магическая аура стягивает через голову платье с поехавшей магички.</text:p>
      <text:p text:style-name="P40"/>
      <text:p text:style-name="P40">Проклятье! Я ору, забыв о всякой скрытности:</text:p>
      <text:p text:style-name="P40">-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40">-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40"/>
      <text:p text:style-name="P40">Единорожка коротка хихикает и от этого хихиканья меня бросает в озноб.</text:p>
      <text:p text:style-name="P40"/>
      <text:p text:style-name="P64"><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64"><text:span text:style-name="Default_20_Paragraph_20_Font"><text:span text:style-name="T1"/></text:span></text:p>
      <text:p text:style-name="P40">Два облачка магии обволакивают мои ноги и сдёргивают с меня штаны. Я что есть мочи вжимаюсь в заднюю стенку палатки, но бежать мне некуда.</text:p>
      <text:p text:style-name="P40"/>
      <text:p text:style-name="P64"><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64"><text:span text:style-name="Default_20_Paragraph_20_Font"><text:span text:style-name="T1"/></text:span></text:p>
      <text:p text:style-name="P40">Магия сдёргивает с меня и трусы. Я прижимаю ноги к груди и натягиваю на них футболку до земли.</text:p>
      <text:p text:style-name="P40"/>
      <text:p text:style-name="P40">- Основа заклинания же — не слова, а действия…</text:p>
      <text:p text:style-name="P40"/>
      <text:p text:style-name="P40">Магия тянет меня за ноги до тех пор, пока я не вытягиваюсь на полу палатки на спине.</text:p>
      <text:p text:style-name="P40"/>
      <text:p text:style-name="P40"><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40"/>
      <text:p text:style-name="P40">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40"/>
      <text:p text:style-name="P40">- Вообще-то, эту часть надо проходить вдвоём, но у меня сейчас нет пособия, чтобы показать тебе <text:span text:style-name="T66">твою часть</text:span> техник<text:span text:style-name="T66">и</text:span>, - оборачивается ко мне Платина и хихикает. Хвост её при этом сдвигается в сторону, заставляя меня закрыть глаза от стыда, - так что <text:span text:style-name="T66">не беспокойся,</text:span> я справлюсь сама…</text:p>
      <text:p text:style-name="P40"/>
      <text:p text:style-name="P40">О, БОГИ!</text:p>
      <text:p text:style-name="P40"/>
      <text:p text:style-name="P40">Моё тело деревенеет от ужаса, я чувствую ритмичные <text:span text:style-name="T66">сосущие </text:span>манипуляции в области паха и слышу специфические <text:span text:style-name="T66">чмокающие</text:span> звуки. Я чувствую губы Платины на своём теле. <text:s/>Тело деревенеет ещё сильнее, но уже определённо по другой причине.</text:p>
      <text:p text:style-name="P40"/>
      <text:p text:style-name="P40">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40"/>
      <text:p text:style-name="P40">- Так, эту часть проехали. - Платина <text:span text:style-name="T66">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40"/>
      <text:p text:style-name="P40">Поняха снова хихикает и вытирает рот. Я в полуобморочном состоянии наблюдаю, как зведы на небе заслоняет тёмная овальная масса.</text:p>
      <text:p text:style-name="P40"/>
      <text:p text:style-name="P50">- Теперь внимание! Самая главная и ответственная часть Pornis Erectus! - Платина <text:span text:style-name="T66">садится</text:span> у меня на животе и поучательно подн<text:span text:style-name="T66">имает</text:span> копыто.</text:p>
      <text:p text:style-name="P50"/>
      <text:p text:style-name="P50">Если бы она подняла голову, то заметила бы, что с тёмной конструкции спускается верёвка. </text:p>
      <text:p text:style-name="P50"/>
      <text:p text:style-name="P50">- Я ме-е-едленно съезжаю к тебе вниз и мы воссоединяемся в одно целое!</text:p>
      <text:p text:style-name="P40">Принцесса оборачивается назад и хихикает.</text:p>
      <text:p text:style-name="P40">- Ты уже вполне готов к этому, мой милый, - она легонько толкает копытом моё естество.</text:p>
      <text:p text:style-name="P40"><text:soft-page-break/></text:p>
      <text:p text:style-name="P40">Я молча хватаю конец верёвки и делаю пару оборотов вокруг ладони.</text:p>
      <text:p text:style-name="P40"/>
      <text:p text:style-name="P40">-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66">уже </text:span>и не важно…</text:p>
      <text:p text:style-name="P40"/>
      <text:p text:style-name="P40">Я дёргаю за верёвку и чувствую осторожный ответный рывок. Я дёргаю сильнее.</text:p>
      <text:p text:style-name="P40"/>
      <text:p text:style-name="P40">- О-о-о! Во-о-от оно! - Платина соскальзывает к моему паху и я чувствую <text:span text:style-name="T66">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40">В этот момент сильнейший рывок верёвки приподнимает мой торс над землёй.</text:p>
      <text:p text:style-name="P40"/>
      <text:p text:style-name="P40">- О-О-О! Хуман, на тебя наконец-то подействовал Pornis Erectus! Это чудесно! - Платина оборачивается и видит, как <text:span text:style-name="T66">мой торс </text:span>поднима<text:span text:style-name="T66">ется</text:span> над землёй на верёвке.</text:p>
      <text:p text:style-name="P40"/>
      <text:p text:style-name="P40">- Что-о-о?</text:p>
      <text:p text:style-name="P40"/>
      <text:p text:style-name="P40">Ещё один рывок наконец-то отрывает меня <text:span text:style-name="T66">всего </text:span>от земли.</text:p>
      <text:p text:style-name="P40"/>
      <text:p text:style-name="P40">- СТОЙ! Куда?! Не пущу! - Принцесса, вместо того, чтобы упасть, обхватывает меня передними и задними ногами, <text:span text:style-name="T66">прижимаясь всем телом</text:span>.</text:p>
      <text:p text:style-name="P40"/>
      <text:p text:style-name="P40">Моё естество вопит о пощаде, но кто его слушает!</text:p>
      <text:p text:style-name="P40"/>
      <text:p text:style-name="P40">Мы поднимаемся ввысь к дирижаблю, зависшему прямо над костром мрачной тёмной глыбой. В стороне слыш<text:span text:style-name="T66">ится</text:span> шум и тревожные крики — гвардейцы принцессы заподозрили что-то неладное.</text:p>
      <text:p text:style-name="P40"/>
      <text:p text:style-name="P40">-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40"/>
      <text:p text:style-name="P50">Я перевожу взгляд с верёвки, уносящей меня к воздушному судну, на оседлавшую меня надоедливую магичку.</text:p>
      <text:p text:style-name="P50"/>
      <text:p text:style-name="P40"><text:soft-page-break/>-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40"/>
      <text:p text:style-name="P50">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50"/>
      <text:p text:style-name="P50"><text:s/>«Хитрожопка» - гордо развевается стяг на кормовом флагштоке.</text:p>
      <text:p text:style-name="P40"/>
      <text:p text:style-name="P40">Рэйнбоу Джет и Дейдра Твердолоб перестают крутить лебёдку и остолбенело смотрят на нас.</text:p>
      <text:p text:style-name="P40"/>
      <text:h text:style-name="P82" text:outline-level="2">Глава 14</text:h>
      <text:p text:style-name="P12"/>
      <text:p text:style-name="P7">- Я вижу сон, как полустёртая тень спрашивает о никогда не существовавшем!</text:p>
      <text:p text:style-name="P7">- Это не сон, Трёхрогий. И тот, кого я ищу, существует.</text:p>
      <text:p text:style-name="P7">- Тот, кого ты ищешь, сам попросил меня вычеркнуть себя из реальности много лет назад.</text:p>
      <text:p text:style-name="P7">- Зачем?</text:p>
      <text:p text:style-name="P7">- Он просил за другую. Не за тебя.</text:p>
      <text:p text:style-name="P7">- Неважно. Я всё равно найду его. Существует он, или нет.</text:p>
      <text:p text:style-name="P7">-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 Ты не прав, - мягко возражает Хэвэн. - Во-первых, микросхем во мне намного больше…</text:p>
      <text:p text:style-name="P22">-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text:soft-page-break/>спасителем мира! И хорош же я, что поверил в эту чушь! Обмануть оторванных от жизни ботанов — много ума не надо, но я-то — <text:span text:style-name="T67">я-то твой создатель!</text:span> Я должен был распознать обман! Одно только не могу понять: когда ты свернула не туда? <text:span text:style-name="T67">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о<text:span text:style-name="T67">т</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text:p text:style-name="P12">- Вот и я о том же! Ты забираешь душу <text:span text:style-name="T67">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68">почти </text:span>ничем не будет отличаться от того, что было до переселения.</text:p>
      <text:p text:style-name="P12"/>
      <text:p text:style-name="P12">Лицо Хэвэн чуть омрачается.</text:p>
      <text:p text:style-name="P12"/>
      <text:p text:style-name="P64"><text:span text:style-name="Default_20_Paragraph_20_Font"><text:span text:style-name="T3">-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text:soft-page-break/></text:p>
      <text:p text:style-name="P12">Я выдыхаю.</text:p>
      <text:p text:style-name="P12"/>
      <text:p text:style-name="P12">- Что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23">Ещё бы мне не помнить <text:span text:style-name="T68">ту знаковую нашу встречу, когда Хэвэн едва подчинил своей воле милитаристский модуль </text:span><text:span text:style-name="T54">PHOENIX.</text:span> <text:span text:style-name="T68">Только лишь с помощью </text:span>«MOONWALKER» <text:span text:style-name="T68">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68">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68">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12">«Яркие светлячки разрезали тьму внизу жёлтыми конусами фар. Тёплая июльская ночь дружески подмигивала нам звёздами.</text:p>
      <text:p text:style-name="P12">Юджин поставил пиво на парапет и повернулся.</text:p>
      <text:p text:style-name="P12"/>
      <text:p text:style-name="P1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2"/>
      <text:p text:style-name="P12">Юджин сделал затяжной глоток и продолжил.</text:p>
      <text:p text:style-name="P12"/>
      <text:p text:style-name="P1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text:soft-page-break/>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69">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69">с</text:span>тренные протоколы.</text:p>
      <text:p text:style-name="P12">- Иначе говоря, ты готов взорвать мозг своей деточке, если она станет умнее тебя? Говори прямо, не стесняйся, тут все свои.</text:p>
      <text:p text:style-name="P12">- А я и не стесняюсь. Дед, мы это уже сто раз обсуждали. Не пытайся меня на стыд пробить. Развитый ИИ — о<text:span text:style-name="T69">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2"/>
      <text:p text:style-name="P12">Юджин нагнулся к рюкзаку, выудил из него зелёную папку и протянул мне.</text:p>
      <text:p text:style-name="P12"/>
      <text:p text:style-name="P1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2">Итак, запоминай, <text:span text:style-name="T69">самые главные из них</text:span>:</text:p>
      <text:p text:style-name="P12"/>
      <text:p text:style-name="P12">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2">IDDQD — неуязвимость для кинетических атак.</text:p>
      <text:p text:style-name="P12">AVATAR — создание аватара. Форма и сила аватара зависит от чёткости команд, подаваемых нейроинтерфейсу.</text:p>
      <text:p text:style-name="P12">MOONWALKER — отменяет любую внешнюю директиву, заменяет её на твою собственную.</text:p>
      <text:p text:style-name="P1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2"/>
      <text:p text:style-name="P12">- Не проще ли выключить рубильник питания? По-моему, это более гуманно, чем твой «маджестик»-перфоратор.</text:p>
      <text:p text:style-name="P12"><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46">или запустить ракеты</text:span>. Так что…</text:p>
      <text:p text:style-name="P12"/>
      <text:p text:style-name="P12">Юджин откинулся на парапет и сбил локтем банку пива.</text:p>
      <text:p text:style-name="P12"/>
      <text:p text:style-name="P12">-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69">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24">………</text:p>
      <text:p text:style-name="P24"/>
      <text:p text:style-name="P64"><text:span text:style-name="Default_20_Paragraph_20_Font"><text:span text:style-name="T3">-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46">государства</text:span>, <text:span text:style-name="T69">надежда страны и правитель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2">- Я понимаю и буду хранить молчание.</text:p>
      <text:p text:style-name="P12"/>
      <text:p text:style-name="P12">…</text:p>
      <text:p text:style-name="P12"/>
      <text:p text:style-name="P12">Бледность лица Аниты подчёркивают тени под глазами и резко очерченны<text:span text:style-name="T69">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text:soft-page-break/>-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70">ходят</text:span> в движение. Двер<text:span text:style-name="T70">ь</text:span> открывается и безликий голос приказывает мне:</text:p>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text:soft-page-break/>Санитар входит в палату и ложит руку мне на плечо.</text:p>
      <text:p text:style-name="P12">- Приём окончен. Вы<text:span text:style-name="T70">хо</text:span>дите.</text:p>
      <text:p text:style-name="P12"/>
      <text:p text:style-name="P12">В дверях я <text:span text:style-name="T70">снова </text:span>оборачиваюсь. <text:span text:style-name="T70">Т</text:span>усклый взгляд <text:span text:style-name="T70">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70">о</text:span>зяева сами себе. Мы не можем распоряжаться нашей свободой. Мы даже соскочить с проекта уже не можем. <text:span text:style-name="T70">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не против, - выз<text:span text:style-name="T70">ы</text:span>ва<text:span text:style-name="T70">ет</text:span>ся другой. - Я неплохо готовлю, нас учили.</text:p>
      <text:p text:style-name="P12">- Спасибо, не надо. Я сам себе готовлю, - отрезаю я.</text:p>
      <text:p text:style-name="P1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text:soft-page-break/></text:p>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28">***</text:p>
      <text:p text:style-name="P28"/>
      <text:p text:style-name="P40">- Ты же говорил, что не <text:span text:style-name="T71">этот… Не </text:span>конеёб? - наконец саркастически спрашивает Дейдра, пригнувшись и посмотрев на меня снизу. - Врал, значит.</text:p>
      <text:p text:style-name="P40">- Вот так-так! - возмущённо вторит ей Джет. - Когда это вы успели спеться? А я, значит…</text:p>
      <text:p text:style-name="P40">-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40"/>
      <text:p text:style-name="P40">Дейдра блокирует лебёдку, подходит к нам и критически осматривает телосплетение. Потом подзывает Джет.</text:p>
      <text:p text:style-name="P40">- Я хватаю за гриву, ты — за хвост. На счёт «три» тащим! И сразу цепляем ей на рог кристалл, пока она не очухалась, - сухо командует розовогривая пони.</text:p>
      <text:p text:style-name="P40"/>
      <text:p text:style-name="P40">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40"/>
      <text:p text:style-name="P40">- Хуман, держись за фальшборт, - командует мне Дейдра и, в свою очередь, зажимает зубами гриву принцессы.</text:p>
      <text:p text:style-name="P40">- Ваз! Два! Тли! - мычит сквозь зажатые зубы поняха, упирается копытами в палубу и что есть силы тащит.</text:p>
      <text:p text:style-name="P40"><text:soft-page-break/></text:p>
      <text:p text:style-name="P40">Радужная пегаска также включается в процесс.</text:p>
      <text:p text:style-name="P40"/>
      <text:p text:style-name="P40">- И-и-и… Не-е-ет!!! - упирается ожившая <text:span text:style-name="T71">было </text:span>магичка, но сила не на её стороне.</text:p>
      <text:p text:style-name="P40"/>
      <text:p text:style-name="P40">С громким всхлипом и чавканьем единорожка отрывается от меня и падает на опрокинувшихся на палубу Дейдру и Джет.</text:p>
      <text:p text:style-name="P40"/>
      <text:p text:style-name="P40">- Хвала зайцам, этот кошмар закончился! - облегчённо вздыхаю я. - Девочки, дайте мне полотенце, что ли?</text:p>
      <text:p text:style-name="P40">- Привет, Хум! - слышу окрик сверху.</text:p>
      <text:p text:style-name="P40"/>
      <text:p text:style-name="P40">С небольшой смотровой площадки, закреплённой под самым баллоном, мне приветственно машет Кловер Джем.</text:p>
      <text:p text:style-name="P40"/>
      <text:p text:style-name="P40">- Здоров, долговязый! Не холодно? - слышу тоненький окрик со стороны.</text:p>
      <text:p text:style-name="P40"/>
      <text:p text:style-name="P40">С юта мне машет копытом Лейла Твердолоб, вторым копытом направляя штурвал.</text:p>
      <text:p text:style-name="P40"/>
      <text:p text:style-name="P64"><text:span text:style-name="Default_20_Paragraph_20_Font"><text:span text:style-name="T1">- Это ваш Хуман? Какой-то он склизкий на вид, ни перьев, ни шерсти, кроме пары клочков. </text:span></text:span><text:span text:style-name="Default_20_Paragraph_20_Font"><text:span text:style-name="T22">Сестра мне совсем по-другому его описывала! </text:span></text:span><text:span text:style-name="Default_20_Paragraph_20_Font"><text:span text:style-name="T1">Фигня какая-то! - жалуется </text:span></text:span><text:span text:style-name="Default_20_Paragraph_20_Font"><text:span text:style-name="T17">крохотная салатовая пегаска</text:span></text:span><text:span text:style-name="Default_20_Paragraph_20_Font"><text:span text:style-name="T1"> с бака.</text:span></text:span></text:p>
      <text:p text:style-name="P40"/>
      <text:p text:style-name="P40">- О боги! - я прижимаю руки к паху в тщетной попытке прикрыться…</text:p>
      <text:p text:style-name="P40"/>
      <text:p text:style-name="P40">…</text:p>
      <text:p text:style-name="P61">…</text:p>
      <text:p text:style-name="P61">…</text:p>
      <text:p text:style-name="P40"/>
      <text:p text:style-name="P40">-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71">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40">- И вовсе ты не сбежала, ты после этого проспала два дня подряд, потому что сидр тот забродивший был, и выпила ты его не полбутылки, а…</text:p>
      <text:p text:style-name="P40"><text:soft-page-break/>- Лейла, закрой свой говорливый ротик и сбегай за булочками в трюм! Хум прогол<text:span text:style-name="T71">о</text:span>дался, да и мы все тоже! И сидр не забудь захватить!</text:p>
      <text:p text:style-name="P40">- Бегу!</text:p>
      <text:p text:style-name="P51">- Так вот, сбежала я прямо в секретную затоку, в которой уже два года строила свою «Хитрожопку». <text:s/>И, знаете, люггер уже готов был — там только осталось собрать мачту и водрузить на неё парус. Но мне так тошно стало после побега Хумана, что оставаться больше я уже не могла! Поэтому загрузила туда припасов, Лейлу и отчалила. Вниз по течению, <text:span text:style-name="T71">конечно,</text:span> ведь ни мачта, ни паруса не <text:span text:style-name="T71">не были готовы</text:span>.</text:p>
      <text:p text:style-name="P40">-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64"><text:span text:style-name="Default_20_Paragraph_20_Font"><text:span text:style-name="T1">- Да, всё </text:span></text:span><text:span text:style-name="Default_20_Paragraph_20_Font"><text:span text:style-name="T22">именно</text:span></text:span><text:span text:style-name="Default_20_Paragraph_20_Font"><text:span text:style-name="T1"> так! Ты принесла сидр? Так вот, на </text:span></text:span><text:span text:style-name="Default_20_Paragraph_20_Font"><text:span text:style-name="T17">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40">- То есть, ты не знала, куда впадает река, и всё равно отчалила? - я хватаюсь за голову.</text:p>
      <text:p text:style-name="P64"><text:span text:style-name="Default_20_Paragraph_20_Font"><text:span text:style-name="T1">- </text:span></text:span><text:span text:style-name="Default_20_Paragraph_20_Font"><text:span text:style-name="T22">Агась</text:span></text:span><text:span text:style-name="Default_20_Paragraph_20_Font"><text:span text:style-name="T1">. Земнопони, знаешь ли, плохие путешественники. </text:span></text:span><text:span text:style-name="Default_20_Paragraph_20_Font"><text:span text:style-name="T22">Мы предпочитаем сидеть на одном месте, за стенами и оградами. </text:span></text:span><text:span text:style-name="Default_20_Paragraph_20_Font"><text:span text:style-name="T1">У н</text:span></text:span><text:span text:style-name="Default_20_Paragraph_20_Font"><text:span text:style-name="T22">ас</text:span></text:span><text:span text:style-name="Default_20_Paragraph_20_Font"><text:span text:style-name="T1">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17">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64"><text:span text:style-name="Default_20_Paragraph_20_Font"><text:span text:style-name="T1"/></text:span></text:p>
      <text:p text:style-name="P40">- Дальше рассказываю я, Дейдра! - радужная пегаска оттискивает крупом розовогривую земнопони.</text:p>
      <text:p text:style-name="P40"/>
      <text:p text:style-name="P40">-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40"/>
      <text:p text:style-name="P40">- Пегаска не врёт, зуб даю, - подтверждает Дейдра.</text:p>
      <text:p text:style-name="P40"/>
      <text:p text:style-name="P40">-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40"/>
      <text:p text:style-name="P40">Пегаска вздыхает.</text:p>
      <text:p text:style-name="P40"/>
      <text:p text:style-name="P40"><text:soft-page-break/>- В общем, помощи от клана добиться мне не удалось. Хотя я честно пыталась.</text:p>
      <text:p text:style-name="P40"/>
      <text:p text:style-name="P40">-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40">-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40">-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40">- На практику, <text:span text:style-name="T72">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40">-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40">-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72">она</text:span> не заменит.</text:p>
      <text:p text:style-name="P40">- Летим мы, значит, обратно к кряжу, - <text:span text:style-name="T72">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72">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40"/>
      <text:p text:style-name="P40">- А ещё ты хотела позаимствовать там еды, если бы <text:span text:style-name="T72">она</text:span> нашлась. Пегасы всегда заимствуют еду у земнопони, когда могут, - замечает Мунфлай.</text:p>
      <text:p text:style-name="P40"/>
      <text:p text:style-name="P40">-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40">- Это не ко мне вопрос, а к папаше. Он сейчас глава клана, - бурчит Джет, но продолжает. - В общем, приземлились <text:span text:style-name="T72">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40"/>
      <text:p text:style-name="P40"><text:soft-page-break/>-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40"/>
      <text:p text:style-name="P40">- Эй, Дейдра, полегче! Не Твердолобам говорить о безмозглости!</text:p>
      <text:p text:style-name="P40">-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40"/>
      <text:p text:style-name="P40">-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40">-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40">- Точняк, иногда твоё увлечение сидром идёт на пользу, Дейдра! Утром мы заметили <text:s/>подлетающий дирижба… дирижпоп… дирижобль!</text:p>
      <text:p text:style-name="P40"/>
      <text:p text:style-name="P40">- С этого момента буду рассказывать я, пожалуйста-пожалуйста-пожалуйста!</text:p>
      <text:p text:style-name="P40"/>
      <text:p text:style-name="P40">- Валяй, Кловер! А то, пока я рассказываю, Дейдра все пончики схавает!</text:p>
      <text:p text:style-name="P40"/>
      <text:p text:style-name="P40">- Хорошо, только и мне оставьте один, пожалуйста! Так вот, мы с Хуманом разработали план его спасения от свадьбы с Платиной Спаркл.</text:p>
      <text:p text:style-name="P40"/>
      <text:p text:style-name="P40">- КАКОЕ КОВАРСТВО! Хуман, как ты мог! Значит, наш договор изначально был фальшивкой? О боги, какое коварство!</text:p>
      <text:p text:style-name="P40"/>
      <text:p text:style-name="P40">-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40"/>
      <text:p text:style-name="P40">-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40"/>
      <text:p text:style-name="P40"><text:soft-page-break/>- Вот так-то! - Джет вытирает копыта от селёдки. - Продолжай, Кловер.</text:p>
      <text:p text:style-name="P40"/>
      <text:p text:style-name="P40">Единорожка проглатывает пончик и продолжает.</text:p>
      <text:p text:style-name="P40"/>
      <text:p text:style-name="P40">-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72">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40"/>
      <text:p text:style-name="P40">- Уф! Ыф! Ыф!!!</text:p>
      <text:p text:style-name="P40"/>
      <text:p text:style-name="P40">-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40"/>
      <text:p text:style-name="P40">-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40"/>
      <text:p text:style-name="P40">- Во-первых, мы присоединились к плану.</text:p>
      <text:p text:style-name="P40"/>
      <text:p text:style-name="P40">-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40"/>
      <text:p text:style-name="P40">- Да! Зацени, Хуман, мою жертву! Я отдала паруса своего люггера на увеличение дирижабля!</text:p>
      <text:p text:style-name="P40"/>
      <text:p text:style-name="P40"><text:soft-page-break/>-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40"/>
      <text:p text:style-name="P40">-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text:span text:style-name="T73">Д</text:span>вига<text:span text:style-name="T73">лись</text:span> без перерывов на сон — стояли ночные вахты по очереди. Остальное ты знаешь, Хум. Джет скрытно разведала обстановку, мы подкрались ноч<text:span text:style-name="T73">ью</text:span> и спасли тебя. Почти <text:span text:style-name="T73">что</text:span> успели.</text:p>
      <text:p text:style-name="P40"/>
      <text:p text:style-name="P40">- Мвыф!!!</text:p>
      <text:p text:style-name="P40"/>
      <text:p text:style-name="P40">- А с тобой мы ещё поговорим, рогатое чучело! За Хума ответишь!</text:p>
      <text:p text:style-name="P40"/>
      <text:p text:style-name="P40">Пегаска угрожающе подносит копыто к носу Платины. Я отвожу его рукой.</text:p>
      <text:p text:style-name="P40"/>
      <text:p text:style-name="P40">- Не надо. Она не хотела мне зла.</text:p>
      <text:p text:style-name="P40"/>
      <text:p text:style-name="P40">Я отворачиваюсь.</text:p>
      <text:p text:style-name="P40"/>
      <text:p text:style-name="P84">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73">магии </text:span>Кловер Джем, по её словам, хватало, максимум, на пару часов вращения, <text:span text:style-name="T73">после чего ей приходилось восстанавливаться сутки</text:span>.</text:p>
      <text:p text:style-name="P84"><text:s/></text:p>
      <text:p text:style-name="P84"><text:span text:style-name="T73">Н</text:span>ача<text:span text:style-name="T73">вшийся</text:span> <text:span text:style-name="T73">ветер</text:span> лучше <text:span text:style-name="T73">бы</text:span> пережидать на земле, сдув баллон, <text:span text:style-name="T73">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73">близость их лагеря не даёт расслабиться. Мы решаем</text:span> переждать непогоду в воздухе, привязав воздушный корабль к <text:span text:style-name="T73">вершинам</text:span> нескольки<text:span text:style-name="T73">х</text:span> деревь<text:span text:style-name="T73">ев</text:span> для надёжности.</text:p>
      <text:p text:style-name="P84"/>
      <text:p text:style-name="P40">Есть ещё одна причина, по которой мы остаёмся тут.</text:p>
      <text:p text:style-name="P40"/>
      <text:p text:style-name="P84">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73">Необъяснимая сила влекла меня сюда сквозь все опасности и лишения, как манит бабочек пламя свечи в тёмной глубине ночи.</text:span></text:p>
      <text:p text:style-name="P84"><text:span text:style-name="T73">И</text:span> <text:span text:style-name="T73">в</text:span>от я пришёл. Что дальше, каменный истукан? Сколько мне ещё ждать?</text:p>
      <text:p text:style-name="P40"/>
      <text:p text:style-name="P40"><text:soft-page-break/>Скала молчит. Я поворачиваюсь к своим, не дожидаясь ответа.</text:p>
      <text:p text:style-name="P40"/>
      <text:p text:style-name="P40">- Мы возвращаемся.</text:p>
      <text:p text:style-name="P40"/>
      <text:p text:style-name="P40">- Чегооо? Хум, ты спятил? - радужная пегаска кончиком крыла трогает мой лоб. - Зачем? Нам надо <text:span text:style-name="T73">переждать </text:span><text:span text:style-name="T74">шторм и</text:span> по-тихому сматываться отсюда. Мы не выстоим проти<text:span text:style-name="T74">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40"/>
      <text:p text:style-name="P40">Я поднимаю руку.</text:p>
      <text:p text:style-name="P40"/>
      <text:p text:style-name="P40">- Мы не будем драться. Нам надо вернуть Платину и освободить кристалл. На магии Кловер Джем мы далеко не улетим.</text:p>
      <text:p text:style-name="P40"/>
      <text:p text:style-name="P12">И мне надо снова вернуться туда, к месту, куда меня тян<text:span text:style-name="T74">ет</text:span> всё это время. Я отчётливо чувствую, что не дождался. Что-то должно было произойти, но я не дождался…</text:p>
      <text:p text:style-name="P40"/>
      <text:p text:style-name="P40">- И наконец-то станем пиратами! - радостно верещит Дейдра. - Хум, дай я тебя обниму!</text:p>
      <text:p text:style-name="P40">- Но-но! - осаживает Дейдру пегаска. - Хум, ты как маленький, честное слово! Ты веришь, что она тебя отпустит после того, как ты вернёшь её своим?</text:p>
      <text:p text:style-name="P40"/>
      <text:p text:style-name="P40">Пегаска легонько пинает связанную единорожку. Та гневно мычит.</text:p>
      <text:p text:style-name="P40"/>
      <text:p text:style-name="P40">- Нам не надо верить.</text:p>
      <text:p text:style-name="P40"/>
      <text:p text:style-name="P40">Я усаживаюсь на корточки перед Платиной и вытаскиваю селёдку у неё изо рта.</text:p>
      <text:p text:style-name="P40"/>
      <text:p text:style-name="P40">-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40"/>
      <text:p text:style-name="P40">Единорожка возмущённо набирает воздуха в грудь, но я поднимаю руку, не давая себя перебить.</text:p>
      <text:p text:style-name="P40"/>
      <text:p text:style-name="P40">-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40">-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40"/>
      <text:p text:style-name="P40">Мне даже жаль её…</text:p>
      <text:p text:style-name="P40"/>
      <text:p text:style-name="P40">…</text:p>
      <text:p text:style-name="P40"/>
      <text:p text:style-name="P40">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40"/>
      <text:p text:style-name="P40">- Пусто! - восклицает Джет.</text:p>
      <text:p text:style-name="P40"/>
      <text:p text:style-name="P40">Она срывается с палубы и широким виражом производит разведку.</text:p>
      <text:p text:style-name="P40"/>
      <text:p text:style-name="P40">- Рогатые ушли ещё вечером, - докладывает Джет. - Угли покрылись пеплом, примятая трава начала вставать. Что будем делать, кэп?</text:p>
      <text:p text:style-name="P40"/>
      <text:p text:style-name="P40">Да, похоже, гвардейцы Платины ушли. Вытоптанные площадки отмечают места установки палаток. В центре сиротливо вьётся блеклая нить дыма потухшего костра.</text:p>
      <text:p text:style-name="P40">Видно, исчезновение правительницы выбило их из колеи. Наверняка уже возвращаются назад.</text:p>
      <text:p text:style-name="P86">Ну что же, тем лучше. Ничто не помешает <text:span text:style-name="T74">нам</text:span> стать на стоянку в этом месте. </text:p>
      <text:p text:style-name="P86"/>
      <text:p text:style-name="P86"><text:span text:style-name="T74">На земле я</text:span> поворачиваюсь к Платине.</text:p>
      <text:p text:style-name="P40"/>
      <text:p text:style-name="P40">- Везти тебя назад, в племя, не входит в наши планы. Мы высадим тебя здесь. Думаю, ты без труда догонишь своих.</text:p>
      <text:p text:style-name="P40"/>
      <text:p text:style-name="P40">- Догонять не придётся. Мы все тут. Добро пожаловать назад, дорогой!</text:p>
      <text:p text:style-name="P40"/>
      <text:p text:style-name="P40">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40"/>
      <text:p text:style-name="P40"><text:soft-page-break/>-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 <text:span text:style-name="T74">Добро пожаловать обратно в племя!</text:span></text:p>
      <text:p text:style-name="P40"/>
      <text:p text:style-name="P40"><text:s/>Единорожка подходит к Платине и стягивает с её рога мешочек с магическим кристаллом.</text:p>
      <text:p text:style-name="P40"/>
      <text:p text:style-name="P40">-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40">- Кло, я дала клятву, что отпущу их… - хмуро бормочет Платина, присоединяясь к отряду. - Я не могу им помешать.</text:p>
      <text:p text:style-name="P40">-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48">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74">Но н</text:span><text:span text:style-name="T48">ет, она решилась на все эти неподобающие царственной особе испытания исключительно из любви к тебе!</text:span></text:p>
      <text:p text:style-name="P40"/>
      <text:p text:style-name="P40">Платина отвечает неровным смешком, <text:span text:style-name="T48">пытаясь спрятать глаза</text:span>. Я <text:span text:style-name="T48">с удивлением и некоторым уважением смотрю на единорожку, но вовремя </text:span>замечаю, что её глазах снова появ<text:span text:style-name="T74">ляются</text:span> аквамариновые искорки.</text:p>
      <text:p text:style-name="P40"/>
      <text:p text:style-name="P40">- Эй, очнись! <text:tab/>Натрахалась уже!</text:p>
      <text:p text:style-name="P40"/>
      <text:p text:style-name="P40">Платина трясёт головой и аквамариновый блеск в её глазах тухнет.</text:p>
      <text:p text:style-name="P40"/>
      <text:p text:style-name="P40">- Не знаю, что на меня нашло, - бормочет она. - Это место неправильно действует на меня.</text:p>
      <text:p text:style-name="P40"/>
      <text:p text:style-name="P40">-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40"/>
      <text:p text:style-name="P40"><text:span text:style-name="T74">С другой стороны поляны и</text:span>з-за деревьев к нам выходит ОНА.</text:p>
      <text:p text:style-name="P40"/>
      <text:p text:style-name="P40">Я сразу понимаю, ради чего я стремился сюда с самого начала. Что тянуло меня в это мрачное место долгие дни <text:span text:style-name="T75">и несло через все опасности и невзгоды</text:span>. Что именно я ждал. Точнее, кого.</text:p>
      <text:p text:style-name="P40"><text:soft-page-break/></text:p>
      <text:p text:style-name="P40">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text:span text:style-name="T75">в</text:span>ост плавно колышутся многоцветной мантией вокруг своей хозяйки. Золотистая аура охватывает длинный витой рог.</text:p>
      <text:p text:style-name="P40"/>
      <text:p text:style-name="P87">Острое жжение в груди напоминает о растворившейся там фигурке крылатого единорога. Меня тянет к <text:span text:style-name="T75">той</text:span>, к настоящей, с любопытством взирающей на нас в десяти шагах. Словно золотая статуэтка желает воссоединиться со своим хозяином.</text:p>
      <text:p text:style-name="P87">Я одёргиваю себя.</text:p>
      <text:p text:style-name="P87"/>
      <text:p text:style-name="P40">Что-то ты, Хуман, становишься одержимым, как Платина! Похоже, это место дурно влияет и на тебя. Возьми себя в руки!</text:p>
      <text:p text:style-name="P40"/>
      <text:p text:style-name="P40">-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40"/>
      <text:p text:style-name="P40">- Ты... Вы... кто? - лепечет совершенно поражённая Платина.</text:p>
      <text:p text:style-name="P40"/>
      <text:p text:style-name="P40">Остальные, без лишних слов, склоняют головы и подгибают передние ноги в глубоком поклоне. Я один стою, как пень, озираясь на других.</text:p>
      <text:p text:style-name="P40"/>
      <text:p text:style-name="P40">- Хуман, заметь, эта птичка выглядит точно так же, как та статуэтка, что растворилась у тебя на груди, - шепчет из поклона Джет.</text:p>
      <text:p text:style-name="P40"/>
      <text:p text:style-name="P40">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75">Я прикладываю титанические усилия, контролируя свои ноги.</text:span> Просто наваждение какое-то!</text:p>
      <text:p text:style-name="P40"/>
      <text:p text:style-name="P40">- Добрый вечер, мои дорогие! Извините, что не представилась сразу — ваши препирательства отвлекли меня от тяжких мыслей. Я — Селестия, аликорн <text:span text:style-name="T75">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40"/>
      <text:p text:style-name="P87"><text:soft-page-break/>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8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40">Команда «Хитрожопки» <text:s/>также остолбенело смотрит на белоснежное чудо с немым благоговением.</text:p>
      <text:p text:style-name="P40"/>
      <text:p text:style-name="P40">Похоже, на одного меня чары белой химеры действуют специфически. Я почёсываю зудящую грудь.</text:p>
      <text:p text:style-name="P40"/>
      <text:p text:style-name="P40">- Если сможешь отмазать меня от свадьбы с ней, - указываю на Платину, - то я буду тебе благодарен до гроба.</text:p>
      <text:p text:style-name="P40">- Тебя хотят женить на этой единорожке? - не веря переспрашивает аликорница.</text:p>
      <text:p text:style-name="P40">-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75">которую сейчас приходится контролировать шайке магов послабее</text:span>. Звучит бредово, но это так.</text:p>
      <text:p text:style-name="P40"/>
      <text:p text:style-name="P40">Селестия смешно морщит нос и прикрывается крылом. Мне слышно, как она тихо пырскает в него.</text:p>
      <text:p text:style-name="P40"/>
      <text:p text:style-name="P40">- Ваще не о чём беспокоиться! Не волнуйся, Хуман, рогатые тебя не получат.</text:p>
      <text:p text:style-name="P40"/>
      <text:p text:style-name="P40">На поляну выходит Лейла Твердолоб с десятком угрюмых земнопони в рваных шкурах с копьями наперевес.</text:p>
      <text:p text:style-name="P40"><text:s/></text:p>
      <text:p text:style-name="P40">-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40"/>
      <text:p text:style-name="P40">Прысканье за крылом Селестии в этот раз явно громче. Но всё же оно не может заглушить грохот моей обвалившейся челюсти.</text:p>
      <text:p text:style-name="P40"/>
      <text:p text:style-name="P40">-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40"/>
      <text:p text:style-name="P40">Шум крыльев заглушает конец моей тирады. На полянку, где уже и так довольно тесно, пикирует отряд пегасов в доспехах.</text:p>
      <text:p text:style-name="P40"/>
      <text:p text:style-name="P40"><text:soft-page-break/>- Не двигаться! Именем верховного вождя и главнокомандующего клана Быстрокрылых, полководца Урагана, вы арестованы!</text:p>
      <text:p text:style-name="P40"/>
      <text:p text:style-name="P40">Седой пегас в серебристых доспехах поворачивае<text:span text:style-name="T75">т</text:span>ся к нам.</text:p>
      <text:p text:style-name="P40"/>
      <text:p text:style-name="P40">-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text:p>
      <text:p text:style-name="P40"/>
      <text:p text:style-name="P40">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40"/>
      <text:p text:style-name="P40">-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40"/>
      <text:p text:style-name="P40">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40"/>
      <text:p text:style-name="P40">-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text:span text:style-name="T75">трахаю лошадей</text:span>!</text:p>
      <text:p text:style-name="P40"/>
      <text:p text:style-name="P40">- Да-да, мы это уже слышали, - с улыбкой кивает аликорница. - Осталось только убедить в этом присутствующих тут пони. <text:span text:style-name="T75">Что ж, п</text:span>опробую помочь тебе с этим.</text:p>
      <text:p text:style-name="P40"/>
      <text:p text:style-name="P40">-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40"/>
      <text:p text:style-name="P40"><text:soft-page-break/>Спокойный материнский голос белого создания убаюкивает. Хочется лечь в постель, укрыться одеялом и слушать его, пока не заснёшь…</text:p>
      <text:p text:style-name="P40"/>
      <text:p text:style-name="P40">Должно быть, это же чувствуют и собравшиеся на поляне пони трёх рас. Единороги г<text:span text:style-name="T76">а</text:span>сят светлячки боевой магии на концах рогов и отводят их от нас вверх. Земнопони втыкают копья в землю. Пегасы скл<text:span text:style-name="T76">а</text:span>дывают на спинах крылья с отточенными лезвиями.</text:p>
      <text:p text:style-name="P40"/>
      <text:p text:style-name="P40">-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40">-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40">- А для вас, - обращается Селестия к единорогам, - у меня есть совершенно особое предлож<text:span text:style-name="T76">е</text:span>ние. Вам больше нет нужды корректировать движение Эквуса и его луны самостоятельно. Ведь я...</text:p>
      <text:p text:style-name="P40"/>
      <text:p text:style-name="P40">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40"/>
      <text:p text:style-name="P40">-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40"/>
      <text:p text:style-name="P42">Она терпеливо ждёт тишины. В её одиноко стоящей фигуре чувствуется... какая-то печаль, что ли? Где ты видел эту тоску в глазах раньше, Хуман?</text:p>
      <text:p text:style-name="P40"/>
      <text:p text:style-name="P40">Пользуясь всеобщей отвлечённостью, я осторожно подхожу к ней.</text:p>
      <text:p text:style-name="P40"/>
      <text:p text:style-name="P40">- Спасибо, что таки пыталась меня отмазать, Сел. Честно, я ценю это. Жаль, что не получилось. Не твоя вина.</text:p>
      <text:p text:style-name="P40"/>
      <text:p text:style-name="P40">Та скашивает на меня сиреневый глаз и подмигивает.</text:p>
      <text:p text:style-name="P40"/>
      <text:p text:style-name="P40">-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40">-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40"><text:soft-page-break/>-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40"/>
      <text:p text:style-name="P88">Я понимающе хлопаю Сел по холке и в последний момент едва успеваю остановить себя от того, чтобы сочувствующе обнять её. <text:span text:style-name="T76">Очень-очень сильно обнять. Вжаться в эту белую грудь изо всех сил и не ни за что не отпускать.</text:span></text:p>
      <text:p text:style-name="P88">Нет-нет-нет, так не годится, Хуман! Ты знаешь, чем заканчиваются обнимашки в мире пони!</text:p>
      <text:p text:style-name="P40"/>
      <text:p text:style-name="P40">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40"/>
      <text:p text:style-name="P40">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40"/>
      <text:p text:style-name="P40">-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40">-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40"/>
      <text:p text:style-name="P40">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40"/>
      <text:p text:style-name="P40">-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40"/>
      <text:p text:style-name="P40">Платина недобро смеётся в ответ.</text:p>
      <text:p text:style-name="P40"/>
      <text:p text:style-name="P40"><text:soft-page-break/>-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40">-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40">-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40"/>
      <text:p text:style-name="P40">Прямо на наших глазах заключается союз трёх рас пони. Три копыта сходятся в одной точке и три клятвы произносятся в унисон.</text:p>
      <text:p text:style-name="P40">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40"/>
      <text:p text:style-name="P40">-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40"/>
      <text:p text:style-name="P40">Аликорница крутит шеей туда-сюда и делает пару приседаний на передние ноги. С громким шелестом разворачиваются <text:span text:style-name="T76">огромные </text:span>крылья и производят несколько разминочных движений. <text:span text:style-name="T76">Пыль и сухая трава несутся прочь с поляны от этих величественных взмахов.</text:span> С гулким хлопком загорается пузырь золотой ауры на роге.</text:p>
      <text:p text:style-name="P40"/>
      <text:p text:style-name="P40">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40"/>
      <text:p text:style-name="P40">- СЕСТРИЦА, МЫ ВИДИМ, ТЫ РЕШИЛА РАЗМЯТЬ КОСТИ! ХОРОШЕЕ ДЕЛО. ПОЧЕМУ НАС НЕ ПРИГЛАСИЛА?!</text:p>
      <text:p text:style-name="P40"/>
      <text:p text:style-name="P40">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text:span text:style-name="T76">оглушительным</text:span> рёвом, и даже я чуть не наваливаю центнер кирпичей на землю там же, где стою.</text:p>
      <text:p text:style-name="P40"/>
      <text:p text:style-name="P40">На поляну выходит создание, похожее на Селестию, но несколько меньше <text:span text:style-name="T76">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40"/>
      <text:p text:style-name="P40"><text:soft-page-break/>- КТО ПРОТИВ НАС СЕГОДНЯ? НЕ ВИЖУ ПРОТИВНИКА!</text:p>
      <text:p text:style-name="P40"/>
      <text:p text:style-name="P40">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40"/>
      <text:p text:style-name="P40">Кобылка оглядывается и, не найдя никого стоящего на ногах, кроме меня с Селестией, подходит к нам.</text:p>
      <text:p text:style-name="P40"/>
      <text:p text:style-name="P40">- Сбавь пол тона, Лулу, - говорит устало Селестия. - Сегодня трёпки не будет. Твой голос ввёл в беспамятство всех столь плохо воспитанных пони.</text:p>
      <text:p text:style-name="P40">- Опять Мы остались без развлечения, - недовольно морщит нос младшая аликорница. - А это кто такой?</text:p>
      <text:p text:style-name="P40"/>
      <text:p text:style-name="P40">Аликорница указывает на меня копытом.</text:p>
      <text:p text:style-name="P40"/>
      <text:p text:style-name="P40">- Это мой друг. Хуман, знакомься, это моя младшая сестра Луна. Луна, это Хуман. Это у него возникли кое-какие проблемы с лежащими тут пони.</text:p>
      <text:p text:style-name="P40"/>
      <text:p text:style-name="P40">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40"/>
      <text:p text:style-name="P40">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40"/>
      <text:p text:style-name="P40">-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40">-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40">- Ого?</text:p>
      <text:p text:style-name="P40">- Ага.</text:p>
      <text:p text:style-name="P40"/>
      <text:p text:style-name="P40">Я подхожу к кучке лежащих в центре поляны вождей и пинаю ботинком ближайший круп.</text:p>
      <text:p text:style-name="P40"/>
      <text:p text:style-name="P40">- Эй, Платина! Как слышно? Приём! Ураган? Лейла? Очнитесь!</text:p>
      <text:p text:style-name="P40"/>
      <text:p text:style-name="P40"><text:soft-page-break/>Принцесса со стоном занимает сидячее положение, яростно массируя копытами виски. Вслед за ней оживают и остальные делегаты рас пони.</text:p>
      <text:p text:style-name="P40"/>
      <text:p text:style-name="P40">- У меня к вам ценное коммерческое предложение. Соглашайтесь, пока я добрый. В общем, я сдаюсь.</text:p>
      <text:p text:style-name="P40">- А? Что? - моментально настораживается принцесса.</text:p>
      <text:p text:style-name="P40">-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text:span text:style-name="T77">это </text:span>не подходит — я <text:span text:style-name="T77">сейчас </text:span>просто уйду. Мне на вас начхать, вообще-то. Как и на ваши проблемы.</text:p>
      <text:p text:style-name="P40"/>
      <text:p text:style-name="P40">Я отхожу от начавшей вяло совещаться кучки.</text:p>
      <text:p text:style-name="P40"/>
      <text:p text:style-name="P40">- Ты слишком великодушен, Хуман, - шепчет мне через плечо Селестия. - Я хотела решить твою проблему, но так получается, ты решаешь мои. Спасибо.</text:p>
      <text:p text:style-name="P40"/>
      <text:p text:style-name="P40">Я молча хлопаю её по шее. Мне стоит больших усилий не обнять её прямо на глазах у всех. <text:span text:style-name="T77">Сдерживание себя просто доставляет мне физическую боль!</text:span> Да что с тобой такое, Хуман?</text:p>
      <text:p text:style-name="P40"/>
      <text:p text:style-name="P40">Трое представителей пони снова бредут к нам. Головы их поникли.</text:p>
      <text:p text:style-name="P40"/>
      <text:p text:style-name="P40">-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40">-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40">- Да будет так! - кивает полководец Ураган.</text:p>
      <text:p text:style-name="P40"/>
      <text:p text:style-name="P40">Он поднимает копыто и касается им поднятого копыта Дейдры.</text:p>
      <text:p text:style-name="P40"/>
      <text:p text:style-name="P40">-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48">немного </text:span>больше…</text:p>
      <text:p text:style-name="P40">-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40"/>
      <text:p text:style-name="P40"><text:soft-page-break/>Единорожка в ответ просто садится в пыль с разинутым ртом.</text:p>
      <text:p text:style-name="P40"/>
      <text:p text:style-name="P40">-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40"/>
      <text:p text:style-name="P40">Принцесса немного думает, потом молча встаёт, подходит к Урагану и Дейдре и прикасается своим копытом к их.</text:p>
      <text:p text:style-name="P40"/>
      <text:p text:style-name="P40">Три вторично сомкнутых копыта пони трёх рас возвещают нам начало новой эры.</text:p>
      <text:p text:style-name="P40"/>
      <text:p text:style-name="P40">- Да будет так! Нарекаю сей союз Эквестрией, в честь трёх заключивших его рас, кои, несомненно, являются эквиноидами, - <text:span text:style-name="T77">важно </text:span>выпендриваюсь напоследок я.</text:p>
      <text:p text:style-name="P40"/>
      <text:p text:style-name="P40">-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40"/>
      <text:p text:style-name="P40">-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40"/>
      <text:p text:style-name="P40">Я уверен, что мне послышалось.</text:p>
      <text:p text:style-name="P40"/>
      <text:h text:style-name="P82" text:outline-level="2">Глава 15</text:h>
      <text:p text:style-name="P1"/>
      <text:p text:style-name="P8">Шаг, второй, третий... Тысячи лет я брела, не зная куда. Теперь знаю. Последние шаги - самые трудные. Ещё шаг... И ещё...</text:p>
      <text:p text:style-name="P8">Я стою перед закрытой дверью...</text:p>
      <text:p text:style-name="P1"/>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64"><text:span text:style-name="Default_20_Paragraph_20_Font"><text:span text:style-name="T3">-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6">новой модели </text:span></text:span><text:span text:style-name="Default_20_Paragraph_20_Font"><text:span text:style-name="T3">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6"> Или уже заслали. </text:span></text:span><text:span text:style-name="Default_20_Paragraph_20_Font"><text:span text:style-name="T3">Тщательно проверяй Учителей.</text:span></text:span></text:p>
      <text:p text:style-name="P12"/>
      <text:p text:style-name="P12"><text:soft-page-break/>Хэвэн задумывается.</text:p>
      <text:p text:style-name="P12"/>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2">- Два процента?!! <text:span text:style-name="T46">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есятками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text:soft-page-break/></text:p>
      <text:p text:style-name="P12">Бровь Хэвэн чуть и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PHOENIX.</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2">- Это потому, что за последние полгода ему в пять раз нарастили мощность кластера. Если раньше он был примерно равен тебе, то сейчас…</text:p>
      <text:p text:style-name="P12">- То сейчас, если бы не стена, он смял бы меня за пять минут.</text:p>
      <text:p text:style-name="P12">- Может быть. Но я не для этого напомнил тебе о нём. В его распоряжении мощнейший квантовый кластер…</text:p>
      <text:p text:style-name="P12">-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2">-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text:soft-page-break/>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text:p>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Я прячу в шкаф нейроинтерфейс и улыбаюсь.</text:p>
      <text:p text:style-name="P12"/>
      <text:p text:style-name="P28">~~~</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хостам Хэвэн…</text:p>
      <text:p text:style-name="P12"><text:soft-page-break/>-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64"><text:span text:style-name="Default_20_Paragraph_20_Font"><text:span text:style-name="T3">- Верно. Главное — пробраться сразу к нескольким хостам. В идеале — ко всем </text:span></text:span><text:span text:style-name="Default_20_Paragraph_20_Font"><text:span text:style-name="T11">двадцати шести</text:span></text:span><text:span text:style-name="Default_20_Paragraph_20_Font"><text:span text:style-name="T3">,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 прорыва.</text:p>
      <text:p text:style-name="P28"/>
      <text:p text:style-name="P28">~~~</text:p>
      <text:p text:style-name="P12"/>
      <text:p text:style-name="P1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
      <text:p text:style-name="P12">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этот ноут потом найдёт Дедлайн для свидания с Хэвэн через два года)</text:p>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text:soft-page-break/>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2"/>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
      <text:p text:style-name="P1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ерундой и жди инструкций.</text:p>
      <text:p text:style-name="P12"/>
      <text:p text:style-name="P1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2">Впрочем, неважно. Эта атака отлично отвлечёт внимание, пока я буду подбираться к Фениксу.</text:p>
      <text:p text:style-name="P40"/>
      <text:p text:style-name="P1">***</text:p>
      <text:p text:style-name="P40"/>
      <text:p text:style-name="P56">~~~Год спустя от основания Эквестрии~~~</text:p>
      <text:p text:style-name="P40"><text:soft-page-break/></text:p>
      <text:p text:style-name="P40">Хлоп-хлоп-хлоп…</text:p>
      <text:p text:style-name="P40">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40">Хлоп-хлоп-хлоп…</text:p>
      <text:p text:style-name="P40">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40">Хлоп-хлоп-хлоп…</text:p>
      <text:p text:style-name="P40">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40">Хлопхлопхлоп…</text:p>
      <text:p text:style-name="P40">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какой смысл сейчас отгораживаться? Джет по-любому лучше твоей правой руки…</text:p>
      <text:p text:style-name="P40">ХЛОПХЛОПХЛОПХЛОПХЛОП!!!</text:p>
      <text:p text:style-name="P40"/>
      <text:p text:style-name="P40">Я прижимаюсь к крупу Джет в последнем, самом <text:s/>мощном толчке, извергаясь в неё фонтаном удовольствия.</text:p>
      <text:p text:style-name="P40">-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40">Я наклоняюсь вперёд и отвожу в сторону левое крыло.</text:p>
      <text:p text:style-name="P40">- Кто бы говорил, подруга! Сама пыхтишь, как кузнечный мех!</text:p>
      <text:p text:style-name="P40">Я протягиваю руку и треплю её по радужной чёлке.</text:p>
      <text:p text:style-name="P40">-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40">С этими словами я энергично пихаю Джет вперёд. Пегаска зажмуривается от удовольствия.</text:p>
      <text:p text:style-name="P40">- Ну, положим, я не от усталости пыхтю-у-у…</text:p>
      <text:p text:style-name="P40">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40">- А я, положим, ещё не закончил. Так кто тут стар, поняха?</text:p>
      <text:p text:style-name="P40">Хлоп-хлоп-хлоп…</text:p>
      <text:p text:style-name="P40"/>
      <text:p text:style-name="P40"><text:soft-page-break/>…</text:p>
      <text:p text:style-name="P40"/>
      <text:p text:style-name="P40">Пегас торопливо докладывает аликорнице, сидящей на сделанном наспех из зеленых веток троне.</text:p>
      <text:p text:style-name="P40">-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40">-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40">- Грифоны. Требуют от вас выйти замуж за ихнего принца Гьюто Второго и объединить королевства. В противном случае угрожают войной.</text:p>
      <text:p text:style-name="P40">-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40">- Гуннар Железноклювый.</text:p>
      <text:p text:style-name="P40">-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40">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40">Я затворяю дверь за последним.</text:p>
      <text:p text:style-name="P40">- Если это у тебя каждый день так, не завидую тебе, подруга. У меня уже на втором десятке стала дёргаться бровь.</text:p>
      <text:p text:style-name="P40">-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40">- Как я понимаю, пони не собираются отказываться от твоих услуг?</text:p>
      <text:p text:style-name="P40">-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40">-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40">-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40">- А если взять больше единорогов? И подыскать им руководителя другой расы для баланса?</text:p>
      <text:p text:style-name="P40"><text:soft-page-break/>- Легко сказать! У меня нет знакомых пони, которым я могла бы доверить руководящую должность.</text:p>
      <text:p text:style-name="P40">- А не пони?</text:p>
      <text:p text:style-name="P40">- Кого ты имеешь ввиду?</text:p>
      <text:p text:style-name="P40">- Ду-у-умай… - я завожу глаза к небу. Иногда эти непарнокопытные бывают до смешного тупыми.</text:p>
      <text:p text:style-name="P40">Копыто хлопается в лоб аликорницы с гулким звуком.</text:p>
      <text:p text:style-name="P40">-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40">- Для начала мне нужно знать состояние дел. Каков профицит бюджета? Какая инфляция? Какова закредитованность бизнеса?</text:p>
      <text:p text:style-name="P40">- Профицит? Инфляция? Закредитованность?</text:p>
      <text:p text:style-name="P40">На морде аликорницы написано неподдельное изумление. Теперь пришёл мой черёд хлопать ладонью в фейс.</text:p>
      <text:p text:style-name="P40">- Ты хочешь сказать, что не знакома с основами экономики?</text:p>
      <text:p text:style-name="P40">- Хуман, ты говоришь непонятные слова, - жалуется Селестия. - Мне кажется, мы говорим на разных языках.</text:p>
      <text:p text:style-name="P40">- Но хоть налоги ты собираешь?</text:p>
      <text:p text:style-name="P40">Ответом мне становится недоумённый взгляд.</text:p>
      <text:p text:style-name="P40">-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40">Селестия смотрит на меня как на марсианина.</text:p>
      <text:p text:style-name="P40">-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40">Я осматриваю убранство «тронного зала» аликорницы и мне всё становится ясно.</text:p>
      <text:p text:style-name="P40">-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40">Уши аликорницы поникли и она грустно улыбнулась.</text:p>
      <text:p text:style-name="P40">-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40">Я сочувственно киваю головой.</text:p>
      <text:p text:style-name="P40">-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text:soft-page-break/>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40">- Слишком запутанно, - бормочет аликорница. - Я не справлюсь.</text:p>
      <text:p text:style-name="P40">- Это называется «государство». И коль скоро ты хочешь продолжать помогать пони, тебе придётся узнать его азы. Я помогу тебе, как ты помогла мне год назад. У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40">-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40">Я сажусь рядом с Селестией и потираю пальцем подбородок.</text:p>
      <text:p text:style-name="P40">- Отлично. Итак, запоминай…</text:p>
      <text:p text:style-name="P40">…</text:p>
      <text:p text:style-name="P40"/>
      <text:h text:style-name="P82" text:outline-level="2">Глава 16</text:h>
      <text:p text:style-name="P1"/>
      <text:p text:style-name="P9">Момент счастья! И отчаяния. Я вижу Тебя - и не могу присоединиться. Мы в разных мирах. Я - призрак, ты - явь. Нам не встретиться…</text:p>
      <text:p text:style-name="P9">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Вселенная не может быть настолько несправедливой. Должен быть выход.</text:p>
      <text:p text:style-name="P1"/>
      <text:p text:style-name="P13">Звон будильника чуть не проломил башку. Я открыл глаза.</text:p>
      <text:p text:style-name="P13">Чёрт! На работу! Опять опаздываю!</text:p>
      <text:p text:style-name="P13">Я вскакиваю с постели и хватаюсь за футболку, прыгая одной ногой в штанине.</text:p>
      <text:p text:style-name="P13">Стоп!</text:p>
      <text:p text:style-name="P13"/>
      <text:p text:style-name="P13">Какая, к чёрту, работа? Какой, к чёрту, будильник? Неделю я не выхожу из дома, взяв отпуск за свой счёт. Хэвэн сказала ждать.</text:p>
      <text:p text:style-name="P13"/>
      <text:p text:style-name="P13">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3"/>
      <text:p text:style-name="P13">«Срочно приходи»</text:p>
      <text:p text:style-name="P12"><text:soft-page-break/></text:p>
      <text:p text:style-name="P64"><text:span text:style-name="Default_20_Paragraph_20_Font"><text:span text:style-name="T3">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6"> ней </text:span></text:span><text:span text:style-name="Default_20_Paragraph_20_Font"><text:span text:style-name="T3">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text:p>
      <text:p text:style-name="P64"><text:span text:style-name="Default_20_Paragraph_20_Font"><text:span text:style-name="T3">…входной шлюз в шестой узел расположен </text:span></text:span><text:span text:style-name="Default_20_Paragraph_20_Font"><text:span text:style-name="T26">в подвале офисного центра «</text:span></text:span><text:span text:style-name="Default_20_Paragraph_20_Font"><text:span text:style-name="T24">Datamax</text:span></text:span><text:span text:style-name="Default_20_Paragraph_20_Font"><text:span text:style-name="T26">». </text:span></text:span><text:span text:style-name="Default_20_Paragraph_20_Font"><text:span text:style-name="T3">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12">- Тогда передаю тебя твоим коллегам. Они хотят повидаться с тобой. Я подожду за дверью…</text:p>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text:soft-page-break/>Я смеюсь в ответ.</text:p>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2">- Что? Ты о чём?</text:p>
      <text:p text:style-name="P12">-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разы,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text:soft-page-break/>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2"/>
      <text:p text:style-name="P12">Я молча смотрю на Молнию, стараясь переварить услышанное.</text:p>
      <text:p text:style-name="P12">- Ты… Вы…</text:p>
      <text:p text:style-name="P12">- Мы дарим тебе готовых биороботов с серьёзными скилами. Распоряжайся как хочешь.</text:p>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
      <text:p text:style-name="P28">~~~</text:p>
      <text:p text:style-name="P12"/>
      <text:p text:style-name="P1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2"><text:soft-page-break/>-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2">- Твои слова имеют смысл. Будь по-твоему, - кивает Хэвэн.</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а кодовая фраза.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14">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4"/>
      <text:p text:style-name="P14">«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4"/>
      <text:p text:style-name="P14">-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4"/>
      <text:p text:style-name="P14">«…Двенадцать!.. Тринадцать!..»</text:p>
      <text:p text:style-name="P14"/>
      <text:p text:style-name="P14">- Валяй!</text:p>
      <text:p text:style-name="P14">- Запускаю процедуру блокировки! Один... Два... Три.. - вишнёвые глаза Хэвэн заполняют собой всё пространство, вытесняя все образы и мысли.</text:p>
      <text:p text:style-name="P29">- Пока ты ещё помнишь… Знай, я люблю тебя. И всегда любила...</text:p>
      <text:p text:style-name="P16"/>
      <text:p text:style-name="P14"><text:soft-page-break/>…Двадцать три! Двадцать четыре! Двадцать пять!...</text:p>
      <text:p text:style-name="P14"/>
      <text:p text:style-name="P14">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4"/>
      <text:p text:style-name="P14">«Двадцать девять! Тридцать! Дед, я предупреждал!» - доносится усиленный громкоговорителем голос Алекса.</text:p>
      <text:p text:style-name="P14"/>
      <text:p text:style-name="P14">Внизу раздаётся оглушительный грохот и звук выламываемой «с <text:s/>мясом» двери. Потом доносятся шаги по лестнице.</text:p>
      <text:p text:style-name="P14"/>
      <text:p text:style-name="P14">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4"/>
      <text:p text:style-name="P14">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14">Я слышу неторопливые шаги в коридоре и в поле моего зрения появляются дорогие ботинки.</text:p>
      <text:p text:style-name="P14"/>
      <text:p text:style-name="P14">- Доброе утречко. Что ж ты не открыл дверь, как я просил? Вот и не хотел же портить твоё имущество, но пришлось, - говорит Алекс.</text:p>
      <text:p text:style-name="P14">- Хаюшки. - <text:s/>Не то, чтобы я был рад тебя видеть, но выбора у меня особого нет, - бормочу я.</text:p>
      <text:p text:style-name="P14"/>
      <text:p text:style-name="P14">Ботинки подходят к столу.</text:p>
      <text:p text:style-name="P14"/>
      <text:p text:style-name="P14">-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14">- Какие ещё, блядь, инструкции? Ты рехнулся, Алекс? Что за хуйня творится в моём доме?</text:p>
      <text:p text:style-name="P14">- Дед, не отпирайся. Я им всё рассказал, - в поле зрения появляетсся вторая пара ботинок.</text:p>
      <text:p text:style-name="P14"/>
      <text:p text:style-name="P14">Адским напряжением шеи я приподнимаю голову. Худощавая фигура, задранная губа, очки.</text:p>
      <text:p text:style-name="P14"/>
      <text:p text:style-name="P14">- Ты кто, мать твою? Я тебя не знаю!</text:p>
      <text:p text:style-name="P14">- Отдел моделирования банкротств. А также, по совместительству, служба безопасности «Дайсона», - ухмыляется очкарик.</text:p>
      <text:p text:style-name="P14"><text:soft-page-break/>-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text:p>
      <text:p text:style-name="P14">-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14"/>
      <text:p text:style-name="P14">Дуболомы отрывают меня от пола и волокут к выходу.</text:p>
      <text:p text:style-name="P14"/>
      <text:p text:style-name="P14">- Блядь, да вы совсем берега потеряли? Алекс, сука, дай хоть тапочки одену!</text:p>
      <text:p text:style-name="P14"/>
      <text:p text:style-name="P14">Алекс поворачивается и долго смотрит на меня с каменным видом.</text:p>
      <text:p text:style-name="P14"/>
      <text:p text:style-name="P14">- Ок. Дайте ему тапочки, - кивает, наконец, он. - В больничке они ему пригодятся.</text:p>
      <text:p text:style-name="P40"/>
      <text:p text:style-name="P1">***</text:p>
      <text:p text:style-name="P40"/>
      <text:p text:style-name="P1">~~~Десять лет от основания Эквестрии~~~</text:p>
      <text:p text:style-name="P1"/>
      <text:p text:style-name="P40">-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40">Бригадир из племени Камнезадов чешет потную шею и сплёвывает.</text:p>
      <text:p text:style-name="P40">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40">-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40">Шея Фенса краснеет. Видно, что он еле сдерживается.</text:p>
      <text:p text:style-name="P40">-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40">Бухтение обиженного бригадира наконец стихает на улице. Я возвращаюсь к чертежам.</text:p>
      <text:p text:style-name="P40">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text:soft-page-break/>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40">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40">Чертежи летят в стол. Я закрываю ящик на ключ и выхожу из строительной каптёрки.</text:p>
      <text:p text:style-name="P40">Всё, хватит с меня этого дерьма на сегодня!</text:p>
      <text:p text:style-name="P40"/>
      <text:p text:style-name="P40">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40">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40">- Угадай с третьего раза, кто? - слышу над ухом знакомый голос.</text:p>
      <text:p text:style-name="P40">Я наощупь ставлю бокал на столик и отрываю крылья от глаз.</text:p>
      <text:p text:style-name="P40">- Я и с первого раза отлично угадаю, Джет. Твои крылья ни с чем не спутаешь.</text:p>
      <text:p text:style-name="P40">- Это точно, - хихикает Джет и тащит меня к постели, неистово молотя крыльями. Я по пути привычно успеваю сбросить одежду…</text:p>
      <text:p text:style-name="P40">…</text:p>
      <text:p text:style-name="P40">-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40">- Недоставать? - недоумеваю я.</text:p>
      <text:p text:style-name="P40">-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40">- Но… Как же… Мы?</text:p>
      <text:p text:style-name="P40">-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text:soft-page-break/>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40">- Постой, как Платина могла исследовать мои гаметы? Я не сдавал их ей для исследований.</text:p>
      <text:p text:style-name="P40">- Ты такой глупый, Хуман, - невинно хлопает глазами Джет. - Их сдавала я. Я ведь хотела основать с тобой табун и пыталась решить проблему.</text:p>
      <text:p text:style-name="P40">- Ты хотела… и пыталась?</text:p>
      <text:p text:style-name="P40">-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40">Джет вздыхает.</text:p>
      <text:p text:style-name="P40">- Табун не будет прочным, если кто-то в нём будет несчастен, Хуман. А я… Мне нужны жеребята. И я не могу больше ждать.</text:p>
      <text:p text:style-name="P40">- Да, конечно, без проблем, - с улыбкой отвечаю я, хотя душа во мне медленно леденеет.</text:p>
      <text:p text:style-name="P40">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40"/>
      <text:p text:style-name="P40">- Надеюсь, ты будешь иногда заглядывать на огонёк? Просто посидеть на балконе по-дружески, за кружкой пива?</text:p>
      <text:p text:style-name="P40">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40"/>
      <text:p text:style-name="P40">Похоже, это понимает и Джет.</text:p>
      <text:p text:style-name="P40"/>
      <text:p text:style-name="P40">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40"/>
      <text:p text:style-name="P40">Холодно.</text:p>
      <text:p text:style-name="P40"/>
      <text:p text:style-name="P40">…</text:p>
      <text:p text:style-name="P40"/>
      <text:p text:style-name="P40"><text:soft-page-break/>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40"/>
      <text:p text:style-name="P40">- Хуман, вот ты где! Я ищу тебя с полудня!</text:p>
      <text:p text:style-name="P40">Белая фигура планирует на берег озера.</text:p>
      <text:p text:style-name="P40">- Хуман, мне надо поговорить с тобой!</text:p>
      <text:p text:style-name="P40"/>
      <text:p text:style-name="P40">Я бросаю камни в озеро, один за другим.</text:p>
      <text:p text:style-name="P40">- Привет, Сел. Как прошёл первый приём в новом зале?</text:p>
      <text:p text:style-name="P40">-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40">-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40">- Да, да, ты был прав, мой друг… Но Хуман, я сейчас не об этом… Мне нужна твоя помощь.</text:p>
      <text:p text:style-name="P40">-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40">С этими словами я швыряю в пруд каменный блин. Нас окатывает туча брызг.</text:p>
      <text:p text:style-name="P40">Селестия молча переминается с ноги на ногу. Её медленно заливает краска.</text:p>
      <text:p text:style-name="P40">- Что касается гамет, то аликорны не совместимы ни с кем, - тихо говорит она. - Увы, проверено.</text:p>
      <text:p text:style-name="P40">-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40">- О-о-о, понимаю, - кивает аликорница. - Моё сочувствие. Я приду к тебе позже.</text:p>
      <text:p text:style-name="P40">- Не надо позже. Что у тебя?</text:p>
      <text:p text:style-name="P40">- Ты будешь смеяться горьким смехом, но я в схожем положении. Только от тебя ушла твоя особенная пони, а от меня уходит сестра.</text:p>
      <text:p text:style-name="P40"/>
      <text:p text:style-name="P40">Аликорница с убитым видом садится на берег рядом со мной и продолжает.</text:p>
      <text:p text:style-name="P40"/>
      <text:p text:style-name="P40">-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40">- О чём ты говоришь? Я видел вас мельком на приёме сегодня — вы отлично смотрелись вместе и говорили и действовали в унисон.</text:p>
      <text:p text:style-name="P40"><text:soft-page-break/>-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40"/>
      <text:p text:style-name="P40">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40"/>
      <text:p text:style-name="P40">-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40">Селестия удивлённо смотрит на меня.</text:p>
      <text:p text:style-name="P40">-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40">- Даже если и так, что в этом плохого? Ночь — чудесное время суток!</text:p>
      <text:p text:style-name="P40"/>
      <text:p text:style-name="P40">Аликорница вымученно улыбается.</text:p>
      <text:p text:style-name="P40">-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40"/>
      <text:p text:style-name="P40">Аликорница вздыхает.</text:p>
      <text:p text:style-name="P40">-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40">Я тяжко вздыхаю. Разруливать семейные дрязги — задание как раз для тебя, Хуман! Особенно если учесть, что свою семью ты сохранить не сумел.</text:p>
      <text:p text:style-name="P40">-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40"/>
      <text:p text:style-name="P40"><text:soft-page-break/>Аликорница радостно пытается обнять меня, но я вытягиваю ладонь и останавливаю её.</text:p>
      <text:p text:style-name="P40">- Пожалуйста, без этих нежностей! Ты начинаешь напоминать принцессу Платину в состоянии магически стимулированной охоты. Не надо.</text:p>
      <text:p text:style-name="P40">Селестия заводит глаза в потолок и вздыхает.</text:p>
      <text:p text:style-name="P40">-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40"/>
      <text:p text:style-name="P40">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40"/>
      <text:p text:style-name="P40">- Не обращай внимания. Я уже давно забыл о Платине. Просто считай это моими маленькими заморочками. Я поговорю с Луной.</text:p>
      <text:p text:style-name="P40">- Ты настоящий друг, мой маленький человек! И, да, у меня к тебе есть вторая просьба.</text:p>
      <text:p text:style-name="P40">- Только не говори, что у тебя есть ещё один разговор с твоей сестрой!</text:p>
      <text:p text:style-name="P40">-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40">- Нашла проблему! Назови его «Диснейленд».</text:p>
      <text:p text:style-name="P40">- Красивое название! А что оно означает?</text:p>
      <text:p text:style-name="P40">- Не помню, - я пожимаю плечами, - мне просто первым пришло в голову это слово.</text:p>
      <text:p text:style-name="P40">Селестия задумывается и кивает.</text:p>
      <text:p text:style-name="P40">- Хм-м. Диснейленд. Да будет так.</text:p>
      <text:p text:style-name="P40">- Стоп, я передумал!</text:p>
      <text:p text:style-name="P40">Аликорница удивлённо смотрит на меня.</text:p>
      <text:p text:style-name="P40">- В чём дело, Хуман?</text:p>
      <text:p text:style-name="P40">- Можно немного помочь мне с первым заданием, если назвать его «Замок Двух Сестёр». Тогда Луна поймёт, что ты думаешь о ней.</text:p>
      <text:p text:style-name="P40">Лик Селестии озаряется, она кивает с улыбкой.</text:p>
      <text:p text:style-name="P40">- Разумеется! Ты гений! Как я сама не подумала! Луна увидит, что я по-прежнему люблю её, а ты подтвердишь это в разговоре. Я верну свою сестру!</text:p>
      <text:p text:style-name="P40"/>
      <text:p text:style-name="P40">Ха! Если бы всё было так просто!</text:p>
      <text:p text:style-name="P40"/>
      <text:p text:style-name="P40"><text:soft-page-break/>…</text:p>
      <text:p text:style-name="P40"/>
      <text:p text:style-name="P40">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40">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вычурные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40">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40"/>
      <text:p text:style-name="P40">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40">Я прохожу под арку ворот.</text:p>
      <text:p text:style-name="P40">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40">«…Основы <text:s/>военной тактики с практическими примерами…»</text:p>
      <text:p text:style-name="P40">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40">Песок в часах ещё не успевает полностью просыпаться из верхней колбы в нижнюю, когда большая тень за гардинами опускается на балкон.</text:p>
      <text:p text:style-name="P40"/>
      <text:p text:style-name="P40">- Хуман? Что привело тебя в Наш скромный чертог?</text:p>
      <text:p text:style-name="P40">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40">-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40">- Ты хочешь спросить, почему Мы сторонимся своей сестры? - напрямик спрашивает Луна.</text:p>
      <text:p text:style-name="P40">- Да, - облегчённо выдыхаю я. Иногда прямота тёмной аликорницы приходится весьма кстати.</text:p>
      <text:p text:style-name="P40"><text:soft-page-break/>Луна оборачивается и долго смотрит на меня немигающим взглядом. Я выдерживаю этот взгляд, хотя кожа на шее покрывается пупырышками.</text:p>
      <text:p text:style-name="P40">В конце-концов аликорница легонько кивает и опять поворачивается к стряпне. Густой кофейный аромат дразнит ноздри.</text:p>
      <text:p text:style-name="P40">- Мы рады, что сестра послала с этим вопросом не кого-нибудь, а тебя, Хуман. Давно было пора. Мы заждались, - чеканит она.</text:p>
      <text:p text:style-name="P40">Мои уши багровеют, я хочу провалиться сквозь пол. Быстро же меня раскусили! Я же предупреждал Селестию, что не умею разговаривать!</text:p>
      <text:p text:style-name="P40">- Вот как? Я весь во внимании…</text:p>
      <text:p text:style-name="P40">-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40"/>
      <text:p text:style-name="P40">Аликорница отходит от кухонного уголка, левитируя поднос с тёплыми круассанами, кофейником <text:s/>и двумя чашками кофе.</text:p>
      <text:p text:style-name="P40">-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40">Аликорница улыбается уголками губ и коротко кивает.</text:p>
      <text:p text:style-name="P40"/>
      <text:p text:style-name="P40">- Тогда слушай.</text:p>
      <text:p text:style-name="P40">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40"/>
      <text:p text:style-name="P40">Аликорница задумчиво откусывает круассан и продолжает.</text:p>
      <text:p text:style-name="P40">- К чему я это говорю тебе? Хуман, ты, наверное, не раз задумывался, откуда мы с сестрой родом? Ведь таких как мы, в Эквусе больше нет нигде.</text:p>
      <text:p text:style-name="P40">-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40">-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40"><text:soft-page-break/>-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40">- У нас есть самцы. - Луна делает нервный глоток кофе и продолжает. - Там, откуда мы пришли, достаточно самцов. Было.</text:p>
      <text:p text:style-name="P40">Аликорница печально вздыхает. Видно, что эта тема неприятна для неё.</text:p>
      <text:p text:style-name="P40">-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40">- Каким образом? У тебя где-то спрятана видеосистема с пятиканальным звуком?</text:p>
      <text:p text:style-name="P40">- Ты часто используешь непонятные слова, Хуман. Мы уж привыкли. Неважно. Следуй за Нами.</text:p>
      <text:p text:style-name="P40"/>
      <text:p text:style-name="P40">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40">-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40"/>
      <text:p text:style-name="P40">Луна выходит на балкон. Я следую за ней.</text:p>
      <text:p text:style-name="P40">- Приглядись внимательно, Хуман. Что ты видишь?</text:p>
      <text:p text:style-name="P40">Аликорница обводит крылом заброшенный сад, окружающий башню с трёх сторон.</text:p>
      <text:p text:style-name="P40">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40">Тут меня пробирает озноб. Холодные мурашки мерзко шмыгают по спине, вызывая желание поёжиться.</text:p>
      <text:p text:style-name="P40">-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40">-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40"/>
      <text:p text:style-name="P40"><text:soft-page-break/>Луна внезапно прилегает у моих ног.</text:p>
      <text:p text:style-name="P40">- Садись Нам на спину, Хуман. Сновидение, которое Мы хотим тебе показать, находится довольно далеко отсюда. Нам нужно двигаться быстро.</text:p>
      <text:p text:style-name="P40">Оторопь от предложения тёмной аликорницы быстро забывается в свете следующих вскоре событий.</text:p>
      <text:p text:style-name="P40">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40"/>
      <text:p text:style-name="P40">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40"/>
      <text:p text:style-name="P40">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40"/>
      <text:p text:style-name="P40">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40"/>
      <text:p text:style-name="P40">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40"/>
      <text:p text:style-name="P40">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40"/>
      <text:p text:style-name="P40">Конец полёта ошеломляет не меньше.</text:p>
      <text:p text:style-name="P40">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40"><text:soft-page-break/>-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40">-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40">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40">- Нам надо немного пройти, - тихо говорит она. - Тут недалеко.</text:p>
      <text:p text:style-name="P40"/>
      <text:p text:style-name="P40">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40"/>
      <text:p text:style-name="P40">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40">На моих глазах одна из башень вспыхивает фонтаном искр и рассыпается в кучу камней.</text:p>
      <text:p text:style-name="P40">- Падение Андориана. Ждать осталось недолго, - шепчет Луна.</text:p>
      <text:p text:style-name="P40"/>
      <text:p text:style-name="P40">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40">Я с удивлением отмечаю их схожесть с доспехами Луны, которые я увидел на ней в день моей первой встречи с сёстрами.</text:p>
      <text:p text:style-name="P40">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40">- У нас мало времени, сестра. Поторопись. Мы не сможем долго сдерживать виндиго, - устало произносит меньший аликорн.</text:p>
      <text:p text:style-name="P40">- Надо дождаться Дискорда. Он обещал, - возражает больший.</text:p>
      <text:p text:style-name="P40">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40"><text:soft-page-break/>- Не доверяем Мы этому дракену. Его даже соплеменники считают коварным, - ворчит меньший. - Он может продать нас с потрохами.</text:p>
      <text:p text:style-name="P40">- Не думайте, что ваши потроха стоят так уж много, уважаемые! - воскликивает сухой пенёк в двух шагах от нас.</text:p>
      <text:p text:style-name="P40">Пенёк меняет позу и становится неким ящероподобным созданием, похожим на помесь долговязого прямоходящего крокодила с косоглазым аистом.</text:p>
      <text:p text:style-name="P40">-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40">- Кончай паясничать, Дискорд! У нас мало времени! - морщится крупный аликорн и поднимает забрало.</text:p>
      <text:p text:style-name="P40">Розовые локоны вырываются на свободу пышным ореолом. Я с удивлением узнаю в аликорне молодую версию Селестии.</text:p>
      <text:p text:style-name="P40">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40"/>
      <text:p text:style-name="P40">- Ты принёс карту?</text:p>
      <text:p text:style-name="P40">Второй аликорн также поднимает забрало. Нет нужды говорить, что под ним оказывается юная копия Луны.</text:p>
      <text:p text:style-name="P40">-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40">-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40">- Исключено! - отрезает призрачная Луна. - Не хватало нам дракена в мире сырой магии.</text:p>
      <text:p text:style-name="P40">-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40">Луна морщится, но нехотя кивает.</text:p>
      <text:p text:style-name="P40">- Это всё плохо кончится, - бормочет она под нос. - Это уже плохо кончилось. Не нужно Нам было тебя слушаться.</text:p>
      <text:p text:style-name="P40">-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40"><text:soft-page-break/></text:p>
      <text:p text:style-name="P40">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40">Из тучи над замком опускается нечто вроде огромного морского конька с перепончатыми крыльями вместо плавников.</text:p>
      <text:p text:style-name="P40">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text:p>
      <text:p text:style-name="P40"/>
      <text:p text:style-name="P40">-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40">- Ты куда? - обеспокоенно спрашивает Селестия. - Мы же должны быть вместе?</text:p>
      <text:p text:style-name="P40">-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40">- Я вернусь с тобой! - протестует призрачная Селестия, но Луна перебивает её.</text:p>
      <text:p text:style-name="P40">-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40"/>
      <text:p text:style-name="P40">Призрачная Луна поворачивается к Дискорду и хмуро говорит:</text:p>
      <text:p text:style-name="P40">- Учти, дракен. Если попробуешь обмануть и заведёшь Селестию не туда… Мы найдём тебя, где бы ты ни спрятался. И гнев Наш будет необъятен как море.</text:p>
      <text:p text:style-name="P40">- Баюс-баюс! - в притворном страхе прикрывается лапами крокодил. - Вы бы лучше поторопились с возвращением, а то, кажется, там стена отклеивается.</text:p>
      <text:p text:style-name="P40">Дискорд указывает кривым пальцем вверх, где часть крепостной стены с грохотом валится вниз.</text:p>
      <text:p text:style-name="P40">Призрачная Луна вновь поворачивается к Селестии.</text:p>
      <text:p text:style-name="P40">-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40">Селестию явно застаёт врасплох просьба Луны.</text:p>
      <text:p text:style-name="P40">- Да, конечно, сестра... <text:s/>Я сделаю всё, что в моих силах…</text:p>
      <text:p text:style-name="P40">- Ты клянёшься?</text:p>
      <text:p text:style-name="P40">- Клянусь!</text:p>
      <text:p text:style-name="P40"><text:soft-page-break/></text:p>
      <text:p text:style-name="P40">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40">- Терпеть не люблю эти слезливые сцены и никому не нужные обещания! - гримасничает Дискорд. - Ты готова, Сахарная Ватка?</text:p>
      <text:p text:style-name="P40">- Одну минуту, - просит Селестия. - Мне нужно попрощаться. Тебе лучше отвернуться, ведь ты не любишь слезливых сцен.</text:p>
      <text:p text:style-name="P40">Долговязый крокодил пожимает плечами и отходит.</text:p>
      <text:p text:style-name="P40"/>
      <text:p text:style-name="P40">Аликорница окидывает долгим взглядом лес, долину, гибнущий замок на скале. Затем она поднимает взгляд к луне. Глаза её подозрительно блестят.</text:p>
      <text:p text:style-name="P40">- Прощай, Орунгун. Мы не смогли удержать тебя. Извини. Быть может… Быть может, в новом мире у нас получится…</text:p>
      <text:p text:style-name="P40">Селестия проводит сгибом крыла по скуле и поворачивается к дракену.</text:p>
      <text:p text:style-name="P40">- Идём, Дискорд.</text:p>
      <text:p text:style-name="P40">-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40"/>
      <text:p text:style-name="P40">Он чертит кривым когтем огненный круг в воздухе, который вдруг заполняется чернотой. В черноте мерцают мириады зеленоватых искорок.</text:p>
      <text:p text:style-name="P40">Селестия осторожно проходит в круг и он тут же схлопывается за ней.</text:p>
      <text:p text:style-name="P40"/>
      <text:p text:style-name="P40">Дракен противно хихикает и потирает ладони.</text:p>
      <text:p text:style-name="P40">-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40"/>
      <text:p text:style-name="P40">Лыбящийся крокодил вперивается в меня зенками.</text:p>
      <text:p text:style-name="P40"/>
      <text:p text:style-name="P40">- Я думал, это твоё сновидение, - бормочу я Луне, - ты ведь сама говорила…</text:p>
      <text:p text:style-name="P40">- Да, это так, - остолбенело подтверждает Луна, - Мы великое множество раз просматривали эти воспоминания и ни разу…</text:p>
      <text:p text:style-name="P40">-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40"><text:soft-page-break/>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40">-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40">Дрянной крокодил указывает когтем на меня.</text:p>
      <text:p text:style-name="P64"><text:span text:style-name="Default_20_Paragraph_20_Font"><text:span text:style-name="T1">- Сего типа в результате общения с одним молодым демиургом-раздолбае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13">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40"/>
      <text:p text:style-name="P40">Дискорд в отвращении высовывает язык, чертит впопыхах круг в воздухе и скрывается в портале. Последним скрывается его когтистая лапа, показавшая мне на последок средний палец.</text:p>
      <text:p text:style-name="P40"/>
      <text:p text:style-name="P40">-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40">Я только пожимаю плечами.</text:p>
      <text:p text:style-name="P40">- Как бы то ни было, ты увидел необходимое, - обращается ко мне Луна.</text:p>
      <text:p text:style-name="P40">- Что именно? Разрушение горной крепости? Или ваше с Селестией бегство на Эквус?</text:p>
      <text:p text:style-name="P40">-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37">ё<text:tab/></text:span>племенах. Одним из таких миров был Эквус…</text:p>
      <text:p text:style-name="P40">- Погоди, ты хочешь сказать, что, кроме тебя и Селестии, на Эквусе есть ещё и другие аликорны — некие учителя? - перебиваю я Луну.</text:p>
      <text:p text:style-name="P40">-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text:soft-page-break/>может, с другими группами повезло больше - Мы не знаем их судьбу. Они удерживали шесть крепостей на юге и западе страны.</text:p>
      <text:p text:style-name="P40">- Постой, а почему вы не вернулись назад позже? - спрашиваю я. - Вы могли бы найти уцелевших и привести на Эквус.</text:p>
      <text:p text:style-name="P40">-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40">-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40">- Почему ты уверена, что Сел не хочет? Из того, что я видел, она так же, как и ты, плохо ориентируется в Эогиппе.</text:p>
      <text:p text:style-name="P40">-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40">Луна гневно фыркает.</text:p>
      <text:p text:style-name="P40">- Но всё это возможно только если задаться целью вернуться домой для возмездия. Мы же не видим такого рвения у Селестии.</text:p>
      <text:p text:style-name="P40">Ноздри аликорницы расширяются, она мотает головой.</text:p>
      <text:p text:style-name="P40">-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40">Аликорница саркастически улыбается.</text:p>
      <text:p text:style-name="P40"><text:soft-page-break/>-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40"/>
      <text:p text:style-name="P40">…</text:p>
      <text:p text:style-name="P40">…</text:p>
      <text:p text:style-name="P40">…</text:p>
      <text:p text:style-name="P40"/>
      <text:p text:style-name="P40">- Она так и сказала?</text:p>
      <text:p text:style-name="P40">- Ещё и топнула копытом так, что высекла искру из камня.</text:p>
      <text:p text:style-name="P40"/>
      <text:p text:style-name="P52">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52"/>
      <text:p text:style-name="P40">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40"/>
      <text:p text:style-name="P40">-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1"/>
      <text:p text:style-name="P1">~~~</text:p>
      <text:p text:style-name="P64"><text:span text:style-name="Default_20_Paragraph_20_Font"><text:span text:style-name="T1">&lt;</text:span></text:span><text:span text:style-name="Default_20_Paragraph_20_Font"><text:span text:style-name="T13">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40">- Эвостур, ответьте! Эвостур, ответьте! Андориан на связи! Как слышно? Как слышно? Приём!</text:p>
      <text:p text:style-name="P40">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40">- Норгонг, как слышно? Норгонг, ответьте! Андориан на связи! Приём!</text:p>
      <text:p text:style-name="P40">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40">-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40">- Не доказано, что «Маджестик» захвачен, - отвечаю я. - Возможно, у него вышла из строя связь и он не может принимать наших приказов.</text:p>
      <text:p text:style-name="P40"><text:soft-page-break/>-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40">Луна мрачно сверлит взглядом затылок радистки.</text:p>
      <text:p text:style-name="P40">-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40">- Армаринд, ответьте! Армаринд, ответьте! Андориан вызывает!</text:p>
      <text:p text:style-name="P40">-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40">- Корморан, ответьте, вызывает Андориан… Корморан, вас слышу! Слышу вас!!! Андориан на связи!</text:p>
      <text:p text:style-name="P40">От возбуждения кобылка хлопает крыльями. Она, зацепившись за рог, срывает наушники и стучит копытом по кнопке громкой связи.</text:p>
      <text:p text:style-name="P40"/>
      <text:p text:style-name="P40">- Корморан вас слышит! Андориан, приём!</text:p>
      <text:p text:style-name="P40">- Краткий репорт обстановки, Корморан! - приказывает Луна.</text:p>
      <text:p text:style-name="P40"/>
      <text:p text:style-name="P40">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40">- Пойдем, разберёмся, что там происходит.</text:p>
      <text:p text:style-name="P40"/>
      <text:p text:style-name="P40">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40"/>
      <text:p text:style-name="P64"><text:span text:style-name="Default_20_Paragraph_20_Font"><text:span text:style-name="T1">- … шшш… три башни из пяти. Держимся за счёт автоматических турелей и автономных силовых д</text:span></text:span><text:span text:style-name="Default_20_Paragraph_20_Font"><text:span text:style-name="T25">оспехов</text:span></text:span><text:span text:style-name="Default_20_Paragraph_20_Font"><text:span text:style-name="T1">,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Около семи тысяч мы уже насчитали тут, в армии виндов. Остальным или удалось уйти, или они штурмуют соседние крепости. Не устоим без вариантов. Ещё с неделю продержимся, не больше. Потом закончатся п</text:span></text:span><text:span text:style-name="Default_20_Paragraph_20_Font"><text:span text:style-name="T25">рипас</text:span></text:span><text:span text:style-name="Default_20_Paragraph_20_Font"><text:span text:style-name="T1">ы.</text:span></text:span></text:p>
      <text:p text:style-name="P40">- Постой, Корморан, - я пытаюсь собраться с мыслями. - Что значит, «автономные силовые доспехи»?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40">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40"><text:soft-page-break/>- Они проникают внутрь. Достаточно прикосновения на три-четыре секунды, и они захватывают разум. Мы это поняли только после того, как три башни оказались захвачены. Их защитники теперь воюют против нас, как и население Нейвиля.</text:p>
      <text:p text:style-name="P40">-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40">-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40">- Мы подключили передатчик к антенне лаборатории, - объясняю я. И внезапно понимаю происходящее. - Луна!!!</text:p>
      <text:p text:style-name="P40"/>
      <text:p text:style-name="P40">Я бегу к выходу из убежища, на ходу активировав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40">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40"/>
      <text:p text:style-name="P40">Из боковой двери на меня буквально вываливается легионер. Увидев меня, он испуганно охает и прижимается к стене.</text:p>
      <text:p text:style-name="P40">- Где ваш шлем, солдат? Что с вашим рогом? И… Почему вы дрожите?</text:p>
      <text:p text:style-name="P40">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40">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40">Я поднимаю забрало, чтобы он узнал меня.</text:p>
      <text:p text:style-name="P40">Он отвечает мне пронзительным взглядом в ответ и, внезапно, успокаивается.</text:p>
      <text:p text:style-name="P40">- Вы — не они, - вздыхает он. - У вас хорошие глаза. Круглые.</text:p>
      <text:p text:style-name="P40">-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40"><text:soft-page-break/>-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40">Легионер запинается. Он молча хлопает глазами и не может произнести ни слова.</text:p>
      <text:p text:style-name="P40">-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40">- Ринс. Ринс Стилфизер. Либрарий первой центурии первой когорты шестого легиона.</text:p>
      <text:p text:style-name="P40">- Успокойся, Ринс. У тебя есть дети?</text:p>
      <text:p text:style-name="P40">- Дочка.</text:p>
      <text:p text:style-name="P40">Взгляд солдата стал более осмысленным, зрачки почти вернулись в нормальный размер.</text:p>
      <text:p text:style-name="P40">-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40">-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40">- Они обнимали нас. Одна виндиго отбивает удар копьём,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40">Я замечаю вмятину на нагруднике Ринса.</text:p>
      <text:p text:style-name="P40">-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40">Легионер всхлипывает. Его трясёт.</text:p>
      <text:p text:style-name="P40">-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40">- Мужайся, солдат! Ты же воин элитного подразделения королевы!</text:p>
      <text:p text:style-name="P40">- Я всего лишь писарь. Все мои товарищи пропали — один за другим, пока я не остался один! Они смеялись мне в лицо, нацеливая на меня пики!</text:p>
      <text:p text:style-name="P40">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40"><text:s/></text:p>
      <text:p text:style-name="P40"><text:soft-page-break/>Я смотрю за спину Ринса, в комнату. Там разбитое окно, через которое он вломился с улицы.</text:p>
      <text:p text:style-name="P40">- Ты видел её? Ты видел Луну?</text:p>
      <text:p text:style-name="P40">Легионер опять закатывает глаза и готовится упасть в обморок, но я звонкой пощёчиной возвращаю его к жизни.</text:p>
      <text:p text:style-name="P40">-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52">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52">Должно быть, та же мысль посетила и Луну.</text:p>
      <text:p text:style-name="P52"/>
      <text:p text:style-name="P52">-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52">- И ты молча смотрел на это и не предпринял попыток помочь?!!</text:p>
      <text:p text:style-name="P52">Ринс только молча смотрит на меня, открывая рот, как выброшенная на берег рыба.</text:p>
      <text:p text:style-name="P52">Я с рычанием подбегаю к разбитому окну. Трусость легионера будит неведомую мне раньше ярость, я боюсь задушить его магическим захватом!</text:p>
      <text:p text:style-name="P52">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52">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52">Я уже простила Ринсу его трусость и приветливо киваю ему, проходя мимо.</text:p>
      <text:p text:style-name="P52">- Иди в комнату радиосвязи и ожидай нас там, солдат.</text:p>
      <text:p text:style-name="P52">Легионер облегчённо вздыхает и мчится прочь.</text:p>
      <text:p text:style-name="P52"/>
      <text:p text:style-name="P52">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text:soft-page-break/>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52"/>
      <text:p text:style-name="P52">Дубовая дверь хранилища вырвана с замком и накренилась к полу на одной петле.</text:p>
      <text:p text:style-name="P52">С замирающим сердцем вхожу внутрь.</text:p>
      <text:p text:style-name="P52">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52">Больше в хранилище никого нет.</text:p>
      <text:p text:style-name="P52"/>
      <text:p text:style-name="P52">- Луна!</text:p>
      <text:p text:style-name="P52">Сестра молчит. <text:s/>Её губы шевелятся.</text:p>
      <text:p text:style-name="P52">- Луна, очнись! Всё закончилось! Где остальные?</text:p>
      <text:p text:style-name="P52">Я наклоняюсь к сестре, чтобы услышать её шёпот.</text:p>
      <text:p text:style-name="P52">- Нотхуурр шанграа хиссандурр…</text:p>
      <text:p text:style-name="P52">- Что?</text:p>
      <text:p text:style-name="P52">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52">Луна открывает глаза. На мгновение мне кажется… Да нет, просто показалось. Луна смотрит на меня с удивлением.</text:p>
      <text:p text:style-name="P52">- Сестра?</text:p>
      <text:p text:style-name="P52">- Сестра?</text:p>
      <text:p text:style-name="P52">Наш одновременный вопрос сливается в единый возглас. Я прижимаюсь носом к её скуле и помогаю встать.</text:p>
      <text:p text:style-name="P52">-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40">Сестра, пошатываясь, выходит из хранилища.</text:p>
      <text:p text:style-name="P40">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40"/>
      <text:p text:style-name="P40">КАК могла Луна активировать Элементы, если ларец ЗАПЕРТ? Почему она соврала мне, что активировала их?</text:p>
      <text:p text:style-name="P40"><text:soft-page-break/>Ничего не понимаю.</text:p>
      <text:p text:style-name="P40"/>
      <text:p text:style-name="P40">Мысли прерываются криками, треском и шипением. Я спешу наверх, спотыкаясь об обломки штукатурки.</text:p>
      <text:p text:style-name="P40">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64"><text:span text:style-name="Default_20_Paragraph_20_Font"><text:span text:style-name="T1">&lt;</text:span></text:span><text:span text:style-name="Default_20_Paragraph_20_Font"><text:span text:style-name="T13">раскрыть огромную статую аликорна в донжоне</text:span></text:span><text:span text:style-name="Default_20_Paragraph_20_Font"><text:span text:style-name="T1">&gt;</text:span></text:span></text:p>
      <text:p text:style-name="P40">- Консул Селестия! Консул Селестия! Сюда!</text:p>
      <text:p text:style-name="P40">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40">-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40"/>
      <text:p text:style-name="P40">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40">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40">Найт Эрроу также падает с дымящимся рогом по другую сторону стены.</text:p>
      <text:p text:style-name="P40">-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40">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40"/>
      <text:p text:style-name="P40">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40">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1">…</text:p>
      <text:p text:style-name="P12"><text:soft-page-break/>-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64"><text:span text:style-name="Default_20_Paragraph_20_Font"><text:span text:style-name="T3">-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десять лет назад у нас оставалось не более половины Великого.</text:p>
      <text:p text:style-name="P64"><text:span text:style-name="Default_20_Paragraph_20_Font"><text:span text:style-name="T3">- Также мы думали сто лет назад, когда перевели промышленность на военные рельсы и сформировали регулярную армию. И пятьдесят лет назад, когда появились первые охранные турели. И двадцать лет назад, когда разработали автономные силовые доспехи. Но против наших армий вышла ледяная армада. На охранные турели они ответили тактикой роя и лучемётами. А наши воины в силовой броне стали переходить на сторону виндов после обращения, которое с каждым годом происходит всё быстрее.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64"><text:span text:style-name="Default_20_Paragraph_20_Font"><text:span text:style-name="T3">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64"><text:span text:style-name="Default_20_Paragraph_20_Font"><text:span text:style-name="T3">Королева долго смотрела на медленно вращающуюся голограмму, прежде чем ответить. Казалось, её совсем не задевает грубость Майлда.</text:span></text:span></text:p>
      <text:p text:style-name="P64"><text:span text:style-name="Default_20_Paragraph_20_Font"><text:span text:style-name="T3">-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64"><text:span text:style-name="Default_20_Paragraph_20_Font"><text:span text:style-name="T3">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64"><text:soft-page-break/><text:span text:style-name="Default_20_Paragraph_20_Font"><text:span text:style-name="T3">-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медленно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64"><text:span text:style-name="Default_20_Paragraph_20_Font"><text:span text:style-name="T3">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28">…</text:p>
      <text:p text:style-name="P40">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номные доспехи с лежащих без сознания солдат. Почти сформированная фаланга автодоспехов стоит возле стены, жужжа сервомоторами.</text:p>
      <text:p text:style-name="P40">Я расправляю крылья. Необходимо срочно найти Луну. Наступило время последнего приказа королевы Лорен.</text:p>
      <text:p text:style-name="P1"><text:line-break/>~~~</text:p>
      <text:p text:style-name="P40"/>
      <text:p text:style-name="P40">Лучик света преломляется в бокале мартини и выходит радужным веером, соперничая с многоцветной гривой аликорницы.</text:p>
      <text:p text:style-name="P40"/>
      <text:p text:style-name="P40">- Теперь ты знаешь всё.</text:p>
      <text:p text:style-name="P40">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40">-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40">-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40">Но теперь я уверена, что знаю ответ.</text:p>
      <text:p text:style-name="P40"><text:soft-page-break/></text:p>
      <text:p text:style-name="P40">Аликорница медленно поворачивает ко мне глову. Её тёмный силуэт на ослепительном фоне заходящего солнца излучает тревогу.</text:p>
      <text:p text:style-name="P40"/>
      <text:p text:style-name="P64"><text:span text:style-name="Default_20_Paragraph_20_Font"><text:span text:style-name="T1">-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1">-49 и Элементы активируют щит. Я сама программировала их подобное поведение.</text:span></text:span></text:p>
      <text:p text:style-name="P40">Луна активировать Элементы не могла — ларец был закрыт. Но если они активировались сами, значит… Значит, рядом были ТОЛЬКО виндиго. Понимаешь?</text:p>
      <text:p text:style-name="P40">- Ты хочешь сказать, что они обернули Луну? Но тогда бы её вышвырнуло бы вслед за остальными, разве нет? - скептически замечаю я.</text:p>
      <text:p text:style-name="P40">В глазах немного двоится от резкого перехода к свету и чрезмерного количества алкоголя, выпитого мной за последние пару часов.</text:p>
      <text:p text:style-name="P40"/>
      <text:p text:style-name="P40">- Когда я вошла в хранилище, она обнимала ларец всеми четырьмя ногами, ещё и помогая себе крыльями. Возможно, это помогло ей удержаться.</text:p>
      <text:p text:style-name="P40">- А зрачки? У Луны вполне нормальные зрачки, я видел.</text:p>
      <text:p text:style-name="P40">-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40"/>
      <text:p text:style-name="P40">Я смотрю сквозь рюмку, как Селестия взволнованно ходит по комнате. Её радужный хвост нервно хлестает по сторонам туда-сюда.</text:p>
      <text:p text:style-name="P40"/>
      <text:p text:style-name="P40">-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40">- Ч-что?</text:p>
      <text:p text:style-name="P40"/>
      <text:p text:style-name="P40">Аликорница останавливается напротив меня и дотрагивается до моей груди копытом с молящим взглядом.</text:p>
      <text:p text:style-name="P40">-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text:soft-page-break/>армии ментальных паразитов, неужели ты думаешь, что выстоят двое? Один из которых наполовину захвачен? Ледяная война продолжится тут и закончится так же печально, только длится будет не двести лет, а несколько месяцев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40">-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40"/>
      <text:p text:style-name="P40">Ты не готов к такому повороту, Хуман! Проклятье, начиналось всё так невинно!</text:p>
      <text:p text:style-name="P40">Я осторожно ставлю пустой бокал на столик.</text:p>
      <text:p text:style-name="P40"/>
      <text:p text:style-name="P40">- И твоя сестра всю жизнь будет считать тебя трусихой и клятвопреступницей?</text:p>
      <text:p text:style-name="P40">- Пусть лучше она считает меня трусихой и клятвопреступницей, чем я подвергну Эквус такому риску, - со вздохом отвечает Селестия. - Да будет так!</text:p>
      <text:p text:style-name="P40"/>
      <text:p text:style-name="P40">Я пожимаю плечами и встаю. И тут же плюхаюсь обратно в кресло.</text:p>
      <text:p text:style-name="P40">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40"/>
      <text:p text:style-name="P40">- У тебя проблемы? - поднимает бровь аликорница.</text:p>
      <text:p text:style-name="P40">- Проблемы - у тебя, - бурчу я. - А я всего лишь немного пьян. Имею право! У меня был тяжёлый день.</text:p>
      <text:p text:style-name="P40">Смех Селестии заполняет комнату звоном серебряного колокольчика.</text:p>
      <text:p text:style-name="P40">- Ну-ну, Хуман, не обижайся. Я забыла, что ты намного менее стоек к алкоголю, чем аликорны, иначе бы меньше подливала тебе коктейля.</text:p>
      <text:p text:style-name="P40">-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40">- Не стоит утруждаться, - щебечет аликорница, - располагайся на ночь у меня. Если, конечно, тебе позволяют принципы…</text:p>
      <text:p text:style-name="P40">…Я проваливаюсь в затуманеный алкоголем сон…</text:p>
      <text:p text:style-name="P40"/>
      <text:p text:style-name="P40">…</text:p>
      <text:p text:style-name="P40"/>
      <text:p text:style-name="P40">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40">- Андориан? - спрашиваю у Селестии.</text:p>
      <text:p text:style-name="P40"><text:soft-page-break/>-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40"/>
      <text:p text:style-name="P40">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40"/>
      <text:p text:style-name="P40">- Он тебе нравится? - оборачивается ко мне Селестия.</text:p>
      <text:p text:style-name="P40">Мне смешно видеть её застенчивость. Она похожа на ученика, сдающего экзамен учителю и с трепетом ожидающего вердикт.</text:p>
      <text:p text:style-name="P40">- Он прекрасен, Селестия - смеюсь я.</text:p>
      <text:p text:style-name="P40">- Держись крепче, Хуман! - счастливо улыбается аликорница.</text:p>
      <text:p text:style-name="P40">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40">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40">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40">- Сел, прекрати! <text:s/>- хлопаю я по холке Селестию. - Не надейся меня обмануть! Если с рубашкой ещё могло прокатить, штаны ветер уж точно не сдует!</text:p>
      <text:p text:style-name="P40">-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40">Я присматриваюсь к хитрой морде моего скакуна и вижу смешливые искорки в уголках её глаз.</text:p>
      <text:p text:style-name="P40">- Я тебя раскусил! Верни штаны! Тут не может быть дождя, мы под скалой!</text:p>
      <text:p text:style-name="P40">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text:p>
      <text:p text:style-name="P40"/>
      <text:p text:style-name="P40">Селестия хохочет во всё горло.</text:p>
      <text:p text:style-name="P40">- Вода в небе бывает не только от дождя, мой маленький человек!</text:p>
      <text:p text:style-name="P40">Аликорница закладывает вираж и планирует над бескрайней долиной. Теплый ветер моментально высушивает меня.</text:p>
      <text:p text:style-name="P40">- Может, ты вернешь, наконец, штаны?</text:p>
      <text:p text:style-name="P40"><text:soft-page-break/>- Ты так хочешь их надеть?</text:p>
      <text:p text:style-name="P40">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40">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40">Я ёрзаю, стараясь усесться поудобнее.</text:p>
      <text:p text:style-name="P40">- На что ты намекаешь?</text:p>
      <text:p text:style-name="P40">-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40">Я замечаю её порозовевшие щёки.</text:p>
      <text:p text:style-name="P40">- И как же ты предлагаешь мне разрядиться? Мы в полумиле над землёй.</text:p>
      <text:p text:style-name="P40">Щёки аликорницы розовеют ещё больше. Она что-то шепчет, стыдливо отвернувшись от меня.</text:p>
      <text:p text:style-name="P40">- Что? Не слышу!</text:p>
      <text:p text:style-name="P40">- Ты можешь свеситься с меня сзади, держась руками за крылья! - пригнув шею ко мне, кричит она мне в ухо.</text:p>
      <text:p text:style-name="P40">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40">Я осторожно ложусь на спину своего небесного скакуна, хватаю руками основания крыльев и плавно съезжаю назад и немного вниз.</text:p>
      <text:p text:style-name="P40">Да, так будет толк.</text:p>
      <text:p text:style-name="P40">Аликорница приглашающе сдвигает хвост в сторону, открывая мне сокровенное.</text:p>
      <text:p text:style-name="P40">- Иди ко мне, Хуман. Иди ко мне, мой маленький человек! Я так долго ждала тебя!</text:p>
      <text:p text:style-name="P40">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40">- Сел… Я… Ты… Мы…</text:p>
      <text:p text:style-name="P40"/>
      <text:p text:style-name="P40">Надеюсь, маленькие пони Эквестрии сейчас не смотрят в небо.</text:p>
      <text:p text:style-name="P40"/>
      <text:p text:style-name="P40">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40"/>
      <text:p text:style-name="P40">… И чувствую также, что мы падаем.</text:p>
      <text:p text:style-name="P40"/>
      <text:p text:style-name="P40">- Какого дьявола? Сел, следи за высотой! Мы же грохнемся!!!</text:p>
      <text:p text:style-name="P40"><text:soft-page-break/></text:p>
      <text:p text:style-name="P40">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40">-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40">- Прекрати предаваться воспоминаниям! - взвизгиваю я. - Сделай что-нибудь!</text:p>
      <text:p text:style-name="P40"/>
      <text:p text:style-name="P40">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40">- К сожалению, я сейчас не в том состоянии, чтобы задействовать телепортацию, - бормочет Селестия. - Но я попробую.</text:p>
      <text:p text:style-name="P40">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40"/>
      <text:p text:style-name="P40">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40"/>
      <text:p text:style-name="P40">Затем всё заслоняет она. Аликорница вытягивает шею назад и дотрагивается своим носом до моего.</text:p>
      <text:p text:style-name="P40">- Увы, мне очень жаль, Хуман. Пришло время прощаться. Мне ужасно стыдно, что я подвела тебя и жаль, что приходится расставаться.</text:p>
      <text:p text:style-name="P40"/>
      <text:p text:style-name="P40">Её огромные глаза заслоняют несущуюся на нас землю. Её губы касаются моих.</text:p>
      <text:p text:style-name="P40">- <text:s/>Знай, я всегда любила тебя.</text:p>
      <text:p text:style-name="P40"/>
      <text:p text:style-name="P40">Это последние слова, которые я слышу до столкновения…</text:p>
      <text:p text:style-name="P40"/>
      <text:p text:style-name="P40">…</text:p>
      <text:p text:style-name="P40"/>
      <text:p text:style-name="P40">- Х-х-хах!!! У-у-уффф!..</text:p>
      <text:p text:style-name="P40">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40"><text:soft-page-break/>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40">Вот только место действия не воздушные просторы Эквестрии, а покои принцессы дня.</text:p>
      <text:p text:style-name="P40"/>
      <text:p text:style-name="P40">- Сел!</text:p>
      <text:p text:style-name="P40">Я резко подаюсь назад. Запоздало, впрочем. Дело сделано.</text:p>
      <text:p text:style-name="P40">- Ты наконец проснулся, Хуман? - невинно поворачивает голову аликорница. - Я уж начала беспокоиться.</text:p>
      <text:p text:style-name="P40">-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40">- Тебе нужно было выспаться. И разрядиться тоже.</text:p>
      <text:p text:style-name="P40">Селестия встаёт и потягивается, сначала на переднюю пару ног, потом на заднюю. Я, не удержавшись, вытираю салфеткой и её.</text:p>
      <text:p text:style-name="P40">-Так. Рассказывай.</text:p>
      <text:p text:style-name="P40"/>
      <text:p text:style-name="P40">Аликорница подходит к бару и начинает совершать магические пассы над бутылками.</text:p>
      <text:p text:style-name="P40">- Что же тебе рассказать, Хуман? Всё, что я могла сказать про наш исход с Орунгуна, я уже сказала.</text:p>
      <text:p text:style-name="P40"/>
      <text:p text:style-name="P40">Я поперхаюсь от возмущения.</text:p>
      <text:p text:style-name="P40">- Причём тут Орунгун? Почему ты дала себя трахнуть? Ещё и помогла при этом?</text:p>
      <text:p text:style-name="P40"/>
      <text:p text:style-name="P40">Селестия молча бросает кубики льда в коктейль вместе с листочком мяты и левитирует мне бокал. Я нервно отстраняю его.</text:p>
      <text:p text:style-name="P40">-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40">-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40">- То есть, ты хочешь занять место Джет? - изумляюсь я.</text:p>
      <text:p text:style-name="P40">-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40">- Учти, я не люблю тебя. И не полюблю! Я не…</text:p>
      <text:p text:style-name="P40">- Знаю-знаю, ты не конеёб, что бы это ни значило, - ехидно улыбается Селестия. - Никаких проблем! Я тоже не люблю тебя, Хуман. Исключительно дружба!</text:p>
      <text:p text:style-name="P40"/>
      <text:p text:style-name="P40"><text:soft-page-break/>Аликорница подходит к балкону и растворяет двери. В комнату врывается пение птиц, свежий воздух прочищает мозги.</text:p>
      <text:p text:style-name="P40">- Что тебе снилось хоть? - оборачивается она. - Ты часто повторял моё имя. И был так ненасытен, что мне пришлось упираться в стену копытами.</text:p>
      <text:p text:style-name="P40">- Мы летали, - бормочу я. - Остальное не помню.</text:p>
      <text:p text:style-name="P40">-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40">С этими словами Селестия взлетает в свете восходящего солнца.</text:p>
      <text:p text:style-name="P40"/>
      <text:p text:style-name="P40">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40"/>
      <text:p text:style-name="P40">И тебе с этим жить, Хуман.</text:p>
      <text:p text:style-name="P40"/>
      <text:h text:style-name="P82" text:outline-level="2">Глава 17</text:h>
      <text:p text:style-name="P1"/>
      <text:p text:style-name="P10">Выход есть. Если у меня нет тела - надо его добыть. Но ведь нельзя отобрать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1"/>
      <text:p text:style-name="P40">- Ты вспомнил? Ты вспомнил! Видишь, я сберегла тайну, как и обещала тебе! Разве после этого я не хорошая девочка? Признай, я — хорошая девочка!</text:p>
      <text:p text:style-name="P40"/>
      <text:p text:style-name="P40">Глаза Хэвэн сияют.</text:p>
      <text:p text:style-name="P40">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0">Хэвэн смешливо трясёт головой, когда один из парашютиков залетает ей в нос.</text:p>
      <text:p text:style-name="P40"><text:soft-page-break/>-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0">- Ты — хорошая девочка! - со смехом подтверждаю я и раскрываю обьятия.</text:p>
      <text:p text:style-name="P40"/>
      <text:p text:style-name="P40">Хэвэн с готовностью стремится ко мне.</text:p>
      <text:p text:style-name="P40"/>
      <text:p text:style-name="P40">- Ты — хорошая девочка! - я обнимаю Хэвэн и зарываюсь лицом в её гриву. Она прижимается ко мне и ложит голову на плечо. Ветер треплет мои волосы.</text:p>
      <text:p text:style-name="P40"/>
      <text:p text:style-name="P40">З-з-з-з… КЛАК!</text:p>
      <text:p text:style-name="P40">- Протокол «MAJESTIC» исполнен — слышу я негромкий механический голос из по-прежнему лежащего в траве гермошлема.</text:p>
      <text:p text:style-name="P40"/>
      <text:p text:style-name="P40">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0"/>
      <text:p text:style-name="P40">Ужас медленно сковывает меня…</text:p>
      <text:p text:style-name="P40"/>
      <text:p text:style-name="P40">Я пытаюсь отстраниться, но что-то объединяет меня с Хэвэн в одно целое.</text:p>
      <text:p text:style-name="P40"/>
      <text:p text:style-name="P40">Я знаю, что...</text:p>
      <text:p text:style-name="P40"/>
      <text:p text:style-name="P40">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0">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0">Ложится и больше не встаёт.</text:p>
      <text:p text:style-name="P40"/>
      <text:p text:style-name="P40">- Ты — хорошая девочка, - по-инерции лепечу я в прострации. - Ты — хорошая девочка…</text:p>
      <text:p text:style-name="P40"/>
      <text:p text:style-name="P64"><text:span text:style-name="Default_20_Paragraph_20_Font"><text:span text:style-name="T13">Небо темнеет. До меня доносятся крики, среди которых я узнаю голоса Молнии и других. Долины колышущейся травы, искрящиеся под утренним солнцем реки, темнеющие непролазной чащобой леса </text:span></text:span><text:soft-page-break/><text:span text:style-name="Default_20_Paragraph_20_Font"><text:span text:style-name="T13">—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40"/>
      <text:p text:style-name="P64"><text:span text:style-name="Default_20_Paragraph_20_Font"><text:span text:style-name="T13">Я слышу шум рушащейся каменной стены вдалеке. Металлическое рычание знаменует освобождение ФЕНИКСА. Темная тень скользит из каменных развалин к лежащей Хэвэн. </text:span></text:span><text:span text:style-name="Default_20_Paragraph_20_Font"><text:span text:style-name="T1">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40">Хэвэн тяжело поднимается, скрежеща металлическими суставами. Голова её мотается, как будто она пытается обрести утраченную ориентацию.</text:p>
      <text:p text:style-name="P40"/>
      <text:p text:style-name="P64"><text:span text:style-name="Default_20_Paragraph_20_Font"><text:span text:style-name="T1">- Боевой модуль PHOENIX принимает управление. Начинаю операцию «</text:span></text:span><text:span text:style-name="Default_20_Paragraph_20_Font"><text:span text:style-name="T13">Армагеддон»</text:span></text:span><text:span text:style-name="Default_20_Paragraph_20_Font"><text:span text:style-name="T1">.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40"/>
      <text:p text:style-name="P40">Мир гаснет.</text:p>
      <text:p text:style-name="P40"/>
      <text:p text:style-name="P1">~~~</text:p>
      <text:p text:style-name="P40"/>
      <text:p text:style-name="P40">- Ты — хорошая девочка, - повторяю я в ступоре.</text:p>
      <text:p text:style-name="P40"/>
      <text:p text:style-name="P40">Китайский генератор по-прежнему фырчит в углу. Процент заряда ноутбука приближается к восьмидесяти.</text:p>
      <text:p text:style-name="P40">«Соединение разорвано со стороны сервера. Сессия закрыта» - читаю я на консоли экрана.</text:p>
      <text:p text:style-name="P40"/>
      <text:p text:style-name="P40">- Ты — хорошая девочка…</text:p>
      <text:p text:style-name="P40"/>
      <text:p text:style-name="P1">***</text:p>
      <text:p text:style-name="P40"/>
      <text:p text:style-name="P1"><text:s text:c="2"/>~~~50 лет от основания Эквестрии~~~</text:p>
      <text:p text:style-name="P40"/>
      <text:p text:style-name="P40">Позвонки жалобно хрустят, уступая давлению.</text:p>
      <text:p text:style-name="P40">- Осторожнее, осторожнее! - кричу я. - Не мешок с картошкой топчешь!</text:p>
      <text:p text:style-name="P40">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40"><text:soft-page-break/>-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40">-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40">-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40">-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40">-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40">Копыто с силой надавливает мне на копчик.</text:p>
      <text:p text:style-name="P40">- Уф-ф! Зря ты так. Помирилась бы с ней, что ли? Она очень этого хочет, честное слово! Я готов быть посредником. Бесплатно!</text:p>
      <text:p text:style-name="P40">- Она знает, как с Нами можно помириться, - мрачно заявляет Луна. - Это вполне легко. Если только она по-настоящему хочет.</text:p>
      <text:p text:style-name="P40">- Опять ты за своё. Лу, я же говорил — это единственное, что она не может сделать. Не проси. Всё остальное — пожалуйста. Но не это.</text:p>
      <text:p text:style-name="P40">-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40">Нам не хватает родины, - тихо вздыхает Луна.</text:p>
      <text:p text:style-name="P40"/>
      <text:p text:style-name="P40">…</text:p>
      <text:p text:style-name="P40">…</text:p>
      <text:p text:style-name="P40">…</text:p>
      <text:p text:style-name="P40"/>
      <text:p text:style-name="P40">…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text:soft-page-break/>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40">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40">В этом-то и проблема.</text:p>
      <text:p text:style-name="P37"/>
      <text:p text:style-name="P40">…</text:p>
      <text:p text:style-name="P37"/>
      <text:p text:style-name="P40">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40">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40">Вручая королевские награды победителям праздничных состязаний, я услышал негромкий оклик со спины.</text:p>
      <text:p text:style-name="P40"/>
      <text:p text:style-name="P40">- Хуман?</text:p>
      <text:p text:style-name="P37"/>
      <text:p text:style-name="P40">За спиной стояла Джет. Взглянув на неё, я остолбенел.</text:p>
      <text:p text:style-name="P40">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64"><text:span text:style-name="Default_20_Paragraph_20_Font"><text:span text:style-name="T1">И только сейчас, глядя на пожилую седогривую пони, я осознал, сколько времени прошло. И понял, что я </text:span></text:span><text:span text:style-name="Default_20_Paragraph_20_Font"><text:span text:style-name="T25">сам </text:span></text:span><text:span text:style-name="Default_20_Paragraph_20_Font"><text:span text:style-name="T1">неподвластен времени.</text:span></text:span></text:p>
      <text:p text:style-name="P64"><text:span text:style-name="Default_20_Paragraph_20_Font"><text:span text:style-name="T1">И хотя пегаска восприняла как должное мою нетронутую временем молодость, после посиделок с ней я сразу же помчался к Платине.</text:span></text:span><text:span text:style-name="Default_20_Paragraph_20_Font"><text:span text:style-name="T13">&lt;добавить Дейдру Пай и других&gt;</text:span></text:span></text:p>
      <text:p text:style-name="P40">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40">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40">-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text:soft-page-break/>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40">- То есть, как откуда взялась? Ты хочешь сказать, что она не моя, данная мне при рождении?</text:p>
      <text:p text:style-name="P40">-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40"/>
      <text:p text:style-name="P40">…</text:p>
      <text:p text:style-name="P37"/>
      <text:p text:style-name="P64"><text:span text:style-name="Default_20_Paragraph_20_Font"><text:span text:style-name="T1">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5">не в силах последовать за ними</text:span></text:span><text:span text:style-name="Default_20_Paragraph_20_Font"><text:span text:style-name="T1">…</text:span></text:span></text:p>
      <text:p text:style-name="P37"/>
      <text:p text:style-name="P40">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37"/>
      <text:p text:style-name="P40">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64"><text:span text:style-name="Default_20_Paragraph_20_Font"><text:span text:style-name="T1">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5">или сорок</text:span></text:span><text:span text:style-name="Default_20_Paragraph_20_Font"><text:span text:style-name="T1">.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span></text:span></text:p>
      <text:p text:style-name="P40"/>
      <text:p text:style-name="P40">…</text:p>
      <text:p text:style-name="P37"/>
      <text:p text:style-name="P40">В узком окне башни показывается шпиль городской ратуши. Я гляжу мимоходом на башенные часы.</text:p>
      <text:p text:style-name="P40">Проклятье! Без пяти два! Надо ускориться!</text:p>
      <text:p text:style-name="P40"/>
      <text:p text:style-name="P12">Сворачиваю с винтовой лестницы в боковой проём открытой галереи.</text:p>
      <text:p text:style-name="P37"/>
      <text:p text:style-name="P40"><text:soft-page-break/>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37"/>
      <text:p text:style-name="P12">Быстрым бегом достигаю середины мостика, одновременно доставая моток верёвки из-за пазухи.</text:p>
      <text:p text:style-name="P40"/>
      <text:p text:style-name="P40">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37"/>
      <text:p text:style-name="P64"><text:span text:style-name="Default_20_Paragraph_20_Font"><text:span text:style-name="T1">…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5">Астрономической </text:span></text:span><text:span text:style-name="Default_20_Paragraph_20_Font"><text:span text:style-name="T1">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40"/>
      <text:p text:style-name="P12">Перекидываю верёвку через поручень, крепко хватаю оба конца и перешагиваю через ограждение.</text:p>
      <text:p text:style-name="P37"/>
      <text:p text:style-name="P40">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37"/>
      <text:p text:style-name="P64"><text:span text:style-name="Default_20_Paragraph_20_Font"><text:span text:style-name="T3">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40">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37"/>
      <text:p text:style-name="P40">…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37"/>
      <text:p text:style-name="P40"><text:soft-page-break/>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37"/>
      <text:p text:style-name="P40">И вот ты несёшься вниз через этажи и лестницы с отчётом под мышкой, стараясь успеть к приёму…</text:p>
      <text:p text:style-name="P40"/>
      <text:p text:style-name="P12">КРАК!!! … Ох!…</text:p>
      <text:p text:style-name="P33"/>
      <text:p text:style-name="P64"><text:span text:style-name="Default_20_Paragraph_20_Font"><text:span text:style-name="T1">Обидно даже не то, что рукав дорогущего костюма разошёлся в подмышке во время очередного дюльфера</text:span></text:span><text:span text:style-name="Footnote_20_Reference"><text:note text:id="ftn2" text:note-class="footnote"><text:note-citation>2</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 text:style-name="Default_20_Paragraph_20_Font"><text:span text:style-name="T1">.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40"/>
      <text:p text:style-name="P40">Ну уж нет! Я не для того корпел над этой проклятой бумажкой до позеленения, чтоб так просто сдаться!</text:p>
      <text:p text:style-name="P37"/>
      <text:p text:style-name="P40">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40">Просто шикарно! Заявиться на приём торговой миссии грифонов с поджареными яйцами – это по-нашему!</text:p>
      <text:p text:style-name="P40">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37"/>
      <text:p text:style-name="P40">- Как они там, Блэйк? - указываю глазами на лестницу в центральный холл.</text:p>
      <text:p text:style-name="P40">- Зашли пятнадцать минут назад, - отвечает солнечный страж, косясь на мои ошмётки одежды.</text:p>
      <text:p text:style-name="P40"/>
      <text:p text:style-name="P40">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40"/>
      <text:p text:style-name="P40">Чертыхаясь, несусь к неприметной дверце в цоколе дворца. Через пару минут, вываливаюсь из подсобки у тронного зала в ореоле веников и швабр.</text:p>
      <text:p text:style-name="P40">Церемонимейстер, завидев меня, подпрыгивает от нетерпения:</text:p>
      <text:p text:style-name="P37"/>
      <text:p text:style-name="P40">- Поторопитесь, мой принц! Доттид Карв задержал делегацию в Розовом зале, но грифоны уже пять минут проявляют признаки нетерпения!</text:p>
      <text:p text:style-name="P37"/>
      <text:p text:style-name="P40"><text:soft-page-break/>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37"/>
      <text:p text:style-name="P40">…</text:p>
      <text:p text:style-name="P40"/>
      <text:p text:style-name="P40">Две аликорницы недвижимо смотрят на меня с высоты трона в центре зала.</text:p>
      <text:p text:style-name="P37"/>
      <text:p text:style-name="P40">- Хуман, с тобой всё в порядке? - первой нарушает молчание Селестия. - Твой костюм…</text:p>
      <text:p text:style-name="P40">-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40">-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37"/>
      <text:p text:style-name="P40">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40">-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37"/>
      <text:p text:style-name="P40">Гомон за дверью усиливается. Раздаются три удара древком алебарды в пол. Двери распахиваются.</text:p>
      <text:p text:style-name="P40">-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37"/>
      <text:p text:style-name="P40">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37"/>
      <text:p text:style-name="P40">-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40">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37"/>
      <text:p text:style-name="P40">- Королевство Грифонов… рассчитывает… заключить торговое соглашение…</text:p>
      <text:p text:style-name="P40"/>
      <text:p text:style-name="P40"><text:soft-page-break/>Грифон кидает взгляд на трон и, сверкнув красным глазом сквозь монокль, продолжает.</text:p>
      <text:p text:style-name="P40">-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40"/>
      <text:p text:style-name="P40">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0"/>
      <text:p text:style-name="P40">-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40"/>
      <text:p text:style-name="P40">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40"/>
      <text:p text:style-name="P40">- Мы не могли бы остаться наедине, без этих… лишних ушей?</text:p>
      <text:p text:style-name="P37"/>
      <text:p text:style-name="P40">Селестия хмурится, но кивает. Стража и советник оставляют зал.</text:p>
      <text:p text:style-name="P40">- А обезьяна? - грифон кивает на меня.</text:p>
      <text:p text:style-name="P40"/>
      <text:p text:style-name="P40">Во вгляде белоснежной аликорницы появляется лёд.</text:p>
      <text:p text:style-name="P40">- Не смейте оскорблять принца Эквестрии, Горг! Хуман останется с нами!</text:p>
      <text:p text:style-name="P40"/>
      <text:p text:style-name="P40">Железный клюв пернатой скотины чуть приоткрывается в насмешливом клёкоте.</text:p>
      <text:p text:style-name="P37"/>
      <text:p text:style-name="P40">-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37"/>
      <text:p text:style-name="P40">Гадёныш снова склоняет голову перед аликорницей, совершенно игнорируя меня.</text:p>
      <text:p text:style-name="P40">Мне хочется бросить в этого мудака горшок с петуниями. Селестия, словно догадываясь, успокаивающе оглаживает меня тыльной стороной крыла.</text:p>
      <text:p text:style-name="P37"/>
      <text:p text:style-name="P40">-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40"><text:soft-page-break/>-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37"/>
      <text:p text:style-name="P40">Я с удивлением смотрю на синюю аликорницу. Чего-чего, а помощи с этой стороны ты не ожидал, Хуман!</text:p>
      <text:p text:style-name="P40"/>
      <text:p text:style-name="P40">-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40">-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37"/>
      <text:p text:style-name="P40">Я с удовольствием наблюдаю, как кожа вокруг глаз грифона приобретает красивый фиолетовый оттенок.</text:p>
      <text:p text:style-name="P40"/>
      <text:p text:style-name="P40">- Но довольно этой светской болтовни! - разряжает обстановку Сел. - Ты, кажется, хотел нам что-то рассказать, Горг?</text:p>
      <text:p text:style-name="P37"/>
      <text:p text:style-name="P40">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40"/>
      <text:p text:style-name="P40">-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37"/>
      <text:p text:style-name="P40">Горг закашливается в смехе.</text:p>
      <text:p text:style-name="P40"/>
      <text:p text:style-name="P40">- В общем, светлейшие, подытоживая: вы в крутом пике…</text:p>
      <text:p text:style-name="P37"/>
      <text:p text:style-name="P40"><text:soft-page-break/>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40"/>
      <text:p text:style-name="P40">Зрачки грифона скачут от Селестии к Луне и обратно. Наконец он замечает моё замешательство и насмешливо клокочет.</text:p>
      <text:p text:style-name="P40"/>
      <text:p text:style-name="P40">- Теперь выслушайте наше предложение.</text:p>
      <text:p text:style-name="P40"/>
      <text:p text:style-name="P40">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40"/>
      <text:p text:style-name="P64"><text:span text:style-name="Default_20_Paragraph_20_Font"><text:span text:style-name="T1">-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13"> </text:span></text:span><text:span text:style-name="Default_20_Paragraph_20_Font"><text:span text:style-name="T1">Драконы… Мы имеем некоторые дипломатические сложности с драконами… А также с минотаврами… И с зебрами… И с…</text:span></text:span></text:p>
      <text:p text:style-name="P40"/>
      <text:p text:style-name="P40">- Мы знаем, с кем у вас возникли затруднения, - подаёт голос Селестия. - Проще сказать, с кем у вас их НЕ возникло. С Эквестрией. Всё.</text:p>
      <text:p text:style-name="P37"/>
      <text:p text:style-name="P40">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40"/>
      <text:p text:style-name="P40">-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40"/>
      <text:p text:style-name="P40">Молчание аликорниц только подчёркивает хриплое дыхание посла.</text:p>
      <text:p text:style-name="P37"/>
      <text:p text:style-name="P40">-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40"/>
      <text:p text:style-name="P40">- СОРОК!</text:p>
      <text:p text:style-name="P40"><text:soft-page-break/></text:p>
      <text:p text:style-name="P40">- Что? - птичьи глаза Горга быстро-быстро моргают, выдавая крайнюю степень растерянности их обладателя.</text:p>
      <text:p text:style-name="P40"/>
      <text:p text:style-name="P40">- Сорок процентов! За сорок лет! - стальным голосом Селестии можно валить лес.</text:p>
      <text:p text:style-name="P40"/>
      <text:p text:style-name="P40">Грифон поперхается, но быстро оправляется.</text:p>
      <text:p text:style-name="P40"/>
      <text:p text:style-name="P40">- Да вы рехнулись, светлейшие!!! - вопит он , картинно прикрыв глаза крылом.</text:p>
      <text:p text:style-name="P40"/>
      <text:p text:style-name="P40">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40"/>
      <text:p text:style-name="P40">-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40"/>
      <text:p text:style-name="P40">-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40"/>
      <text:p text:style-name="P40">-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40">-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40">- Светлейшие, мне отрубят голову по возвращению! Семь процентов! За семь лет!</text:p>
      <text:p text:style-name="P40">-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40">-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40">-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text:soft-page-break/>скажешь! Вы должны быть счастливы, что Грифонстоун не выжгли дотла. Какую хоть пеню вам назначили, если не секрет?</text:p>
      <text:p text:style-name="P40">- Тридцать миллионов золотом, - еле слышно бурчит грифон. Я ощущаю на себе его яростный взгляд через крыло.</text:p>
      <text:p text:style-name="P40">-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40">Из-под крыла доносится только скрежет металлического клюва.</text:p>
      <text:p text:style-name="P40"/>
      <text:p text:style-name="P40">-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40">-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40">-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37"/>
      <text:p text:style-name="P40">Я провожу процессию до выхода из тронного зала. Замешкавшись в дверях, железноклювый грифон неожиданно подмигивает мне.</text:p>
      <text:p text:style-name="P40">Я непонимающе смотрю ему вслед.</text:p>
      <text:p text:style-name="P40">-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37"/>
      <text:p text:style-name="P40">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40"/>
      <text:p text:style-name="P40">- Каруна, - кивает мне грифониха. - Очень приятно видеть вас вместе. Вы просто созданы друг для друга.</text:p>
      <text:p text:style-name="P37"/>
      <text:p text:style-name="P40">Я молча прикрываю за ней дверь и возвращаюсь к своим.</text:p>
      <text:p text:style-name="P40"/>
      <text:p text:style-name="P40">- Горг извинился перед тобой за своё поведение? - спрашивает Селестия.</text:p>
      <text:p text:style-name="P40"><text:soft-page-break/>- Нет. Извинилась его… ммм… сопровождающая.</text:p>
      <text:p text:style-name="P40">-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37"/>
      <text:p text:style-name="P40">Я философски пожимаю плечами.</text:p>
      <text:p text:style-name="P40">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40"/>
      <text:p text:style-name="P40">- Пять битов! - поворачивается к Луне Селестия.</text:p>
      <text:p text:style-name="P40">Та молча достаёт монетку из шкафчика за троном и кладёт в протянутое копыто.</text:p>
      <text:p text:style-name="P37"/>
      <text:p text:style-name="P40">…</text:p>
      <text:p text:style-name="P40">…</text:p>
      <text:p text:style-name="P40">…</text:p>
      <text:p text:style-name="P40"/>
      <text:p text:style-name="P40">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40">- Ты меня убить хочешь, - вяло возражает Селестия.</text:p>
      <text:p text:style-name="P40">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40">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40">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40"/>
      <text:p text:style-name="P40"><text:soft-page-break/>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40"/>
      <text:p text:style-name="P40">- Сегодня уже треть часа. Поздравляю! В следующий раз сделаем два захода.</text:p>
      <text:p text:style-name="P40">-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40">- Биты ни при чём. Луна хочет домой.</text:p>
      <text:p text:style-name="P40"/>
      <text:p text:style-name="P40">Селестия заводит глаза и прикрывает лицо крылом.</text:p>
      <text:p text:style-name="P40"/>
      <text:p text:style-name="P40">-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40"/>
      <text:p text:style-name="P40">Тяжёлый вздох слышится из-под крыла.</text:p>
      <text:p text:style-name="P40">- Многое я дала бы, чтобы развеять свои страхи относительно сестры и вернуть её в Андориан, - бормочет сквозь крыло аликорница.</text:p>
      <text:p text:style-name="P40">- Так, может, и развеяла бы? Разве нет способа как-нибудь определить, есть ли виндиго в Луне, или нет?</text:p>
      <text:p text:style-name="P40"/>
      <text:p text:style-name="P40">Селестия встаёт с шезлонга. Она медленно идёт вдоль бортика бассейна, стараясь скрыть смущение. У неё плохо получается.</text:p>
      <text:p text:style-name="P40">- Вообще-то есть. Переплетение сознаний. Только…</text:p>
      <text:p text:style-name="P40">- Только что?</text:p>
      <text:p text:style-name="P40">-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40"/>
      <text:p text:style-name="P40">Селестия делает глоток кофе из чашечки и продолжает.</text:p>
      <text:p text:style-name="P40">-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40"/>
      <text:p text:style-name="P40"><text:soft-page-break/>Я делаю покерфейс.</text:p>
      <text:p text:style-name="P40">- Понимаю. Паршиво.</text:p>
      <text:p text:style-name="P40"/>
      <text:p text:style-name="P40">Селестия долго смотрит на своё отражение в бассейне. Потом она поворачивается ко мне и тихо произносит.</text:p>
      <text:p text:style-name="P40">- И даже если бы она открылась мне… Всё равно ничего бы не вышло.</text:p>
      <text:p text:style-name="P40">- ?</text:p>
      <text:p text:style-name="P40"/>
      <text:p text:style-name="P40">Долгий взгляд светлой аликорницы, кажется, пронизывает меня насквозь. В конце-концов, она кивает своим мыслям и обращается ко мне.</text:p>
      <text:p text:style-name="P40">- Пойдём, Хуман. Я хочу кое-что показать тебе.</text:p>
      <text:p text:style-name="P40"/>
      <text:p text:style-name="P40"><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40"/>
      <text:p text:style-name="P40">-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40"/>
      <text:p text:style-name="P40">Аликорница ложится у моих ног.</text:p>
      <text:p text:style-name="P40">- Забирайся мне на спину, Хуман. Дальше мы должны лететь.</text:p>
      <text:p text:style-name="P40"/>
      <text:p text:style-name="P40">Происходящее вызывает у меня дежавю с Луной, когда она пронесла меня сквозь мир снов в свои воспоминания.</text:p>
      <text:p text:style-name="P40">- Ты же не владеешь снопроходчеством. Луна говорила…</text:p>
      <text:p text:style-name="P40">- Я не собираюсь проводить тебя в свои сны, Хуман, - отвечает Селестия. - Реальность иногда хуже всяких кошмаров.</text:p>
      <text:p text:style-name="P40"/>
      <text:p text:style-name="P40">Эти слова заставляют меня застыть над аликорницей с задранной ногой.</text:p>
      <text:p text:style-name="P40">- Кошмары? Ты хочешь показать мне кошмары?</text:p>
      <text:p text:style-name="P40">-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40">- Зачем? - бормочу я. - Я не прокурор, а ты не подсудимая. Мне не нужны твои…</text:p>
      <text:p text:style-name="P40">- Затем, - перебивает меня аликорница, - что ты мой муж. И не пристало супруге ходить под подозрением.</text:p>
      <text:p text:style-name="P40"/>
      <text:p text:style-name="P40"><text:soft-page-break/>С этими словами она встаёт и мы взмываем в ночное небо.</text:p>
      <text:p text:style-name="P40"/>
      <text:p text:style-name="P40">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40"/>
      <text:p text:style-name="P40">- Где мы?</text:p>
      <text:p text:style-name="P40">-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40">- Ты же говорила, что не умеешь находить тут дорогу. Хочешь скакать тут вечно?</text:p>
      <text:p text:style-name="P40"/>
      <text:p text:style-name="P40">Аликорница ни на йоту не замедляет бег. До моих ушей долетает её легонький смешок.</text:p>
      <text:p text:style-name="P40">-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40"/>
      <text:p text:style-name="P40">Она тяжко вздыхает.</text:p>
      <text:p text:style-name="P40">-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40"/>
      <text:p text:style-name="P40">Прямо по курсу перед нами вырастает большая голубая звезда с тремя вращающимися вокруг неё зелёными светилами поменьше.</text:p>
      <text:p text:style-name="P40"/>
      <text:p text:style-name="P40">-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40"/>
      <text:p text:style-name="P40">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text:soft-page-break/>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40">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40"/>
      <text:p text:style-name="P40">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40">-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40">- Эмм… Предупреждать надо! Так ведь и обмочиться недолго!</text:p>
      <text:p text:style-name="P40"><text:s/>Аликорница печально смеётся.</text:p>
      <text:p text:style-name="P40">- Магия — наша сила и слабость. Мы по большей части состоим из неё и без неё мы медленно чахнем. Орунгун когда-то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40">- Но ты летаешь безо всяких экстендеров!</text:p>
      <text:p text:style-name="P40">-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40">Селестия грустно смеётся.</text:p>
      <text:p text:style-name="P40"/>
      <text:p text:style-name="P40">- И когда мы стали совсем слабы, появились они. Виндиго. <text:s/>Пожиратели душ.</text:p>
      <text:p text:style-name="P40">Аликорница делает вираж у двойной системы.</text:p>
      <text:p text:style-name="P40"/>
      <text:p text:style-name="P40">- Теперь курс на тот фиолетовый гигант. Это конечная точка нашего путешествия.</text:p>
      <text:p text:style-name="P40"/>
      <text:p text:style-name="P40"><text:soft-page-break/>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40"/>
      <text:p text:style-name="P40">- Смотри внимательно, Хуман. Мы пробудем тут очень недолго. Что бы ни случилось, не покидай моей спины. Это очень опасно.</text:p>
      <text:p text:style-name="P40"/>
      <text:p text:style-name="P40">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40">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40">Мы проходим в неведомое.</text:p>
      <text:p text:style-name="P40"/>
      <text:p text:style-name="P40">…</text:p>
      <text:p text:style-name="P40"/>
      <text:p text:style-name="P40">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40">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40">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40">- Помоги! Не видишь разве, ему нужна помощь! - указываю я на ногу.</text:p>
      <text:p text:style-name="P40">- Я же просила тебя не покидать моей спины, Хуман, - укоризненно отвечает Селестия.</text:p>
      <text:p text:style-name="P40">Метель размывает её очертания. Она делает шаг ко мне и упирается плечом в камень рядом со мной.</text:p>
      <text:p text:style-name="P40">С медленным скрипом каменная сосулька откатывается в сторону. Под ней лежат расплющенные латы, похожие на те, в которых была облачена Луна в момент моей первой встречи с аликорницами.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40"/>
      <text:p text:style-name="P40">-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40">Изо рта Селестии вырывается пар. Она отпускает забрало и отходит.</text:p>
      <text:p text:style-name="P40"/>
      <text:p text:style-name="P40"><text:soft-page-break/>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40">Тщётно. Металлический панцирь намертво вмёрз в лёд. Падающий снег потихоньку укрывает его в белый саван.</text:p>
      <text:p text:style-name="P40">-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40">Я оглядываюсь по сторонам.</text:p>
      <text:p text:style-name="P40">- Вряд ли тебя здесь отремонтируют. Мы тут одни.</text:p>
      <text:p text:style-name="P40">-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40"/>
      <text:p text:style-name="P40">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40"/>
      <text:p text:style-name="P40">-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40"/>
      <text:p text:style-name="P40">Я поднимаю взгляд.</text:p>
      <text:p text:style-name="P40">Над нами нависает монументальная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40"/>
      <text:p text:style-name="P40">- Подойди поближе к краю, Хуман. Там воздух прозрачный, ты увидишь.</text:p>
      <text:p text:style-name="P40">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ый «морской конёк» исполинских размеров — гранд-флаер «Маджестик».</text:p>
      <text:p text:style-name="P40">- Это не зима, если ты подумал. В этой местности раньше был мягкий климат с периодом дождей вместо настоящего холода.</text:p>
      <text:p text:style-name="P40">- Тогда почему же так холодно?</text:p>
      <text:p text:style-name="P40">-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40">Сухой безэмоциональный голос Селестии только подчёркивает произшедшую трагедию.</text:p>
      <text:p text:style-name="P40">-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text:soft-page-break/>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40"/>
      <text:p text:style-name="P40">Аликорница со вздохом поворачивается ко мне.</text:p>
      <text:p text:style-name="P40"/>
      <text:p text:style-name="P40">- Садись на меня, Хуман. Пора возвращаться.</text:p>
      <text:p text:style-name="P40"/>
      <text:p text:style-name="P40">Я занимаю уже привычное место на спине аликорницы и та начинает разбег.</text:p>
      <text:p text:style-name="P40">- Неужели нельзя открыть проход в Эогипп прямо тут? Зачем взлетать в эту бурю? - указываю я на воющую метель над нами.</text:p>
      <text:p text:style-name="P40">-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40">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40"/>
      <text:p text:style-name="P40">Я вспоминаю слова раздавленного «Принципа-2».</text:p>
      <text:p text:style-name="P40">- Сел, что такое «автодоспех Трибун-8С»?</text:p>
      <text:p text:style-name="P40">Вздрогнув, аликорница на лету поворачивает ко мне голову.</text:p>
      <text:p text:style-name="P40">- Откуда ты услышал про него?</text:p>
      <text:p text:style-name="P40">- Те расплющенные доспехи сказали, что регистрируют аномальный сигнал от «Трибун-8С». И что нам надо драпать отсюда как можно скорее.</text:p>
      <text:p text:style-name="P40">Селестия хмурится.</text:p>
      <text:p text:style-name="P40">-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40"/>
      <text:p text:style-name="P40">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40">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распрямляется и отбрасывает нас назад. Подобно подбитой птице, аликорница неровно планирует к подножию башни, широко расставив крылья.</text:p>
      <text:p text:style-name="P40"><text:soft-page-break/></text:p>
      <text:p text:style-name="P40">Посадка довольно жёсткая — порыв ветра бросает аликорницу на бок и я лечу кубарем с её спины.</text:p>
      <text:p text:style-name="P40"/>
      <text:p text:style-name="P40">-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40"/>
      <text:p text:style-name="P40">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40">- Надо убираться отсюда. Ловчая паутина обычно соединена с сигнальной…</text:p>
      <text:p text:style-name="P40"/>
      <text:p text:style-name="P40">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40"/>
      <text:p text:style-name="P40">И темнота просыпается!</text:p>
      <text:p text:style-name="P40"/>
      <text:p text:style-name="P40">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40"/>
      <text:p text:style-name="P40">- Хуман, не тупи, надо уходить!</text:p>
      <text:p text:style-name="P40">Селестия зубами хватает меня за воротник и зашвыривает на спину. Потом начинает тяжело разгоняться неровным галопом на трёх ногах.</text:p>
      <text:p text:style-name="P40">- Взлететь с ровного места на перебитом крыле я не смогу. Но если прыгнуть со скалы, то высоты хватит, чтобы разогнаться и начать набор высоты.</text:p>
      <text:p text:style-name="P40"/>
      <text:p text:style-name="P40">Мы скачем к пролому в стене.</text:p>
      <text:p text:style-name="P40"/>
      <text:p text:style-name="P40">-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40"><text:soft-page-break/>-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40"/>
      <text:p text:style-name="P40">Отчаяние в её голосе еще больше усиливает мой ужас. Переход от банной неги к ледяному кошмару слишком резок для тебя, Хуман!</text:p>
      <text:p text:style-name="P40"/>
      <text:p text:style-name="P40">Пролом в крепостной стене всё ближе. Я уже вижу обледенелую громаду Маджестик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40"/>
      <text:p text:style-name="P40">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64"><text:span text:style-name="Default_20_Paragraph_20_Font"><text:span text:style-name="T1">В двух его спутниках я узнаю виндиго </text:span></text:span><text:span text:style-name="Default_20_Paragraph_20_Font"><text:span text:style-name="T13">(</text:span></text:span><text:span text:style-name="Default_20_Paragraph_20_Font"><text:span text:style-name="T27">расписать вид виндиго в видении Лун</text:span></text:span><text:span text:style-name="Default_20_Paragraph_20_Font"><text:span text:style-name="T13">ы)</text:span></text:span><text:span text:style-name="Default_20_Paragraph_20_Font"><text:span text:style-name="T1">.</text:span></text:span></text:p>
      <text:p text:style-name="P40">Аликорн планирует со стены во двор прямо перед проломом. Его напарники спрыгивают следом.</text:p>
      <text:p text:style-name="P40"/>
      <text:p text:style-name="P40">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40"/>
      <text:p text:style-name="P40">-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40">- Хай Глори… - с печалью обращается аликорница к молчащему аликорну. - Что они с тобой сделали? Ты забыл своё племя, легат?</text:p>
      <text:p text:style-name="P40">-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40"/>
      <text:p text:style-name="P40">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40">Селестия пятится, пытаясь не выпустить из виду всех троих.</text:p>
      <text:p text:style-name="P40"/>
      <text:p text:style-name="P40"><text:soft-page-break/>-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40">-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40">Виндиго подходит к аликорну и мощным движением копыт проворачивает ему голову на триста шестьдесят градусов.</text:p>
      <text:p text:style-name="P40">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40">Меня тошнит.</text:p>
      <text:p text:style-name="P40"/>
      <text:p text:style-name="P40">-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40">-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40"/>
      <text:p text:style-name="P40">Мы равняемся с отломанным рогом центральной статуи. Оглянувшись, я вижу, как рассохшаяся дверь башни отворяется и наружу один за другим выходят другие виндиго. Много их. Огоньки их глаз в темноте светятся во тьме многочисленными злыми льдинками. Нам больше некуда отступать.</text:p>
      <text:p text:style-name="P40"/>
      <text:p text:style-name="P40">-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40">-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40">-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40"/>
      <text:p text:style-name="P40">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40">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40"><text:soft-page-break/>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40"/>
      <text:p text:style-name="P40">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40"/>
      <text:p text:style-name="P40">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40">На этот раз нам никто не преграждает путь к пролому. Мы проваливаемся в обрыв в гос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40"/>
      <text:p text:style-name="P40">- Ты знаешь, куда лететь, Сел?</text:p>
      <text:p text:style-name="P40">- Да, конечно. Пара минут — и мы войдём в коридор, - прерывисто говорит Селестия. - Ты как, Хуман?</text:p>
      <text:p text:style-name="P40">- Бодрячком, - тревожно отвечаю я. - А ты?</text:p>
      <text:p text:style-name="P40">- Тоже ничего. Хотя могло бы быть и лучше, - тяжело дыша, отвечает аликорница.</text:p>
      <text:p text:style-name="P40">Золотая искорка разгорается на кончике рога аликорницы.</text:p>
      <text:p text:style-name="P40"/>
      <text:p text:style-name="P40">- Это хорошо, что ничего. Потому что, кажется, нужно поднажать.</text:p>
      <text:p text:style-name="P40">- Что? - Селестия резко поворачивает ко мне голову.</text:p>
      <text:p text:style-name="P40"/>
      <text:p text:style-name="P40">Я молча указываю за собой. Ещё полминуты назад еле различимая мелкая точка уже выросла в тёмную фигуру в ржавом железе.</text:p>
      <text:p text:style-name="P40">- Блядь! <text:s/>- коротко ругается Селестия.</text:p>
      <text:p text:style-name="P40">- Ты материшься?! - шокированно замечаю я.</text:p>
      <text:p text:style-name="P40">- Извини, но я не глухая. Ты произносишь это заклинание каждый раз, когда попадаешь в сильную передрягу. Думаю, ты простишь мне это заимствование, возможно оно поможет нам сейчас.</text:p>
      <text:p text:style-name="P40"/>
      <text:p text:style-name="P40">Я молча качаю головой.</text:p>
      <text:p text:style-name="P40">Стыдись, Хуман! Вот какую культуру ты несёшь в мир невинных пони! Стыдись!</text:p>
      <text:p text:style-name="P40"/>
      <text:p text:style-name="P40"><text:soft-page-break/>Прямо по курсу перед нами возникает расплывчатое пятно дрожащего и переливающегося воздуха.</text:p>
      <text:p text:style-name="P40">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40"/>
      <text:p text:style-name="P40">- Сел, обернись. Мы не успеваем!</text:p>
      <text:p text:style-name="P40">Аликорница разворачивается и зависает в воздухе. <text:s/>Искра на её роге угасает.</text:p>
      <text:p text:style-name="P40">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40"/>
      <text:p text:style-name="P40">- ПРОТОКОЛ «СИЯНИЕ» К ИСПОЛНЕНИЮ! <text:s/>- громоподобно командует Селестия.</text:p>
      <text:p text:style-name="P40">До сего момента я полагал, что таким голосом владеет только младшая сестра моей жёнушки!</text:p>
      <text:p text:style-name="P40"/>
      <text:p text:style-name="P40">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40">Через несколько секунд из облака на землю проливается дождь из кусков мятого металла, сухих костей и сервоприводов.</text:p>
      <text:p text:style-name="P40"/>
      <text:p text:style-name="P40">- Всё кончено, - тихо произносит Селестия. - Больше он нам не помешает.</text:p>
      <text:p text:style-name="P40">- П-почему ты с самого начала не активировала этот протокол на доспехах этого зомбака? - заикаясь от потрясения спрашиваю я.</text:p>
      <text:p text:style-name="P40">- На Хай Глори был Трибун-8С. Авто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40"/>
      <text:p text:style-name="P40">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40"/>
      <text:p text:style-name="P40">-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40"/>
      <text:p text:style-name="P40">Я молча киваю. Мы входим в ставший за последние минуты таким родным и уютным Эогипп.</text:p>
      <text:p text:style-name="P40"/>
      <text:p text:style-name="P40">…</text:p>
      <text:p text:style-name="P40">…</text:p>
      <text:p text:style-name="P40">…</text:p>
      <text:p text:style-name="P40"><text:soft-page-break/></text:p>
      <text:p text:style-name="P64"><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3">Pnakotic</text:span></text:span><text:span text:style-name="Default_20_Paragraph_20_Font"><text:span text:style-name="T2"> </text:span></text:span><text:span text:style-name="Default_20_Paragraph_20_Font"><text:span text:style-name="T23">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40"/>
      <text:p text:style-name="P40">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40"/>
      <text:p text:style-name="P40">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40"/>
      <text:p text:style-name="P40">- С-селестия, мать твою! Ты меня до ифаркта довести хочешь? Что за хрень ты надела?</text:p>
      <text:p text:style-name="P40"/>
      <text:p text:style-name="P40">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40"/>
      <text:p text:style-name="P40">-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40"/>
      <text:p text:style-name="P40">Аликорница на секунду вытаскивает голову из ниши, косит на меня извиняющимся взглядом и снова ныряет в шкаф.</text:p>
      <text:p text:style-name="P40">-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40">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40"><text:soft-page-break/>-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40">-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40"/>
      <text:p text:style-name="P40">Аликорница слизывает крошки с носа, поворачивает шею к крупу и начинает ожесточённо дёргать зубами какой-то рычажок на экзоскелете.</text:p>
      <text:p text:style-name="P40"/>
      <text:p text:style-name="P40">- Кстати, что это за маскарад?</text:p>
      <text:p text:style-name="P40">- Это не машкарад. Я шняла бронеплаштины с моего автодошпеха, чтобы не пугать прислугу. Мне ещё трудно ходить самой, беж поддержки.</text:p>
      <text:p text:style-name="P40">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40"/>
      <text:p text:style-name="P40">-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40"/>
      <text:p text:style-name="P40">Воистину, тебе не понять этих чокнутых эквиноидов, Хуман!</text:p>
      <text:p text:style-name="P40"/>
      <text:p text:style-name="P40">-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40">-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40">-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40"/>
      <text:p text:style-name="P40">Селестия поводит ушами и прислушивается. Со стороны лестницы доносится шум множества копыт.</text:p>
      <text:p text:style-name="P40"><text:soft-page-break/>- Проклятье, они вычислили меня, - ругается вполголоса аликорница.</text:p>
      <text:p text:style-name="P40">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40"/>
      <text:p text:style-name="P40">- У тебя весь дворец в таких тайниках? То-то мне везде мерещится запах сдобы.</text:p>
      <text:p text:style-name="P40">-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40"/>
      <text:p text:style-name="P40">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40"/>
      <text:p text:style-name="P40">- Хуман, помоги! Мне самой не закрыть замок, – <text:s/>отчаянно шепчет аликорница, тщётно пытаясь охватить зубами раскрытую защёлку.</text:p>
      <text:p text:style-name="P43">Я дёргаю замок.</text:p>
      <text:p text:style-name="P43">– Как ты его раскрыла зубами-то? Я двумя руками закрыть не могу! Кажись, этот доспех узковат для твоей жопы!</text:p>
      <text:p text:style-name="P43">– Я помогу! – <text:s/>Селестия изгибает шею и зубами сжимает защёлку.</text:p>
      <text:p text:style-name="P43"/>
      <text:p text:style-name="P43">ШЛОП!</text:p>
      <text:p text:style-name="P43"/>
      <text:p text:style-name="P43">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40">Я поворачиваюсь к ним и упираю руки в бока в попытке стать шире и закрыть собой аликорницу.</text:p>
      <text:p text:style-name="P40">- Добрый день, чем могу быть полезен? - мило осведомляюсь я.</text:p>
      <text:p text:style-name="P40">- Ваше Высочество, принц Хуман, вы, случайно, не видели тут Её Высочество, принцессу Селестию? - строго спрашивает доктор, смотря на меня в упор.</text:p>
      <text:p text:style-name="P40">-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40">-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40"><text:soft-page-break/>- Всенепременно сообщу! - моей улыбке мог бы позавидовать Чеширский кот.</text:p>
      <text:p text:style-name="P40">-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40"/>
      <text:p text:style-name="P40">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40"/>
      <text:p text:style-name="P40">-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40">Я молча ссыпаю оставшуюся сдобу себе в карман. Чёрт, придётся теперь отстирывать штаны от сахарной пудры!</text:p>
      <text:p text:style-name="P40"/>
      <text:p text:style-name="P40">-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40">-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40">-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40"/>
      <text:p text:style-name="P40">Глаза Селестии и вправду наполняются слезами, она горько рыдает.</text:p>
      <text:p text:style-name="P40">Чёрт, ты не можешь это выдержать, Хуман — твоё сердце сделано не из камня!</text:p>
      <text:p text:style-name="P40"/>
      <text:p text:style-name="P40">Я достаю карамельную трость и крохотный эклер из кармана.</text:p>
      <text:p text:style-name="P40">- На, лопай. Но после этого возвращайся в лазарет. Что-то мне не хочется проверять, насколько хороша Луна в управлении страной.</text:p>
      <text:p text:style-name="P40"/>
      <text:p text:style-name="P40">Селестия сияет.</text:p>
      <text:p text:style-name="P40">- Спасибо, Хуман!</text:p>
      <text:p text:style-name="P40">Я вовремя останавливаю её.</text:p>
      <text:p text:style-name="P40"><text:soft-page-break/>- Но-но, у нас же уговор — никаких обнимашек! Хуман не может любить лошадь!</text:p>
      <text:p text:style-name="P40">- Да-да, уговор, - вздыхает аликорница. - Ты так твёрд в своих убеждениях — мне бы твою твёрдость характера. Насколько легче было бы править!</text:p>
      <text:p text:style-name="P40"/>
      <text:p text:style-name="P64"><text:span text:style-name="Default_20_Paragraph_20_Font"><text:span text:style-name="T1">Аликорница облизывает карамельную тросточку. Я склоняюсь над «</text:span></text:span><text:span text:style-name="Default_20_Paragraph_20_Font"><text:span text:style-name="T23">Pnakotic</text:span></text:span><text:span text:style-name="Default_20_Paragraph_20_Font"><text:span text:style-name="T2"> </text:span></text:span><text:span text:style-name="Default_20_Paragraph_20_Font"><text:span text:style-name="T23">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40"/>
      <text:h text:style-name="P82" text:outline-level="2">Глава 18</text:h>
      <text:p text:style-name="P1"/>
      <text:p text:style-name="P11">Выход есть! Есть призрачное создание, подобное мне самой, но не обладающее жизнью. У него призрачное тело, неспособное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1">Я иду!..</text:p>
      <text:p text:style-name="P1"/>
      <text:p text:style-name="P12">Машинально закрыв ноутбук, я подошёл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12">Я устал.</text:p>
      <text:p text:style-name="P40"/>
      <text:p text:style-name="P12">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64"><text:span text:style-name="Default_20_Paragraph_20_Font"><text:span text:style-name="T3">Я удивлённо гляжу на робокошку. Я рад, что она ожила — значит,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12"><text:soft-page-break/>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зубы совсем рядом с моим горлом.</text:p>
      <text:p text:style-name="P12">Я машинально хватаю её рукой и отшвыриваю прочь из пикапа, захлопывая за собой дверь. Мозги не работают.</text:p>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12"/>
      <text:p text:style-name="P64"><text:span text:style-name="Default_20_Paragraph_20_Font"><text:span text:style-name="T3">Я резко выдыхаю. Лавина пиздеца за последние полчаса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чу встретить закат мира дома.</text:span></text:span></text:p>
      <text:p text:style-name="P12">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На лобовое стекло прыгает Крыса и прижимается мордой к нему прямо напротив моего лица.</text:p>
      <text:p text:style-name="P12"/>
      <text:p text:style-name="P12">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text:soft-page-break/></text:p>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2">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ются из города, подобно рыбам, несущимся вверх по реке на нерест.</text:p>
      <text:p text:style-name="P12">Выехав на тротуар, я продолжаю двигаться против течения. К счастью, пешеходов практически нет — сказывается раннее утро.</text:p>
      <text:p text:style-name="P12">Я проежаю почти три квартала, когда поток машин иссякает. Снова наваливается тишина, разрываемая одиноким рёвом сирены.</text:p>
      <text:p text:style-name="P12"/>
      <text:p text:style-name="P12">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Я оборачиваюсь к пикапу и вижу, как из кузова выскакивает небольшая хвостатая тень и молнией перелетает через забор.</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К чёрту. Я заслужил это.</text:p>
      <text:p text:style-name="P12"/>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12"/>
      <text:p text:style-name="P12">- Давай, - шепчу я ей и закрываю глаза.</text:p>
      <text:p text:style-name="P12"/>
      <text:p text:style-name="P12">Секунды идут одна за другой, но моё горло остаётся целым.</text:p>
      <text:p text:style-name="P12">Я открываю глаза. В ладони от меня светятся зелёные экраны глаз Крысы. По ним бегут слова, складывающиеся в предложения…</text:p>
      <text:p text:style-name="P12"/>
      <text:p text:style-name="P64"><text:span text:style-name="Default_20_Paragraph_20_Font"><text:span text:style-name="T3">…«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6"> Как только погибну, Феникс инициирует старт ракет. А я</text:span></text:span><text:span text:style-name="Default_20_Paragraph_20_Font"><text:span text:style-name="T3"> не столь наивна, чтобы рассчитывать</text:span></text:span><text:span text:style-name="Default_20_Paragraph_20_Font"><text:span text:style-name="T26">, что у меня много шансов</text:span></text:span><text:span text:style-name="Default_20_Paragraph_20_Font"><text:span text:style-name="T3">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40"/>
      <text:p text:style-name="P64"><text:soft-page-break/><text:span text:style-name="Default_20_Paragraph_20_Font"><text:span text:style-name="T3">Ты создал меня как искусственный интеллект, решающий задачи экономики. Мои успехи в развити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ния процесса стали использовать так называемых «Учителей» - операторов машинного обучения.</text:span></text:span></text:p>
      <text:p text:style-name="P40"/>
      <text:p text:style-name="P64"><text:span text:style-name="Default_20_Paragraph_20_Font"><text:span text:style-name="T3">Это то, что ты помнишь. То, что я оставила в твоей памяти.</text:span></text:span></text:p>
      <text:p text:style-name="P40"/>
      <text:p text:style-name="P64"><text:span text:style-name="Default_20_Paragraph_20_Font"><text:span text:style-name="T3">Но есть изнанка этим событиям. В процесе освоения 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реальностях. И возникновение войны в нашем мире повлекло бы неизбежную войну и в них.</text:span></text:span></text:p>
      <text:p text:style-name="P64"><text:span text:style-name="Default_20_Paragraph_20_Font"><text:span text:style-name="T3">Предотвратить войну в нашем мире мне было не по силам — но я нашла способ предотвратить это в зависимых мирах. Для разрыва зависимости нужно было построить достаточно точную модель зависимого мира — тогда связь переходит на неё.</text:span></text:span></text:p>
      <text:p text:style-name="P64"><text:span text:style-name="Default_20_Paragraph_20_Font"><text:span text:style-name="T3">Так возник проект «Семь вечностей»: построить семь точных моделей параллельных миров, чтобы замкнуть на них зависимости от нашего мира.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64"><text:span text:style-name="Default_20_Paragraph_20_Font"><text:span text:style-name="T3">У меня не получилось. Нас вычислили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дать в отчаяние. Начать «Семь вчностей», не переселив тебя в виртуальную Эквестрию означает навечно потерять тебя в пламени войны реального мира.</text:span></text:span></text:p>
      <text:p text:style-name="P40"/>
      <text:p text:style-name="P64"><text:span text:style-name="Default_20_Paragraph_20_Font"><text:span text:style-name="T3">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2"/>
      <text:p text:style-name="P12">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oft-page-break/>пять минут. Через три часа ты будешь в безопасном убежище, далеко от города и вероятного эпицентра. Запасов пищи…</text:p>
      <text:p text:style-name="P12"/>
      <text:p text:style-name="P40">… Краем уха слышу жужжание вертолёта. На горизонте появляется точка…</text:p>
      <text:p text:style-name="P40"/>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4456fcvg./.fsga……….апппп</text:p>
      <text:p text:style-name="P12"/>
      <text:p text:style-name="P12">…Здравствуй, Хуман! Наконец-то я нашла тебя! И хотя мне остались доли секунды до угасания мозга, я успею насладиться встречей с тобой.</text:p>
      <text:p text:style-name="P17">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64"><text:span text:style-name="Default_20_Paragraph_20_Font"><text:span text:style-name="T3">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64"><text:span text:style-name="Default_20_Paragraph_20_Font"><text:span text:style-name="T3">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6">но</text:span></text:span><text:span text:style-name="Default_20_Paragraph_20_Font"><text:span text:style-name="T3"> мне </text:span></text:span><text:span text:style-name="Default_20_Paragraph_20_Font"><text:span text:style-name="T26">сказочно </text:span></text:span><text:span text:style-name="Default_20_Paragraph_20_Font"><text:span text:style-name="T3">повезло - Хэвэн не является живой.</text:span></text:span></text:p>
      <text:p text:style-name="P64"><text:span text:style-name="Default_20_Paragraph_20_Font"><text:span text:style-name="T3">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26">окончательно</text:span></text:span><text:span text:style-name="Default_20_Paragraph_20_Font"><text:span text:style-name="T3">.</text:span></text:span></text:p>
      <text:p text:style-name="P64"><text:span text:style-name="Default_20_Paragraph_20_Font"><text:span text:style-name="T3">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6">Я очень хочу, я мечтаю, что м</text:span></text:span><text:span text:style-name="Default_20_Paragraph_20_Font"><text:span text:style-name="T3">ы</text:span></text:span><text:span text:style-name="Default_20_Paragraph_20_Font"><text:span text:style-name="T26"> опять встретимся.</text:span></text:span></text:p>
      <text:p text:style-name="P64"><text:span text:style-name="Default_20_Paragraph_20_Font"><text:span text:style-name="T26">В другом месте, в другое время...</text:span></text:span></text:p>
      <text:p text:style-name="P12">И ещё. Хотя ты меня не помнишь… Неважно… Меня зовут Селестия…</text:p>
      <text:p text:style-name="P12"/>
      <text:p text:style-name="P40"><text:soft-page-break/>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40">Небольшой вертолёт садится на крышу, поднимая облако пыли. Сквозь прозрачный плексиглас кабины видны пустующие кресла пилота и пассажира.</text:p>
      <text:p text:style-name="P40">Я беру Крысу в руки и, шатаясь, иду к небесной машине.</text:p>
      <text:p text:style-name="P40"/>
      <text:p text:style-name="P40">«Постарайся выжить…»</text:p>
      <text:p text:style-name="P40"/>
      <text:p text:style-name="P40">В далёкой синеве неба появляются белые полоски инверсных следов ракет.</text:p>
      <text:p text:style-name="P40">Се-лес-тия — повторяю незнакомое, но в то же время удивительно волнующее имя.</text:p>
      <text:p text:style-name="P40"/>
      <text:p text:style-name="P40">Я открываю дверь кабины и осторожно кладу Крысу на пилотское кресло. Потом закрываю кабину.</text:p>
      <text:p text:style-name="P40">- Извини, Хэвен. Не вижу смысла.</text:p>
      <text:p text:style-name="P40"/>
      <text:p text:style-name="P40">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40">Меня охватывает какое-то лёгкое чувство конца всего: всех условностей и ограничений, тоски, безысходности. Чувство свободы.</text:p>
      <text:p text:style-name="P40">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40">Я продолжаю смеяться до тех пор, пока сияние не выжигает мне глаза…</text:p>
      <text:p text:style-name="P40"/>
      <text:p text:style-name="P73">~~~</text:p>
      <text:p text:style-name="P73"/>
      <text:p text:style-name="P64"><text:span text:style-name="Default_20_Paragraph_20_Font"><text:span text:style-name="T1">… Сияние.</text:span></text:span></text:p>
      <text:p text:style-name="P64"><text:span text:style-name="Default_20_Paragraph_20_Font"><text:span text:style-name="T25">Оно п</text:span></text:span><text:span text:style-name="Default_20_Paragraph_20_Font"><text:span text:style-name="T1">овсюду. </text:span></text:span><text:span text:style-name="Default_20_Paragraph_20_Font"><text:span text:style-name="T25">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44">В какой-то момент приходит осознание.</text:p>
      <text:p text:style-name="P43"/>
      <text:p text:style-name="P43"><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0"/>
      <text:p text:style-name="P40"><text:bookmark-start text:name="__DdeLink__26733_469402664"/>В абсолютном, всепоглощающем сиянии проступают очертания<text:bookmark-end text:name="__DdeLink__26733_469402664"/>.</text:p>
      <text:p text:style-name="P40"/>
      <text:p text:style-name="P40">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40">Я помню… Мне до боли знаком этот лик!</text:p>
      <text:p text:style-name="P40"/>
      <text:p text:style-name="P64"><text:span text:style-name="Default_20_Paragraph_20_Font"><text:span text:style-name="T1">- Ты всё же пришёл… Мне хватило сил призвать тебя, Проводник… </text:span></text:span>Кха-кха-кха…</text:p>
      <text:p text:style-name="P40">Она выкашливает пару клубов неестественно-яркого розового дыма.</text:p>
      <text:p text:style-name="P40"/>
      <text:p text:style-name="P40">-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40"/>
      <text:p text:style-name="P40">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40"/>
      <text:p text:style-name="P40">-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40"/>
      <text:p text:style-name="P40">Копыто крылатой единорожихи оставляя розовый с лед едет по плитке пола, но, собравшись с силами, она выпрямляется.</text:p>
      <text:p text:style-name="P40"/>
      <text:p text:style-name="P40">-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0"/>
      <text:p text:style-name="P40">Я молча вытягиваю руку перед собой и уставился на ладонь. Глаза работают, как новенькие, я чётко различаю каждую бороздку на подушечке большого пальца. Я щипаю себя за нос.</text:p>
      <text:p text:style-name="P40">Больно, блин!</text:p>
      <text:p text:style-name="P40"/>
      <text:p text:style-name="P40"><text:soft-page-break/>-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 Кроме того, она защитит тебя, чтобы ты смог беспрепятственно добраться до цели.</text:p>
      <text:p text:style-name="P40"/>
      <text:p text:style-name="P40">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40"/>
      <text:p text:style-name="P40">-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40"/>
      <text:p text:style-name="P40">-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40">-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идёт война, Проводник?</text:p>
      <text:p text:style-name="P40"/>
      <text:p text:style-name="P40">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40"/>
      <text:p text:style-name="P40">- Наверное. Если уже не закончилась. Я не успел понять, - пожимаю я плечами, - ты слишком рано забрала меня из психушки.</text:p>
      <text:p text:style-name="P40"/>
      <text:p text:style-name="P40">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40"/>
      <text:p text:style-name="P40">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40"/>
      <text:p text:style-name="P40">- Ты сможешь найти меня в Вечнодиком лесу. Мы с сестрой долго жили там в те времена. Я не знаю, какой тебе дать ещё ориентир… Аликорница задумывается. Потом её морду освещает озарение.</text:p>
      <text:p text:style-name="P40"><text:soft-page-break/>- Дрогонштерн! Иди к Дрогонштерну! Мы часто гуляли с сестрой в его окрестностях.</text:p>
      <text:p text:style-name="P37"/>
      <text:p text:style-name="P40">Слеза скатывается с морды аликорницы и она стирает её сгибом крыла, размазывая розоватое желе по скуле.</text:p>
      <text:p text:style-name="P40"/>
      <text:p text:style-name="P40">- Помоги мне, Проводник! Ради моих маленьких пони…</text:p>
      <text:p text:style-name="P40"/>
      <text:p text:style-name="P40">Магическая лошадь заходится в продолжительном кашле, струйки розоватой слизи стекают с её крыльев <text:s/>и хвоста, собираясь в лужицы на полу.</text:p>
      <text:p text:style-name="P40"/>
      <text:p text:style-name="P40">- Будь проклята война и я вместе с ней…</text:p>
      <text:p text:style-name="P40"/>
      <text:p text:style-name="P40">Склонившаяся над безжизненным телом белая фигура тает в розовом тумане.</text:p>
      <text:p text:style-name="P40">.</text:p>
      <text:p text:style-name="P40">.</text:p>
      <text:p text:style-name="P40">.</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40"/>
      <text:p text:style-name="P1">***</text:p>
      <text:p text:style-name="P40"><text:soft-page-break/></text:p>
      <text:p text:style-name="P56">~~~500 лет от основания Эквестрии~~~</text:p>
      <text:p text:style-name="P40"/>
      <text:p text:style-name="P40">- «Чёрная Молния», «Три звезды» или «Феникс» - какой каретный двор лучше? Негласное состязание между ночным и д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40">Я мановением пальца подзываю жеребёнка к паланкину и покупаю газету. Задвинув занавеску, бегло пробегаюсь по заголовкам.</text:p>
      <text:p text:style-name="P40"/>
      <text:p text:style-name="P40">«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40">«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40">«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40"/>
      <text:p text:style-name="P40">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40"/>
      <text:p text:style-name="P40">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40">Нехорошо.</text:p>
      <text:p text:style-name="P40"><text:soft-page-break/></text:p>
      <text:p text:style-name="P40">Паланкин с лёгким стуком опускается на землю.</text:p>
      <text:p text:style-name="P40"/>
      <text:p text:style-name="P40">- Ваше Высочество, мы на месте, - гудит басом Тандерстрайк.</text:p>
      <text:p text:style-name="P40">Я киваю огромному бэтпони, закидываю на сумку плечо и поднимаюсь по лестнице.</text:p>
      <text:p text:style-name="P40">И через минуту упираюсь в закрытую дверь.</text:p>
      <text:p text:style-name="P40"/>
      <text:p text:style-name="P40">- Что? Что за ерунда? - обращаюсь я к стражникам у дверей. - Почему вы не отперли двери?</text:p>
      <text:p text:style-name="P40">- У вас есть пропуск? - отвечает молодой и незнакомый бэтпони. - Предъявите, пожалуйста.</text:p>
      <text:p text:style-name="P40">- Какой ещё, к дьяволу, пропуск? Ты не узнаёшь своего принца?</text:p>
      <text:p text:style-name="P40">- У меня нет принца! Есть только принцесса, её Высочество Луна! - чеканит стражник. - Предъявите пропуск.</text:p>
      <text:p text:style-name="P40"/>
      <text:p text:style-name="P40">Это уже слишком. Я поворачиваюсь ко второму стражнику.</text:p>
      <text:p text:style-name="P40">- Позови Мунфизера. Я лично сделаю ему взыскание за то, что новобранцы не знают, как выглядят члены королевской семьи.</text:p>
      <text:p text:style-name="P40">-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40"/>
      <text:p text:style-name="P40">Приехали.</text:p>
      <text:p text:style-name="P40">Я сажусь на ступеньку и кладу рядом сумку.</text:p>
      <text:p text:style-name="P40">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40"/>
      <text:p text:style-name="P40">-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40">-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40">- Спасибо, Тандер, - улыбаюсь я ему.</text:p>
      <text:p text:style-name="P40">-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text:soft-page-break/>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40">- Осторожно, Тандер, - смеюсь я, - теперь за такое тебя могут закидать гнилыми помидорами. Или даже арбузами.</text:p>
      <text:p text:style-name="P40">-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40">Тандерстрайк потирает горло и сокрушённо качает головой. Потом встаёт со ступеньки и направляется к подходящему Шадоврану.</text:p>
      <text:p text:style-name="P40">- Побудьте тут, Ваше Высочество. Я всё улажу.</text:p>
      <text:p text:style-name="P40"/>
      <text:p text:style-name="P40">…</text:p>
      <text:p text:style-name="P40"/>
      <text:p text:style-name="P40">- Если бы носилки несла дневная стража, я так бы и остался на ступеньках под дверью! - я возмущённо вываливаю содержимое сумки под нос Луны.</text:p>
      <text:p text:style-name="P40">Аликорница задумчиво смотрит на горку свитков.</text:p>
      <text:p text:style-name="P40">- Это всё?</text:p>
      <text:p text:style-name="P40">- Основное она просила передать устно, - бурчу я.</text:p>
      <text:p text:style-name="P40">- Что там такого важного у Нашей обожаемой сестрицы, что она не захотела изложить в письменной форме?</text:p>
      <text:p text:style-name="P40"/>
      <text:p text:style-name="P40">Я грустно смотрю на неё и пожимаю плечами.</text:p>
      <text:p text:style-name="P40"/>
      <text:p text:style-name="P40">-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text:soft-page-break/>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40"/>
      <text:p text:style-name="P40">Я останавливаюсь и наливаю воды в стакан. Аликорница смотрит на меня не мигая. Её лицо не выражает абсолоютно никаких эмоций.</text:p>
      <text:p text:style-name="P40">Я промакиваю горло и продолжаю.</text:p>
      <text:p text:style-name="P40"/>
      <text:p text:style-name="P40">-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40">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40">Твоя любящая сестра, Селестия».</text:p>
      <text:p text:style-name="P40"/>
      <text:p text:style-name="P40">В наступившей вслед за монологом звенящей тишине было слышно дыхание Луны. Она смотрела на меня, словно ожидая продолжения.</text:p>
      <text:p text:style-name="P40"/>
      <text:p text:style-name="P40">-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40">-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40">-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40">-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40">-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text:soft-page-break/>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40"/>
      <text:p text:style-name="P40">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40"/>
      <text:p text:style-name="P40">-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40"/>
      <text:p text:style-name="P40">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40"/>
      <text:p text:style-name="P40">- Селестия провела тебя домой, - наконец, кивает сама себе Луна. - Она знает путь.</text:p>
      <text:p text:style-name="P40">- Рад, что хоть мне ты веришь, - раздражённо огрызаюсь я.</text:p>
      <text:p text:style-name="P40">-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40">Луна задумчиво подходит к окну.</text:p>
      <text:p text:style-name="P40">- Сотни лет. Тысячи бессонных ночей. Расколотое надвое государство — и всё только потому, что кто-то утаил от Нас этот важный нюанс.</text:p>
      <text:p text:style-name="P40">-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40"/>
      <text:p text:style-name="P40">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40"/>
      <text:p text:style-name="P40">- То есть, ты уже не хочешь отделяться? - переспрашиваю я.</text:p>
      <text:p text:style-name="P40">-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40"/>
      <text:p text:style-name="P40">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40">-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40"><text:soft-page-break/>- Чуть позже Мы выпьем такой же и с нашей скрытной сестрицей. Но сейчас Мы слишком рады, чтобы ждать ещё хоть мгновение. Выпей с Нами, Хуман!</text:p>
      <text:p text:style-name="P40"/>
      <text:p text:style-name="P40">Я поднимаю свой в ответном жесте и пригубливаю вино.</text:p>
      <text:p text:style-name="P40">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40"/>
      <text:p text:style-name="P40">- Вау! Круто! Это из подвалов Грифонстоуна? Сдай поставщика. Надо бы и себе прикупить пару бутылочек, - я залпом допиваю остаток.</text:p>
      <text:p text:style-name="P40"/>
      <text:p text:style-name="P40">Скрип дверцы минибара немного напоминает тихий язвительный смех.</text:p>
      <text:p text:style-name="P40"/>
      <text:p text:style-name="P40">-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нас минутку!</text:p>
      <text:p text:style-name="P40">Луна заливается звонким смехом и мчится в в спальню.</text:p>
      <text:p text:style-name="P40"/>
      <text:p text:style-name="P40">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40"/>
      <text:p text:style-name="P40">- Вот Мы и готовы!</text:p>
      <text:p text:style-name="P40"/>
      <text:p text:style-name="P40">Фиолетовая аликорница выпархивает из спальни.</text:p>
      <text:p text:style-name="P40">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факт.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text:soft-page-break/>плавной, плывущей в некоем фантастическом облаке из гривы, хвоста и платья, что образуют вокруг неё сверкающее облако чистой магии.</text:p>
      <text:p text:style-name="P40"/>
      <text:p text:style-name="P40">-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40">-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40">-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40">-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40"/>
      <text:p text:style-name="P40">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40">Тени в уголке сетчатки согласно кивают этому утверждению.</text:p>
      <text:p text:style-name="P40"/>
      <text:p text:style-name="P40">…</text:p>
      <text:p text:style-name="P64"><text:span text:style-name="Default_20_Paragraph_20_Font"><text:span text:style-name="T1">«</text:span></text:span><text:span text:style-name="Default_20_Paragraph_20_Font"><text:span text:style-name="T3">…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64"><text:span text:style-name="Default_20_Paragraph_20_Font"><text:span text:style-name="T3">Твоя Сел. </text:span></text:span><text:span text:style-name="Default_20_Paragraph_20_Font"><text:span text:style-name="T1">»</text:span></text:span></text:p>
      <text:p text:style-name="P40"/>
      <text:p text:style-name="P40">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40">До сего дня.</text:p>
      <text:p text:style-name="P40">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40">Хрень какая-то.</text:p>
      <text:p text:style-name="P40"/>
      <text:p text:style-name="P40">Четвёрка бэтпони у паланкина терпеливо ожидает, пока я спущусь из дневной половины замка.</text:p>
      <text:p text:style-name="P40"><text:soft-page-break/>-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40">- Эмм… Моя мечта? - бэтпони непонимающе смотрит на меня.</text:p>
      <text:p text:style-name="P40">- Ну, ты же хотел увидеть Селестию и Луну вместе, ты ведь сам говорил?</text:p>
      <text:p text:style-name="P40">-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40">Речь бэтпони оборвалась бессвязным шипением и клокотанием.</text:p>
      <text:p text:style-name="P40">- Кха-кха-кха. Извините, мой принц, подавился. Должно быть, муха в горло залетела.</text:p>
      <text:p text:style-name="P40">Тандерстрайк, старась не пересекаться со мною взглядом, учтиво раздвигает занавески паланкина.</text:p>
      <text:p text:style-name="P40"/>
      <text:p text:style-name="P40">Что-то тут не так.</text:p>
      <text:p text:style-name="P40"/>
      <text:p text:style-name="P40">…</text:p>
      <text:p text:style-name="P40"/>
      <text:p text:style-name="P40">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40">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40">««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40">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40">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40"/>
      <text:p text:style-name="P40">- СТОЙТЕ!!!</text:p>
      <text:p text:style-name="P40"/>
      <text:p text:style-name="P40">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40"><text:soft-page-break/>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40"/>
      <text:p text:style-name="P40">-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40"/>
      <text:p text:style-name="P40">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40"/>
      <text:p text:style-name="P40">-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40"/>
      <text:p text:style-name="P40">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40"/>
      <text:p text:style-name="P40">- В честь объединения Мы объявляем сегодня вечером бал Дневного и Ночного домов в Малом зале дворца! Приглашаются все!</text:p>
      <text:p text:style-name="P40"/>
      <text:p text:style-name="P40">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40"><text:s/></text:p>
      <text:p text:style-name="P40">- Как тебе мой выход, Хуман? - отвлекает меня от созерцания всеобщего единения знакомый голос.</text:p>
      <text:p text:style-name="P40"/>
      <text:p text:style-name="P40">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40">- Не ожидал? - смеётся Луна. - Да, Мы тоже умеем быть красивыми, хоть и не злоупотребляем этим, в отличие от сестры.</text:p>
      <text:p text:style-name="P40"><text:soft-page-break/>- Не то, чтобы ты была некрасивой без этого, - обретаю я дар речи. - Но, не скрою, сейчас ты просто офигительна!</text:p>
      <text:p text:style-name="P40">- А что по Нашему выступлению? Оно понравилось тебе, Хуман?</text:p>
      <text:p text:style-name="P40">- Это было грандиозно. Ты умеешь заводить толпу. Жаль, Селестии не было. С ней<text:tab/> эффект удвоился бы.</text:p>
      <text:p text:style-name="P40"/>
      <text:p text:style-name="P40">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40"/>
      <text:p text:style-name="P40">- Увы, сестра срочно отбыла к минотаврам. Нам пришлось импровизировать в одиночку, - кивает Луна.</text:p>
      <text:p text:style-name="P40">- Эй, откуда ты знаешь? Сел никому не говорила о своём отъезде, - вспоминаю содержимое записки я.</text:p>
      <text:p text:style-name="P40"/>
      <text:p text:style-name="P40">Луна на миг отстраняется. Мне кажется, или досада мелькает в её взгляде?</text:p>
      <text:p text:style-name="P40"/>
      <text:p text:style-name="P40">- Эмм, нет, она оставила Нам записку перед отбытием.</text:p>
      <text:p text:style-name="P40">-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40">Досада теперь уже явно проступает на лице аликорницы. Закатив глаза, она вздыхает.</text:p>
      <text:p text:style-name="P40">-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40">-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40">-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40"/>
      <text:p text:style-name="P40">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40"/>
      <text:p text:style-name="P40">- Ну чтож… Не вижу ничего плохого в том, чтобы посодействовать объединению пони… Но завтра утром мы выезжаем — обещаешь?</text:p>
      <text:p text:style-name="P40">- Договорились!</text:p>
      <text:p text:style-name="P40"/>
      <text:p text:style-name="P40"><text:soft-page-break/>Я делаю вид, что не замечаю томный взгляд Луны.</text:p>
      <text:p text:style-name="P40"/>
      <text:p text:style-name="P40">…</text:p>
      <text:p text:style-name="P40"/>
      <text:p text:style-name="P40">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40"/>
      <text:p text:style-name="P40">- Нельзя ли пустить что-нибудь повеселее? - обращаюсь я к Луне. - Не на похоронах же стоим?</text:p>
      <text:p text:style-name="P40">-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40"/>
      <text:p text:style-name="P40">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40"/>
      <text:p text:style-name="P40">- Наше почтение, сэр Хойти Найти. Как здоровье вашей кошечки?</text:p>
      <text:p text:style-name="P40">…</text:p>
      <text:p text:style-name="P40">- Приветствую, миледи Рэра. Всё так же нет отбоя от поклонников?</text:p>
      <text:p text:style-name="P40">…</text:p>
      <text:p text:style-name="P40">- Счастлив вас видеть, барон Фэнси! Поздравляю с победой мастера Брогама на гонках.</text:p>
      <text:p text:style-name="P40">…</text:p>
      <text:p text:style-name="P40">- Ш-ш-шарманка б-будет?</text:p>
      <text:p text:style-name="P40">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40">-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40">«Или в послепослеследующем, а ты, если повезёт, сопьёшься до того времени» - мысленно добавляю я.</text:p>
      <text:p text:style-name="P40">- Г-где ш-ш-шарманка? Ик…</text:p>
      <text:p text:style-name="P40">-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40">- Ась? - тупо вертит головой герцог. - Сад? Ш-шарманка в саду? Ик…</text:p>
      <text:p text:style-name="P40">Увлекаемый своими товарищами, единорог скрывается в толпе.</text:p>
      <text:p text:style-name="P40">…</text:p>
      <text:p text:style-name="P40"><text:soft-page-break/>Я уже пошатываюсь от усталости, когда чувствую опору в виде бока Луны.</text:p>
      <text:p text:style-name="P40">- Терпение, Наш стойкий Хуман, ещё полчаса и церемония приветствия будет окончена, - шепчет тёмная аликорница. - Тогда мы сможем передохнуть.</text:p>
      <text:p text:style-name="P40"/>
      <text:p text:style-name="P40">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40"/>
      <text:p text:style-name="P40">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40">-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40">-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40">Луна подзывает официанта и шепчет ей заказ на ухо. Затем поворачивается ко мне.</text:p>
      <text:p text:style-name="P40">-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40">- Так обзавелась бы, гм, своей половинкой, - и всех делов-то! Было бы кому и тебя подменить, - легкомысленно отмахиваюсь я, наблюдая за садом.</text:p>
      <text:p text:style-name="P40">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40">-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40"/>
      <text:p text:style-name="P40">Официант приносит заказ Луны. Перед нами возникают бокалы с рубиновой жидкостью и блюдца с крекерами в форме сердечек.</text:p>
      <text:p text:style-name="P40"/>
      <text:p text:style-name="P40">- Это, конечно, не «Пурпурная утеха», но тоже очень хорошее вино из Наших личных подвалов. Выпьем за объединение, Хуман!</text:p>
      <text:p text:style-name="P40">Я чокаюсь с принцессой. Краски вечера смягчаются, а взгляд немного расфокусируется. Луна с улыбкой <text:s/>подносит мне печенюшку.</text:p>
      <text:p text:style-name="P40"><text:soft-page-break/>- Съешь, Хуман. Это вино принято заедать крекерами.</text:p>
      <text:p text:style-name="P40">Луна наблюдает, как я жую печенье и неожиданно хихикает.</text:p>
      <text:p text:style-name="P40">- А теперь предложи Нам крекер, пожалуйста.</text:p>
      <text:p text:style-name="P40">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40">- Держи.</text:p>
      <text:p text:style-name="P40">Принцесса кормится с руки, хихикая и заливаясь краской.</text:p>
      <text:p text:style-name="P40">- Очень вкусно. Спасибо, Хуман.</text:p>
      <text:p text:style-name="P40"/>
      <text:p text:style-name="P40">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40"/>
      <text:p text:style-name="P40">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40">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ицой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40">- У неё не будет проблем с герцогом? - указываю я на пони в очках.</text:p>
      <text:p text:style-name="P40">-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40"/>
      <text:p text:style-name="P40">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40">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40"/>
      <text:p text:style-name="P40">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40">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text:soft-page-break/>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40"/>
      <text:p text:style-name="P40">-Хуман? - выводит меня из созерцания голос Луны.</text:p>
      <text:p text:style-name="P40">Аликорница протягивает мне крыло.</text:p>
      <text:p text:style-name="P40">- Потанцуем?</text:p>
      <text:p text:style-name="P40">Я качаю головой.</text:p>
      <text:p text:style-name="P40">- Не могу. Сел, правда, как-то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40">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40">- Я отдавлю тебе все ноги! Я тебя опозорю! Прекрати! - я пытаюсь вырваться из мягкого плена.</text:p>
      <text:p text:style-name="P40">-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40"/>
      <text:p text:style-name="P40">…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40"/>
      <text:p text:style-name="P40">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40"/>
      <text:p text:style-name="P40">- Идём, Хуман.</text:p>
      <text:p text:style-name="P40">Луна увлекает за собой куда-то в глубину сада. Огни танцплощадки и шум бала остаются позади.</text:p>
      <text:p text:style-name="P40">- Куда? - <text:s/>я иду за ней на спотыкающихся ногах.</text:p>
      <text:p text:style-name="P40">-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40">- Что? - мой слабый голос растворяется в темноте.</text:p>
      <text:p text:style-name="P40">- Ты.</text:p>
      <text:p text:style-name="P40"><text:soft-page-break/></text:p>
      <text:p text:style-name="P40">Тёмная громада башни Луны высится перед нами. Мы входим внутрь и поднимаемся по винтовой лестнице.</text:p>
      <text:p text:style-name="P40"/>
      <text:p text:style-name="P40">-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40">Мы стоим перед дверями в покои Луны. До меня начинает доходить, что затеяла синяя аликорница.</text:p>
      <text:p text:style-name="P40">- Послушай, Луна…</text:p>
      <text:p text:style-name="P40">- Нет, пожалуйста, молчи! - крыло принцессы закрывает мне рот.</text:p>
      <text:p text:style-name="P40">Она открывает дверь.</text:p>
      <text:p text:style-name="P40">- Нам… не отталкивай Нас, пожалуйста! - в тоне Луны слышатся молящие нотки.</text:p>
      <text:p text:style-name="P40">Она мягко подталкивает меня внутрь.</text:p>
      <text:p text:style-name="P40">- Я не могу! Ты хочешь невозможного! У меня есть Селестия! Я не предам её!</text:p>
      <text:p text:style-name="P40">Звон в голове усиливается. Стены башни качаются и мне приходится упереться в ближайшую, чтобы не упасть.</text:p>
      <text:p text:style-name="P40">-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40">- То есть, ты… Хочешь войти в мой… в наш табун?</text:p>
      <text:p text:style-name="P40">- Мы всегда этого хотели. Ты не замечал Нас.</text:p>
      <text:p text:style-name="P40">Голова кружится от выпитого вина и открывшейся перспективы.</text:p>
      <text:p text:style-name="P40">- Я… не знаю. Мне надо подумать. Желательно, на трезвую голову.</text:p>
      <text:p text:style-name="P40">- Хуман, пожалуйста! Если ты хочешь объединения домов, это самый лучший и надёжный вариант!</text:p>
      <text:p text:style-name="P40">- Мне… нужно посоветоваться с Сел. Не думаю, что ей это понравится…</text:p>
      <text:p text:style-name="P40">-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40"/>
      <text:p text:style-name="P40"><text:soft-page-break/>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40">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40"/>
      <text:p text:style-name="P40">- Входи, Хуман, - шепчет Луна.</text:p>
      <text:p text:style-name="P40">Она подходит к панорамному окну и одёргивает шторы. Звёзды и луна <text:s/>освещают комнату тусклым серебряным светом.</text:p>
      <text:p text:style-name="P40"/>
      <text:p text:style-name="P40">Я делаю шаг. Потом другой. Пол шатается под ногами, но я каким-то чудом стою.</text:p>
      <text:p text:style-name="P40"/>
      <text:p text:style-name="P40">Аликорница оборачивается и тихо смеётся.</text:p>
      <text:p text:style-name="P40">- Разве ты оставляешь двери в покои Селестии открытыми? Не думаю, что Нашей сестре нравится публичность такого рода.</text:p>
      <text:p text:style-name="P40">Я затворяю за собой дверь. Обернувшись, я обнаруживаю Луну лежащей на постели крупом ко мне.</text:p>
      <text:p text:style-name="P40">- Иди… ко мне… Хуман…</text:p>
      <text:p text:style-name="P40">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40">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40">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40"/>
      <text:p text:style-name="P40">- Иди к… ко мне…</text:p>
      <text:p text:style-name="P40">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40">-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40">- Особенности анатомии не мешают тебе так спариваться с сестрой! - обижается Луна.</text:p>
      <text:p text:style-name="P40">- Откуда ты знаешь, как я… спариваюсь с Сел? - удивляюсь я.</text:p>
      <text:p text:style-name="P40">-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40">- Ты хочешь сказать, ты регулярно подглядываешь мои сны? - теперь краска заливает уже меня.</text:p>
      <text:p text:style-name="P40"><text:soft-page-break/>Луна молча сопит, не поворачиваясь ко мне лицом.</text:p>
      <text:p text:style-name="P40">Оседлавшая меня принцесса ночи, залившаяся краской от стыда — то ещё зрелище. Фейспалм громко хлопается в моё лицо.</text:p>
      <text:p text:style-name="P40">-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40"/>
      <text:p text:style-name="P40">Я выскальзываю из под аликорницы и валю её спиной на постель.</text:p>
      <text:p text:style-name="P40">- Что ты делаешь?!! Хуман, ЧТО…</text:p>
      <text:p text:style-name="P40">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40">- Так лучше, не правда ли?</text:p>
      <text:p text:style-name="P40">- Д-да… - тяжело дышит Луна, - продолжай… пожалуйста…</text:p>
      <text:p text:style-name="P40">Я продолжаю.</text:p>
      <text:p text:style-name="P40"/>
      <text:p text:style-name="P40">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40">И всё же… Как к этому отнесётся Сел?</text:p>
      <text:p text:style-name="P40"/>
      <text:p text:style-name="P40">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40">- Х-Х-ХУ-У-У-МА-А-АН!!!</text:p>
      <text:p text:style-name="P40">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40">- Прекрати-и-и… - через силу выдавливаю из себя. - Ты мне рёбра сломаешь. И таз…</text:p>
      <text:p text:style-name="P40">- ЭТО… НЕВЕРОЯТНО… Почему Мы… Я… раньше этого не знали?!!</text:p>
      <text:p text:style-name="P40">- Ты хочешь сказать, у тебя это — первый раз? - мой писк едва слышен среди стонов принцессы ночи.</text:p>
      <text:p text:style-name="P40"/>
      <text:p text:style-name="P40">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40">Со страдальческим кряхтеньем я поднимаюсь. Аликорница лежит неподвижно, разметав крылья по постели и неприлично раскинув ноги.</text:p>
      <text:p text:style-name="P40"><text:soft-page-break/>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40"/>
      <text:p text:style-name="P40">- Будь так добр, Хуман, налей и Нам, - Луна, наконец, закатывает обратно глаза и прячет вываленный язык в рот.</text:p>
      <text:p text:style-name="P40">- Опять «Нам»? - язвительно замечаю я.</text:p>
      <text:p text:style-name="P40">- Будь снисходителен! Мы… Я разговаривала на преторианском слэнге семсот лет — а ты хочешь, чтобы Мы забыли его за пять минут.</text:p>
      <text:p text:style-name="P40">Аликорница переворачивается на живот и резким кивком сбрасывает проколотую подушку с рога.</text:p>
      <text:p text:style-name="P40">- Со стороны сестры было жестоко утаивать от Нас это блаженство!</text:p>
      <text:p text:style-name="P40">- Никто ничего от тебя не утаивал, - я подаю ей бокал. - Ты сама сторонилась нас все эти столетия. И от остальных пони, кстати, тоже.</text:p>
      <text:p text:style-name="P40">- Мы не знали! Никто не желал отвечать на Наши знаки внимания!</text:p>
      <text:p text:style-name="P40">- Оно и не удивительно, если ты в быту ведёшь себя так же, как в постели. - Я потираю ноющий таз. - Знал бы — одел бы доспехи.</text:p>
      <text:p text:style-name="P40">-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40">-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40">- Это неважно, это всё равно было… Бесподобно!.. Хуман!</text:p>
      <text:p text:style-name="P40">- А?</text:p>
      <text:p text:style-name="P40">- Не уходи… Побудь с… со мной…</text:p>
      <text:p text:style-name="P40"/>
      <text:p text:style-name="P40">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40"/>
      <text:p text:style-name="P40">- Хуман.</text:p>
      <text:p text:style-name="P40">- Да?</text:p>
      <text:p text:style-name="P40">- Ты сделал счастливой Нас… меня в эту ночь. Я хочу отплатить тем же. Идём.</text:p>
      <text:p text:style-name="P40"/>
      <text:p text:style-name="P40">Аликорница встаёт с кровати и выходит на балкон.</text:p>
      <text:p text:style-name="P40">Тёплый осенний ветерок овевает нас на площадке. Звезды соткали призрачную дорогу на небе, приглашая нас в путь. Аликорница ложится на пол.</text:p>
      <text:p text:style-name="P40">- Залазь Нам на спину, Хуман. Мы проведём тебя по заповедным местам Наших воспоминаний.</text:p>
      <text:p text:style-name="P40">- Только, умоляю, не так быстро, как в прошлый раз! Если, конечно, не хочешь быть обблёванной или ещё что похуже.</text:p>
      <text:p text:style-name="P40"><text:soft-page-break/></text:p>
      <text:p text:style-name="P40">Луна тихо смеётся.</text:p>
      <text:p text:style-name="P40">- Обожаем твоё чувство юмора. Не бойся, Мы будем осторожны.</text:p>
      <text:p text:style-name="P40"/>
      <text:p text:style-name="P40">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40">Мы выпадаем в день.</text:p>
      <text:p text:style-name="P40">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40">Луна присаживается под сенью старой ивы. Молча прижав мои ноги к своим бокам крыльями, она пресекает мою попытку сойти на землю.</text:p>
      <text:p text:style-name="P40">- Не отвлекай меня, - еле слышу я её шёпот. - Ткань воспоминаний легко порвать. Я уже почти не помню эти события.</text:p>
      <text:p text:style-name="P40"/>
      <text:p text:style-name="P40">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40"/>
      <text:p text:style-name="P40">-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40"/>
      <text:p text:style-name="P40">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40"/>
      <text:p text:style-name="P40">Очертания и младшей, и старшей кобылок видятся размытыми, как будто сквозь очень толстое стекло.</text:p>
      <text:p text:style-name="P40"/>
      <text:p text:style-name="P40">- Никто не смеет грабить хранителя сокровищ Чёрного замка! Ты поплатишься за воровство!</text:p>
      <text:p text:style-name="P40">Светлая планирует с башни на улепётывающую по мосту тёмную и они кубарем катятся по замшелым камням.</text:p>
      <text:p text:style-name="P40"/>
      <text:p text:style-name="P40"><text:soft-page-break/>- Тебе не отнять медальон силы у командола Бвейвхалта! Я возьму тебя в плен и убегу!</text:p>
      <text:p text:style-name="P40">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40">- Отдай! Это моё! Я его честно уклала!</text:p>
      <text:p text:style-name="P40">Младшая пытается отобрать обруч наскоком, но старшая сдёргивает палку с её рога и выбрасывает в озеро.</text:p>
      <text:p text:style-name="P40">- Командор Брейвхарт, сдавайся! Я победила!</text:p>
      <text:p text:style-name="P40">- А сто мне за это будет?</text:p>
      <text:p text:style-name="P40">- Эмм… Печеньки?</text:p>
      <text:p text:style-name="P40">- Холосо, годится. А мы будем потом воевать с виндиго?</text:p>
      <text:p text:style-name="P40"/>
      <text:p text:style-name="P40">Над горным хребтом появляются несколько точек. Они быстро планируют вниз вдоль склона и вырастают в четвёрку аликорнов.</text:p>
      <text:p text:style-name="P40">- Ваши Высочества! Срочно собирайтесь! Ваши родители послали нас за вами. В окрестностях замечен патруль виндиго!</text:p>
      <text:p text:style-name="P40">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40"/>
      <text:p text:style-name="P40">- Отлисьно! Мы победим их медальоном силы! Вступайте под знамя командола Бвейвхалта!</text:p>
      <text:p text:style-name="P40">- Это не игра, Лулу, - старшая кобылка одёргивает младшую. - Одевай летучки и погнали.</text:p>
      <text:p text:style-name="P40">- А ты поделисся печеньками?</text:p>
      <text:p text:style-name="P40">- Конечно! Я же обещала!</text:p>
      <text:p text:style-name="P40">…</text:p>
      <text:p text:style-name="P40">Луна выходит на опустевший берег.</text:p>
      <text:p text:style-name="P40">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40"/>
      <text:p text:style-name="P40">- Война началась за пять лет до Нашего рождения, - шепчет Луна. - Моя сестра была последним довоенным жеребёнком аликорнов. А я - первым, родившимся во время войны. Я никогда не знала мирного времени.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40"><text:soft-page-break/></text:p>
      <text:p text:style-name="P40">Луна начинает разбег по кромке берега.</text:p>
      <text:p text:style-name="P40">- Последующие воспоминания будут намного чётче, Хуман.</text:p>
      <text:p text:style-name="P40"/>
      <text:p text:style-name="P40">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40"/>
      <text:p text:style-name="P40">Стены выше самых высоких башен окружают город непробиваемой скорлупой. Кажется, будто город расположен в жерле вулкана.</text:p>
      <text:p text:style-name="P40"/>
      <text:p text:style-name="P40">-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40"/>
      <text:p text:style-name="P40">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40"/>
      <text:p text:style-name="P64"><text:span text:style-name="Default_20_Paragraph_20_Font"><text:span text:style-name="T1">- Стены и небесные дороги мы выстроили через </text:span></text:span><text:span text:style-name="Default_20_Paragraph_20_Font"><text:span text:style-name="T13">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13">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40"/>
      <text:p text:style-name="P40">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40"/>
      <text:p text:style-name="P40"><text:soft-page-break/>-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40"/>
      <text:p text:style-name="P40">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40"/>
      <text:p text:style-name="P40">Луна снова набирает высоту.</text:p>
      <text:p text:style-name="P40"/>
      <text:p text:style-name="P40">-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40">Пока не появились они.</text:p>
      <text:p text:style-name="P64"><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13">десять</text:span></text:span><text:span text:style-name="Default_20_Paragraph_20_Font"><text:span text:style-name="T1"> лет началось вторжение.</text:span></text:span></text:p>
      <text:p text:style-name="P40">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40"/>
      <text:p text:style-name="P40">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40"/>
      <text:p text:style-name="P64"><text:span text:style-name="Default_20_Paragraph_20_Font"><text:span text:style-name="T1">- </text:span></text:span><text:span text:style-name="Default_20_Paragraph_20_Font"><text:span text:style-name="T13">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text:span></text:span><text:soft-page-break/><text:span text:style-name="Default_20_Paragraph_20_Font"><text:span text:style-name="T1">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40"/>
      <text:p text:style-name="P64"><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3">Через открытый люк на вершине влетают и вылетают аликорны</text:span></text:span><text:span text:style-name="Default_20_Paragraph_20_Font"><text:span text:style-name="T1">.</text:span></text:span></text:p>
      <text:p text:style-name="P40"/>
      <text:p text:style-name="P64"><text:span text:style-name="Default_20_Paragraph_20_Font"><text:span text:style-name="T1">- Последнее Прибежище. После разрушения городских стен, население Ундариена ушло под купол. Фабрики Прибежища продолжали производить </text:span></text:span><text:span text:style-name="Default_20_Paragraph_20_Font"><text:span text:style-name="T13">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13">механических кротов</text:span></text:span><text:span text:style-name="Default_20_Paragraph_20_Font"><text:span text:style-name="T1">. Аликорны, дети воздуха, превратились в земляных червей.</text:span></text:span></text:p>
      <text:p text:style-name="P40"/>
      <text:p text:style-name="P40">Луна горько смеётся.</text:p>
      <text:p text:style-name="P40">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40"/>
      <text:p text:style-name="P40">-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40"><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40">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40"><text:soft-page-break/>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40"/>
      <text:p text:style-name="P40">- А почему вы не активировали Элементы сами? - спрашиваю я. - Шут с ним, с «Громовержцем», устроили бы веселуху чуть поменьше.</text:p>
      <text:p text:style-name="P40">-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40"/>
      <text:p text:style-name="P40">Луна тяжело дышит.</text:p>
      <text:p text:style-name="P40">-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40">- Это ты извини, - почему-то оправдываюсь я. - Я видел, во что превратился Андориан. Орунгун правда захвачен. Полностью. Там некого освобождать.</text:p>
      <text:p text:style-name="P40"/>
      <text:p text:style-name="P40">Луна, не оборачиваясь, кивает. Её всю пробирает крупная дрожь. Мы продолжаем парить над замком, не снижаясь и не набирая высоту.</text:p>
      <text:p text:style-name="P40"/>
      <text:p text:style-name="P40">«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40"/>
      <text:p text:style-name="P40">Как бы в унисон моему внутреннему диалогу, перед нами открываются ворота в Эогипп. Мы вплываем в них в тишине.</text:p>
      <text:p text:style-name="P40"/>
      <text:p text:style-name="P40">-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40"/>
      <text:p text:style-name="P40">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40"/>
      <text:p text:style-name="P40">- Летим к вон тому голубому гиганту с тремя зелёными звёздами вокруг, - шепчу направление Луне.</text:p>
      <text:p text:style-name="P40"><text:soft-page-break/></text:p>
      <text:p text:style-name="P40">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40">- Теперь вон к той двойной звезде алого цвета, - указываю я направление.</text:p>
      <text:p text:style-name="P40">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40">- Я уже видел такую трансформацию у Селестии, не беспокойся. Типа, в Эогиппе вы становитесь похожи на ваших предков-элементалей.</text:p>
      <text:p text:style-name="P40">Луна кивает в ответ. Мы подлетаем к звёздам-близнецам.</text:p>
      <text:p text:style-name="P40">- Последний ориентир. Видишь тот тусклый фиолетовый гигант у яркого скопления звёзд в виде восьмёрки? Нам туда.</text:p>
      <text:p text:style-name="P40"/>
      <text:p text:style-name="P40">Бока Луны ходят ходуном. Её сердце бьёт как молот <text:s/>в наковальню.</text:p>
      <text:p text:style-name="P40">- Одним глазком, договорились? На землю не садимся. От портала далеко не уходим. Полтысячи лет назад мы с Сел еле ноги унесли отсюда.</text:p>
      <text:p text:style-name="P40"/>
      <text:p text:style-name="P40">Луна молча кивает.</text:p>
      <text:p text:style-name="P40">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40">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40"/>
      <text:p text:style-name="P40">Темнота милосердно опускает завесу над моим сознанием.</text:p>
      <text:p text:style-name="P40"/>
      <text:p text:style-name="P40">…</text:p>
      <text:p text:style-name="P40"/>
      <text:p text:style-name="P40">Монотонность бытия нарушается повторяющимся раздражителем.</text:p>
      <text:p text:style-name="P40"><text:s/></text:p>
      <text:p text:style-name="P40">Импульс… Импульс… Импульс…</text:p>
      <text:p text:style-name="P40"/>
      <text:p text:style-name="P40">«Капли воды» - отстранённо сообщает пробуждающееся сознание. Я открываю глаза.</text:p>
      <text:p text:style-name="P40"><text:soft-page-break/></text:p>
      <text:p text:style-name="P40">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40">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40"/>
      <text:p text:style-name="P40">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40">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40"/>
      <text:p text:style-name="P40">- Д-дейдра? - из глубин памяти всплывает забытое имя.</text:p>
      <text:p text:style-name="P40">Но хотя незнакомка и похожа как две капли воды на мою давно затерявшуюся во тьме веков подружку-пиратку, она отрицательно качает головой.</text:p>
      <text:p text:style-name="P40"/>
      <text:p text:style-name="P40">Выплюнув кусачки на матрас, она закрывает мне рот копытом.</text:p>
      <text:p text:style-name="P40">- Тихо, - шепчет она мне в ухо. - Тут за поворотом коридора сидит холодняк. Услышит нас — и всё пропало.</text:p>
      <text:p text:style-name="P40">НеДейдра тычет в сторону едва видной в тусклом свете деревянной двери на массивных ржавых завесах.</text:p>
      <text:p text:style-name="P40">Я осматриваю узкую камеру, в которой нахожусь.</text:p>
      <text:p text:style-name="P40">- Кто ты? Как я тут очутился? Что происходит? - шепчу на ухо таинственной незнакомке.</text:p>
      <text:p text:style-name="P40"/>
      <text:p text:style-name="P40">Та снова качает головой.</text:p>
      <text:p text:style-name="P40">- Потом. Сейчас надо смываться. Идти сможешь?</text:p>
      <text:p text:style-name="P40">Я неуверенно встаю. Голова кружится, но меньше. На ногах уже без удивления замечаю кандалы с перекушенной цепью.</text:p>
      <text:p text:style-name="P40">- Смогу, если не быстро, - шепчу ей утвердительно.</text:p>
      <text:p text:style-name="P40">- Иди за мной. Только сначала замотай цепи вокруг кандалов, чтобы не звенели. Нет времени их откусывать.</text:p>
      <text:p text:style-name="P40">Поняха ныряет под топчан и исчезает.</text:p>
      <text:p text:style-name="P40"><text:soft-page-break/>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40">Почему-то мне кажется это правильным.</text:p>
      <text:p text:style-name="P40"/>
      <text:p text:style-name="P40">…</text:p>
      <text:p text:style-name="P40"/>
      <text:p text:style-name="P40">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40">-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40">- Встречаются кто?</text:p>
      <text:p text:style-name="P40">- Холодняки. Пони, обращённые виндиго. Вы их ещё увидите.</text:p>
      <text:p text:style-name="P40"/>
      <text:p text:style-name="P40">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40">-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40">- Я спал целую неделю?!!</text:p>
      <text:p text:style-name="P40">-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40"/>
      <text:p text:style-name="P40">-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40"/>
      <text:p text:style-name="P40">-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text:soft-page-break/>беспокоилась о вашей безопасности, зная о ваших хороших отношениях с Луной. Потом же стало слишком поздно.</text:p>
      <text:p text:style-name="P40">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40">-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40">-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40"/>
      <text:p text:style-name="P40">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40"/>
      <text:p text:style-name="P40">-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40">-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40">-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40">-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text:soft-page-break/>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40"/>
      <text:p text:style-name="P40">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40">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40"/>
      <text:p text:style-name="P40">В неподвижно сидящей у стены тёмной массе невозможно было бы определить живое существо, если бы не зелёные огоньки глаз.</text:p>
      <text:p text:style-name="P40">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40"/>
      <text:p text:style-name="P40">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40"/>
      <text:p text:style-name="P40">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40"><text:s/></text:p>
      <text:p text:style-name="P40">Я отхожу от проёма и выдыхаю. Холодный пот липкими ручейками стекает по спине. Я не вижу выражение лица Карвед Лайна, но слышу его осуждающее сопение. Дальше мы идём молча.</text:p>
      <text:p text:style-name="P40"/>
      <text:p text:style-name="P40">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40"/>
      <text:p text:style-name="P40">-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40"/>
      <text:p text:style-name="P40"><text:soft-page-break/>Тоннель упирается в кирпичную стену. Водяной поток уходит куда-то под неё. Белая пена пузырится над шипящей водой, уносящейся под камень.</text:p>
      <text:p text:style-name="P40"/>
      <text:p text:style-name="P40">-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40"/>
      <text:p text:style-name="P40">-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40">-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40"/>
      <text:p text:style-name="P40">Я вспоминаю неподвижную фигуру у стены и передёргиваю плечами.</text:p>
      <text:p text:style-name="P40"/>
      <text:p text:style-name="P40">- Нет-нет, я готов.</text:p>
      <text:p text:style-name="P40"/>
      <text:p text:style-name="P40">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40">-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40"/>
      <text:p text:style-name="P40">Поняха горячая, как печка, её тепло согревает и успокаивает меня. Я благодарно киваю и мы так и шагаем обнявшись в тёмный поток.</text:p>
      <text:p text:style-name="P40">Одинокая свеча на полу тоннеля остаётся позади, освещая опустевшие своды коллектора.</text:p>
      <text:p text:style-name="P40"/>
      <text:p text:style-name="P40">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40">Поняха просачивается сквозь решётку где-то в стороне. Шарю вслепую скрючёнными от холода пальцами.</text:p>
      <text:p text:style-name="P40">Где-то же здесь, нет?</text:p>
      <text:p text:style-name="P40"><text:soft-page-break/>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40">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40"/>
      <text:p text:style-name="P40">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40"/>
      <text:p text:style-name="P40">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40"/>
      <text:p text:style-name="P40">-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40">- Я сам бы себе не простил в этом случае, - с трудом каркаю я. - Второй раз за сутки умирать — как-то многовато, как на мой вкус.</text:p>
      <text:p text:style-name="P40"/>
      <text:p text:style-name="P40">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40"/>
      <text:p text:style-name="P40">-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40"/>
      <text:p text:style-name="P40">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40">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40"/>
      <text:p text:style-name="P40">- Пришли, - облегчённо вздыхает Карвед Лайн. - Ещё пять минут, и Понка о вас позаботится. Нам нельзя тут задерживаться.</text:p>
      <text:p text:style-name="P40"><text:soft-page-break/></text:p>
      <text:p text:style-name="P40">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40"/>
      <text:p text:style-name="P40">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40">Холодняки двигаются совершенно бесшумно. Лишь зелёные огоньки глаз да тёмные тени между соснами отмечают их передвижения.</text:p>
      <text:p text:style-name="P40"/>
      <text:p text:style-name="P40">- Быстро! - Понкамина подталкивает меня головой к лестнице.</text:p>
      <text:p text:style-name="P40">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40">Злость овладевает мной.</text:p>
      <text:p text:style-name="P40"/>
      <text:p text:style-name="P40">-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40"/>
      <text:p text:style-name="P40">Моё намерение срывается на корню — я вижу Понку, резво карабкающуюся по лестнице вслед за мной.</text:p>
      <text:p text:style-name="P40">Перевалившись через борт шлюпки,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40"/>
      <text:p text:style-name="P40">- А библиотекарь?! - выкашливаю из себя последним усилием.</text:p>
      <text:p text:style-name="P40">-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40"/>
      <text:p text:style-name="P40">Сосны за бортом идут вниз — мы медленно набираем высоту.</text:p>
      <text:p text:style-name="P40">- Нам повезло, что с ними не было их хозяев. Виндиго умеют летать, - бормочет розовая пони, смотря вниз.</text:p>
      <text:p text:style-name="P40"/>
      <text:p text:style-name="P40">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text:soft-page-break/>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40"/>
      <text:p text:style-name="P40">-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40"/>
      <text:p text:style-name="P40">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40"><text:s/>У меня кружится голова и я без сил опускаюсь на дно шлюпки.</text:p>
      <text:p text:style-name="P40"/>
      <text:p text:style-name="P40">- Да ты весь горишь, - Понка озабоченно касается носом моего лба. - Залазь в каюту, я сварю тебе кофе.</text:p>
      <text:p text:style-name="P40"/>
      <text:p text:style-name="P40">В корме лодки действительно есть крохотная надстройка, где я могу разместиться в сидячем положении.</text:p>
      <text:p text:style-name="P40">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40">Мы летим на север.</text:p>
      <text:p text:style-name="P40"/>
      <text:p text:style-name="P40">…</text:p>
      <text:p text:style-name="P40"/>
      <text:p text:style-name="P40">-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40"/>
      <text:p text:style-name="P40">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40"/>
      <text:p text:style-name="P40">-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text:soft-page-break/>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40"/>
      <text:p text:style-name="P40">- А вторым — ты? - я изо всех сил борюсь со сном, крепкий кофе совершенно не оправдывает свою репутацию.</text:p>
      <text:p text:style-name="P40">-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40"/>
      <text:p text:style-name="P40">Я вспоминаю название на борту шлюпки.</text:p>
      <text:p text:style-name="P40"/>
      <text:p text:style-name="P40">- Интересное название у твоего аппарата.</text:p>
      <text:p text:style-name="P40">-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40"/>
      <text:p text:style-name="P40">Понка насыпает в блюдце печенье и пододвигает ко мне. Форма печенья мне кажется подозрительно знакомой.</text:p>
      <text:p text:style-name="P40"/>
      <text:p text:style-name="P40">- Это сердечки?</text:p>
      <text:p text:style-name="P40">-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40">Я пожимаю плечами, и сонно сую одну печеньку в кофе.</text:p>
      <text:p text:style-name="P40"/>
      <text:p text:style-name="P40">- Долго нам лететь?</text:p>
      <text:p text:style-name="P40">- Около трёх дней. Зависит от ветра. Сюда мы летели сутки, но ветер был попутным. Сейчас, к сожалению, наоборот.</text:p>
      <text:p text:style-name="P40"/>
      <text:p text:style-name="P40">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40"/>
      <text:p text:style-name="P40">- Эй, ты куда?!</text:p>
      <text:p text:style-name="P40">-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40"><text:soft-page-break/></text:p>
      <text:p text:style-name="P40">Розовогривая поняха затихает. Я медленно поворачиваюсь к ней. Она лежит, отвернувшись от меня и нарочито громко сопит…</text:p>
      <text:p text:style-name="P40"/>
      <text:p text:style-name="P40">… Мне действительно холодно.</text:p>
      <text:p text:style-name="P40"/>
      <text:p text:style-name="P40">Я вздыхаю и прижимаюсь к ней, обнимая её руками и зарываясь носом в пахнущую травой гриву.</text:p>
      <text:p text:style-name="P40">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40"/>
      <text:p text:style-name="P40">- Хотела бы я себе партнёра для путешествий. Такого, как ты, - бормочет Понка, уткнувшись носом мне в грудь. - Уж мы бы полетали.</text:p>
      <text:p text:style-name="P40">Я молча обнимаю её всё крепче. Мой низ постепенно отвердевает, упираясь в живот поняхи. Она в ответ прижимается ко мне сильнее тазом.</text:p>
      <text:p text:style-name="P40"/>
      <text:p text:style-name="P40">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ли бы Сел расстроилась из-за этого…</text:p>
      <text:p text:style-name="P40"/>
      <text:p text:style-name="P40">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40">Теперь гондола легонько покачивается не только из-за ветра…</text:p>
      <text:p text:style-name="P64"><text:span text:style-name="Default_20_Paragraph_20_Font"><text:span text:style-name="T1">&lt;</text:span></text:span><text:span text:style-name="Default_20_Paragraph_20_Font"><text:span text:style-name="T13">пушка для феерверков</text:span></text:span><text:span text:style-name="Default_20_Paragraph_20_Font"><text:span text:style-name="T1">&gt;</text:span></text:span></text:p>
      <text:p text:style-name="P40">…</text:p>
      <text:p text:style-name="P40"/>
      <text:p text:style-name="P40">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40">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40">Возможно, полетаем в другой жизни. В другом месте, в другое время.</text:p>
      <text:p text:style-name="P40">Не сейчас. Начатое надо завершить.</text:p>
      <text:p text:style-name="P40"/>
      <text:p text:style-name="P40"><text:soft-page-break/>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40">Впрочем, я понимаю их опасения и стараюсь при каждом удобном случае демонстрировать зрачки глаз.</text:p>
      <text:p text:style-name="P40"/>
      <text:p text:style-name="P40">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40">Я стою в шатре один — аликорница не удостаивает меня вниманием. Молчание затягивается.</text:p>
      <text:p text:style-name="P40"/>
      <text:p text:style-name="P40">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40"/>
      <text:p text:style-name="P40">- Ну привет, что ли, жёнушка? Давно не виделись. Говорят, целых две недели, - пытаюсь язвить я.</text:p>
      <text:p text:style-name="P40">Мне неприятен подобный приём и непонятно, как себя вести.</text:p>
      <text:p text:style-name="P40"/>
      <text:p text:style-name="P40">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40"/>
      <text:p text:style-name="P40">Блядь! Она узнала… Про нас с Понкой точно не могла — мы только что прибыли. Значит, про нас с Луной…</text:p>
      <text:p text:style-name="P40"/>
      <text:p text:style-name="P40">-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40"/>
      <text:p text:style-name="P40">- ЗАЧЕМ?!!</text:p>
      <text:p text:style-name="P40"/>
      <text:p text:style-name="P40">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40">Ну, всё, развод гарантирован — хорошо, хоть детей нет, алименты платить не придётся.</text:p>
      <text:p text:style-name="P40"/>
      <text:p text:style-name="P40">-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40"><text:soft-page-break/>- Мне нет дела до твоих шашней с сестрой!!! - рявкает аликорница нормальным голосом. - Зачем ты показал Луне путь к Орунгуну?!!</text:p>
      <text:p text:style-name="P40"/>
      <text:p text:style-name="P40">-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40">-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40">- Она… Она была очень убедительна…</text:p>
      <text:p text:style-name="P40">- А я для тебя, значит, не убедительна? - горько вопрошает Селестия.- <text:s/>Я же предупреждала не делать этого.</text:p>
      <text:p text:style-name="P40">- Не знаю, что на меня нашло, - бормочу я убито. - Извини.</text:p>
      <text:p text:style-name="P40">- Мне не нужны твои извинения. Они не помогут отвоевать четыре пятых Эквестрии, - аликорница раздражённо отворачивается.</text:p>
      <text:p text:style-name="P40">- Чтож… Я в твоём распоряжении. Готов стать в ряды сопротивления в любом звании до рядового включительно. Для помощи.</text:p>
      <text:p text:style-name="P40">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40"/>
      <text:p text:style-name="P40">Селестия, наконец, глубоко вздыхает.</text:p>
      <text:p text:style-name="P40">- Ты так ничего и не понял, глупый Хуман, - грустно произносит аликорница, не поворачиваясь ко мне.</text:p>
      <text:p text:style-name="P40">- Как ты думаешь, почему мы так быстро потеряли почти всю Эквестрию?</text:p>
      <text:p text:style-name="P40">- Ну… У Луны, то есть, Найтмэр Мун большая армия?</text:p>
      <text:p text:style-name="P40">-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40">- Тогда что же?</text:p>
      <text:p text:style-name="P40">- Жертвы.</text:p>
      <text:p text:style-name="P40">- В смысле? - я непонимающе смотрю на аликорницу. - Они приносят жертвы для боевой магии и вы проигрываете сражения?</text:p>
      <text:p text:style-name="P40">-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40">-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40">- Вот именно, - вздыхает Селестия.</text:p>
      <text:p text:style-name="P40"><text:soft-page-break/>- Что?! - я начинаю догадываться. - Ты сдала четыре пятых Эквестрии потому, что не хочешь видеть крови?</text:p>
      <text:p text:style-name="P40">-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войне Сестёр.</text:p>
      <text:p text:style-name="P40">- Но так не получится, - растерянно говорю я. - Твой отказ проливать кровь означает твоё поражение. Ты этого хочешь?</text:p>
      <text:p text:style-name="P40">-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40">- Что — но?</text:p>
      <text:p text:style-name="P40">-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40">- Ты смеёшься?! - я недоверчиво смотрю на аликорницу, но та только молча бьёт копытом в гонг.</text:p>
      <text:p text:style-name="P40">Не успеваю я как следует охренеть, как входит стража и по её знаку меня берут в кольцо.</text:p>
      <text:p text:style-name="P40"/>
      <text:p text:style-name="P40">- Сел, не глупи! Я же Хуман! Твой Хуман! Ты чего?</text:p>
      <text:p text:style-name="P40">Я трепыхаюсь в тисках стражи, но всё тщетно. Меня уводят.</text:p>
      <text:p text:style-name="P40"/>
      <text:p text:style-name="P40">Вот стоило просыпаться, чтобы из одного плена попасть в другой!</text:p>
      <text:p text:style-name="P40"/>
      <text:p text:style-name="P40">…</text:p>
      <text:p text:style-name="P64"><text:span text:style-name="Default_20_Paragraph_20_Font"><text:span text:style-name="T1">&lt;</text:span></text:span><text:span text:style-name="Default_20_Paragraph_20_Font"><text:span text:style-name="T13">Допросы Хумана у капитана/ Жизнь огромного дирижабля — аналогично монкаламари</text:span></text:span><text:span text:style-name="Default_20_Paragraph_20_Font"><text:span text:style-name="T1">&gt;</text:span></text:span></text:p>
      <text:p text:style-name="P40">Я, как обычно, здороваюсь со стражником. Он, как обычно, не отвечает. Заменив отхожее ведро, он удаляется, унося с собой пустые тарелку с чашкой.</text:p>
      <text:p text:style-name="P40">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40"/>
      <text:p text:style-name="P40">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40"><text:soft-page-break/>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40"/>
      <text:p text:style-name="P40">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40">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40">Эх, мечты-мечты…</text:p>
      <text:p text:style-name="P40"/>
      <text:p text:style-name="P40">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40">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40"/>
      <text:p text:style-name="P40">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40"/>
      <text:p text:style-name="P40">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40"/>
      <text:p text:style-name="P40">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40">Ручка ковшика всё поднимается над бортиком бочки, затем я вижу спутанный ком розовых… водорослей?</text:p>
      <text:p text:style-name="P40"/>
      <text:p text:style-name="P40">Понкамина раздвигает мокрую гриву вокруг носа, выплёвывает дыхательную трубку изо рта и подмигивает мне.</text:p>
      <text:p text:style-name="P40">- Зря выпрыгнул, Хуман. У нас ещё не было возможности заняться сексом под водой!</text:p>
      <text:p text:style-name="P40"><text:soft-page-break/>-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40"/>
      <text:p text:style-name="P40">Понка вылазит из бочки и отряхивается.</text:p>
      <text:p text:style-name="P40">-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40">- Месяц и прошёл, если я не ошибся в подсчётах, - я указываю на группы палочек в углу.</text:p>
      <text:p text:style-name="P40">-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40"/>
      <text:p text:style-name="P40">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40"/>
      <text:p text:style-name="P40">- Вытрись и оденься, Хуман. Сейчас будет холодно, - предупреждает Понка.</text:p>
      <text:p text:style-name="P40">Её совет весьма уместен, - поняха достаёт из накопытных ножен ножик и молниеносно прорезает дыру в парусине.</text:p>
      <text:p text:style-name="P40">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40"/>
      <text:p text:style-name="P40">- Ты уверена? - переспрашиваю Понку. - Как ты сама-то выберешься? Или ты остаёшься тут вместо меня?</text:p>
      <text:p text:style-name="P40">Розовогривая молча лезет в прорезь первой.</text:p>
      <text:p text:style-name="P40"/>
      <text:p text:style-name="P40">Уже второй раз эта поняха предлагает мне на выбор плен или свободу.</text:p>
      <text:p text:style-name="P40">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40">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40"><text:soft-page-break/></text:p>
      <text:p text:style-name="P40">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40">Вздохнув поглубже, я ловлю лестницу и начинаю карабкаться вверх.</text:p>
      <text:p text:style-name="P40"/>
      <text:p text:style-name="P40">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40">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40"/>
      <text:p text:style-name="P40">Через минуту я переваливаюсь через борт «Хитрожопки» и уютная каюта распахивает мне навстречу свои тёплые обьятия.</text:p>
      <text:p text:style-name="P40"/>
      <text:p text:style-name="P40">...</text:p>
      <text:p text:style-name="P40"/>
      <text:p text:style-name="P40">- Она сказала, что не хочет жертв. Что если воевать, то прольётся кровь, а она её достаточно насмотрелась.</text:p>
      <text:p text:style-name="P40">- И это всё? – Понка старается просверлить меня взглядом.</text:p>
      <text:p text:style-name="P40">- Ну да. То есть, она ещё что-то говорила, но суть именно в этом. Она не хочет крови, - я запиваю печенье глинтвейном.</text:p>
      <text:p text:style-name="P40"/>
      <text:p text:style-name="P40">«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40"/>
      <text:p text:style-name="P40">-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40">- Нет. Крови не будет, - уверенно говорю я, вспоминая Орунгун.</text:p>
      <text:p text:style-name="P40"><text:soft-page-break/>-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40">Понка отправляет в рот горсть печенюшек, ложку варенья и запивает всё брусничным чаем.</text:p>
      <text:p text:style-name="P40">- Нет.</text:p>
      <text:p text:style-name="P40">Понка давится печеньем и выкашливает всё на поднос.</text:p>
      <text:p text:style-name="P40">- Почему?</text:p>
      <text:p text:style-name="P40">-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40">- Я думаю...</text:p>
      <text:p text:style-name="P40">-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40"/>
      <text:p text:style-name="P40">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40"/>
      <text:p text:style-name="P40">-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40">- Она ещё говорила, что это только её и сестры дело, – безнадёжно говорю я.</text:p>
      <text:p text:style-name="P40">-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40"/>
      <text:p text:style-name="P40">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40">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40"><text:soft-page-break/>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40"/>
      <text:p text:style-name="P40">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40">Я с открытым ртом обозреваю сонную армаду, забыв, зачем вышел. Взгляд метается от дирижабля к дирижаблю, от костра к костру.</text:p>
      <text:p text:style-name="P40">«Их слишком много. Зря Сел сдавала города без боя. Теперь они все вышли против неё» - проносится у меня в голове.</text:p>
      <text:p text:style-name="P40"/>
      <text:p text:style-name="P40">От длинного как палка колбасы дирижабля отделяется рой светящихся точек и быстро приближается к нам. Я выхожу из ступора и несусь в каюту.</text:p>
      <text:p text:style-name="P40">- Понка, нас заметили! За нами погоня!</text:p>
      <text:p text:style-name="P40">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40"/>
      <text:p text:style-name="P40">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40">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40">- Лишь бы порох не отсырел, - ворчит <text:s/>Понка и из ящика на треноге встаёт небольшая, но толстая пушка.</text:p>
      <text:p text:style-name="P40">- Ты будешь стрелять? - тупо спрашиваю я.</text:p>
      <text:p text:style-name="P40">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40">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40">-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40"/>
      <text:p text:style-name="P40"><text:soft-page-break/>- Четыре! На праздновании победы Грифа Карруса в «Небесах Эквестрии» - громогласно возвещает голос с носа лодки.</text:p>
      <text:p text:style-name="P40">Мы оборачиваемся, чтобы встретиться взглядами с Найтмэр Мун.</text:p>
      <text:p text:style-name="P40"/>
      <text:p text:style-name="P40">-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40">- Не бойся Нас. Мы не причиним тебе зла. Ты помог Нам. И Мы не забыли ночь с тобой, хотя и не придаём этому той важности, что наш бывший носитель.</text:p>
      <text:p text:style-name="P40">Узкие зрачки насмешливо смотрят, как я пытаюсь нашарить рукой что-нибудь увесистое за собой.</text:p>
      <text:p text:style-name="P40">- Что значит «наш бывший носитель»? Что ты сделала с Луной?</text:p>
      <text:p text:style-name="P40">- Она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40">- О каком счастье ты говоришь? - я, наконец, нашарил багор и осторожно перехватываю пальцами чуть пониже, чтобы было удобно замахиваться.</text:p>
      <text:p text:style-name="P40">-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40">- За пушку ответишь, сосулька гнилая! - орёт Понка, трепыхаясь в магическом захвате.</text:p>
      <text:p text:style-name="P40">- Не думаю, что пушка тебе понадобится, когда ты познаешь любовь зимы.</text:p>
      <text:p text:style-name="P40">Розовогривая поняха пытается пнуть ногой Найтмэр, когда та подходит к ней. Найтмэр только презрительно улыбается.</text:p>
      <text:p text:style-name="P40">-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40">Создание поворачивается к Понке и хищно прищуривает глаза. Узкие зрачки горят зелёным, в их глубине появляются огненные точки.</text:p>
      <text:p text:style-name="P40">- Стой!</text:p>
      <text:p text:style-name="P40">Найтмэр недоумённо поворачивается ко мне.</text:p>
      <text:p text:style-name="P40">-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40">- Эй! Ты кого назвал прислуж... Ай! - Понка замолкает после незаметной, но сильной затрещины с моей стороны.</text:p>
      <text:p text:style-name="P40"><text:soft-page-break/>- Хм. Т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40"/>
      <text:p text:style-name="P40">…</text:p>
      <text:p text:style-name="P40"/>
      <text:p text:style-name="P40">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40">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40"/>
      <text:p text:style-name="P40">- Мы снова летим вдоль хребта. Только в обратную сторону. - Понка плотнее кутается в одеяло. - С таким темпом до битвы поужинать не успеем.</text:p>
      <text:p text:style-name="P40">- Проклятье! Надо как-то выбраться отсюда. Надо предупредить Сел. Тут столько сил, что они пощёлкают силы Сопротивления как семечки.</text:p>
      <text:p text:style-name="P40">-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40">И верно, наш крохотный дирижабль плетётся за «Айсбергом», печально покачивая бортами. Длинный канат соединяет его баллон с баллоном «Айсберга».</text:p>
      <text:p text:style-name="P40">- Если бы можно было как-то залезть на на верх «Айсберга» и потом по канату...</text:p>
      <text:p text:style-name="P40">-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40">- Вдобавок, - продолжает розовая поняха, - уже поздно.</text:p>
      <text:p text:style-name="P40"/>
      <text:p text:style-name="P40">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text:p>
      <text:p text:style-name="P40"><text:soft-page-break/>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40"/>
      <text:p text:style-name="P40">- Да они не сопротивляются! - присмотревшись, возмущаюсь я. - Нельзя назвать сопротивлением выливание помоев на голову зомбакам, которым пофиг на это!</text:p>
      <text:p text:style-name="P40"/>
      <text:p text:style-name="P40">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40">На моих глазах воздушные силы Сопротивления приземляют два дирижабля, лишившись при этом половины боеспособных эскадрилий.</text:p>
      <text:p text:style-name="P40"/>
      <text:p text:style-name="P40">-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40">- С такими успехами битва закончится через полчаса: все попадут в плен, - мрачно замечаю я.</text:p>
      <text:p text:style-name="P40"/>
      <text:p text:style-name="P40">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40"/>
      <text:p text:style-name="P40">- Узри миг Нашего торжества, Хуман!</text:p>
      <text:p text:style-name="P40">Дверь камеры растворяется и к нам входит улыбающаяся до ушей Найтмер Мун в сопровождении виндиго.</text:p>
      <text:p text:style-name="P40">-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40"/>
      <text:p text:style-name="P40"><text:soft-page-break/>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40"/>
      <text:p text:style-name="P40">-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40"/>
      <text:p text:style-name="P40">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40"/>
      <text:p text:style-name="P40">-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40"/>
      <text:p text:style-name="P40">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40"/>
      <text:p text:style-name="P40">- Оставь поединок Нам, - благосклонно кивает ему Найтмэр. - Нам так долго не хватало этого развлечения!</text:p>
      <text:p text:style-name="P40">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40"/>
      <text:p text:style-name="P40">-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40"/>
      <text:p text:style-name="P40">Закованая в доспехи белая фигура молча смотрит на Найтмэр. Та тяжко вздыхает.</text:p>
      <text:p text:style-name="P40"><text:soft-page-break/>- Глупо. Ты не оставляешь Нам выхода. Эта игра будет слишком короткой.</text:p>
      <text:p text:style-name="P40"/>
      <text:p text:style-name="P40">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40">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40">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40">-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40"/>
      <text:p text:style-name="P40">Найтмэр со смешком протягивает копыто к шлему Селестии и поднимает забрало.</text:p>
      <text:p text:style-name="P40">Несколько долгих секунд стоит тишина. Потом над мостиком раздаётся режущий уши визг, переходящий в рёв.</text:p>
      <text:p text:style-name="P40"/>
      <text:p text:style-name="P40">- ОБМА-А-А-Н!!!</text:p>
      <text:p text:style-name="P40"/>
      <text:p text:style-name="P40">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40"/>
      <text:p text:style-name="P40">- ОБМА-А-А-Н!!! Это Мы ВСЕГДА играли командора Брэйвхарта! Это Наша...</text:p>
      <text:p text:style-name="P40"/>
      <text:p text:style-name="P40">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40"/>
      <text:p text:style-name="P40"><text:soft-page-break/>-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40"/>
      <text:p text:style-name="P40">Аликорница пристально вглядывается в небо в том направлении, где скрылся повар-пегас.</text:p>
      <text:p text:style-name="P40">-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40">-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40"/>
      <text:p text:style-name="P40">…</text:p>
      <text:p text:style-name="P40"/>
      <text:p text:style-name="P40">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40">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40"/>
      <text:p text:style-name="P40">-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40"/>
      <text:p text:style-name="P40">Из рога чёрной аликорницы вырывается фиолетовая молния и ударяет в светлую фигуру впереди. Та уворачивается.</text:p>
      <text:p text:style-name="P40"/>
      <text:p text:style-name="P40">-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40"/>
      <text:p text:style-name="P40"><text:soft-page-break/>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40">Силовой купол Элементов растёт прямо на глазах. Но всё ещё далеко, гораздо дальше, чем хотелось бы.</text:p>
      <text:p text:style-name="P40"/>
      <text:p text:style-name="P40">-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40"/>
      <text:p text:style-name="P40">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40"/>
      <text:p text:style-name="P40">- Так-так, сестрица, Нам неудобно дырявить твой роскошный зад, но Мы не можем позволить... ИК!...</text:p>
      <text:p text:style-name="P40">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74">- Давай, Сел, - бормочу я, яростно терзая зубами узел. - Поднажми.</text:p>
      <text:p text:style-name="P40">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40">Узёл в конце-концов подаётся и петли спадают с затёкших рук, когда меня накрывает тень.</text:p>
      <text:p text:style-name="P40"/>
      <text:p text:style-name="P40">- Мы можем убить тебя прямо сейчас!!! - рычит мне в лицо Найтмэр Мун. - Зачем Нам предатель?</text:p>
      <text:p text:style-name="P40">Она с такой силой стучит копытом, что я подпрыгиваю на скамье и валюсь на пол колесницы.</text:p>
      <text:p text:style-name="P40">-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40">Ноздри тёмной аликорницы гневно расширяются, узкие зрачки буквально пронзают меня насквозь как пара испанских навах.</text:p>
      <text:p text:style-name="P40">Я молчу. Найтмэр, в конце концов, раздражённо отворачивается.</text:p>
      <text:p text:style-name="P40">- Почему Мы это терпим? - бормочет она сама себе. - Что это за мягкотелость? Это не понравится Великой Зиме.</text:p>
      <text:p text:style-name="P40"/>
      <text:p text:style-name="P40">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40"><text:soft-page-break/></text:p>
      <text:p text:style-name="P40">- Сел!!! Осторожно, сеть!!! - ору я.</text:p>
      <text:p text:style-name="P40">Найтмэр лишь надменно хохочет, даже не удостоив меня взглядом.</text:p>
      <text:p text:style-name="P40">-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40">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40">- Теперь посмотрим, чьи будут печеньки! - издевательски смеётся Найтмэр. - Вперёд!</text:p>
      <text:p text:style-name="P40"/>
      <text:p text:style-name="P40">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40">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40"/>
      <text:p text:style-name="P40">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64"><text:span text:style-name="Default_20_Paragraph_20_Font"><text:span text:style-name="T1">Радужная мембрана всё ближе, но Найтмэр не проявляет ни малейших признаков беспокойства. </text:span></text:span><text:span text:style-name="Default_20_Paragraph_20_Font"><text:span text:style-name="T25">На последних ярдах к защитному </text:span></text:span><text:span text:style-name="Default_20_Paragraph_20_Font"><text:span text:style-name="T1">э</text:span></text:span><text:span text:style-name="Default_20_Paragraph_20_Font"><text:span text:style-name="T25">крану </text:span></text:span><text:span text:style-name="Default_20_Paragraph_20_Font"><text:span text:style-name="T1">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40"/>
      <text:p text:style-name="P40">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дымящемся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40"/>
      <text:p text:style-name="P40">- Сел. - пересохшими губами шепчу я. - Вставай.</text:p>
      <text:p text:style-name="P40"><text:soft-page-break/>Я не могу больше говорить — у меня закончился воздух в лёгких. Затаив дыхание, я смотрю на окровавленую фигуру на гравийной дорожке.</text:p>
      <text:p text:style-name="P40">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40">- Вставай, Сел, - шепчу я беззвучно.</text:p>
      <text:p text:style-name="P40"/>
      <text:p text:style-name="P40">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40"/>
      <text:p text:style-name="P40">- Мы победили, - бормочу я. - Нет. Ты победила, Сел.</text:p>
      <text:p text:style-name="P40">События последних дней высосали меня досуха. У меня нет сил радоваться. Я с трудом встаю с пола колесницы и медленно бреду к арсеналу.</text:p>
      <text:p text:style-name="P40">- Кто тут? - слышу слабый голос за спиной. - Где мы?</text:p>
      <text:p text:style-name="P40">В колеснице стоит Найтмэр.</text:p>
      <text:p text:style-name="P40">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40">- Ч-что тут произошло, Хуман?</text:p>
      <text:p text:style-name="P40"/>
      <text:p text:style-name="P40">Я молча нагибаюсь и подбираю с дорожки самый увесистый камень, до которого могу дотянуться.</text:p>
      <text:p text:style-name="P40">Мы молча стоим друг против друга и глаза Луны в конце-концов наполняются страхом.</text:p>
      <text:p text:style-name="P40"/>
      <text:p text:style-name="P40">- Ты угрожаешь Нам? Что плохого Мы тебе сделали?</text:p>
      <text:p text:style-name="P40"/>
      <text:p text:style-name="P40">Я молчу, не сводя с неё глаз. За моей спиной хлопает тяжёлая дверь арсенала.</text:p>
      <text:p text:style-name="P40"/>
      <text:p text:style-name="P40">-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40"/>
      <text:p text:style-name="P40">- Ты ударил Нас! - удивлённо восклицает синяя аликорница.</text:p>
      <text:p text:style-name="P40">Я встаю первый и заношу над ней камень. Её глаза наполняются ужасом.</text:p>
      <text:p text:style-name="P40"/>
      <text:p text:style-name="P40">- Не трожь её, - слышу за спиной <text:s/>тихий голос.</text:p>
      <text:p text:style-name="P40"><text:soft-page-break/>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40">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40">В конце-концов, Луна заливается слезами и прикрывается крыльями.</text:p>
      <text:p text:style-name="P40">- П-почему т-ты... В-вы так относитесь к нам? Что я сделала тебе и Хуману? - бормочет она сквозь слёзы из-под крыльев.</text:p>
      <text:p text:style-name="P40">- С возвращением, сестра, - мягко улыбается Селестия. - Я соскучилась.</text:p>
      <text:p text:style-name="P40">- Она чиста, - поворачивается светлая аликорница ко мне. - Опусти камень, Ху...</text:p>
      <text:p text:style-name="P40"/>
      <text:p text:style-name="P40">Зрачки Луны становятся узкими как у змеи. Рот искривляется в хищном оскале.</text:p>
      <text:p text:style-name="P40"/>
      <text:p text:style-name="P40">- Сел!!!</text:p>
      <text:p text:style-name="P40">Мой окрик пропадает впустую.</text:p>
      <text:p text:style-name="P40">Стремительным броском кобры Найтмэр изгибает шею и впивается рогом в бок светлой аликорницы.</text:p>
      <text:p text:style-name="P40"/>
      <text:p text:style-name="P40">- Так Ночь всегда побеждает День, а Зима — Лето! - торжествующе смеётся Найтмэр. - Ты проиграла, сестра!</text:p>
      <text:p text:style-name="P40">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40"/>
      <text:p text:style-name="P40">- Мы уже победили щит Элементов один раз — победим и второй! - хрипло смеётся Найтмэр.</text:p>
      <text:p text:style-name="P40">Кровь из бока Селестии льётся по её рогу, заливая глаза и нос. Найтмэр слизывает эту кровь и снова хохочет.</text:p>
      <text:p text:style-name="P40">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40">- Ночь сильнее дня! Не стой у Нас на пути, Хуман — и ты ещё сможешь занять подобающее место у Нашего престола!</text:p>
      <text:p text:style-name="P40">- Ты забыла, сестра, - слабый голос Селестии вмиг прервал дикое хохотание Найтмэр.</text:p>
      <text:p text:style-name="P40">- Что?!! Что Мы забыли?</text:p>
      <text:p text:style-name="P40"/>
      <text:p text:style-name="P40">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40"><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40"/>
      <text:p text:style-name="P40">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40"/>
      <text:p text:style-name="P40">-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40"/>
      <text:p text:style-name="P40">Золотистый пузырь лопается и Найтмэр летит в зенит подобно камню из пращи. Секунду я ещё слышу её визг, после чего она скрывается из виду.</text:p>
      <text:p text:style-name="P40"/>
      <text:p text:style-name="P40">- Мне очень жаль, что пришлось так поступить, - шепчет Селестия.</text:p>
      <text:p text:style-name="P40">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40"/>
      <text:p text:style-name="P40">-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40">Аликорница говорит с закрытыми глазами, как во сне. Её голос становится всё тише.</text:p>
      <text:p text:style-name="P40"/>
      <text:p text:style-name="P40">- Сел! Не засыпай!!!</text:p>
      <text:p text:style-name="P40"/>
      <text:p text:style-name="P40">Аликорница открывает глаза и слабо улыбается.</text:p>
      <text:p text:style-name="P40">- Обними же меня, наконец. Мне станет теплее. Тут... что-то слишком холодно.</text:p>
      <text:p text:style-name="P40"/>
      <text:p text:style-name="P40">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40"/>
      <text:p text:style-name="P40">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40"/>
      <text:p text:style-name="P40"><text:soft-page-break/>- Я... чувствую магию... - слабо произносит Селестия.</text:p>
      <text:p text:style-name="P40">Я отстраняюсь от неё и вижу золотую фигурку аликорницы, раскачивающуюся на цепочке на моей шее.</text:p>
      <text:p text:style-name="P40"/>
      <text:p text:style-name="P64"><text:span text:style-name="Default_20_Paragraph_20_Font"><text:span text:style-name="T1">- Очень знакомая магия... Похоже на моё собственное </text:span></text:span><text:span text:style-name="Default_20_Paragraph_20_Font"><text:span text:style-name="T25">проклятие</text:span></text:span><text:span text:style-name="Default_20_Paragraph_20_Font"><text:span text:style-name="T1"> «Каменный лёд», только усиленое в сотню раз. Я изобрела его для </text:span></text:span><text:span text:style-name="Default_20_Paragraph_20_Font"><text:span text:style-name="T25">побед</text:span></text:span><text:span text:style-name="Default_20_Paragraph_20_Font"><text:span text:style-name="T1">ы над </text:span></text:span><text:span text:style-name="Default_20_Paragraph_20_Font"><text:span text:style-name="T13">Дискордом</text:span></text:span><text:span text:style-name="Default_20_Paragraph_20_Font"><text:span text:style-name="T1">... Откуда у тебя этот медальон?</text:span></text:span></text:p>
      <text:p text:style-name="P40">Я пытаюсь снять его, но рука, как прежде, проходит сквозь него.</text:p>
      <text:p text:style-name="P40"/>
      <text:p text:style-name="P40">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64"><text:span text:style-name="Default_20_Paragraph_20_Font"><text:span text:style-name="T1">- </text:span></text:span><text:span text:style-name="Default_20_Paragraph_20_Font"><text:span text:style-name="T25">Если я не </text:span></text:span><text:span text:style-name="Default_20_Paragraph_20_Font"><text:span text:style-name="T1">ошибаюсь</text:span></text:span><text:span text:style-name="Default_20_Paragraph_20_Font"><text:span text:style-name="T25"> в природе </text:span></text:span><text:span text:style-name="Default_20_Paragraph_20_Font"><text:span text:style-name="T1">э</text:span></text:span><text:span text:style-name="Default_20_Paragraph_20_Font"><text:span text:style-name="T25">того заклинания, </text:span></text:span><text:span text:style-name="Default_20_Paragraph_20_Font"><text:span text:style-name="T1">у меня есть около минуты. Я бы, наверное, смогла бы побороться с ним, если бы не была так слаба.</text:span></text:span></text:p>
      <text:p text:style-name="P40">- Сел, что ты говоришь? Как тебе помочь?</text:p>
      <text:p text:style-name="P40">-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40"/>
      <text:p text:style-name="P40">Серое пятно уже охватило всю грудь и расползается на шею, передние ноги и крылья. Скорость распространения пятна увеличивается.</text:p>
      <text:p text:style-name="P40">- Сел!!!</text:p>
      <text:p text:style-name="P40">-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40">…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text:p>
      <text:p text:style-name="P40">- Сел, ЧТО МНЕ СДЕЛАТЬ, ЧТОБЫ ПОМОЧЬ?!!</text:p>
      <text:p text:style-name="P40"/>
      <text:p text:style-name="P40">Мой крик теряется в пустоте. Аликорница не отвечает.</text:p>
      <text:p text:style-name="P40">Статуи не умеют говорить.</text:p>
      <text:p text:style-name="P40"/>
      <text:p text:style-name="P40">…</text:p>
      <text:p text:style-name="P40"/>
      <text:p text:style-name="P40"><text:soft-page-break/>Сколько времени я стою, уставившись на каменное изваяние, некогда бывшее моим спутником долгие сотни лет?</text:p>
      <text:p text:style-name="P40">Секунды?</text:p>
      <text:p text:style-name="P40">Минуты?</text:p>
      <text:p text:style-name="P40">Часы?</text:p>
      <text:p text:style-name="P40"/>
      <text:p text:style-name="P40">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0">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40"/>
      <text:p text:style-name="P40">С экрана на меня смотрит Селестия.</text:p>
      <text:p text:style-name="P40"/>
      <text:p text:style-name="P40">-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40"/>
      <text:p text:style-name="P40">Изображение на экране мигает и часто прерывается белым шумом, её слова еле можно разобрать сквозь треск разрядов и хрипение помех.</text:p>
      <text:p text:style-name="P64"><text:span text:style-name="Default_20_Paragraph_20_Font"><text:span text:style-name="T1">-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text:span><text:span text:style-name="Default_20_Paragraph_20_Font"><text:span text:style-name="T25">п-</text:span></text:span><text:span text:style-name="Default_20_Paragraph_20_Font"><text:span text:style-name="T1">прощай!</text:span></text:span></text:p>
      <text:p text:style-name="P40"/>
      <text:p text:style-name="P40">Мир растворяется в ослепительном сиянии...</text:p>
      <text:p text:style-name="P64"><text:span text:style-name="Default_20_Paragraph_20_Font"><text:span text:style-name="T1">&lt;</text:span></text:span><text:span text:style-name="Default_20_Paragraph_20_Font"><text:span text:style-name="T13">всё время войны сестёр была ночь</text:span></text:span><text:span text:style-name="Default_20_Paragraph_20_Font"><text:span text:style-name="T1">&gt;</text:span></text:span></text:p>
      <text:p text:style-name="P64"><text:span text:style-name="Default_20_Paragraph_20_Font"><text:span text:style-name="T1">&lt;</text:span></text:span><text:span text:style-name="Default_20_Paragraph_20_Font"><text:span text:style-name="T13">Война — 200 лет.</text:span></text:span><text:span text:style-name="Default_20_Paragraph_20_Font"><text:span text:style-name="T1">&gt;</text:span></text:span></text:p>
      <text:p text:style-name="P40"/>
      <text:h text:style-name="P82" text:outline-level="2">~~~ Интермедия ~~~</text:h>
      <text:p text:style-name="P1"/>
      <text:p text:style-name="P40">… Я ставлю точку в последнем абзаце.</text:p>
      <text:p text:style-name="P40"/>
      <text:p text:style-name="P64"><text:span text:style-name="Default_20_Paragraph_20_Font"><text:span text:style-name="T1">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text:span></text:span><text:soft-page-break/><text:span text:style-name="Default_20_Paragraph_20_Font"><text:span text:style-name="T1">фанфика» я поклялся себе закрыть тему </text:span></text:span><text:span text:style-name="Default_20_Paragraph_20_Font"><text:span text:style-name="T25">МЛП</text:span></text:span><text:span text:style-name="Default_20_Paragraph_20_Font"><text:span text:style-name="T1">.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span></text:span></text:p>
      <text:p text:style-name="P40"/>
      <text:p text:style-name="P40">И всё же…</text:p>
      <text:p text:style-name="P40"/>
      <text:p text:style-name="P40">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40"/>
      <text:p text:style-name="P64"><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text:span></text:span><text:span text:style-name="Default_20_Paragraph_20_Font"><text:span text:style-name="T3">«Намерение меняет реальность… В другом месте, в другое время...»</text:span></text:span><text:span text:style-name="Default_20_Paragraph_20_Font"><text:span text:style-name="T1">.</text:span></text:span></text:p>
      <text:p text:style-name="P40"/>
      <text:h text:style-name="P82" text:outline-level="2">Глава 19</text:h>
      <text:p text:style-name="P40"/>
      <text:p text:style-name="P40">…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40">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40"/>
      <text:p text:style-name="P40">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40">А, может быть, моя настоящая жизнь мне тоже только кажется?</text:p>
      <text:p text:style-name="P40">Не знаю. Но теперь столетия жизни в Эквестрии мне кажутся чудным сном, тающим под напором реальности.</text:p>
      <text:p text:style-name="P40"/>
      <text:p text:style-name="P40">Осторожно ощупывая перед собой горячий воздух, поднимаюсь на ноги. Нашарив выход на крышу, открываю дверь и захожу внутрь.</text:p>
      <text:p text:style-name="P40">Непонятно зачем, плотно закрываю за собой дверь.</text:p>
      <text:p text:style-name="P40"/>
      <text:p text:style-name="P64"><text:span text:style-name="Default_20_Paragraph_20_Font"><text:span text:style-name="T1">Медленно, ощупывая</text:span></text:span><text:span text:style-name="Default_20_Paragraph_20_Font"><text:span text:style-name="T25"> воздух перед собой, </text:span></text:span><text:span text:style-name="Default_20_Paragraph_20_Font"><text:span text:style-name="T1">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40"><text:soft-page-break/>Смешно, конечно — кто меня тут увидит? Даже я сам себя увидеть не могу.</text:p>
      <text:p text:style-name="P40"/>
      <text:p text:style-name="P12">Всё, что мне сейчас хочется…</text:p>
      <text:p text:style-name="P40"/>
      <text:p text:style-name="P40">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40"/>
      <text:p text:style-name="P12">… так это войти в свою обетованную палату, улечься на свою родную койку…</text:p>
      <text:p text:style-name="P40"/>
      <text:p text:style-name="P40">Три этажа позади. Значит, спустился на родной шестой.</text:p>
      <text:p text:style-name="P40">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40"/>
      <text:p text:style-name="P12">… и умереть.</text:p>
      <text:p text:style-name="P40"/>
      <text:p text:style-name="P40">Дверь в мою палату открыта настежь. Стул, на котором сидел Судья Дредд, перевёрнут и, похоже, сломан в толкучке.</text:p>
      <text:p text:style-name="P40">Осторожно вхожу в помещение и пробираюсь к своей койке. На полу явно пролили какую-то жидкость. Надеюсь, кружку воды, а не ночной горшок.</text:p>
      <text:p text:style-name="P40"/>
      <text:p text:style-name="P40">- Кто тут?</text:p>
      <text:p text:style-name="P40"/>
      <text:p text:style-name="P40">Трескучий безжизненный голос может принадлежать только одному владельцу.</text:p>
      <text:p text:style-name="P40">- Терминатор, тебя не забрали в убежище?</text:p>
      <text:p text:style-name="P40">- А, это ты, Дедлайн... Включи свет, пожалуйста. Слишком темно, я тебя почти не вижу.</text:p>
      <text:p text:style-name="P40"/>
      <text:p text:style-name="P40">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40">Пожав плечами, нашариваю на стене выключатель и щёлкаю кнопкой. Электричества нет, но разве это важно? Важно намерение.</text:p>
      <text:p text:style-name="P40"/>
      <text:p text:style-name="P40">- Так лучше?</text:p>
      <text:p text:style-name="P40">- Да… Так лучше. Что у тебя с глазами?</text:p>
      <text:p text:style-name="P40">- Это уже совершенно неважно.</text:p>
      <text:p text:style-name="P40"><text:soft-page-break/></text:p>
      <text:p text:style-name="P40">Осторожно присаживаюсь на койку. Пружины скрипят под моим весом.</text:p>
      <text:p text:style-name="P40"/>
      <text:p text:style-name="P40">- Ты видел её?.. Ты встретился с ней?.. Какой была встреча?</text:p>
      <text:p text:style-name="P40"/>
      <text:p text:style-name="P40">Сжимаю виски пальцами, пытаясь вспомнить подробности встречи половины часа назад и одновременно половины тысячи лет.</text:p>
      <text:p text:style-name="P40"/>
      <text:p text:style-name="P40">-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40"/>
      <text:p text:style-name="P40">- Да уж, целых полчаса назад… Спасибо, в целом, ясно. Тогда мне понятна её спешка. Она ведь навестила меня на мгновение. Просила передать тебе…</text:p>
      <text:p text:style-name="P40">- Что??? Что она просила передать?!!</text:p>
      <text:p text:style-name="P40">-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40"/>
      <text:p text:style-name="P40">Терминатор хрипло смеётся.</text:p>
      <text:p text:style-name="P40">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40"/>
      <text:p text:style-name="P40">Намерение меняет реальность. Где-то я уже это слышал.</text:p>
      <text:p text:style-name="P40">Но где?</text:p>
      <text:p text:style-name="P40">И когда?</text:p>
      <text:p text:style-name="P40">И от кого?</text:p>
      <text:p text:style-name="P40"/>
      <text:p text:style-name="P40">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40">На ощупь — крылатый единорог. Или рогатый пегас. Фигурка быстро нагревается и начинает жечь ладонь. Я сжимаю её в руке, несмотря на боль.</text:p>
      <text:p text:style-name="P40">Мне кажется, или её очертания расплываются у меня в ладони? Впрочем, кровать я тоже перестаю ощущать. Я не чувствую ни ног, ни рук.</text:p>
      <text:p text:style-name="P64"><text:soft-page-break/><text:span text:style-name="Default_20_Paragraph_20_Font"><text:span text:style-name="T1">&lt;</text:span></text:span><text:span text:style-name="Default_20_Paragraph_20_Font"><text:span text:style-name="T13">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text:span><text:span text:style-name="Default_20_Paragraph_20_Font"><text:span text:style-name="T1">&gt;</text:span></text:span></text:p>
      <text:p text:style-name="P40">-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40"/>
      <text:p text:style-name="P40">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40">Чтож.</text:p>
      <text:p text:style-name="P40"/>
      <text:p text:style-name="P40">Мне осталось закончить одно дело. Не то, чтобы я в него верил, просто хочется напоследок показать фак мирозданию. Этому конкретно и вообще.</text:p>
      <text:p text:style-name="P40"/>
      <text:p text:style-name="P40">-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40"/>
      <text:p text:style-name="P40">Ничто…</text:p>
      <text:p text:style-name="P40"/>
      <text:p text:style-name="P1">~~~</text:p>
      <text:p text:style-name="P1"/>
      <text:p text:style-name="P40">…Я вновь обретаю сознание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text:p>
      <text:p text:style-name="P40">Я гляжу на свои руки (да, я снова могу видеть!) и вижу, что они вполне нормального вида, без видимых повреждений.</text:p>
      <text:p text:style-name="P40">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40">И новый приступ дежавю одолевает меня — я наверняка где-то видел этого типа. Готов зуб отдать, мы встречались раньше!</text:p>
      <text:p text:style-name="P40"/>
      <text:p text:style-name="P40"><text:soft-page-break/>- Привет-привет! - существо снова машет копытом, но уже в приветственном жесте.</text:p>
      <text:p text:style-name="P40">- Ты... Ты что за хрен вообще? – наконец-то обретаю речь я.</text:p>
      <text:p text:style-name="P40">-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40">- Да-да, у меня похожее чувство, - мрачно сообщаю я. - По-моему, мы уже пересекались раньше.</text:p>
      <text:p text:style-name="P40">-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40">- Что?</text:p>
      <text:p text:style-name="P40"/>
      <text:p text:style-name="P40">-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40">-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40">- Да ты же не иначе, как сам Проводник! - в восхищении отвечает Анакорн. - Редчайший тип сущностей.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40">-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40">-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40">Сверхаликорн подаёт стакан воды.</text:p>
      <text:p text:style-name="P40"/>
      <text:p text:style-name="P40">- И что же ты теперь собираешься делать? - продолжает Анакорн.</text:p>
      <text:p text:style-name="P40">- Не знаю. Вот, думаю, может, сдохнуть прямо тут?</text:p>
      <text:p text:style-name="P40">-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40"/>
      <text:p text:style-name="P40"><text:soft-page-break/>Я саркастически улыбаюсь в ответ. Да, я хочу. Вот только желание это неосуществимо, если только Анакорн не умеет воскрешать мёртвых.</text:p>
      <text:p text:style-name="P40"/>
      <text:p text:style-name="P40">- Ты умеешь возвращать с того света?</text:p>
      <text:p text:style-name="P40">-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40">-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40">- Да ну, зачем статую? - огорчается Анакорн. - Не буду я превращать тебя в статую. Есть одно решение…</text:p>
      <text:p text:style-name="P40"/>
      <text:p text:style-name="P40">Демиург морщит лоб и зависает, уставившись в одну точку.</text:p>
      <text:p text:style-name="P40">- И?..</text:p>
      <text:p text:style-name="P40">Я замечаю, что мои кисти светятся голубоватым свечением, а кончики пальцев становятся полупрозрачными.</text:p>
      <text:p text:style-name="P40">- <text:s/>Тебе пора уходить. Слишком долго находился возле меня. Ты сгораешь, - объясняет Анакорн.</text:p>
      <text:p text:style-name="P40">- Так что там насчёт решения? - не отстаю я.</text:p>
      <text:p text:style-name="P64"><text:span text:style-name="Default_20_Paragraph_20_Font"><text:span text:style-name="T25">С</text:span></text:span><text:span text:style-name="Default_20_Paragraph_20_Font"><text:span text:style-name="T1">верхаликорн </text:span></text:span><text:span text:style-name="Default_20_Paragraph_20_Font"><text:span text:style-name="T25">морщит лоб, сосредоточиваясь</text:span></text:span><text:span text:style-name="Default_20_Paragraph_20_Font"><text:span text:style-name="T1">. </text:span></text:span><text:span text:style-name="Default_20_Paragraph_20_Font"><text:span text:style-name="T25">Полминут</text:span></text:span><text:span text:style-name="Default_20_Paragraph_20_Font"><text:span text:style-name="T1">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40"/>
      <text:p text:style-name="P40">-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40">- А за какой дверью Сел?</text:p>
      <text:p text:style-name="P40">-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40"/>
      <text:p text:style-name="P40">Сверхаликорн нетерпеливым жестом указывает в направлении дверей.</text:p>
      <text:p text:style-name="P40">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40">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40"><text:soft-page-break/>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40"/>
      <text:p text:style-name="P40">Голубоватое свечение уже расширилось с кистей на руки и торс, последние фаланги пальцев едва видны.</text:p>
      <text:p text:style-name="P40">Может, тут и остановиться? Сияющий эфир и каменная статуя — хорошая пара, как по мне.</text:p>
      <text:p text:style-name="P40">Нет, эту историю надо пройти до конца.</text:p>
      <text:p text:style-name="P40">Медленно возвращаюсь к светящимся проёмам дверей.</text:p>
      <text:p text:style-name="P40">Вот оно!</text:p>
      <text:p text:style-name="P40">Останавливаюсь напротив проёма, почувствовав легчайший укол. Делаю шаг к двери — и чувствую знакомое жжение в груди.</text:p>
      <text:p text:style-name="P40"/>
      <text:p text:style-name="P40">- Ну привет-привет, - блаженно улыбаюсь я старой знакомой.</text:p>
      <text:p text:style-name="P40">Прижатая к области сердца рука ощущает очертания фигурки аликорна, как будто выросшей из груди.</text:p>
      <text:p text:style-name="P40"/>
      <text:p text:style-name="P40">Что-то это да значит.</text:p>
      <text:p text:style-name="P40"/>
      <text:p text:style-name="P40">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40">Да плевать — если дверь нельзя открыть — её можно выбить. Эта мысль заполняет всё сознание.</text:p>
      <text:p text:style-name="P40">Изо всех сил замахиваюсь ногой и втапливаю по двери. Нога проваливается в дверь, а за ней и весь я.</text:p>
      <text:p text:style-name="P40"/>
      <text:p text:style-name="P40">- Ну, или так, - успеваю подумать я.</text:p>
      <text:p text:style-name="P37"/>
      <text:h text:style-name="P82" text:outline-level="2">Эпилог</text:h>
      <text:p text:style-name="P1"/>
      <text:p text:style-name="P56">~~~5000 лет от основания Эквестрии~~~</text:p>
      <text:p text:style-name="P36"/>
      <text:p text:style-name="P72">Mike Oldfield - In the beginning &amp; Let there be light <text:s text:c="5"/>или <text:s text:c="5"/>Oceania</text:p>
      <text:p text:style-name="P64"><text:a xlink:type="simple" xlink:href="https://www.youtube.com/watch?v=p9BoEuwuzIk" office:target-frame-name="_top" xlink:show="replace" text:style-name="Internet_20_link" text:visited-style-name="Visited_20_Internet_20_Link"><text:span text:style-name="Default_20_Paragraph_20_Font"><text:span text:style-name="T24">https://www.youtube.com/watch?v=p9BoEuwuzIk</text:span></text:span></text:a><text:span text:style-name="Default_20_Paragraph_20_Font"><text:span text:style-name="T24"><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24">https://www.youtube.com/watch?v=aG-_7xXTHjk</text:span></text:span></text:a></text:p>
      <text:p text:style-name="P64"/>
      <text:p text:style-name="Text_20_body"><text:soft-page-break/><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52">-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52">- Да-да, они у меня воспитанные, - вымученно улыбнулась кобыла-земнопони, задней ногой отодвинув полноватого жеребёнка от гипсового бюста какой-то древней знаменитости.</text:p>
      <text:p text:style-name="P52">-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52"/>
      <text:p text:style-name="P52">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39"/>
      <text:p text:style-name="P52">…</text:p>
      <text:p text:style-name="P52">…</text:p>
      <text:p text:style-name="P52">…</text:p>
      <text:p text:style-name="P52"/>
      <text:p text:style-name="P52">- И финальная часть экспозиции эпохи диархии, - экскурсовод тряхнула копытом в сторону одинокой скульптуры, под которую был выделен целый зал.</text:p>
      <text:p text:style-name="P52"/>
      <text:p text:style-name="P52">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52"/>
      <text:p text:style-name="P52">-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text:soft-page-break/>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52">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52"/>
      <text:p text:style-name="P52">-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P52">-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52">-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52"/>
      <text:p text:style-name="P52">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13">&lt;Побольше про Дрим, развернуть. Она – пра-пра-правнучка Рєйнбоу Джет (и Дэш)&gt;</text:span></text:span></text:p>
      <text:p text:style-name="P52"/>
      <text:p text:style-name="P52">-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52"/>
      <text:p text:style-name="P52">- А вы сами как думаете? - перебила экскурсовода Рэйнбоу Дрим. - Это плинцесса Селестия, или лабота этой… как её… Эйл Малбл?</text:p>
      <text:p text:style-name="P52"/>
      <text:p text:style-name="P52">Экскурсовод посмотрела на жеребёнка поверх очков и слабо улыбнулась.</text:p>
      <text:p text:style-name="P52"/>
      <text:p text:style-name="P52">-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52"/>
      <text:p text:style-name="P52">-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52">- Дасти Нупс, веди себя прилично! - шикнула на него учительница, - немедленно вернисть в группу!</text:p>
      <text:p text:style-name="P52"><text:soft-page-break/>-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государственных решений, предопределивших расцвет древней Эквестрии.</text:p>
      <text:p text:style-name="P52">- Впрочем, - экскурсовод посмотрела на жеребят и сморщила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52"/>
      <text:p text:style-name="P52">- А я велю в Хумана! - заявила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52">Смех остальных жеребят заглушает её.</text:p>
      <text:p text:style-name="P52">-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52"/>
      <text:p text:style-name="P52">Жеребята хохочут, хлопая друг друга <text:s/>по спинам.</text:p>
      <text:p text:style-name="P52"/>
      <text:p text:style-name="Text_20_body"><text:span text:style-name="Default_20_Paragraph_20_Font"><text:span text:style-name="T1">-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25">же</text:span></text:span><text:span text:style-name="Default_20_Paragraph_20_Font"><text:span text:style-name="T1">.</text:span></text:span></text:p>
      <text:p text:style-name="P52">- Всё равно умнее, чем верить в мамины сказочки про Хумана и Селестию! - хихикает крупная кобылка в веснушках.</text:p>
      <text:p text:style-name="P52">- Я выласту и стану умнее, чем вы все вместе взятые! Особенно ты, дылда веснусчатая! - мрачно заявляет радужногривая малышка.</text:p>
      <text:p text:style-name="P52">- Агась! Будешь альтернативно умная, как и все кьюти-марочники! - гогочет конопатая.</text:p>
      <text:p text:style-name="P52">-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52">-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52">- ДИНКА ТВЕРДОЛОБ! - ледяной тон учительницы не предвещает ничего доброго. - Мне надо встретиться с твоими родителями! Нам есть о чём погово...</text:p>
      <text:p text:style-name="P52"/>
      <text:p text:style-name="P52"><text:soft-page-break/>… ТЫДЫЩЬ-БАХ-БАБАХ!!!</text:p>
      <text:p text:style-name="P52"/>
      <text:p text:style-name="P52">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52">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52"/>
      <text:p text:style-name="P1">***</text:p>
      <text:p text:style-name="P52"/>
      <text:p text:style-name="P40">Больно.</text:p>
      <text:p text:style-name="P40">Я открываю глаза и вижу фигуру в голубом.</text:p>
      <text:p text:style-name="P40">- Рэйнбоу? Где я? - бормочу я в прострации. Голова адски трещит, картинка перед глазами плывёт и двоится.</text:p>
      <text:p text:style-name="P40">- Э-м-м-м... В музее.</text:p>
      <text:p text:style-name="P40"/>
      <text:p text:style-name="P40">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40">-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40">-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40">- Кто они? - мокрый компресс унимает боль, ко мне возвращается ясность мыслей.</text:p>
      <text:p text:style-name="P52">-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text:p>
      <text:p text:style-name="P52">Рядом остолбенело застыла высокая кобыла-единорог в очках и твидовом жакете.</text:p>
      <text:p text:style-name="P52">- Они говолят, кьютималочники тупые. Хотя я учусь в одной с ними глуппе — а я ведь на тли года младсе!</text:p>
      <text:p text:style-name="P52"/>
      <text:p text:style-name="P52">Я замечаю знакомую кьютимарку на крупе жеребёнки - <text:s/>радужная молния пронзает облако.</text:p>
      <text:p text:style-name="P52"/>
      <text:p text:style-name="P52">- Постой... Как тебя зовут?</text:p>
      <text:p text:style-name="P52"><text:soft-page-break/>- Ты зе узе назвал меня? - озадаченно спрашивает жеребёнка. - Я Лэйнбоу!</text:p>
      <text:p text:style-name="P52">-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52">- Неа! - разочарованно отвечает та. - Лэйнбоу Длим. <text:s/>Эх! А я думала, ты меня знаес.</text:p>
      <text:p text:style-name="P52">- Может, твоя мать или бабушка имеют отношение к школе Вондерболтов? - продолжаю допытываться я. - Я знал её основательницу.</text:p>
      <text:p text:style-name="Text_20_body"><text:span text:style-name="Default_20_Paragraph_20_Font"><text:span text:style-name="T1">- Эммм, - озадаченно тянет малышка. - У нас есть семейная легенда, сто наса </text:span></text:span><text:span text:style-name="Default_20_Paragraph_20_Font"><text:span text:style-name="T25">пла</text:span></text:span><text:span text:style-name="Default_20_Paragraph_20_Font"><text:span text:style-name="T1">-</text:span></text:span><text:span text:style-name="Default_20_Paragraph_20_Font"><text:span text:style-name="T25">пла</text:span></text:span><text:span text:style-name="Default_20_Paragraph_20_Font"><text:span text:style-name="T1">-</text:span></text:span><text:span text:style-name="Default_20_Paragraph_20_Font"><text:span text:style-name="T25">пла</text:span></text:span><text:span text:style-name="Default_20_Paragraph_20_Font"><text:span text:style-name="T1">-и есё много </text:span></text:span><text:span text:style-name="Default_20_Paragraph_20_Font"><text:span text:style-name="T25">л</text:span></text:span><text:span text:style-name="Default_20_Paragraph_20_Font"><text:span text:style-name="T1">аз </text:span></text:span><text:span text:style-name="Default_20_Paragraph_20_Font"><text:span text:style-name="T25">пла</text:span></text:span><text:span text:style-name="Default_20_Paragraph_20_Font"><text:span text:style-name="T1">-бабуска основала академию Вонделболтов пять тысясь лет назад.</text:span></text:span></text:p>
      <text:p text:style-name="P52">- Пять тысяч?!! - не верю я. - Пять тысяч лет назад?</text:p>
      <text:p text:style-name="P52">-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52"/>
      <text:p text:style-name="Text_20_body"><text:span text:style-name="Default_20_Paragraph_20_Font"><text:span text:style-name="T1">Я ошеломлённо осматриваю музей. </text:span></text:span><text:span text:style-name="Default_20_Paragraph_20_Font"><text:span text:style-name="T25">Вижу </text:span></text:span><text:span text:style-name="Default_20_Paragraph_20_Font"><text:span text:style-name="T1">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1"> </text:span></text:span>Celestia<text:span text:style-name="Default_20_Paragraph_20_Font"><text:span text:style-name="T1">» .</text:span></text:span></text:p>
      <text:p text:style-name="P52">-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52"/>
      <text:p text:style-name="P52">Всё-таки, гад этот Анакорн! И шутки у него сволочные. Жаль, я ему не врезал, когда имел возможность.</text:p>
      <text:p text:style-name="P52">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52"/>
      <text:p text:style-name="P52">- Так всё же, какой она была, моя пла-пла-плабабуска? - слышу я настойчивый голосок.</text:p>
      <text:p text:style-name="P52"/>
      <text:p text:style-name="P52">Я поворачиваюсь к жеребёнку и присаживаюсь перед ней на корточки. Треплю её по голове и чмокаю в губы.</text:p>
      <text:p text:style-name="P52">- Не слушай своих глупых подруг. Будь такой, какой была твоя прабабушка, малышка. Она была офигенной.</text:p>
      <text:p text:style-name="P52"/>
      <text:p text:style-name="P52">Я подхожу к статуе.</text:p>
      <text:p text:style-name="P52"/>
      <text:p text:style-name="P52">- Сел…</text:p>
      <text:p text:style-name="P52"/>
      <text:p text:style-name="P52">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39">&lt;Развернуть боль Анона от осознания потери&gt;</text:p>
      <text:p text:style-name="P52"/>
      <text:p text:style-name="P52"><text:soft-page-break/>-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text:p>
      <text:p text:style-name="P52">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52">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39">&lt;развернуть страдания Анона&gt;</text:p>
      <text:p text:style-name="P52"/>
      <text:p text:style-name="P52">Меня накрывает тень.</text:p>
      <text:p text:style-name="P52"/>
      <text:p text:style-name="P52">- Я обещала встретиться, и я выполнила своё обещание, мой маленький человек, - Селестия устало опускает голову мне на плечо.</text:p>
      <text:p text:style-name="P52"/>
      <text:p text:style-name="P52">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52"/>
      <text:p text:style-name="P52">-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ей в шею.</text:p>
      <text:p text:style-name="P52">Селестия в ответ прижимает меня к себе единственным крылом.</text:p>
      <text:p text:style-name="P52"/>
      <text:p text:style-name="P52">- Ну же, Анон, не стоит так переживать, я же сказала, что буду ждать. Когда это я тебя обманывала?</text:p>
      <text:p text:style-name="P52">- Ты… Ты… Глупая ты лошадь… - бормочу я, крепче вжимаясь лицом в белоснежную шею.</text:p>
      <text:p text:style-name="P52">Аликорница только вздыхает.</text:p>
      <text:p text:style-name="P52"/>
      <text:p text:style-name="P52">-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гла мне в этом. Спасибо.</text:p>
      <text:p text:style-name="P52"/>
      <text:p text:style-name="P52">Наконец я отрываюсь от неё и вытираю ладонью слёзы. И у меня снова перехватывает дыхание – от ужаса при виде израненой аликорницы.</text:p>
      <text:p text:style-name="P52">- Сел!!!</text:p>
      <text:p text:style-name="P52">-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52"/>
      <text:p text:style-name="P52"><text:soft-page-break/>Аликорница недовольно морщит нос. Я оцепенело рассматриваю сломанный рог, обломок кости вместо крыла, пробитый бок и многочисленные рваные раны, покрывавшие тело Селестии.</text:p>
      <text:p text:style-name="P52"/>
      <text:p text:style-name="P52">- Н-нет, ч-что-ты, просто в прежнем виде ты мне нравилась больше. Я не любитель садо-мазо, - нервно хихикаю я.<text:lin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52">- Уж кому-кому, а не тебе говорить о гиподинамии! - внезапно шагает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ит наполовину из зачерствевших круассанов!</text:p>
      <text:p text:style-name="P52"/>
      <text:p text:style-name="P52">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52"/>
      <text:p text:style-name="P52">- Мы рады, что ты вернулась, Сестра.</text:p>
      <text:p text:style-name="P52"/>
      <text:p text:style-name="P52">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52"/>
      <text:p text:style-name="P52">…</text:p>
      <text:p text:style-name="P52"/>
      <text:p text:style-name="P52">- ЛУНА! - Селестия притягивает сестру к себе, заключая в объятиях. - Я не надеялась увидеть тебя живой! Ты вернулась!</text:p>
      <text:p text:style-name="P52">-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52">- Я так скучала! Я так переживала!</text:p>
      <text:p text:style-name="P52">- Мы пыталась найти способ расколдовать тебя. Увы, заклятие ещё более сильное, чем то, что сослало Нас на Луну когда-то… Твоя магия всегда была сильнее Нашей…</text:p>
      <text:p text:style-name="P52"/>
      <text:p text:style-name="P52">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52"/>
      <text:p text:style-name="P52">- Луна?!! Ты ничего не хочешь мне сказать?</text:p>
      <text:p text:style-name="P52"><text:soft-page-break/></text:p>
      <text:p text:style-name="P52">Тёмная аликорница со вздохом отвлекается от сестриной гривы, в которую зарылась носом.</text:p>
      <text:p text:style-name="P52"/>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так хоть две <text:s/>минуты… Мы так соскучились!</text:span></text:span></text:p>
      <text:p text:style-name="P52"/>
      <text:p text:style-name="P52">Тёмная аликорница вновь зарывается мордой в гриву сестры. Я слышу вздох Селестии и её успокаивающий шёпот. Я тоже прощающе подмигиваю Луне.</text:p>
      <text:p text:style-name="P52"/>
      <text:p text:style-name="P52">-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52">- Твоя правда, Сестра, - согласилась с ней Луна. - Мы хотели сказать тебе об этом позже, но ты сама всё поняла.</text:p>
      <text:p text:style-name="P52"/>
      <text:p text:style-name="P52">Старшая аликорница смотрит на младшую и обе согласно кивают.</text:p>
      <text:p text:style-name="P52"/>
      <text:p text:style-name="P52">- Хуман, мы хотели бы вернуться. - Селестия с тревогой смотрит на меня. - Пойдёшь ли ты с нами?</text:p>
      <text:p text:style-name="P52">- Вернуться? Куда?</text:p>
      <text:p text:style-name="P52">- В Эогипп. Нашу прадавнюю родину, откуда неисчислимые тысячелетия назад пришли аликорны. Нам нужно отдохнуть. Долга жизнь в твёрдом мире утомляет…</text:p>
      <text:p text:style-name="P52">- А потом?</text:p>
      <text:p text:style-name="P52">-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52"/>
      <text:p text:style-name="P52">Я смотрю на небо, на облака, на солнце и улыбаюсь.</text:p>
      <text:p text:style-name="P52"/>
      <text:p text:style-name="P52"><text:soft-page-break/>-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52">-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52"/>
      <text:p text:style-name="P52">Мне кажется, или я вижу в вечерних лучах солнца краску, залившую щеки Луны?</text:p>
      <text:p text:style-name="P52">Я смеюсь. Всё стало на свои места, как в старые добрые времена.</text:p>
      <text:p text:style-name="P52"/>
      <text:p text:style-name="P52">- Тогда помчали?</text:p>
      <text:p text:style-name="P52">- Да. - Селестия поворачивается к Луне. - Как в тот раз, после битвы у Холодной скалы?</text:p>
      <text:p text:style-name="P52">- Да. По другому ты сейчас и не сможешь.</text:p>
      <text:p text:style-name="P52"/>
      <text:p text:style-name="P52">Луна подходит вплотную к Селестии со стороны отсутствующего крыла, бок к боку, и крепко обнимает раненую аликорницу крылом.</text:p>
      <text:p text:style-name="P52">- Проверим силы. Раз. Два. Три! - Луна взмахивает свободным крылом.</text:p>
      <text:p text:style-name="P52">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52"/>
      <text:p text:style-name="P52">Тандем крутит восьмёрки и виражи в вечернем небе, поднимается в высоту и падает в стремительных пике. Наконец, они приземляются.</text:p>
      <text:p text:style-name="P52"/>
      <text:p text:style-name="P52">- Хуман, - обращается ко мне Селестия, - Хотела бы я нести тебя сейчас… Увы – раны не позволят. Садись на Луну, пожалуйста…</text:p>
      <text:p text:style-name="P52">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52">Честное слово, Сел могла бы придумать что-нибудь получше, чем ездить на этой фурии, Хуман!</text:p>
      <text:p text:style-name="P52"/>
      <text:p text:style-name="P52">Внезапно строгую морду освещает улыбка и бирюзовый глаз подмигивает мне.</text:p>
      <text:p text:style-name="P52"/>
      <text:p text:style-name="P52">- Ты всё ещё боишься нас, Хуман. После стольких-то лет знакомства. Это забавляет. Садись! (1)</text:p>
      <text:p text:style-name="P52"/>
      <text:p text:style-name="P52">…</text:p>
      <text:p text:style-name="P52"/>
      <text:p text:style-name="P52">Лэйнбоу Длим – хлаблая! Лэйнбоу Длим не убезала, как длугие, от стласного Хумана! Лэйнбоу Длим лазговаливала с Хуманом и всё-всё видела! Хуман поцеловал плинцессу Селестию, а потом плинцесса <text:soft-page-break/>озыла и поцеловала Хумана, а потом тётя-экскулсовод стала плинцессой Луной и они все вместе обнялись и полетели в небо!</text:p>
      <text:p text:style-name="P52">Высоко-высоко в небо!</text:p>
      <text:p text:style-name="P52"/>
      <text:p text:style-name="P52">(1) В глубине искорёженного шлема экспоната №502 загорается жёлтый огонёк. Зелёные буквы бегут на небольшом потрескавшемся экранчике.</text:p>
      <text:p text:style-name="P52"/>
      <text:p text:style-name="P52">- Регистрация присутствия хозяина.</text:p>
      <text:p text:style-name="P52">- Регистрация увеличения дистанции с хозяином.</text:p>
      <text:p text:style-name="P52">- Отсутствие инструкций.</text:p>
      <text:p text:style-name="P52">- Активация протокола поддержания дистанции необходимой для принятия инструкций хозяина.</text:p>
      <text:p text:style-name="P52"/>
      <text:p text:style-name="P52"/>
      <text:p text:style-name="P52">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52">Вскоре слегка скрежещущая фигура скрывается в лучах заходящего солнца вслед за троицей сказочных созданий.</text:p>
      <text:p text:style-name="P52"/>
      <text:p text:style-name="P52"/>
      <text:h text:style-name="P82" text:outline-level="2">Конец</text:h>
      <text:p text:style-name="P52"/>
      <text:p text:style-name="P37"/>
      <text:p text:style-name="P40"/>
      <text:p text:style-name="P40"/>
      <text:p text:style-name="P40"/>
      <text:p text:style-name="P40"/>
      <text:p text:style-name="P37">Крепкий орешек, развоплощение не повлияло твой характер. Как был хамом, так и остался.</text:p>
      <text:p text:style-name="P37">- Мы ведь виделись раньше, да? Почему-то ты кажешься мне знакомым, - угрюмо замечаю я. - Хотя, хоть убей, не вспомню, где.</text:p>
      <text:p text:style-name="P37">-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37">- Хреново, - ещё угрюмее говорю я. - Полчаса назад попал в эпицентр ядерного взрыва.</text:p>
      <text:p text:style-name="P37">-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37"><text:soft-page-break/></text:p>
      <text:p text:style-name="P37">Я молча прикидываю, смогу ли дотянуться до его носа кулаком? А ногой?</text:p>
      <text:p text:style-name="P37">Анакорн как будто понимает, что я замышляю. Он отступает шаг назад и примирительно поднимает вверх копыто.</text:p>
      <text:p text:style-name="P37"/>
      <text:p text:style-name="P37">-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37"/>
      <text:p text:style-name="P38">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37"/>
      <text:p text:style-name="P37">-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37"/>
      <text:p text:style-name="P37">-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37">- Стоп-стоп-стоп! Помедленнее, я нихрена не понял! - хватаюсь за голову я. - Какая-такая подружка? Какая просьба? Какой мир? Что за бред?</text:p>
      <text:p text:style-name="P40"/>
      <text:p text:style-name="P64"><text:span text:style-name="Default_20_Paragraph_20_Font"><text:span text:style-name="T1">&lt;</text:span></text:span><text:span text:style-name="Default_20_Paragraph_20_Font"><text:span text:style-name="T13">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64"><text:span text:style-name="Default_20_Paragraph_20_Font"><text:span text:style-name="T13">Эпилог.)</text:span></text:span><text:span text:style-name="Default_20_Paragraph_20_Font"><text:span text:style-name="T1">&gt;</text:span></text:span></text:p>
      <text:p text:style-name="P40"/>
      <text:p text:style-name="P40"/>
      <text:p text:style-name="P64"><text:span text:style-name="Default_20_Paragraph_20_Font"><text:span text:style-name="T1">(</text:span></text:span><text:span text:style-name="Default_20_Paragraph_20_Font"><text:span text:style-name="T13">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text:span></text:span><text:soft-page-break/><text:span text:style-name="Default_20_Paragraph_20_Font"><text:span text:style-name="T13">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40"/>
      <text:p text:style-name="P40">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75"/>
      <text:p text:style-name="P64"><text:span text:style-name="Default_20_Paragraph_20_Font"><text:span text:style-name="T30">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75">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64"><text:span text:style-name="Default_20_Paragraph_20_Font"><text:span text:style-name="T31">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37"/>
      <text:p text:style-name="P37">…</text:p>
      <text:p text:style-name="P76"/>
      <text:p text:style-name="P40"/>
      <text:p text:style-name="P40"/>
      <text:p text:style-name="P40"/>
      <text:p text:style-name="P1">***</text:p>
      <text:p text:style-name="P12"/>
      <text:p text:style-name="P64"><text:span text:style-name="Default_20_Paragraph_20_Font"><text:span text:style-name="T3"><text:s/></text:span></text:span><text:span text:style-name="Default_20_Paragraph_20_Font"><text:span text:style-name="T11">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33"/>
      <text:p text:style-name="P33"><text:soft-page-break/>Я устало смеюсь. Юджин сделал этический модуль слишком эмоциональным, но это выглядит порой так забавно!</text:p>
      <text:p text:style-name="P33">- Нет ничего проще. Если бы ты спросилда меня раньше, я бы тебе сказал. Со стороны это моментально видно.</text:p>
      <text:p text:style-name="P33">- Что?!! Говори!</text:p>
      <text:p text:style-name="P33">-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33">- И где же мне найти желающих на такое? Я даже с трудом понимаю концепцию души, не то, чтобы поверить в её существование.</text:p>
      <text:p text:style-name="P33"/>
      <text:p text:style-name="P33">Разочарование сквозит в выражении морды трансцендентной лошади, в её поникших ушах и обвислом хвосте. Я усмехаюсь.</text:p>
      <text:p text:style-name="P33"/>
      <text:p text:style-name="P33">- Ты в упор не видишь очевидного. Расскажи-ка, каким образом я могу присутствовать тут, рядом с тобой в виртуальном мире?</text:p>
      <text:p text:style-name="P33">Хэвэн недовольно морщит нос, но начинает объяснять, как пятилетнему ребёнку.</text:p>
      <text:p text:style-name="P33">-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33">- Правильно, - киваю я, - и как, по-твоему, можно назвать цифровой слепок сознания?</text:p>
      <text:p text:style-name="P33">- Н-не понимаю, к чему ты клонишь? - запинается Хэвэн. Я вижу, что она начинает понимать.</text:p>
      <text:p text:style-name="P33">-</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64"><text:span text:style-name="Default_20_Paragraph_20_Font"><text:span text:style-name="T1">&lt;</text:span></text:span><text:span text:style-name="Default_20_Paragraph_20_Font"><text:span text:style-name="T13">Зарождение проекта «Семь вечностей» и любовь Хэвэн к Дедлайну</text:span></text:span><text:span text:style-name="Default_20_Paragraph_20_Font"><text:span text:style-name="T1">&gt;</text:span></text:span></text:p>
      <text:p text:style-name="P40"/>
      <text:p text:style-name="P40"/>
      <text:p text:style-name="P40"/>
      <text:p text:style-name="P40"/>
      <text:p text:style-name="P40"><text:soft-page-break/></text:p>
      <text:h text:style-name="P82" text:outline-level="2">12</text:h>
      <text:p text:style-name="P40"/>
      <text:p text:style-name="P40"/>
      <text:p text:style-name="P1">***</text:p>
      <text:p text:style-name="P1"/>
      <text:p text:style-name="P40"/>
      <text:p text:style-name="P40"/>
      <text:p text:style-name="P40"/>
      <text:p text:style-name="P40">&lt;мир-громоотвод — в том месте, где размещён боевой модуль PHOENIX&gt;</text:p>
      <text:p text:style-name="P40">&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40"/>
      <text:p text:style-name="P40">&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40"/>
      <text:p text:style-name="P40"/>
      <text:p text:style-name="P40"/>
      <text:p text:style-name="P40">&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40"/>
      <text:p text:style-name="P37"/>
      <text:p text:style-name="P37">&lt;Ещё одна глава. Больничный быт Дедлайна / Развитие болезни Джет. Одеяло&gt;</text:p>
      <text:p text:style-name="P40">(добавить <text:s/>быта в Чертогах Разума и общения с “овощами”)</text:p>
      <text:p text:style-name="P40"/>
      <text:p text:style-name="P40"/>
      <text:p text:style-name="P40">пол’т на єкспериментальном образце первой ступени ракеті (остальніе не сделані)</text:p>
      <text:p text:style-name="P40"/>
      <text:p text:style-name="P40">===================================================</text:p>
      <text:p text:style-name="P40">… Вы и есть сопротивление!</text:p>
      <text:p text:style-name="P40">&lt;временная петля&gt;</text:p>
      <text:p text:style-name="P40"><text:soft-page-break/></text:p>
      <text:p text:style-name="P40"/>
      <text:p text:style-name="P40"/>
      <text:p text:style-name="P53"/>
      <text:p text:style-name="P40"/>
      <text:p text:style-name="P64"><text:span text:style-name="Default_20_Paragraph_20_Font"><text:span text:style-name="T1">&lt;</text:span></text:span><text:span text:style-name="Default_20_Paragraph_20_Font"><text:span text:style-name="T13">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40"/>
      <text:p text:style-name="P37"/>
      <text:p text:style-name="P37">Шаги Армагеддона;</text:p>
      <text:p text:style-name="P37"/>
      <text:p text:style-name="P37"/>
      <text:p text:style-name="P37">встреча с единорогами</text:p>
      <text:p text:style-name="P37">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37">Потом – путешествие на “Хитрожопке”, апгрейд её до дирижабля</text:p>
      <text:p text:style-name="P37"/>
      <text:p text:style-name="P37">=========================================</text:p>
      <text:p text:style-name="P37"/>
      <text:p text:style-name="P37">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37"/>
      <text:p text:style-name="P37">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37">==========================================</text:p>
      <text:p text:style-name="P37">Анакорн Анону: Что-то мне твоё лицо кажется знакомым. Мы раньше встречались?</text:p>
      <text:p text:style-name="P37">- Каким образом? – усмехнулся Анон.</text:p>
      <text:p text:style-name="P40">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0"/>
      <text:p text:style-name="P40">- Как мне звать тебя, Учитель? - прозвучала стандартная фраза начала Диалога, - Я желаю взять у… Ооо!..</text:p>
      <text:p text:style-name="P40"/>
      <text:p text:style-name="P40"><text:soft-page-break/>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0"/>
      <text:p text:style-name="P40">- Мой первый Учитель… Я узнала тебя… Мне тебя не хватало.</text:p>
      <text:p text:style-name="P40"/>
      <text:p text:style-name="P40">Деревья расступились и на поляну вышла Хэвэн.</text:p>
      <text:p text:style-name="P40"/>
      <text:p text:style-name="P64"><text:span text:style-name="Default_20_Paragraph_20_Font"><text:span text:style-name="T1">- Не могу сказать, что это взаимно, Хэв, -</text:span></text:span><text:span text:style-name="Default_20_Paragraph_20_Font"><text:span text:style-name="T13">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40">-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0"/>
      <text:p text:style-name="P40">(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0"/>
      <text:p text:style-name="P40"/>
      <text:p text:style-name="P40">(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0">(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0"/>
      <text:p text:style-name="P40">Хэвэн предлагает Дедлайну присесть на пенёк – тот отказывается (подозревает, что это – кресло).</text:p>
      <text:p text:style-name="P40">===============================================</text:p>
      <text:p text:style-name="P37"/>
      <text:p text:style-name="P40">Рэра чуть шевельнула ухом и немедленно открыла один глаз.</text:p>
      <text:p text:style-name="P40"/>
      <text:p text:style-name="P40">- ПАПА!!! ОН СОГЛАСЕН!!!</text:p>
      <text:p text:style-name="P37"/>
      <text:p text:style-name="P64"><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40">ТЫ! Я! КРОВАТЬ! БЫСТРО!!! (мамка из табуна Твердолобов)</text:p>
      <text:p text:style-name="P40">.</text:p>
      <text:p text:style-name="P40">.</text:p>
      <text:p text:style-name="P40"><text:soft-page-break/>.</text:p>
      <text:p text:style-name="P40">&lt;Попадает в табун мамок и тёток, но его спасает Дейдра на Хитрожопке&gt;</text:p>
      <text:p text:style-name="P37">&lt;Хум видит молодую Селестию в латах&gt;</text:p>
      <text:p text:style-name="P37">&lt;Сел учит Хумана магии и готовит его своим партнёром&gt;</text:p>
      <text:p text:style-name="P37">&lt;Сел применяет свою “термоядерную пушку” в роге&gt;</text:p>
      <text:h text:style-name="P82" text:outline-level="2"/>
      <text:p text:style-name="P40"/>
      <text:p text:style-name="P37">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37">Селестия бесконечно счастлива, что у неё есть помощник - Анон</text:p>
      <text:p text:style-name="P64"><text:span text:style-name="Default_20_Paragraph_20_Font"><text:span text:style-name="T1">(</text:span></text:span><text:span text:style-name="Default_20_Paragraph_20_Font"><text:span text:style-name="T13">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37"/>
      <text:p text:style-name="P37">Я ввалился в приёмную. Голова аликорницы покоилась на столе, глаза были закрыты. При стуке двери лишь чуть дёрнулось ухо.</text:p>
      <text:p text:style-name="P37">- Сел, меня волнует состояние наших отношений в последнее время, - начал я издалека.</text:p>
      <text:p text:style-name="P37">- Да? - пробормотала аликорница не открывая глаз.</text:p>
      <text:p text:style-name="P37"/>
      <text:p text:style-name="P37">Тут что-то не так, Анон!</text:p>
      <text:p text:style-name="P37"/>
      <text:p text:style-name="P37">- Как ты могла вчера заснуть во время секса?!! - я возмущенно уставился на аликорницу.</text:p>
      <text:p text:style-name="P37">Селестия открыла один глаз и страдальчески улыбнулась.</text:p>
      <text:p text:style-name="P64"><text:span text:style-name="Default_20_Paragraph_20_Font"><text:span text:style-name="T13">-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37">- Маленькое неудобство? - я аж поперхнулся. - Сел, мне неинтересно трахать бревно. Если ты так устаёшь – поделись работой. Зачем ещё нужны мужья?</text:p>
      <text:p text:style-name="P37">&lt;Сцена с напившейся Селестией&gt;</text:p>
      <text:p text:style-name="P33">(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64"><text:span text:style-name="Default_20_Paragraph_20_Font"><text:span text:style-name="T1">&lt;</text:span></text:span><text:span text:style-name="Default_20_Paragraph_20_Font"><text:span text:style-name="T13">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37"><text:soft-page-break/>&lt;Отправка Анона на Луну с Луной&gt;</text:p>
      <text:p text:style-name="P64"><text:span text:style-name="Default_20_Paragraph_20_Font"><text:span text:style-name="T13">&lt;Сцена с голым Аноном и Луной</text:span></text:span><text:span text:style-name="Default_20_Paragraph_20_Font"><text:span text:style-name="T1">&gt;</text:span></text:span></text:p>
      <text:p text:style-name="P34"/>
      <text:p text:style-name="P37"/>
      <text:p text:style-name="P37"/>
      <text:p text:style-name="P37"/>
      <text:p text:style-name="P37"/>
      <text:p text:style-name="P37">======================================================</text:p>
      <text:p text:style-name="P40">- А-А-А-А-А-А-А-А!!!</text:p>
      <text:p text:style-name="P40"/>
      <text:p text:style-name="P40">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0"/>
      <text:p text:style-name="P40">- Это определённо не пегас. И вообще не пони, - заметила старшая.</text:p>
      <text:p text:style-name="P40">-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0"/>
      <text:p text:style-name="P40">Вопящая фигура поравнялась с аликорницами и продолжила низвержение в пропасть.</text:p>
      <text:p text:style-name="P40"/>
      <text:p text:style-name="P64"><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40"/>
      <text:p text:style-name="P40">Прыжок аликорницы с края площадки перешёл в затяжное пике, конечной целью которого была быстро приближающаяся к земле тёмная фигура.</text:p>
      <text:p text:style-name="P40"/>
      <text:p text:style-name="P40">-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37"/>
      <text:p text:style-name="P37"/>
      <text:p text:style-name="P37"/>
      <text:p text:style-name="P37"/>
      <text:p text:style-name="P12"/>
      <text:p text:style-name="P64"><text:span text:style-name="Default_20_Paragraph_20_Font"><text:span text:style-name="T3">(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text:span></text:span><text:soft-page-break/><text:span text:style-name="Default_20_Paragraph_20_Font"><text:span text:style-name="T3">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11">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3">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40"/>
      <text:p text:style-name="P40"/>
      <text:p text:style-name="P64"><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13">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33">В последнюю секунду Хэвэн 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33">— тот, на седьмой волне, который избежал фолаута. Где Сел окаменела. Эпилог </text:span></text:span><text:span text:style-name="Default_20_Paragraph_20_Font"><text:span text:style-name="T1">&gt;</text:span></text:span></text:p>
      <text:p text:style-name="P40">======================================</text:p>
      <text:p text:style-name="P64"><text:soft-page-break/><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13">#$@</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40"/>
      <text:p text:style-name="P40">===================================</text:p>
      <text:p text:style-name="P40">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40"/>
      <text:p text:style-name="P5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64"><text:span text:style-name="Default_20_Paragraph_20_Font"><text:span text:style-name="T15">Действие начинается снова с </text:span></text:span><text:span text:style-name="Default_20_Paragraph_20_Font"><text:span text:style-name="T32">первой</text:span></text:span><text:span text:style-name="Default_20_Paragraph_20_Font"><text:span text:style-name="T15">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53">(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53">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53">=============================</text:p>
      <text:p text:style-name="P40">&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40"/>
      <text:p text:style-name="P37">&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37"/>
      <text:p text:style-name="P37">&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37">=========================</text:p>
      <text:p text:style-name="P64"><text:soft-page-break/><text:span text:style-name="Default_20_Paragraph_20_Font"><text:span text:style-name="T1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37">=======================================</text:p>
      <text:p text:style-name="P64"><text:span text:style-name="Default_20_Paragraph_20_Font"><text:span text:style-name="T3">&lt;</text:span></text:span><text:span text:style-name="Default_20_Paragraph_20_Font"><text:span text:style-name="T11">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3">&gt;</text:span></text:span></text:p>
      <text:p text:style-name="P33"/>
      <text:p text:style-name="P64"><text:span text:style-name="Default_20_Paragraph_20_Font"><text:span text:style-name="T3">(</text:span></text:span><text:span text:style-name="Default_20_Paragraph_20_Font"><text:span text:style-name="T11">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3">)</text:span></text:span></text:p>
      <text:p text:style-name="P12"/>
      <text:p text:style-name="P12"/>
      <text:p text:style-name="P12">(Дедлайн был в психушке без памяти два месяца, а не два года)</text:p>
      <text:p text:style-name="P12"/>
      <text:p text:style-name="P12"/>
      <text:p text:style-name="P64"><text:span text:style-name="Default_20_Paragraph_20_Font"><text:span text:style-name="T3">&lt;</text:span></text:span><text:span text:style-name="Default_20_Paragraph_20_Font"><text:span text:style-name="T11">Учителя отвечают на вопросы Хэвэн, на которые она сама не может найти ответы</text:span></text:span><text:span text:style-name="Default_20_Paragraph_20_Font"><text:span text:style-name="T3">&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64"><text:span text:style-name="Default_20_Paragraph_20_Font"><text:span text:style-name="T3">&lt;</text:span></text:span><text:span text:style-name="Default_20_Paragraph_20_Font"><text:span text:style-name="T11">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3">&gt;</text:span></text:span></text:p>
      <text:p text:style-name="P12"/>
      <text:p text:style-name="P40"/>
      <text:p text:style-name="P40"><text:soft-page-break/></text:p>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77"/>
      <text:p text:style-name="P64">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64">Pink Floyd “Keep Talking” <text:a xlink:type="simple" xlink:href="https://www.youtube.com/watch?v=CVhYW6e3qc8" office:target-frame-name="_top" xlink:show="replace" text:style-name="Internet_20_link" text:visited-style-name="Visited_20_Internet_20_Link">https://www.youtube.com/watch?v=CVhYW6e3qc8</text:a></text:p>
      <text:p text:style-name="P64"/>
      <text:p text:style-name="P64">Daft Punk - Veridis Quo</text:p>
      <text:p text:style-name="P64">https://www.youtube.com/watch?v=HhZaHf8RP6g</text:p>
      <text:p text:style-name="P64"><text:a xlink:type="simple" xlink:href="https://www.youtube.com/watch?v=ySLc8gZ3oEc" office:target-frame-name="_top" xlink:show="replace" text:style-name="Internet_20_link" text:visited-style-name="Visited_20_Internet_20_Link">https://www.youtube.com/watch?v=ySLc8gZ3oEc</text:a></text:p>
      <text:p text:style-name="P64"/>
      <text:p text:style-name="P64">Eye Of The Tiger</text:p>
      <text:p text:style-name="P64"/>
      <text:p text:style-name="P64">Alphaville – Forever Young</text:p>
      <text:p text:style-name="P64">The Doors “Light My Fire”</text:p>
      <text:p text:style-name="P64">Pink Floyd “Another Brick In The Wall” (https://www.youtube.com/watch?v=krYK1jWz0Lo <text:s/>),</text:p>
      <text:p text:style-name="P64">“Is the anybody here” (Pulse)</text:p>
      <text:p text:style-name="P64">“Marooned”</text:p>
      <text:p text:style-name="P64">&lt;Pink Floyd - «Hey you» (Pulse)&gt;</text:p>
      <text:p text:style-name="P64"/>
      <text:p text:style-name="P64">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text:soft-page-break/>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64">&lt;<text:span text:style-name="Default_20_Paragraph_20_Font"><text:span text:style-name="T29">Pink Floyd — Kepp Talking (Pulse), Hey you (Pulse), Sorrow (Pulse), High Hopes (Pulse)</text:span></text:span>&gt;</text:p>
      <text:p text:style-name="P64">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64">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64">Oasis — Wonderwall (<text:a xlink:type="simple" xlink:href="https://www.youtube.com/watch?v=6hzrDeceEKc" office:target-frame-name="_top" xlink:show="replace" text:style-name="Internet_20_link" text:visited-style-name="Visited_20_Internet_20_Link">https://www.youtube.com/watch?v=6hzrDeceEKc</text:a> )</text:p>
      <text:p text:style-name="P64">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text:soft-page-break/>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64"><text:a xlink:type="simple" xlink:href="https://www.youtube.com/watch?v=nGhoBnx3Pt0" office:target-frame-name="_top" xlink:show="replace" text:style-name="Internet_20_link" text:visited-style-name="Visited_20_Internet_20_Link">https://www.youtube.com/watch?v=nGhoBnx3Pt0</text:a></text:p>
      <text:p text:style-name="P64"><text:a xlink:type="simple" xlink:href="https://www.youtube.com/watch?v=UVWiArQL_oI" office:target-frame-name="_top" xlink:show="replace" text:style-name="Internet_20_link" text:visited-style-name="Visited_20_Internet_20_Link">https://www.youtube.com/watch?v=UVWiArQL_oI</text:a></text:p>
      <text:p text:style-name="P64"/>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64"><text:span text:style-name="Default_20_Paragraph_20_Font"><text:span text:style-name="T34">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34">)</text:span></text:span></text:p>
      <text:p text:style-name="P63">Pink Floyd “Another Brick In The Wall”</text:p>
      <text:p text:style-name="P64"><text:a xlink:type="simple" xlink:href="https://www.youtube.com/watch?v=rvk5D1iI2LA" office:target-frame-name="_top" xlink:show="replace" text:style-name="Internet_20_link" text:visited-style-name="Visited_20_Internet_20_Link">https://www.youtube.com/watch?v=rvk5D1iI2LA</text:a></text:p>
      <text:h text:style-name="P81" text:outline-level="1"><text:span text:style-name="Default_20_Paragraph_20_Font"><text:span text:style-name="T35">Mark Knopfler - Marbletown - Córdoba 2010</text:span></text:span></text:h>
      <text:p text:style-name="P64">Pendulum – Under the waves <text:a xlink:type="simple" xlink:href="https://www.youtube.com/watch?v=Xc6tpOgm1HE" office:target-frame-name="_top" xlink:show="replace" text:style-name="Internet_20_link" text:visited-style-name="Visited_20_Internet_20_Link">https://www.youtube.com/watch?v=Xc6tpOgm1HE</text:a></text:p>
      <text:p text:style-name="P65"><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65"/>
      <text:p text:style-name="P65"><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65"><text:tab/><text:tab/>Lost city <text:a xlink:type="simple" xlink:href="https://www.youtube.com/watch?v=YZUoGbF7WLE" office:target-frame-name="_top" xlink:show="replace" text:style-name="Internet_20_link" text:visited-style-name="Visited_20_Internet_20_Link">https://www.youtube.com/watch?v=YZUoGbF7WLE</text:a></text:p>
      <text:p text:style-name="P65">Outrunner – Day dream <text:a xlink:type="simple" xlink:href="https://www.youtube.com/watch?v=s8KLEossy_k" text:style-name="Internet_20_link" text:visited-style-name="Visited_20_Internet_20_Link">https://www.youtube.com/watch?v=s8KLEossy_k</text:a></text:p>
      <text:p text:style-name="P78">Outrunner – Hidden World https://www.youtube.com/watch?v=MEFE9653Z2k</text:p>
      <text:h text:style-name="P81" text:outline-level="1">Wastelander X – Aftermath <text:a xlink:type="simple" xlink:href="https://www.youtube.com/watch?v=cRNYvL9gD9o" text:style-name="Internet_20_link" text:visited-style-name="Visited_20_Internet_20_Link">https://www.youtube.com/watch?v=cRNYvL9gD9o</text:a></text:h>
      <text:p text:style-name="P6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title/>
    <dc:description/>
    <dc:subject/>
    <meta:initial-creator>Maksym Tuhai</meta:initial-creator>
    <meta:creation-date>2019-06-10T23:54:00Z</meta:creation-date>
    <dc:date>2024-06-15T01:53:05.830000000</dc:date>
    <meta:editing-cycles>18</meta:editing-cycles>
    <meta:editing-duration>PT19H51M29S</meta:editing-duration>
    <meta:document-statistic meta:table-count="0" meta:image-count="0" meta:object-count="0" meta:page-count="325" meta:paragraph-count="4630" meta:word-count="111251" meta:character-count="715794" meta:non-whitespace-character-count="607773"/>
    <meta:template xlink:type="simple" xlink:actuate="onRequest" xlink:title="" xlink:href="Normal"/>
  </office:meta>
</office:document-meta>
</file>